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/>
    </style:style>
    <style:style style:name="Dictionary.A" style:family="table-column">
      <style:table-column-properties style:column-width="0.3382in"/>
    </style:style>
    <style:style style:name="Dictionary.B" style:family="table-column">
      <style:table-column-properties style:column-width="1.6153in"/>
    </style:style>
    <style:style style:name="Dictionary.C" style:family="table-column">
      <style:table-column-properties style:column-width="0.0549in"/>
    </style:style>
    <style:style style:name="Dictionary.D" style:family="table-column">
      <style:table-column-properties style:column-width="0.4153in"/>
    </style:style>
    <style:style style:name="Dictionary.E" style:family="table-column">
      <style:table-column-properties style:column-width="1.1819in"/>
    </style:style>
    <style:style style:name="Dictionary.F" style:family="table-column">
      <style:table-column-properties style:column-width="0.0271in"/>
    </style:style>
    <style:style style:name="Dictionary.G" style:family="table-column">
      <style:table-column-properties style:column-width="0.5333in"/>
    </style:style>
    <style:style style:name="Dictionary.H" style:family="table-column">
      <style:table-column-properties style:column-width="0.534in"/>
    </style:style>
    <style:style style:name="Dictionary.I" style:family="table-column">
      <style:table-column-properties style:column-width="0.5576in"/>
    </style:style>
    <style:style style:name="Dictionary.J" style:family="table-column">
      <style:table-column-properties style:column-width="1.6694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E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H1" style:family="table-cell">
      <style:table-cell-properties fo:padding="0.0201in" fo:border="0.25pt solid #000000"/>
    </style:style>
    <style:style style:name="Dictionary.B2" style:family="table-cell">
      <style:table-cell-properties style:vertical-align="middle" fo:padding="0.0201in" fo:border-left="0.25pt solid #000000" fo:border-right="0.25pt solid #000000" fo:border-top="none" fo:border-bottom="0.25pt solid #000000"/>
    </style:style>
    <style:style style:name="Dictionary.A3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E3" style:family="table-cell">
      <style:table-cell-properties fo:padding="0.0201in" fo:border-left="0.25pt solid #000000" fo:border-right="none" fo:border-top="none" fo:border-bottom="0.25pt solid #000000"/>
    </style:style>
    <style:style style:name="Dictionary.H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F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none" fo:border-bottom="0.25pt solid #000000"/>
    </style:style>
    <style:style style:name="Dictionary.E5" style:family="table-cell">
      <style:table-cell-properties fo:padding="0.0201in" fo:border-left="0.25pt solid #000000" fo:border-right="none" fo:border-top="none" fo:border-bottom="0.25pt solid #000000"/>
    </style:style>
    <style:style style:name="Dictionary.H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F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-left="0.25pt solid #000000" fo:border-right="none" fo:border-top="none" fo:border-bottom="0.25pt solid #000000"/>
    </style:style>
    <style:style style:name="Dictionary.E7" style:family="table-cell">
      <style:table-cell-properties fo:padding="0.0201in" fo:border-left="0.25pt solid #000000" fo:border-right="none" fo:border-top="none" fo:border-bottom="0.25pt solid #000000"/>
    </style:style>
    <style:style style:name="Dictionary.H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E9" style:family="table-cell">
      <style:table-cell-properties fo:padding="0.0201in" fo:border-left="0.25pt solid #000000" fo:border-right="none" fo:border-top="none" fo:border-bottom="0.25pt solid #000000"/>
    </style:style>
    <style:style style:name="Dictionary.H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F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E11" style:family="table-cell">
      <style:table-cell-properties fo:padding="0.0201in" fo:border-left="0.25pt solid #000000" fo:border-right="none" fo:border-top="none" fo:border-bottom="0.25pt solid #000000"/>
    </style:style>
    <style:style style:name="Dictionary.H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F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E13" style:family="table-cell">
      <style:table-cell-properties fo:padding="0.0201in" fo:border-left="0.25pt solid #000000" fo:border-right="none" fo:border-top="none" fo:border-bottom="0.25pt solid #000000"/>
    </style:style>
    <style:style style:name="Dictionary.H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none" fo:border-bottom="0.25pt solid #000000"/>
    </style:style>
    <style:style style:name="Dictionary.E14" style:family="table-cell">
      <style:table-cell-properties fo:padding="0.0201in" fo:border-left="0.25pt solid #000000" fo:border-right="none" fo:border-top="none" fo:border-bottom="0.25pt solid #000000"/>
    </style:style>
    <style:style style:name="Dictionary.I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E15" style:family="table-cell">
      <style:table-cell-properties fo:padding="0.0201in" fo:border-left="0.25pt solid #000000" fo:border-right="none" fo:border-top="none" fo:border-bottom="0.25pt solid #000000"/>
    </style:style>
    <style:style style:name="Dictionary.H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F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E17" style:family="table-cell">
      <style:table-cell-properties fo:padding="0.0201in" fo:border-left="0.25pt solid #000000" fo:border-right="none" fo:border-top="none" fo:border-bottom="0.25pt solid #000000"/>
    </style:style>
    <style:style style:name="Dictionary.H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F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E19" style:family="table-cell">
      <style:table-cell-properties fo:padding="0.0201in" fo:border-left="0.25pt solid #000000" fo:border-right="none" fo:border-top="none" fo:border-bottom="0.25pt solid #000000"/>
    </style:style>
    <style:style style:name="Dictionary.H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F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E21" style:family="table-cell">
      <style:table-cell-properties fo:padding="0.0201in" fo:border-left="0.25pt solid #000000" fo:border-right="none" fo:border-top="none" fo:border-bottom="0.25pt solid #000000"/>
    </style:style>
    <style:style style:name="Dictionary.H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F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E23" style:family="table-cell">
      <style:table-cell-properties fo:padding="0.0201in" fo:border-left="0.25pt solid #000000" fo:border-right="none" fo:border-top="none" fo:border-bottom="0.25pt solid #000000"/>
    </style:style>
    <style:style style:name="Dictionary.H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F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E25" style:family="table-cell">
      <style:table-cell-properties fo:padding="0.0201in" fo:border-left="0.25pt solid #000000" fo:border-right="none" fo:border-top="none" fo:border-bottom="0.25pt solid #000000"/>
    </style:style>
    <style:style style:name="Dictionary.H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F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none" fo:border-top="none" fo:border-bottom="0.25pt solid #000000"/>
    </style:style>
    <style:style style:name="Dictionary.E27" style:family="table-cell">
      <style:table-cell-properties fo:padding="0.0201in" fo:border-left="0.25pt solid #000000" fo:border-right="none" fo:border-top="none" fo:border-bottom="0.25pt solid #000000"/>
    </style:style>
    <style:style style:name="Dictionary.H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E29" style:family="table-cell">
      <style:table-cell-properties fo:padding="0.0201in" fo:border-left="0.25pt solid #000000" fo:border-right="none" fo:border-top="none" fo:border-bottom="0.25pt solid #000000"/>
    </style:style>
    <style:style style:name="Dictionary.H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F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E31" style:family="table-cell">
      <style:table-cell-properties fo:padding="0.0201in" fo:border-left="0.25pt solid #000000" fo:border-right="none" fo:border-top="none" fo:border-bottom="0.25pt solid #000000"/>
    </style:style>
    <style:style style:name="Dictionary.H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F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E33" style:family="table-cell">
      <style:table-cell-properties fo:padding="0.0201in" fo:border-left="0.25pt solid #000000" fo:border-right="none" fo:border-top="none" fo:border-bottom="0.25pt solid #000000"/>
    </style:style>
    <style:style style:name="Dictionary.H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F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E35" style:family="table-cell">
      <style:table-cell-properties fo:padding="0.0201in" fo:border-left="0.25pt solid #000000" fo:border-right="none" fo:border-top="none" fo:border-bottom="0.25pt solid #000000"/>
    </style:style>
    <style:style style:name="Dictionary.H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F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E37" style:family="table-cell">
      <style:table-cell-properties fo:padding="0.0201in" fo:border-left="0.25pt solid #000000" fo:border-right="none" fo:border-top="none" fo:border-bottom="0.25pt solid #000000"/>
    </style:style>
    <style:style style:name="Dictionary.H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F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E39" style:family="table-cell">
      <style:table-cell-properties fo:padding="0.0201in" fo:border-left="0.25pt solid #000000" fo:border-right="none" fo:border-top="none" fo:border-bottom="0.25pt solid #000000"/>
    </style:style>
    <style:style style:name="Dictionary.H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F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E41" style:family="table-cell">
      <style:table-cell-properties fo:padding="0.0201in" fo:border-left="0.25pt solid #000000" fo:border-right="none" fo:border-top="none" fo:border-bottom="0.25pt solid #000000"/>
    </style:style>
    <style:style style:name="Dictionary.H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F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E43" style:family="table-cell">
      <style:table-cell-properties fo:padding="0.0201in" fo:border-left="0.25pt solid #000000" fo:border-right="none" fo:border-top="none" fo:border-bottom="0.25pt solid #000000"/>
    </style:style>
    <style:style style:name="Dictionary.H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F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E45" style:family="table-cell">
      <style:table-cell-properties fo:padding="0.0201in" fo:border-left="0.25pt solid #000000" fo:border-right="none" fo:border-top="none" fo:border-bottom="0.25pt solid #000000"/>
    </style:style>
    <style:style style:name="Dictionary.H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F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E47" style:family="table-cell">
      <style:table-cell-properties fo:padding="0.0201in" fo:border-left="0.25pt solid #000000" fo:border-right="none" fo:border-top="none" fo:border-bottom="0.25pt solid #000000"/>
    </style:style>
    <style:style style:name="Dictionary.H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F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E49" style:family="table-cell">
      <style:table-cell-properties fo:padding="0.0201in" fo:border-left="0.25pt solid #000000" fo:border-right="none" fo:border-top="none" fo:border-bottom="0.25pt solid #000000"/>
    </style:style>
    <style:style style:name="Dictionary.H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none" fo:border-bottom="0.25pt solid #000000"/>
    </style:style>
    <style:style style:name="Dictionary.E50" style:family="table-cell">
      <style:table-cell-properties fo:padding="0.0201in" fo:border-left="0.25pt solid #000000" fo:border-right="none" fo:border-top="none" fo:border-bottom="0.25pt solid #000000"/>
    </style:style>
    <style:style style:name="Dictionary.I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E51" style:family="table-cell">
      <style:table-cell-properties fo:padding="0.0201in" fo:border-left="0.25pt solid #000000" fo:border-right="none" fo:border-top="none" fo:border-bottom="0.25pt solid #000000"/>
    </style:style>
    <style:style style:name="Dictionary.H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E52" style:family="table-cell">
      <style:table-cell-properties fo:padding="0.0201in" fo:border-left="0.25pt solid #000000" fo:border-right="none" fo:border-top="none" fo:border-bottom="0.25pt solid #000000"/>
    </style:style>
    <style:style style:name="Dictionary.I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none" fo:border-bottom="0.25pt solid #000000"/>
    </style:style>
    <style:style style:name="Dictionary.E53" style:family="table-cell">
      <style:table-cell-properties fo:padding="0.0201in" fo:border-left="0.25pt solid #000000" fo:border-right="none" fo:border-top="none" fo:border-bottom="0.25pt solid #000000"/>
    </style:style>
    <style:style style:name="Dictionary.H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E54" style:family="table-cell">
      <style:table-cell-properties fo:padding="0.0201in" fo:border-left="0.25pt solid #000000" fo:border-right="none" fo:border-top="none" fo:border-bottom="0.25pt solid #000000"/>
    </style:style>
    <style:style style:name="Dictionary.I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E55" style:family="table-cell">
      <style:table-cell-properties fo:padding="0.0201in" fo:border-left="0.25pt solid #000000" fo:border-right="none" fo:border-top="none" fo:border-bottom="0.25pt solid #000000"/>
    </style:style>
    <style:style style:name="Dictionary.H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none" fo:border-bottom="0.25pt solid #000000"/>
    </style:style>
    <style:style style:name="Dictionary.F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E57" style:family="table-cell">
      <style:table-cell-properties fo:padding="0.0201in" fo:border-left="0.25pt solid #000000" fo:border-right="none" fo:border-top="none" fo:border-bottom="0.25pt solid #000000"/>
    </style:style>
    <style:style style:name="Dictionary.H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F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E59" style:family="table-cell">
      <style:table-cell-properties fo:padding="0.0201in" fo:border-left="0.25pt solid #000000" fo:border-right="none" fo:border-top="none" fo:border-bottom="0.25pt solid #000000"/>
    </style:style>
    <style:style style:name="Dictionary.H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F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E61" style:family="table-cell">
      <style:table-cell-properties fo:padding="0.0201in" fo:border-left="0.25pt solid #000000" fo:border-right="none" fo:border-top="none" fo:border-bottom="0.25pt solid #000000"/>
    </style:style>
    <style:style style:name="Dictionary.H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F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E63" style:family="table-cell">
      <style:table-cell-properties fo:padding="0.0201in" fo:border-left="0.25pt solid #000000" fo:border-right="none" fo:border-top="none" fo:border-bottom="0.25pt solid #000000"/>
    </style:style>
    <style:style style:name="Dictionary.H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F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E65" style:family="table-cell">
      <style:table-cell-properties fo:padding="0.0201in" fo:border-left="0.25pt solid #000000" fo:border-right="none" fo:border-top="none" fo:border-bottom="0.25pt solid #000000"/>
    </style:style>
    <style:style style:name="Dictionary.H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F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E67" style:family="table-cell">
      <style:table-cell-properties fo:padding="0.0201in" fo:border-left="0.25pt solid #000000" fo:border-right="none" fo:border-top="none" fo:border-bottom="0.25pt solid #000000"/>
    </style:style>
    <style:style style:name="Dictionary.H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E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E69" style:family="table-cell">
      <style:table-cell-properties fo:padding="0.0201in" fo:border-left="0.25pt solid #000000" fo:border-right="none" fo:border-top="none" fo:border-bottom="0.25pt solid #000000"/>
    </style:style>
    <style:style style:name="Dictionary.H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none" fo:border-bottom="0.25pt solid #000000"/>
    </style:style>
    <style:style style:name="Dictionary.E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E71" style:family="table-cell">
      <style:table-cell-properties fo:padding="0.0201in" fo:border-left="0.25pt solid #000000" fo:border-right="none" fo:border-top="none" fo:border-bottom="0.25pt solid #000000"/>
    </style:style>
    <style:style style:name="Dictionary.H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none" fo:border-bottom="0.25pt solid #000000"/>
    </style:style>
    <style:style style:name="Dictionary.E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E73" style:family="table-cell">
      <style:table-cell-properties fo:padding="0.0201in" fo:border-left="0.25pt solid #000000" fo:border-right="none" fo:border-top="none" fo:border-bottom="0.25pt solid #000000"/>
    </style:style>
    <style:style style:name="Dictionary.H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none" fo:border-bottom="0.25pt solid #000000"/>
    </style:style>
    <style:style style:name="Dictionary.F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E75" style:family="table-cell">
      <style:table-cell-properties fo:padding="0.0201in" fo:border-left="0.25pt solid #000000" fo:border-right="none" fo:border-top="none" fo:border-bottom="0.25pt solid #000000"/>
    </style:style>
    <style:style style:name="Dictionary.H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F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E77" style:family="table-cell">
      <style:table-cell-properties fo:padding="0.0201in" fo:border-left="0.25pt solid #000000" fo:border-right="none" fo:border-top="none" fo:border-bottom="0.25pt solid #000000"/>
    </style:style>
    <style:style style:name="Dictionary.H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F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E79" style:family="table-cell">
      <style:table-cell-properties fo:padding="0.0201in" fo:border-left="0.25pt solid #000000" fo:border-right="none" fo:border-top="none" fo:border-bottom="0.25pt solid #000000"/>
    </style:style>
    <style:style style:name="Dictionary.H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F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E81" style:family="table-cell">
      <style:table-cell-properties fo:padding="0.0201in" fo:border-left="0.25pt solid #000000" fo:border-right="none" fo:border-top="none" fo:border-bottom="0.25pt solid #000000"/>
    </style:style>
    <style:style style:name="Dictionary.H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F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E83" style:family="table-cell">
      <style:table-cell-properties fo:padding="0.0201in" fo:border-left="0.25pt solid #000000" fo:border-right="none" fo:border-top="none" fo:border-bottom="0.25pt solid #000000"/>
    </style:style>
    <style:style style:name="Dictionary.H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F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E85" style:family="table-cell">
      <style:table-cell-properties fo:padding="0.0201in" fo:border-left="0.25pt solid #000000" fo:border-right="none" fo:border-top="none" fo:border-bottom="0.25pt solid #000000"/>
    </style:style>
    <style:style style:name="Dictionary.H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F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E87" style:family="table-cell">
      <style:table-cell-properties fo:padding="0.0201in" fo:border-left="0.25pt solid #000000" fo:border-right="none" fo:border-top="none" fo:border-bottom="0.25pt solid #000000"/>
    </style:style>
    <style:style style:name="Dictionary.H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F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E89" style:family="table-cell">
      <style:table-cell-properties fo:padding="0.0201in" fo:border-left="0.25pt solid #000000" fo:border-right="none" fo:border-top="none" fo:border-bottom="0.25pt solid #000000"/>
    </style:style>
    <style:style style:name="Dictionary.H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F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none" fo:border-top="none" fo:border-bottom="0.25pt solid #000000"/>
    </style:style>
    <style:style style:name="Dictionary.E91" style:family="table-cell">
      <style:table-cell-properties fo:padding="0.0201in" fo:border-left="0.25pt solid #000000" fo:border-right="none" fo:border-top="none" fo:border-bottom="0.25pt solid #000000"/>
    </style:style>
    <style:style style:name="Dictionary.H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E93" style:family="table-cell">
      <style:table-cell-properties fo:padding="0.0201in" fo:border-left="0.25pt solid #000000" fo:border-right="none" fo:border-top="none" fo:border-bottom="0.25pt solid #000000"/>
    </style:style>
    <style:style style:name="Dictionary.H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F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E95" style:family="table-cell">
      <style:table-cell-properties fo:padding="0.0201in" fo:border-left="0.25pt solid #000000" fo:border-right="none" fo:border-top="none" fo:border-bottom="0.25pt solid #000000"/>
    </style:style>
    <style:style style:name="Dictionary.H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F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E97" style:family="table-cell">
      <style:table-cell-properties fo:padding="0.0201in" fo:border-left="0.25pt solid #000000" fo:border-right="none" fo:border-top="none" fo:border-bottom="0.25pt solid #000000"/>
    </style:style>
    <style:style style:name="Dictionary.H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F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E99" style:family="table-cell">
      <style:table-cell-properties fo:padding="0.0201in" fo:border-left="0.25pt solid #000000" fo:border-right="none" fo:border-top="none" fo:border-bottom="0.25pt solid #000000"/>
    </style:style>
    <style:style style:name="Dictionary.H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E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none" fo:border-bottom="0.25pt solid #000000"/>
    </style:style>
    <style:style style:name="Dictionary.E101" style:family="table-cell">
      <style:table-cell-properties fo:padding="0.0201in" fo:border-left="0.25pt solid #000000" fo:border-right="none" fo:border-top="none" fo:border-bottom="0.25pt solid #000000"/>
    </style:style>
    <style:style style:name="Dictionary.H1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F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E103" style:family="table-cell">
      <style:table-cell-properties fo:padding="0.0201in" fo:border-left="0.25pt solid #000000" fo:border-right="none" fo:border-top="none" fo:border-bottom="0.25pt solid #000000"/>
    </style:style>
    <style:style style:name="Dictionary.H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F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E105" style:family="table-cell">
      <style:table-cell-properties fo:padding="0.0201in" fo:border-left="0.25pt solid #000000" fo:border-right="none" fo:border-top="none" fo:border-bottom="0.25pt solid #000000"/>
    </style:style>
    <style:style style:name="Dictionary.H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F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none" fo:border-top="none" fo:border-bottom="0.25pt solid #000000"/>
    </style:style>
    <style:style style:name="Dictionary.E107" style:family="table-cell">
      <style:table-cell-properties fo:padding="0.0201in" fo:border-left="0.25pt solid #000000" fo:border-right="none" fo:border-top="none" fo:border-bottom="0.25pt solid #000000"/>
    </style:style>
    <style:style style:name="Dictionary.H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E109" style:family="table-cell">
      <style:table-cell-properties fo:padding="0.0201in" fo:border-left="0.25pt solid #000000" fo:border-right="none" fo:border-top="none" fo:border-bottom="0.25pt solid #000000"/>
    </style:style>
    <style:style style:name="Dictionary.H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none" fo:border-bottom="0.25pt solid #000000"/>
    </style:style>
    <style:style style:name="Dictionary.E111" style:family="table-cell">
      <style:table-cell-properties fo:padding="0.0201in" fo:border-left="0.25pt solid #000000" fo:border-right="none" fo:border-top="none" fo:border-bottom="0.25pt solid #000000"/>
    </style:style>
    <style:style style:name="Dictionary.H1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E112" style:family="table-cell">
      <style:table-cell-properties fo:padding="0.0201in" fo:border-left="0.25pt solid #000000" fo:border-right="none" fo:border-top="none" fo:border-bottom="0.25pt solid #000000"/>
    </style:style>
    <style:style style:name="Dictionary.I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E113" style:family="table-cell">
      <style:table-cell-properties fo:padding="0.0201in" fo:border-left="0.25pt solid #000000" fo:border-right="none" fo:border-top="none" fo:border-bottom="0.25pt solid #000000"/>
    </style:style>
    <style:style style:name="Dictionary.H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F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E115" style:family="table-cell">
      <style:table-cell-properties fo:padding="0.0201in" fo:border-left="0.25pt solid #000000" fo:border-right="none" fo:border-top="none" fo:border-bottom="0.25pt solid #000000"/>
    </style:style>
    <style:style style:name="Dictionary.H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F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E117" style:family="table-cell">
      <style:table-cell-properties fo:padding="0.0201in" fo:border-left="0.25pt solid #000000" fo:border-right="none" fo:border-top="none" fo:border-bottom="0.25pt solid #000000"/>
    </style:style>
    <style:style style:name="Dictionary.H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F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none" fo:border-top="none" fo:border-bottom="0.25pt solid #000000"/>
    </style:style>
    <style:style style:name="Dictionary.E119" style:family="table-cell">
      <style:table-cell-properties fo:padding="0.0201in" fo:border-left="0.25pt solid #000000" fo:border-right="none" fo:border-top="none" fo:border-bottom="0.25pt solid #000000"/>
    </style:style>
    <style:style style:name="Dictionary.H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none" fo:border-top="none" fo:border-bottom="0.25pt solid #000000"/>
    </style:style>
    <style:style style:name="Dictionary.F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none" fo:border-top="none" fo:border-bottom="0.25pt solid #000000"/>
    </style:style>
    <style:style style:name="Dictionary.E121" style:family="table-cell">
      <style:table-cell-properties fo:padding="0.0201in" fo:border-left="0.25pt solid #000000" fo:border-right="none" fo:border-top="none" fo:border-bottom="0.25pt solid #000000"/>
    </style:style>
    <style:style style:name="Dictionary.H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E123" style:family="table-cell">
      <style:table-cell-properties fo:padding="0.0201in" fo:border-left="0.25pt solid #000000" fo:border-right="none" fo:border-top="none" fo:border-bottom="0.25pt solid #000000"/>
    </style:style>
    <style:style style:name="Dictionary.H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E125" style:family="table-cell">
      <style:table-cell-properties fo:padding="0.0201in" fo:border-left="0.25pt solid #000000" fo:border-right="none" fo:border-top="none" fo:border-bottom="0.25pt solid #000000"/>
    </style:style>
    <style:style style:name="Dictionary.H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F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E127" style:family="table-cell">
      <style:table-cell-properties fo:padding="0.0201in" fo:border-left="0.25pt solid #000000" fo:border-right="none" fo:border-top="none" fo:border-bottom="0.25pt solid #000000"/>
    </style:style>
    <style:style style:name="Dictionary.H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F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E129" style:family="table-cell">
      <style:table-cell-properties fo:padding="0.0201in" fo:border-left="0.25pt solid #000000" fo:border-right="none" fo:border-top="none" fo:border-bottom="0.25pt solid #000000"/>
    </style:style>
    <style:style style:name="Dictionary.H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F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E131" style:family="table-cell">
      <style:table-cell-properties fo:padding="0.0201in" fo:border-left="0.25pt solid #000000" fo:border-right="none" fo:border-top="none" fo:border-bottom="0.25pt solid #000000"/>
    </style:style>
    <style:style style:name="Dictionary.H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F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E133" style:family="table-cell">
      <style:table-cell-properties fo:padding="0.0201in" fo:border-left="0.25pt solid #000000" fo:border-right="none" fo:border-top="none" fo:border-bottom="0.25pt solid #000000"/>
    </style:style>
    <style:style style:name="Dictionary.H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F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none" fo:border-top="none" fo:border-bottom="0.25pt solid #000000"/>
    </style:style>
    <style:style style:name="Dictionary.E135" style:family="table-cell">
      <style:table-cell-properties fo:padding="0.0201in" fo:border-left="0.25pt solid #000000" fo:border-right="none" fo:border-top="none" fo:border-bottom="0.25pt solid #000000"/>
    </style:style>
    <style:style style:name="Dictionary.H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none" fo:border-top="none" fo:border-bottom="0.25pt solid #000000"/>
    </style:style>
    <style:style style:name="Dictionary.F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E137" style:family="table-cell">
      <style:table-cell-properties fo:padding="0.0201in" fo:border-left="0.25pt solid #000000" fo:border-right="none" fo:border-top="none" fo:border-bottom="0.25pt solid #000000"/>
    </style:style>
    <style:style style:name="Dictionary.H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E139" style:family="table-cell">
      <style:table-cell-properties fo:padding="0.0201in" fo:border-left="0.25pt solid #000000" fo:border-right="none" fo:border-top="none" fo:border-bottom="0.25pt solid #000000"/>
    </style:style>
    <style:style style:name="Dictionary.H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F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E141" style:family="table-cell">
      <style:table-cell-properties fo:padding="0.0201in" fo:border-left="0.25pt solid #000000" fo:border-right="none" fo:border-top="none" fo:border-bottom="0.25pt solid #000000"/>
    </style:style>
    <style:style style:name="Dictionary.H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F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none" fo:border-top="none" fo:border-bottom="0.25pt solid #000000"/>
    </style:style>
    <style:style style:name="Dictionary.E143" style:family="table-cell">
      <style:table-cell-properties fo:padding="0.0201in" fo:border-left="0.25pt solid #000000" fo:border-right="none" fo:border-top="none" fo:border-bottom="0.25pt solid #000000"/>
    </style:style>
    <style:style style:name="Dictionary.H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none" fo:border-top="none" fo:border-bottom="0.25pt solid #000000"/>
    </style:style>
    <style:style style:name="Dictionary.F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E145" style:family="table-cell">
      <style:table-cell-properties fo:padding="0.0201in" fo:border-left="0.25pt solid #000000" fo:border-right="none" fo:border-top="none" fo:border-bottom="0.25pt solid #000000"/>
    </style:style>
    <style:style style:name="Dictionary.H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E147" style:family="table-cell">
      <style:table-cell-properties fo:padding="0.0201in" fo:border-left="0.25pt solid #000000" fo:border-right="none" fo:border-top="none" fo:border-bottom="0.25pt solid #000000"/>
    </style:style>
    <style:style style:name="Dictionary.H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F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E149" style:family="table-cell">
      <style:table-cell-properties fo:padding="0.0201in" fo:border-left="0.25pt solid #000000" fo:border-right="none" fo:border-top="none" fo:border-bottom="0.25pt solid #000000"/>
    </style:style>
    <style:style style:name="Dictionary.H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F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E151" style:family="table-cell">
      <style:table-cell-properties fo:padding="0.0201in" fo:border-left="0.25pt solid #000000" fo:border-right="none" fo:border-top="none" fo:border-bottom="0.25pt solid #000000"/>
    </style:style>
    <style:style style:name="Dictionary.H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F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E153" style:family="table-cell">
      <style:table-cell-properties fo:padding="0.0201in" fo:border-left="0.25pt solid #000000" fo:border-right="none" fo:border-top="none" fo:border-bottom="0.25pt solid #000000"/>
    </style:style>
    <style:style style:name="Dictionary.H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F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E155" style:family="table-cell">
      <style:table-cell-properties fo:padding="0.0201in" fo:border-left="0.25pt solid #000000" fo:border-right="none" fo:border-top="none" fo:border-bottom="0.25pt solid #000000"/>
    </style:style>
    <style:style style:name="Dictionary.H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F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none" fo:border-top="none" fo:border-bottom="0.25pt solid #000000"/>
    </style:style>
    <style:style style:name="Dictionary.E157" style:family="table-cell">
      <style:table-cell-properties fo:padding="0.0201in" fo:border-left="0.25pt solid #000000" fo:border-right="none" fo:border-top="none" fo:border-bottom="0.25pt solid #000000"/>
    </style:style>
    <style:style style:name="Dictionary.H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none" fo:border-top="none" fo:border-bottom="0.25pt solid #000000"/>
    </style:style>
    <style:style style:name="Dictionary.F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E159" style:family="table-cell">
      <style:table-cell-properties fo:padding="0.0201in" fo:border-left="0.25pt solid #000000" fo:border-right="none" fo:border-top="none" fo:border-bottom="0.25pt solid #000000"/>
    </style:style>
    <style:style style:name="Dictionary.H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E161" style:family="table-cell">
      <style:table-cell-properties fo:padding="0.0201in" fo:border-left="0.25pt solid #000000" fo:border-right="none" fo:border-top="none" fo:border-bottom="0.25pt solid #000000"/>
    </style:style>
    <style:style style:name="Dictionary.H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F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E163" style:family="table-cell">
      <style:table-cell-properties fo:padding="0.0201in" fo:border-left="0.25pt solid #000000" fo:border-right="none" fo:border-top="none" fo:border-bottom="0.25pt solid #000000"/>
    </style:style>
    <style:style style:name="Dictionary.H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F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E165" style:family="table-cell">
      <style:table-cell-properties fo:padding="0.0201in" fo:border-left="0.25pt solid #000000" fo:border-right="none" fo:border-top="none" fo:border-bottom="0.25pt solid #000000"/>
    </style:style>
    <style:style style:name="Dictionary.H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F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E167" style:family="table-cell">
      <style:table-cell-properties fo:padding="0.0201in" fo:border-left="0.25pt solid #000000" fo:border-right="none" fo:border-top="none" fo:border-bottom="0.25pt solid #000000"/>
    </style:style>
    <style:style style:name="Dictionary.H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F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E169" style:family="table-cell">
      <style:table-cell-properties fo:padding="0.0201in" fo:border-left="0.25pt solid #000000" fo:border-right="none" fo:border-top="none" fo:border-bottom="0.25pt solid #000000"/>
    </style:style>
    <style:style style:name="Dictionary.H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F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E171" style:family="table-cell">
      <style:table-cell-properties fo:padding="0.0201in" fo:border-left="0.25pt solid #000000" fo:border-right="none" fo:border-top="none" fo:border-bottom="0.25pt solid #000000"/>
    </style:style>
    <style:style style:name="Dictionary.H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F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E173" style:family="table-cell">
      <style:table-cell-properties fo:padding="0.0201in" fo:border-left="0.25pt solid #000000" fo:border-right="none" fo:border-top="none" fo:border-bottom="0.25pt solid #000000"/>
    </style:style>
    <style:style style:name="Dictionary.H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F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none" fo:border-top="none" fo:border-bottom="0.25pt solid #000000"/>
    </style:style>
    <style:style style:name="Dictionary.E175" style:family="table-cell">
      <style:table-cell-properties fo:padding="0.0201in" fo:border-left="0.25pt solid #000000" fo:border-right="none" fo:border-top="none" fo:border-bottom="0.25pt solid #000000"/>
    </style:style>
    <style:style style:name="Dictionary.H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none" fo:border-top="none" fo:border-bottom="0.25pt solid #000000"/>
    </style:style>
    <style:style style:name="Dictionary.F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none" fo:border-top="none" fo:border-bottom="0.25pt solid #000000"/>
    </style:style>
    <style:style style:name="Dictionary.E177" style:family="table-cell">
      <style:table-cell-properties fo:padding="0.0201in" fo:border-left="0.25pt solid #000000" fo:border-right="none" fo:border-top="none" fo:border-bottom="0.25pt solid #000000"/>
    </style:style>
    <style:style style:name="Dictionary.H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E179" style:family="table-cell">
      <style:table-cell-properties fo:padding="0.0201in" fo:border-left="0.25pt solid #000000" fo:border-right="none" fo:border-top="none" fo:border-bottom="0.25pt solid #000000"/>
    </style:style>
    <style:style style:name="Dictionary.H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E181" style:family="table-cell">
      <style:table-cell-properties fo:padding="0.0201in" fo:border-left="0.25pt solid #000000" fo:border-right="none" fo:border-top="none" fo:border-bottom="0.25pt solid #000000"/>
    </style:style>
    <style:style style:name="Dictionary.H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F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none" fo:border-top="none" fo:border-bottom="0.25pt solid #000000"/>
    </style:style>
    <style:style style:name="Dictionary.E183" style:family="table-cell">
      <style:table-cell-properties fo:padding="0.0201in" fo:border-left="0.25pt solid #000000" fo:border-right="none" fo:border-top="none" fo:border-bottom="0.25pt solid #000000"/>
    </style:style>
    <style:style style:name="Dictionary.H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none" fo:border-top="none" fo:border-bottom="0.25pt solid #000000"/>
    </style:style>
    <style:style style:name="Dictionary.F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E185" style:family="table-cell">
      <style:table-cell-properties fo:padding="0.0201in" fo:border-left="0.25pt solid #000000" fo:border-right="none" fo:border-top="none" fo:border-bottom="0.25pt solid #000000"/>
    </style:style>
    <style:style style:name="Dictionary.H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E187" style:family="table-cell">
      <style:table-cell-properties fo:padding="0.0201in" fo:border-left="0.25pt solid #000000" fo:border-right="none" fo:border-top="none" fo:border-bottom="0.25pt solid #000000"/>
    </style:style>
    <style:style style:name="Dictionary.H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F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none" fo:border-top="none" fo:border-bottom="0.25pt solid #000000"/>
    </style:style>
    <style:style style:name="Dictionary.E189" style:family="table-cell">
      <style:table-cell-properties fo:padding="0.0201in" fo:border-left="0.25pt solid #000000" fo:border-right="none" fo:border-top="none" fo:border-bottom="0.25pt solid #000000"/>
    </style:style>
    <style:style style:name="Dictionary.H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none" fo:border-top="none" fo:border-bottom="0.25pt solid #000000"/>
    </style:style>
    <style:style style:name="Dictionary.F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none" fo:border-top="none" fo:border-bottom="0.25pt solid #000000"/>
    </style:style>
    <style:style style:name="Dictionary.E191" style:family="table-cell">
      <style:table-cell-properties fo:padding="0.0201in" fo:border-left="0.25pt solid #000000" fo:border-right="none" fo:border-top="none" fo:border-bottom="0.25pt solid #000000"/>
    </style:style>
    <style:style style:name="Dictionary.H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none" fo:border-top="none" fo:border-bottom="0.25pt solid #000000"/>
    </style:style>
    <style:style style:name="Dictionary.E193" style:family="table-cell">
      <style:table-cell-properties fo:padding="0.0201in" fo:border-left="0.25pt solid #000000" fo:border-right="none" fo:border-top="none" fo:border-bottom="0.25pt solid #000000"/>
    </style:style>
    <style:style style:name="Dictionary.H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none" fo:border-top="none" fo:border-bottom="0.25pt solid #000000"/>
    </style:style>
    <style:style style:name="Dictionary.E195" style:family="table-cell">
      <style:table-cell-properties fo:padding="0.0201in" fo:border-left="0.25pt solid #000000" fo:border-right="none" fo:border-top="none" fo:border-bottom="0.25pt solid #000000"/>
    </style:style>
    <style:style style:name="Dictionary.H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E197" style:family="table-cell">
      <style:table-cell-properties fo:padding="0.0201in" fo:border-left="0.25pt solid #000000" fo:border-right="none" fo:border-top="none" fo:border-bottom="0.25pt solid #000000"/>
    </style:style>
    <style:style style:name="Dictionary.H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none" fo:border-top="none" fo:border-bottom="0.25pt solid #000000"/>
    </style:style>
    <style:style style:name="Dictionary.E199" style:family="table-cell">
      <style:table-cell-properties fo:padding="0.0201in" fo:border-left="0.25pt solid #000000" fo:border-right="none" fo:border-top="none" fo:border-bottom="0.25pt solid #000000"/>
    </style:style>
    <style:style style:name="Dictionary.H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none" fo:border-top="none" fo:border-bottom="0.25pt solid #000000"/>
    </style:style>
    <style:style style:name="Dictionary.F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none" fo:border-top="none" fo:border-bottom="0.25pt solid #000000"/>
    </style:style>
    <style:style style:name="Dictionary.E201" style:family="table-cell">
      <style:table-cell-properties fo:padding="0.0201in" fo:border-left="0.25pt solid #000000" fo:border-right="none" fo:border-top="none" fo:border-bottom="0.25pt solid #000000"/>
    </style:style>
    <style:style style:name="Dictionary.H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none" fo:border-top="none" fo:border-bottom="0.25pt solid #000000"/>
    </style:style>
    <style:style style:name="Dictionary.E203" style:family="table-cell">
      <style:table-cell-properties fo:padding="0.0201in" fo:border-left="0.25pt solid #000000" fo:border-right="none" fo:border-top="none" fo:border-bottom="0.25pt solid #000000"/>
    </style:style>
    <style:style style:name="Dictionary.H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none" fo:border-top="none" fo:border-bottom="0.25pt solid #000000"/>
    </style:style>
    <style:style style:name="Dictionary.E205" style:family="table-cell">
      <style:table-cell-properties fo:padding="0.0201in" fo:border-left="0.25pt solid #000000" fo:border-right="none" fo:border-top="none" fo:border-bottom="0.25pt solid #000000"/>
    </style:style>
    <style:style style:name="Dictionary.H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E207" style:family="table-cell">
      <style:table-cell-properties fo:padding="0.0201in" fo:border-left="0.25pt solid #000000" fo:border-right="none" fo:border-top="none" fo:border-bottom="0.25pt solid #000000"/>
    </style:style>
    <style:style style:name="Dictionary.H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E209" style:family="table-cell">
      <style:table-cell-properties fo:padding="0.0201in" fo:border-left="0.25pt solid #000000" fo:border-right="none" fo:border-top="none" fo:border-bottom="0.25pt solid #000000"/>
    </style:style>
    <style:style style:name="Dictionary.H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F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E211" style:family="table-cell">
      <style:table-cell-properties fo:padding="0.0201in" fo:border-left="0.25pt solid #000000" fo:border-right="none" fo:border-top="none" fo:border-bottom="0.25pt solid #000000"/>
    </style:style>
    <style:style style:name="Dictionary.H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F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E213" style:family="table-cell">
      <style:table-cell-properties fo:padding="0.0201in" fo:border-left="0.25pt solid #000000" fo:border-right="none" fo:border-top="none" fo:border-bottom="0.25pt solid #000000"/>
    </style:style>
    <style:style style:name="Dictionary.H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F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E215" style:family="table-cell">
      <style:table-cell-properties fo:padding="0.0201in" fo:border-left="0.25pt solid #000000" fo:border-right="none" fo:border-top="none" fo:border-bottom="0.25pt solid #000000"/>
    </style:style>
    <style:style style:name="Dictionary.H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F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E217" style:family="table-cell">
      <style:table-cell-properties fo:padding="0.0201in" fo:border-left="0.25pt solid #000000" fo:border-right="none" fo:border-top="none" fo:border-bottom="0.25pt solid #000000"/>
    </style:style>
    <style:style style:name="Dictionary.H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F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E219" style:family="table-cell">
      <style:table-cell-properties fo:padding="0.0201in" fo:border-left="0.25pt solid #000000" fo:border-right="none" fo:border-top="none" fo:border-bottom="0.25pt solid #000000"/>
    </style:style>
    <style:style style:name="Dictionary.H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F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E221" style:family="table-cell">
      <style:table-cell-properties fo:padding="0.0201in" fo:border-left="0.25pt solid #000000" fo:border-right="none" fo:border-top="none" fo:border-bottom="0.25pt solid #000000"/>
    </style:style>
    <style:style style:name="Dictionary.H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F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E223" style:family="table-cell">
      <style:table-cell-properties fo:padding="0.0201in" fo:border-left="0.25pt solid #000000" fo:border-right="none" fo:border-top="none" fo:border-bottom="0.25pt solid #000000"/>
    </style:style>
    <style:style style:name="Dictionary.H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F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E225" style:family="table-cell">
      <style:table-cell-properties fo:padding="0.0201in" fo:border-left="0.25pt solid #000000" fo:border-right="none" fo:border-top="none" fo:border-bottom="0.25pt solid #000000"/>
    </style:style>
    <style:style style:name="Dictionary.H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F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E227" style:family="table-cell">
      <style:table-cell-properties fo:padding="0.0201in" fo:border-left="0.25pt solid #000000" fo:border-right="none" fo:border-top="none" fo:border-bottom="0.25pt solid #000000"/>
    </style:style>
    <style:style style:name="Dictionary.H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F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E229" style:family="table-cell">
      <style:table-cell-properties fo:padding="0.0201in" fo:border-left="0.25pt solid #000000" fo:border-right="none" fo:border-top="none" fo:border-bottom="0.25pt solid #000000"/>
    </style:style>
    <style:style style:name="Dictionary.H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F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E231" style:family="table-cell">
      <style:table-cell-properties fo:padding="0.0201in" fo:border-left="0.25pt solid #000000" fo:border-right="none" fo:border-top="none" fo:border-bottom="0.25pt solid #000000"/>
    </style:style>
    <style:style style:name="Dictionary.H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F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E233" style:family="table-cell">
      <style:table-cell-properties fo:padding="0.0201in" fo:border-left="0.25pt solid #000000" fo:border-right="none" fo:border-top="none" fo:border-bottom="0.25pt solid #000000"/>
    </style:style>
    <style:style style:name="Dictionary.H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F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E235" style:family="table-cell">
      <style:table-cell-properties fo:padding="0.0201in" fo:border-left="0.25pt solid #000000" fo:border-right="none" fo:border-top="none" fo:border-bottom="0.25pt solid #000000"/>
    </style:style>
    <style:style style:name="Dictionary.H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F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E237" style:family="table-cell">
      <style:table-cell-properties fo:padding="0.0201in" fo:border-left="0.25pt solid #000000" fo:border-right="none" fo:border-top="none" fo:border-bottom="0.25pt solid #000000"/>
    </style:style>
    <style:style style:name="Dictionary.H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F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E239" style:family="table-cell">
      <style:table-cell-properties fo:padding="0.0201in" fo:border-left="0.25pt solid #000000" fo:border-right="none" fo:border-top="none" fo:border-bottom="0.25pt solid #000000"/>
    </style:style>
    <style:style style:name="Dictionary.H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F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none" fo:border-top="none" fo:border-bottom="0.25pt solid #000000"/>
    </style:style>
    <style:style style:name="Dictionary.E241" style:family="table-cell">
      <style:table-cell-properties fo:padding="0.0201in" fo:border-left="0.25pt solid #000000" fo:border-right="none" fo:border-top="none" fo:border-bottom="0.25pt solid #000000"/>
    </style:style>
    <style:style style:name="Dictionary.H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none" fo:border-top="none" fo:border-bottom="0.25pt solid #000000"/>
    </style:style>
    <style:style style:name="Dictionary.F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E243" style:family="table-cell">
      <style:table-cell-properties fo:padding="0.0201in" fo:border-left="0.25pt solid #000000" fo:border-right="none" fo:border-top="none" fo:border-bottom="0.25pt solid #000000"/>
    </style:style>
    <style:style style:name="Dictionary.H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E245" style:family="table-cell">
      <style:table-cell-properties fo:padding="0.0201in" fo:border-left="0.25pt solid #000000" fo:border-right="none" fo:border-top="none" fo:border-bottom="0.25pt solid #000000"/>
    </style:style>
    <style:style style:name="Dictionary.H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F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E247" style:family="table-cell">
      <style:table-cell-properties fo:padding="0.0201in" fo:border-left="0.25pt solid #000000" fo:border-right="none" fo:border-top="none" fo:border-bottom="0.25pt solid #000000"/>
    </style:style>
    <style:style style:name="Dictionary.H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F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E249" style:family="table-cell">
      <style:table-cell-properties fo:padding="0.0201in" fo:border-left="0.25pt solid #000000" fo:border-right="none" fo:border-top="none" fo:border-bottom="0.25pt solid #000000"/>
    </style:style>
    <style:style style:name="Dictionary.H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F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none" fo:border-top="none" fo:border-bottom="0.25pt solid #000000"/>
    </style:style>
    <style:style style:name="Dictionary.E251" style:family="table-cell">
      <style:table-cell-properties fo:padding="0.0201in" fo:border-left="0.25pt solid #000000" fo:border-right="none" fo:border-top="none" fo:border-bottom="0.25pt solid #000000"/>
    </style:style>
    <style:style style:name="Dictionary.H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none" fo:border-top="none" fo:border-bottom="0.25pt solid #000000"/>
    </style:style>
    <style:style style:name="Dictionary.F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none" fo:border-top="none" fo:border-bottom="0.25pt solid #000000"/>
    </style:style>
    <style:style style:name="Dictionary.E253" style:family="table-cell">
      <style:table-cell-properties fo:padding="0.0201in" fo:border-left="0.25pt solid #000000" fo:border-right="none" fo:border-top="none" fo:border-bottom="0.25pt solid #000000"/>
    </style:style>
    <style:style style:name="Dictionary.H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E255" style:family="table-cell">
      <style:table-cell-properties fo:padding="0.0201in" fo:border-left="0.25pt solid #000000" fo:border-right="none" fo:border-top="none" fo:border-bottom="0.25pt solid #000000"/>
    </style:style>
    <style:style style:name="Dictionary.H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E257" style:family="table-cell">
      <style:table-cell-properties fo:padding="0.0201in" fo:border-left="0.25pt solid #000000" fo:border-right="none" fo:border-top="none" fo:border-bottom="0.25pt solid #000000"/>
    </style:style>
    <style:style style:name="Dictionary.H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F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E259" style:family="table-cell">
      <style:table-cell-properties fo:padding="0.0201in" fo:border-left="0.25pt solid #000000" fo:border-right="none" fo:border-top="none" fo:border-bottom="0.25pt solid #000000"/>
    </style:style>
    <style:style style:name="Dictionary.H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F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E261" style:family="table-cell">
      <style:table-cell-properties fo:padding="0.0201in" fo:border-left="0.25pt solid #000000" fo:border-right="none" fo:border-top="none" fo:border-bottom="0.25pt solid #000000"/>
    </style:style>
    <style:style style:name="Dictionary.H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F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E263" style:family="table-cell">
      <style:table-cell-properties fo:padding="0.0201in" fo:border-left="0.25pt solid #000000" fo:border-right="none" fo:border-top="none" fo:border-bottom="0.25pt solid #000000"/>
    </style:style>
    <style:style style:name="Dictionary.H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F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E265" style:family="table-cell">
      <style:table-cell-properties fo:padding="0.0201in" fo:border-left="0.25pt solid #000000" fo:border-right="none" fo:border-top="none" fo:border-bottom="0.25pt solid #000000"/>
    </style:style>
    <style:style style:name="Dictionary.H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F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E267" style:family="table-cell">
      <style:table-cell-properties fo:padding="0.0201in" fo:border-left="0.25pt solid #000000" fo:border-right="none" fo:border-top="none" fo:border-bottom="0.25pt solid #000000"/>
    </style:style>
    <style:style style:name="Dictionary.H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F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E269" style:family="table-cell">
      <style:table-cell-properties fo:padding="0.0201in" fo:border-left="0.25pt solid #000000" fo:border-right="none" fo:border-top="none" fo:border-bottom="0.25pt solid #000000"/>
    </style:style>
    <style:style style:name="Dictionary.H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F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E271" style:family="table-cell">
      <style:table-cell-properties fo:padding="0.0201in" fo:border-left="0.25pt solid #000000" fo:border-right="none" fo:border-top="none" fo:border-bottom="0.25pt solid #000000"/>
    </style:style>
    <style:style style:name="Dictionary.H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F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E273" style:family="table-cell">
      <style:table-cell-properties fo:padding="0.0201in" fo:border-left="0.25pt solid #000000" fo:border-right="none" fo:border-top="none" fo:border-bottom="0.25pt solid #000000"/>
    </style:style>
    <style:style style:name="Dictionary.H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F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E275" style:family="table-cell">
      <style:table-cell-properties fo:padding="0.0201in" fo:border-left="0.25pt solid #000000" fo:border-right="none" fo:border-top="none" fo:border-bottom="0.25pt solid #000000"/>
    </style:style>
    <style:style style:name="Dictionary.H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F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E277" style:family="table-cell">
      <style:table-cell-properties fo:padding="0.0201in" fo:border-left="0.25pt solid #000000" fo:border-right="none" fo:border-top="none" fo:border-bottom="0.25pt solid #000000"/>
    </style:style>
    <style:style style:name="Dictionary.H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F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E279" style:family="table-cell">
      <style:table-cell-properties fo:padding="0.0201in" fo:border-left="0.25pt solid #000000" fo:border-right="none" fo:border-top="none" fo:border-bottom="0.25pt solid #000000"/>
    </style:style>
    <style:style style:name="Dictionary.H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F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E281" style:family="table-cell">
      <style:table-cell-properties fo:padding="0.0201in" fo:border-left="0.25pt solid #000000" fo:border-right="none" fo:border-top="none" fo:border-bottom="0.25pt solid #000000"/>
    </style:style>
    <style:style style:name="Dictionary.H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F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E283" style:family="table-cell">
      <style:table-cell-properties fo:padding="0.0201in" fo:border-left="0.25pt solid #000000" fo:border-right="none" fo:border-top="none" fo:border-bottom="0.25pt solid #000000"/>
    </style:style>
    <style:style style:name="Dictionary.H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F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E285" style:family="table-cell">
      <style:table-cell-properties fo:padding="0.0201in" fo:border-left="0.25pt solid #000000" fo:border-right="none" fo:border-top="none" fo:border-bottom="0.25pt solid #000000"/>
    </style:style>
    <style:style style:name="Dictionary.H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F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E287" style:family="table-cell">
      <style:table-cell-properties fo:padding="0.0201in" fo:border-left="0.25pt solid #000000" fo:border-right="none" fo:border-top="none" fo:border-bottom="0.25pt solid #000000"/>
    </style:style>
    <style:style style:name="Dictionary.H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F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E289" style:family="table-cell">
      <style:table-cell-properties fo:padding="0.0201in" fo:border-left="0.25pt solid #000000" fo:border-right="none" fo:border-top="none" fo:border-bottom="0.25pt solid #000000"/>
    </style:style>
    <style:style style:name="Dictionary.H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F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E291" style:family="table-cell">
      <style:table-cell-properties fo:padding="0.0201in" fo:border-left="0.25pt solid #000000" fo:border-right="none" fo:border-top="none" fo:border-bottom="0.25pt solid #000000"/>
    </style:style>
    <style:style style:name="Dictionary.H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F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E293" style:family="table-cell">
      <style:table-cell-properties fo:padding="0.0201in" fo:border-left="0.25pt solid #000000" fo:border-right="none" fo:border-top="none" fo:border-bottom="0.25pt solid #000000"/>
    </style:style>
    <style:style style:name="Dictionary.H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F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E295" style:family="table-cell">
      <style:table-cell-properties fo:padding="0.0201in" fo:border-left="0.25pt solid #000000" fo:border-right="none" fo:border-top="none" fo:border-bottom="0.25pt solid #000000"/>
    </style:style>
    <style:style style:name="Dictionary.H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F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E297" style:family="table-cell">
      <style:table-cell-properties fo:padding="0.0201in" fo:border-left="0.25pt solid #000000" fo:border-right="none" fo:border-top="none" fo:border-bottom="0.25pt solid #000000"/>
    </style:style>
    <style:style style:name="Dictionary.H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G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E299" style:family="table-cell">
      <style:table-cell-properties fo:padding="0.0201in" fo:border-left="0.25pt solid #000000" fo:border-right="none" fo:border-top="none" fo:border-bottom="0.25pt solid #000000"/>
    </style:style>
    <style:style style:name="Dictionary.H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F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E301" style:family="table-cell">
      <style:table-cell-properties fo:padding="0.0201in" fo:border-left="0.25pt solid #000000" fo:border-right="none" fo:border-top="none" fo:border-bottom="0.25pt solid #000000"/>
    </style:style>
    <style:style style:name="Dictionary.H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F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E303" style:family="table-cell">
      <style:table-cell-properties fo:padding="0.0201in" fo:border-left="0.25pt solid #000000" fo:border-right="none" fo:border-top="none" fo:border-bottom="0.25pt solid #000000"/>
    </style:style>
    <style:style style:name="Dictionary.H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F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none" fo:border-top="none" fo:border-bottom="0.25pt solid #000000"/>
    </style:style>
    <style:style style:name="Dictionary.E305" style:family="table-cell">
      <style:table-cell-properties fo:padding="0.0201in" fo:border-left="0.25pt solid #000000" fo:border-right="none" fo:border-top="none" fo:border-bottom="0.25pt solid #000000"/>
    </style:style>
    <style:style style:name="Dictionary.H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none" fo:border-top="none" fo:border-bottom="0.25pt solid #000000"/>
    </style:style>
    <style:style style:name="Dictionary.F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E307" style:family="table-cell">
      <style:table-cell-properties fo:padding="0.0201in" fo:border-left="0.25pt solid #000000" fo:border-right="none" fo:border-top="none" fo:border-bottom="0.25pt solid #000000"/>
    </style:style>
    <style:style style:name="Dictionary.H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F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E309" style:family="table-cell">
      <style:table-cell-properties fo:padding="0.0201in" fo:border-left="0.25pt solid #000000" fo:border-right="none" fo:border-top="none" fo:border-bottom="0.25pt solid #000000"/>
    </style:style>
    <style:style style:name="Dictionary.H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F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E311" style:family="table-cell">
      <style:table-cell-properties fo:padding="0.0201in" fo:border-left="0.25pt solid #000000" fo:border-right="none" fo:border-top="none" fo:border-bottom="0.25pt solid #000000"/>
    </style:style>
    <style:style style:name="Dictionary.H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F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E313" style:family="table-cell">
      <style:table-cell-properties fo:padding="0.0201in" fo:border-left="0.25pt solid #000000" fo:border-right="none" fo:border-top="none" fo:border-bottom="0.25pt solid #000000"/>
    </style:style>
    <style:style style:name="Dictionary.H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F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E315" style:family="table-cell">
      <style:table-cell-properties fo:padding="0.0201in" fo:border-left="0.25pt solid #000000" fo:border-right="none" fo:border-top="none" fo:border-bottom="0.25pt solid #000000"/>
    </style:style>
    <style:style style:name="Dictionary.H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F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E317" style:family="table-cell">
      <style:table-cell-properties fo:padding="0.0201in" fo:border-left="0.25pt solid #000000" fo:border-right="none" fo:border-top="none" fo:border-bottom="0.25pt solid #000000"/>
    </style:style>
    <style:style style:name="Dictionary.H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F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E319" style:family="table-cell">
      <style:table-cell-properties fo:padding="0.0201in" fo:border-left="0.25pt solid #000000" fo:border-right="none" fo:border-top="none" fo:border-bottom="0.25pt solid #000000"/>
    </style:style>
    <style:style style:name="Dictionary.H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F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none" fo:border-top="none" fo:border-bottom="0.25pt solid #000000"/>
    </style:style>
    <style:style style:name="Dictionary.E321" style:family="table-cell">
      <style:table-cell-properties fo:padding="0.0201in" fo:border-left="0.25pt solid #000000" fo:border-right="none" fo:border-top="none" fo:border-bottom="0.25pt solid #000000"/>
    </style:style>
    <style:style style:name="Dictionary.H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none" fo:border-top="none" fo:border-bottom="0.25pt solid #000000"/>
    </style:style>
    <style:style style:name="Dictionary.F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E323" style:family="table-cell">
      <style:table-cell-properties fo:padding="0.0201in" fo:border-left="0.25pt solid #000000" fo:border-right="none" fo:border-top="none" fo:border-bottom="0.25pt solid #000000"/>
    </style:style>
    <style:style style:name="Dictionary.H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E325" style:family="table-cell">
      <style:table-cell-properties fo:padding="0.0201in" fo:border-left="0.25pt solid #000000" fo:border-right="none" fo:border-top="none" fo:border-bottom="0.25pt solid #000000"/>
    </style:style>
    <style:style style:name="Dictionary.H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F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E327" style:family="table-cell">
      <style:table-cell-properties fo:padding="0.0201in" fo:border-left="0.25pt solid #000000" fo:border-right="none" fo:border-top="none" fo:border-bottom="0.25pt solid #000000"/>
    </style:style>
    <style:style style:name="Dictionary.H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F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E329" style:family="table-cell">
      <style:table-cell-properties fo:padding="0.0201in" fo:border-left="0.25pt solid #000000" fo:border-right="none" fo:border-top="none" fo:border-bottom="0.25pt solid #000000"/>
    </style:style>
    <style:style style:name="Dictionary.H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F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none" fo:border-top="none" fo:border-bottom="0.25pt solid #000000"/>
    </style:style>
    <style:style style:name="Dictionary.E331" style:family="table-cell">
      <style:table-cell-properties fo:padding="0.0201in" fo:border-left="0.25pt solid #000000" fo:border-right="none" fo:border-top="none" fo:border-bottom="0.25pt solid #000000"/>
    </style:style>
    <style:style style:name="Dictionary.H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none" fo:border-top="none" fo:border-bottom="0.25pt solid #000000"/>
    </style:style>
    <style:style style:name="Dictionary.F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E333" style:family="table-cell">
      <style:table-cell-properties fo:padding="0.0201in" fo:border-left="0.25pt solid #000000" fo:border-right="none" fo:border-top="none" fo:border-bottom="0.25pt solid #000000"/>
    </style:style>
    <style:style style:name="Dictionary.H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E335" style:family="table-cell">
      <style:table-cell-properties fo:padding="0.0201in" fo:border-left="0.25pt solid #000000" fo:border-right="none" fo:border-top="none" fo:border-bottom="0.25pt solid #000000"/>
    </style:style>
    <style:style style:name="Dictionary.H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F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E337" style:family="table-cell">
      <style:table-cell-properties fo:padding="0.0201in" fo:border-left="0.25pt solid #000000" fo:border-right="none" fo:border-top="none" fo:border-bottom="0.25pt solid #000000"/>
    </style:style>
    <style:style style:name="Dictionary.H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none" fo:border-bottom="0.25pt solid #000000"/>
    </style:style>
    <style:style style:name="Dictionary.F3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E339" style:family="table-cell">
      <style:table-cell-properties fo:padding="0.0201in" fo:border-left="0.25pt solid #000000" fo:border-right="none" fo:border-top="none" fo:border-bottom="0.25pt solid #000000"/>
    </style:style>
    <style:style style:name="Dictionary.H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F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E341" style:family="table-cell">
      <style:table-cell-properties fo:padding="0.0201in" fo:border-left="0.25pt solid #000000" fo:border-right="none" fo:border-top="none" fo:border-bottom="0.25pt solid #000000"/>
    </style:style>
    <style:style style:name="Dictionary.H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F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E343" style:family="table-cell">
      <style:table-cell-properties fo:padding="0.0201in" fo:border-left="0.25pt solid #000000" fo:border-right="none" fo:border-top="none" fo:border-bottom="0.25pt solid #000000"/>
    </style:style>
    <style:style style:name="Dictionary.H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F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E345" style:family="table-cell">
      <style:table-cell-properties fo:padding="0.0201in" fo:border-left="0.25pt solid #000000" fo:border-right="none" fo:border-top="none" fo:border-bottom="0.25pt solid #000000"/>
    </style:style>
    <style:style style:name="Dictionary.H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F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E347" style:family="table-cell">
      <style:table-cell-properties fo:padding="0.0201in" fo:border-left="0.25pt solid #000000" fo:border-right="none" fo:border-top="none" fo:border-bottom="0.25pt solid #000000"/>
    </style:style>
    <style:style style:name="Dictionary.H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F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E349" style:family="table-cell">
      <style:table-cell-properties fo:padding="0.0201in" fo:border-left="0.25pt solid #000000" fo:border-right="none" fo:border-top="none" fo:border-bottom="0.25pt solid #000000"/>
    </style:style>
    <style:style style:name="Dictionary.H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F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E351" style:family="table-cell">
      <style:table-cell-properties fo:padding="0.0201in" fo:border-left="0.25pt solid #000000" fo:border-right="none" fo:border-top="none" fo:border-bottom="0.25pt solid #000000"/>
    </style:style>
    <style:style style:name="Dictionary.H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F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E353" style:family="table-cell">
      <style:table-cell-properties fo:padding="0.0201in" fo:border-left="0.25pt solid #000000" fo:border-right="none" fo:border-top="none" fo:border-bottom="0.25pt solid #000000"/>
    </style:style>
    <style:style style:name="Dictionary.H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F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E355" style:family="table-cell">
      <style:table-cell-properties fo:padding="0.0201in" fo:border-left="0.25pt solid #000000" fo:border-right="none" fo:border-top="none" fo:border-bottom="0.25pt solid #000000"/>
    </style:style>
    <style:style style:name="Dictionary.H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F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E357" style:family="table-cell">
      <style:table-cell-properties fo:padding="0.0201in" fo:border-left="0.25pt solid #000000" fo:border-right="none" fo:border-top="none" fo:border-bottom="0.25pt solid #000000"/>
    </style:style>
    <style:style style:name="Dictionary.H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F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E359" style:family="table-cell">
      <style:table-cell-properties fo:padding="0.0201in" fo:border-left="0.25pt solid #000000" fo:border-right="none" fo:border-top="none" fo:border-bottom="0.25pt solid #000000"/>
    </style:style>
    <style:style style:name="Dictionary.H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E360" style:family="table-cell">
      <style:table-cell-properties fo:padding="0.0201in" fo:border-left="0.25pt solid #000000" fo:border-right="none" fo:border-top="none" fo:border-bottom="0.25pt solid #000000"/>
    </style:style>
    <style:style style:name="Dictionary.I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E361" style:family="table-cell">
      <style:table-cell-properties fo:padding="0.0201in" fo:border-left="0.25pt solid #000000" fo:border-right="none" fo:border-top="none" fo:border-bottom="0.25pt solid #000000"/>
    </style:style>
    <style:style style:name="Dictionary.H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F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E363" style:family="table-cell">
      <style:table-cell-properties fo:padding="0.0201in" fo:border-left="0.25pt solid #000000" fo:border-right="none" fo:border-top="none" fo:border-bottom="0.25pt solid #000000"/>
    </style:style>
    <style:style style:name="Dictionary.H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F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E365" style:family="table-cell">
      <style:table-cell-properties fo:padding="0.0201in" fo:border-left="0.25pt solid #000000" fo:border-right="none" fo:border-top="none" fo:border-bottom="0.25pt solid #000000"/>
    </style:style>
    <style:style style:name="Dictionary.H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F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E367" style:family="table-cell">
      <style:table-cell-properties fo:padding="0.0201in" fo:border-left="0.25pt solid #000000" fo:border-right="none" fo:border-top="none" fo:border-bottom="0.25pt solid #000000"/>
    </style:style>
    <style:style style:name="Dictionary.H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F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E369" style:family="table-cell">
      <style:table-cell-properties fo:padding="0.0201in" fo:border-left="0.25pt solid #000000" fo:border-right="none" fo:border-top="none" fo:border-bottom="0.25pt solid #000000"/>
    </style:style>
    <style:style style:name="Dictionary.H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F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E371" style:family="table-cell">
      <style:table-cell-properties fo:padding="0.0201in" fo:border-left="0.25pt solid #000000" fo:border-right="none" fo:border-top="none" fo:border-bottom="0.25pt solid #000000"/>
    </style:style>
    <style:style style:name="Dictionary.H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F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E373" style:family="table-cell">
      <style:table-cell-properties fo:padding="0.0201in" fo:border-left="0.25pt solid #000000" fo:border-right="none" fo:border-top="none" fo:border-bottom="0.25pt solid #000000"/>
    </style:style>
    <style:style style:name="Dictionary.H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F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E375" style:family="table-cell">
      <style:table-cell-properties fo:padding="0.0201in" fo:border-left="0.25pt solid #000000" fo:border-right="none" fo:border-top="none" fo:border-bottom="0.25pt solid #000000"/>
    </style:style>
    <style:style style:name="Dictionary.H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F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E377" style:family="table-cell">
      <style:table-cell-properties fo:padding="0.0201in" fo:border-left="0.25pt solid #000000" fo:border-right="none" fo:border-top="none" fo:border-bottom="0.25pt solid #000000"/>
    </style:style>
    <style:style style:name="Dictionary.H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F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E379" style:family="table-cell">
      <style:table-cell-properties fo:padding="0.0201in" fo:border-left="0.25pt solid #000000" fo:border-right="none" fo:border-top="none" fo:border-bottom="0.25pt solid #000000"/>
    </style:style>
    <style:style style:name="Dictionary.H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F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none" fo:border-bottom="0.25pt solid #000000"/>
    </style:style>
    <style:style style:name="Dictionary.E381" style:family="table-cell">
      <style:table-cell-properties fo:padding="0.0201in" fo:border-left="0.25pt solid #000000" fo:border-right="none" fo:border-top="none" fo:border-bottom="0.25pt solid #000000"/>
    </style:style>
    <style:style style:name="Dictionary.H3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F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E383" style:family="table-cell">
      <style:table-cell-properties fo:padding="0.0201in" fo:border-left="0.25pt solid #000000" fo:border-right="none" fo:border-top="none" fo:border-bottom="0.25pt solid #000000"/>
    </style:style>
    <style:style style:name="Dictionary.H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F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E385" style:family="table-cell">
      <style:table-cell-properties fo:padding="0.0201in" fo:border-left="0.25pt solid #000000" fo:border-right="none" fo:border-top="none" fo:border-bottom="0.25pt solid #000000"/>
    </style:style>
    <style:style style:name="Dictionary.H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F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none" fo:border-top="none" fo:border-bottom="0.25pt solid #000000"/>
    </style:style>
    <style:style style:name="Dictionary.E387" style:family="table-cell">
      <style:table-cell-properties fo:padding="0.0201in" fo:border-left="0.25pt solid #000000" fo:border-right="none" fo:border-top="none" fo:border-bottom="0.25pt solid #000000"/>
    </style:style>
    <style:style style:name="Dictionary.H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none" fo:border-top="none" fo:border-bottom="0.25pt solid #000000"/>
    </style:style>
    <style:style style:name="Dictionary.F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E389" style:family="table-cell">
      <style:table-cell-properties fo:padding="0.0201in" fo:border-left="0.25pt solid #000000" fo:border-right="none" fo:border-top="none" fo:border-bottom="0.25pt solid #000000"/>
    </style:style>
    <style:style style:name="Dictionary.H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E391" style:family="table-cell">
      <style:table-cell-properties fo:padding="0.0201in" fo:border-left="0.25pt solid #000000" fo:border-right="none" fo:border-top="none" fo:border-bottom="0.25pt solid #000000"/>
    </style:style>
    <style:style style:name="Dictionary.H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C392" style:family="table-cell">
      <style:table-cell-properties fo:padding="0.0201in" fo:border-left="0.25pt solid #000000" fo:border-right="none" fo:border-top="none" fo:border-bottom="0.25pt solid #000000"/>
    </style:style>
    <style:style style:name="Dictionary.F392" style:family="table-cell">
      <style:table-cell-properties fo:padding="0.0201in" fo:border-left="0.25pt solid #000000" fo:border-right="none" fo:border-top="none" fo:border-bottom="0.25pt solid #000000"/>
    </style:style>
    <style:style style:name="Dictionary.J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E393" style:family="table-cell">
      <style:table-cell-properties fo:padding="0.0201in" fo:border-left="0.25pt solid #000000" fo:border-right="none" fo:border-top="none" fo:border-bottom="0.25pt solid #000000"/>
    </style:style>
    <style:style style:name="Dictionary.H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C394" style:family="table-cell">
      <style:table-cell-properties fo:padding="0.0201in" fo:border-left="0.25pt solid #000000" fo:border-right="none" fo:border-top="none" fo:border-bottom="0.25pt solid #000000"/>
    </style:style>
    <style:style style:name="Dictionary.F394" style:family="table-cell">
      <style:table-cell-properties fo:padding="0.0201in" fo:border-left="0.25pt solid #000000" fo:border-right="none" fo:border-top="none" fo:border-bottom="0.25pt solid #000000"/>
    </style:style>
    <style:style style:name="Dictionary.J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none" fo:border-top="none" fo:border-bottom="0.25pt solid #000000"/>
    </style:style>
    <style:style style:name="Dictionary.E395" style:family="table-cell">
      <style:table-cell-properties fo:padding="0.0201in" fo:border-left="0.25pt solid #000000" fo:border-right="none" fo:border-top="none" fo:border-bottom="0.25pt solid #000000"/>
    </style:style>
    <style:style style:name="Dictionary.H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none" fo:border-top="none" fo:border-bottom="0.25pt solid #000000"/>
    </style:style>
    <style:style style:name="Dictionary.F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E397" style:family="table-cell">
      <style:table-cell-properties fo:padding="0.0201in" fo:border-left="0.25pt solid #000000" fo:border-right="none" fo:border-top="none" fo:border-bottom="0.25pt solid #000000"/>
    </style:style>
    <style:style style:name="Dictionary.H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E399" style:family="table-cell">
      <style:table-cell-properties fo:padding="0.0201in" fo:border-left="0.25pt solid #000000" fo:border-right="none" fo:border-top="none" fo:border-bottom="0.25pt solid #000000"/>
    </style:style>
    <style:style style:name="Dictionary.H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E400" style:family="table-cell">
      <style:table-cell-properties fo:padding="0.0201in" fo:border-left="0.25pt solid #000000" fo:border-right="none" fo:border-top="none" fo:border-bottom="0.25pt solid #000000"/>
    </style:style>
    <style:style style:name="Dictionary.I4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1" style:family="table-cell">
      <style:table-cell-properties fo:padding="0.0201in" fo:border-left="0.25pt solid #000000" fo:border-right="none" fo:border-top="none" fo:border-bottom="0.25pt solid #000000"/>
    </style:style>
    <style:style style:name="Dictionary.E401" style:family="table-cell">
      <style:table-cell-properties fo:padding="0.0201in" fo:border-left="0.25pt solid #000000" fo:border-right="none" fo:border-top="none" fo:border-bottom="0.25pt solid #000000"/>
    </style:style>
    <style:style style:name="Dictionary.H4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2" style:family="table-cell">
      <style:table-cell-properties fo:padding="0.0201in" fo:border-left="0.25pt solid #000000" fo:border-right="none" fo:border-top="none" fo:border-bottom="0.25pt solid #000000"/>
    </style:style>
    <style:style style:name="Dictionary.F4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3" style:family="table-cell">
      <style:table-cell-properties fo:padding="0.0201in" fo:border-left="0.25pt solid #000000" fo:border-right="none" fo:border-top="none" fo:border-bottom="0.25pt solid #000000"/>
    </style:style>
    <style:style style:name="Dictionary.E403" style:family="table-cell">
      <style:table-cell-properties fo:padding="0.0201in" fo:border-left="0.25pt solid #000000" fo:border-right="none" fo:border-top="none" fo:border-bottom="0.25pt solid #000000"/>
    </style:style>
    <style:style style:name="Dictionary.H4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4" style:family="table-cell">
      <style:table-cell-properties fo:padding="0.0201in" fo:border-left="0.25pt solid #000000" fo:border-right="none" fo:border-top="none" fo:border-bottom="0.25pt solid #000000"/>
    </style:style>
    <style:style style:name="Dictionary.F4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5" style:family="table-cell">
      <style:table-cell-properties fo:padding="0.0201in" fo:border-left="0.25pt solid #000000" fo:border-right="none" fo:border-top="none" fo:border-bottom="0.25pt solid #000000"/>
    </style:style>
    <style:style style:name="Dictionary.E405" style:family="table-cell">
      <style:table-cell-properties fo:padding="0.0201in" fo:border-left="0.25pt solid #000000" fo:border-right="none" fo:border-top="none" fo:border-bottom="0.25pt solid #000000"/>
    </style:style>
    <style:style style:name="Dictionary.H4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6" style:family="table-cell">
      <style:table-cell-properties fo:padding="0.0201in" fo:border-left="0.25pt solid #000000" fo:border-right="none" fo:border-top="none" fo:border-bottom="0.25pt solid #000000"/>
    </style:style>
    <style:style style:name="Dictionary.F4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7" style:family="table-cell">
      <style:table-cell-properties fo:padding="0.0201in" fo:border-left="0.25pt solid #000000" fo:border-right="none" fo:border-top="none" fo:border-bottom="0.25pt solid #000000"/>
    </style:style>
    <style:style style:name="Dictionary.E407" style:family="table-cell">
      <style:table-cell-properties fo:padding="0.0201in" fo:border-left="0.25pt solid #000000" fo:border-right="none" fo:border-top="none" fo:border-bottom="0.25pt solid #000000"/>
    </style:style>
    <style:style style:name="Dictionary.H4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8" style:family="table-cell">
      <style:table-cell-properties fo:padding="0.0201in" fo:border-left="0.25pt solid #000000" fo:border-right="none" fo:border-top="none" fo:border-bottom="0.25pt solid #000000"/>
    </style:style>
    <style:style style:name="Dictionary.F4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9" style:family="table-cell">
      <style:table-cell-properties fo:padding="0.0201in" fo:border-left="0.25pt solid #000000" fo:border-right="none" fo:border-top="none" fo:border-bottom="0.25pt solid #000000"/>
    </style:style>
    <style:style style:name="Dictionary.E409" style:family="table-cell">
      <style:table-cell-properties fo:padding="0.0201in" fo:border-left="0.25pt solid #000000" fo:border-right="none" fo:border-top="none" fo:border-bottom="0.25pt solid #000000"/>
    </style:style>
    <style:style style:name="Dictionary.H4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0" style:family="table-cell">
      <style:table-cell-properties fo:padding="0.0201in" fo:border-left="0.25pt solid #000000" fo:border-right="none" fo:border-top="none" fo:border-bottom="0.25pt solid #000000"/>
    </style:style>
    <style:style style:name="Dictionary.F4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1" style:family="table-cell">
      <style:table-cell-properties fo:padding="0.0201in" fo:border-left="0.25pt solid #000000" fo:border-right="none" fo:border-top="none" fo:border-bottom="0.25pt solid #000000"/>
    </style:style>
    <style:style style:name="Dictionary.E411" style:family="table-cell">
      <style:table-cell-properties fo:padding="0.0201in" fo:border-left="0.25pt solid #000000" fo:border-right="none" fo:border-top="none" fo:border-bottom="0.25pt solid #000000"/>
    </style:style>
    <style:style style:name="Dictionary.H4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2" style:family="table-cell">
      <style:table-cell-properties fo:padding="0.0201in" fo:border-left="0.25pt solid #000000" fo:border-right="none" fo:border-top="none" fo:border-bottom="0.25pt solid #000000"/>
    </style:style>
    <style:style style:name="Dictionary.F4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3" style:family="table-cell">
      <style:table-cell-properties fo:padding="0.0201in" fo:border-left="0.25pt solid #000000" fo:border-right="none" fo:border-top="none" fo:border-bottom="0.25pt solid #000000"/>
    </style:style>
    <style:style style:name="Dictionary.E413" style:family="table-cell">
      <style:table-cell-properties fo:padding="0.0201in" fo:border-left="0.25pt solid #000000" fo:border-right="none" fo:border-top="none" fo:border-bottom="0.25pt solid #000000"/>
    </style:style>
    <style:style style:name="Dictionary.H4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4" style:family="table-cell">
      <style:table-cell-properties fo:padding="0.0201in" fo:border-left="0.25pt solid #000000" fo:border-right="none" fo:border-top="none" fo:border-bottom="0.25pt solid #000000"/>
    </style:style>
    <style:style style:name="Dictionary.F4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5" style:family="table-cell">
      <style:table-cell-properties fo:padding="0.0201in" fo:border-left="0.25pt solid #000000" fo:border-right="none" fo:border-top="none" fo:border-bottom="0.25pt solid #000000"/>
    </style:style>
    <style:style style:name="Dictionary.E415" style:family="table-cell">
      <style:table-cell-properties fo:padding="0.0201in" fo:border-left="0.25pt solid #000000" fo:border-right="none" fo:border-top="none" fo:border-bottom="0.25pt solid #000000"/>
    </style:style>
    <style:style style:name="Dictionary.H4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6" style:family="table-cell">
      <style:table-cell-properties fo:padding="0.0201in" fo:border-left="0.25pt solid #000000" fo:border-right="none" fo:border-top="none" fo:border-bottom="0.25pt solid #000000"/>
    </style:style>
    <style:style style:name="Dictionary.F4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7" style:family="table-cell">
      <style:table-cell-properties fo:padding="0.0201in" fo:border-left="0.25pt solid #000000" fo:border-right="none" fo:border-top="none" fo:border-bottom="0.25pt solid #000000"/>
    </style:style>
    <style:style style:name="Dictionary.E417" style:family="table-cell">
      <style:table-cell-properties fo:padding="0.0201in" fo:border-left="0.25pt solid #000000" fo:border-right="none" fo:border-top="none" fo:border-bottom="0.25pt solid #000000"/>
    </style:style>
    <style:style style:name="Dictionary.H4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8" style:family="table-cell">
      <style:table-cell-properties fo:padding="0.0201in" fo:border-left="0.25pt solid #000000" fo:border-right="none" fo:border-top="none" fo:border-bottom="0.25pt solid #000000"/>
    </style:style>
    <style:style style:name="Dictionary.F4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9" style:family="table-cell">
      <style:table-cell-properties fo:padding="0.0201in" fo:border-left="0.25pt solid #000000" fo:border-right="none" fo:border-top="none" fo:border-bottom="0.25pt solid #000000"/>
    </style:style>
    <style:style style:name="Dictionary.E419" style:family="table-cell">
      <style:table-cell-properties fo:padding="0.0201in" fo:border-left="0.25pt solid #000000" fo:border-right="none" fo:border-top="none" fo:border-bottom="0.25pt solid #000000"/>
    </style:style>
    <style:style style:name="Dictionary.H4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0" style:family="table-cell">
      <style:table-cell-properties fo:padding="0.0201in" fo:border-left="0.25pt solid #000000" fo:border-right="none" fo:border-top="none" fo:border-bottom="0.25pt solid #000000"/>
    </style:style>
    <style:style style:name="Dictionary.F4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1" style:family="table-cell">
      <style:table-cell-properties fo:padding="0.0201in" fo:border-left="0.25pt solid #000000" fo:border-right="none" fo:border-top="none" fo:border-bottom="0.25pt solid #000000"/>
    </style:style>
    <style:style style:name="Dictionary.D421" style:family="table-cell">
      <style:table-cell-properties fo:padding="0.0201in" fo:border-left="0.25pt solid #000000" fo:border-right="none" fo:border-top="none" fo:border-bottom="0.25pt solid #000000"/>
    </style:style>
    <style:style style:name="Dictionary.E421" style:family="table-cell">
      <style:table-cell-properties fo:padding="0.0201in" fo:border-left="0.25pt solid #000000" fo:border-right="none" fo:border-top="none" fo:border-bottom="0.25pt solid #000000"/>
    </style:style>
    <style:style style:name="Dictionary.H4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150%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itali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italic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P8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Times New Roman" fo:font-size="14pt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Times New Roman" fo:font-size="14pt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4pt" style:font-style-asian="italic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fo:font-weight="normal" style:font-size-asian="14pt" style:font-style-asian="italic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normal" style:font-size-asian="14pt" style:font-style-asian="italic" style:font-weight-asian="normal" style:font-size-complex="14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normal" style:font-size-asian="14pt" style:font-style-asian="normal" style:font-weight-asian="normal" style:font-size-complex="14pt" style:font-style-complex="italic" style:font-weight-complex="normal" style:text-overline-style="none" style:text-overline-color="font-color"/>
    </style:style>
    <style:style style:name="P2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ru" fo:country="RU" fo:font-style="itali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28" style:family="paragraph" style:parent-style-name="Standard">
      <style:paragraph-properties fo:line-height="150%" fo:text-align="start" style:justify-single-word="false"/>
      <style:text-properties fo:text-transform="uppercase" style:use-window-font-color="true"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line-height="150%" fo:text-align="start" style:justify-single-word="false"/>
      <style:text-properties fo:text-transform="uppercase" style:use-window-font-color="true" style:font-name="Times New Roman" fo:font-size="14pt" fo:language="ru" fo:country="RU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Text_20_body">
      <style:paragraph-properties fo:line-height="150%" fo:text-align="start" style:justify-single-word="false"/>
      <style:text-properties style:use-window-font-color="true" style:font-name="Times New Roman" fo:font-size="14pt" style:font-size-asian="14pt" style:font-size-complex="14pt"/>
    </style:style>
    <style:style style:name="P33" style:family="paragraph" style:parent-style-name="Text_20_body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3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P38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4pt" style:font-size-complex="14pt"/>
    </style:style>
    <style:style style:name="P41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46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text-transform="uppercase" fo:language="uk" fo:country="UA"/>
    </style:style>
    <style:style style:name="T2" style:family="text">
      <style:text-properties fo:text-transform="uppercase" fo:language="uk" fo:country="UA" fo:font-weight="bold"/>
    </style:style>
    <style:style style:name="T3" style:family="text">
      <style:text-properties fo:text-transform="uppercase" fo:language="uk" fo:country="UA" fo:font-weight="bold" style:font-weight-asian="bold"/>
    </style:style>
    <style:style style:name="T4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5" style:family="text">
      <style:text-properties fo:text-transform="uppercase" fo:language="uk" fo:country="UA" fo:font-weight="bold" style:font-weight-asian="bold" style:font-weight-complex="bold"/>
    </style:style>
    <style:style style:name="T6" style:family="text">
      <style:text-properties fo:text-transform="uppercase" fo:language="uk" fo:country="UA" fo:font-style="normal" fo:font-weight="bold"/>
    </style:style>
    <style:style style:name="T7" style:family="text">
      <style:text-properties fo:text-transform="uppercase" fo:language="uk" fo:country="UA" fo:font-style="normal" fo:font-weight="bold" style:font-style-asian="normal" style:font-weight-asian="bold" style:font-style-complex="italic" style:font-weight-complex="bold"/>
    </style:style>
    <style:style style:name="T8" style:family="text">
      <style:text-properties fo:text-transform="uppercase" fo:language="uk" fo:country="UA" fo:font-style="normal" fo:font-weight="bold" style:font-weight-asian="bold" style:font-weight-complex="bold"/>
    </style:style>
    <style:style style:name="T9" style:family="text">
      <style:text-properties fo:text-transform="uppercase" fo:language="uk" fo:country="UA" fo:font-style="normal" fo:font-weight="bold" style:font-weight-asian="bold" style:font-style-complex="italic" style:font-weight-complex="bold"/>
    </style:style>
    <style:style style:name="T10" style:family="text">
      <style:text-properties fo:text-transform="uppercase" fo:language="uk" fo:country="UA" fo:font-style="normal" style:font-style-asian="normal" style:font-style-complex="italic"/>
    </style:style>
    <style:style style:name="T11" style:family="text">
      <style:text-properties fo:text-transform="uppercase" fo:language="uk" fo:country="UA" fo:font-style="normal" fo:font-weight="normal" style:font-style-asian="italic"/>
    </style:style>
    <style:style style:name="T12" style:family="text">
      <style:text-properties fo:text-transform="uppercase" fo:language="uk" fo:country="UA" style:font-weight-complex="normal"/>
    </style:style>
    <style:style style:name="T13" style:family="text">
      <style:text-properties fo:text-transform="uppercase" fo:language="uk" fo:country="UA" style:font-weight-asian="bold"/>
    </style:style>
    <style:style style:name="T14" style:family="text">
      <style:text-properties fo:text-transform="uppercase" fo:language="uk" fo:country="UA" style:font-weight-asian="bold" style:font-style-complex="italic" style:font-weight-complex="bold"/>
    </style:style>
    <style:style style:name="T15" style:family="text">
      <style:text-properties fo:text-transform="uppercase" fo:language="uk" fo:country="UA" fo:font-style="italic" fo:font-weight="bold" style:font-weight-asian="bold" style:font-style-complex="italic" style:font-weight-complex="bold"/>
    </style:style>
    <style:style style:name="T16" style:family="text">
      <style:text-properties fo:text-transform="uppercase" fo:language="uk" fo:country="UA" style:font-style-complex="italic"/>
    </style:style>
    <style:style style:name="T17" style:family="text">
      <style:text-properties fo:text-transform="uppercase" fo:letter-spacing="normal" fo:language="uk" fo:country="UA" fo:font-style="italic" fo:font-weight="normal" style:font-style-asian="italic"/>
    </style:style>
    <style:style style:name="T18" style:family="text">
      <style:text-properties fo:text-transform="uppercase" fo:letter-spacing="normal" fo:language="uk" fo:country="UA" fo:font-style="normal" fo:font-weight="bold" style:font-weight-asian="bold" style:font-style-complex="italic" style:font-weight-complex="bold"/>
    </style:style>
    <style:style style:name="T19" style:family="text">
      <style:text-properties fo:text-transform="uppercase" style:use-window-font-color="true" style:font-name="Times New Roman" fo:font-size="14pt" fo:letter-spacing="normal" fo:language="uk" fo:country="UA" fo:font-style="normal" fo:font-weight="bold" style:font-weight-asian="bold" style:font-style-complex="italic" style:font-weight-complex="bold"/>
    </style:style>
    <style:style style:name="T20" style:family="text">
      <style:text-properties fo:text-transform="uppercase" style:use-window-font-color="true" style:font-name="Times New Roman" fo:font-size="14pt" fo:letter-spacing="normal" fo:language="uk" fo:country="UA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text-transform="uppercase" style:use-window-font-color="true" style:font-name="Times New Roman" fo:letter-spacing="normal" fo:language="uk" fo:country="UA" fo:font-style="normal" fo:font-weight="bold" style:font-weight-asian="bold" style:font-style-complex="italic" style:font-weight-complex="bold"/>
    </style:style>
    <style:style style:name="T22" style:family="text">
      <style:text-properties fo:text-transform="uppercase" style:use-window-font-color="true" style:font-name="Times New Roman" fo:letter-spacing="normal" fo:language="uk" fo:country="UA" fo:font-style="normal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23" style:family="text">
      <style:text-properties fo:text-transform="uppercase" style:use-window-font-color="true" fo:letter-spacing="normal" fo:language="uk" fo:country="UA" fo:font-style="normal" fo:font-weight="bold" style:font-weight-asian="bold" style:font-style-complex="italic" style:font-weight-complex="bold"/>
    </style:style>
    <style:style style:name="T24" style:family="text">
      <style:text-properties fo:text-transform="uppercase" style:use-window-font-color="true" fo:letter-spacing="normal" fo:language="uk" fo:country="UA" fo:font-style="normal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25" style:family="text">
      <style:text-properties fo:language="uk" fo:country="UA"/>
    </style:style>
    <style:style style:name="T26" style:family="text">
      <style:text-properties fo:language="uk" fo:country="UA" fo:font-style="italic" style:font-style-asian="italic"/>
    </style:style>
    <style:style style:name="T27" style:family="text">
      <style:text-properties fo:language="uk" fo:country="UA" fo:font-style="italic" style:font-style-asian="italic" style:font-style-complex="italic"/>
    </style:style>
    <style:style style:name="T28" style:family="text">
      <style:text-properties fo:language="uk" fo:country="UA" fo:font-style="italic" style:font-style-asian="italic" style:font-weight-complex="bold"/>
    </style:style>
    <style:style style:name="T29" style:family="text">
      <style:text-properties fo:language="uk" fo:country="UA" fo:font-style="italic" fo:font-weight="bold" style:font-style-asian="italic" style:font-weight-asian="bold"/>
    </style:style>
    <style:style style:name="T30" style:family="text">
      <style:text-properties fo:language="uk" fo:country="UA" fo:font-style="italic" fo:font-weight="bold" style:font-style-asian="italic" style:font-weight-asian="bold" style:font-weight-complex="bold"/>
    </style:style>
    <style:style style:name="T31" style:family="text">
      <style:text-properties fo:language="uk" fo:country="UA" fo:font-style="italic" fo:font-weight="bold" style:font-style-asian="italic" style:font-weight-asian="bold" style:font-style-complex="italic"/>
    </style:style>
    <style:style style:name="T32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language="uk" fo:country="UA" fo:font-style="italic" fo:font-weight="bold" style:font-style-asian="italic" style:font-style-complex="italic"/>
    </style:style>
    <style:style style:name="T34" style:family="text">
      <style:text-properties fo:language="uk" fo:country="UA" fo:font-style="italic" fo:font-weight="normal" style:font-style-asian="italic"/>
    </style:style>
    <style:style style:name="T35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language="uk" fo:country="UA" fo:font-style="italic" fo:font-weight="normal" style:font-style-asian="italic" style:font-weight-asian="normal" style:font-weight-complex="normal"/>
    </style:style>
    <style:style style:name="T37" style:family="text">
      <style:text-properties fo:language="uk" fo:country="UA" style:font-style-complex="italic"/>
    </style:style>
    <style:style style:name="T38" style:family="text">
      <style:text-properties fo:language="uk" fo:country="UA" fo:font-weight="bold"/>
    </style:style>
    <style:style style:name="T39" style:family="text">
      <style:text-properties fo:language="uk" fo:country="UA" fo:font-weight="bold" style:font-weight-asian="bold"/>
    </style:style>
    <style:style style:name="T40" style:family="text">
      <style:text-properties fo:language="uk" fo:country="UA" fo:font-weight="bold" style:font-weight-asian="bold" style:font-style-complex="italic" style:font-weight-complex="bold"/>
    </style:style>
    <style:style style:name="T41" style:family="text">
      <style:text-properties fo:language="uk" fo:country="UA" fo:font-weight="bold" style:font-weight-asian="bold" style:font-weight-complex="bold"/>
    </style:style>
    <style:style style:name="T42" style:family="text">
      <style:text-properties fo:language="uk" fo:country="UA" fo:font-weight="bold" style:font-weight-asian="normal" style:font-weight-complex="normal"/>
    </style:style>
    <style:style style:name="T43" style:family="text">
      <style:text-properties fo:language="uk" fo:country="UA" fo:font-weight="bold" style:font-style-asian="normal" style:font-weight-asian="bold" style:font-style-complex="italic" style:font-weight-complex="bold"/>
    </style:style>
    <style:style style:name="T44" style:family="text">
      <style:text-properties fo:language="uk" fo:country="UA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language="uk" fo:country="UA" fo:font-style="normal"/>
    </style:style>
    <style:style style:name="T46" style:family="text">
      <style:text-properties fo:language="uk" fo:country="UA" fo:font-style="normal" style:font-style-asian="normal" style:font-style-complex="normal"/>
    </style:style>
    <style:style style:name="T47" style:family="text">
      <style:text-properties fo:language="uk" fo:country="UA" fo:font-style="normal" fo:font-weight="bold" style:font-style-asian="normal" style:font-weight-asian="bold" style:font-style-complex="italic" style:font-weight-complex="bold"/>
    </style:style>
    <style:style style:name="T48" style:family="text">
      <style:text-properties fo:language="uk" fo:country="UA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language="uk" fo:country="UA" fo:font-style="normal" fo:font-weight="normal"/>
    </style:style>
    <style:style style:name="T50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language="uk" fo:country="UA" fo:font-style="normal" fo:font-weight="normal" style:font-style-asian="italic"/>
    </style:style>
    <style:style style:name="T52" style:family="text">
      <style:text-properties fo:language="uk" fo:country="UA" fo:font-style="normal" fo:font-weight="normal" style:font-style-asian="italic" style:font-style-complex="italic"/>
    </style:style>
    <style:style style:name="T53" style:family="text">
      <style:text-properties fo:language="uk" fo:country="UA" fo:font-style="normal" fo:font-weight="normal" style:font-style-complex="italic"/>
    </style:style>
    <style:style style:name="T54" style:family="text">
      <style:text-properties fo:language="uk" fo:country="UA" fo:font-style="normal" style:font-style-asian="italic"/>
    </style:style>
    <style:style style:name="T55" style:family="text">
      <style:text-properties fo:language="uk" fo:country="UA" fo:font-weight="normal"/>
    </style:style>
    <style:style style:name="T56" style:family="text">
      <style:text-properties fo:language="uk" fo:country="UA" fo:font-weight="normal" style:font-weight-asian="normal" style:font-weight-complex="normal"/>
    </style:style>
    <style:style style:name="T57" style:family="text">
      <style:text-properties fo:language="uk" fo:country="UA" fo:font-weight="normal" style:font-weight-asian="normal" style:font-style-complex="italic" style:font-weight-complex="normal"/>
    </style:style>
    <style:style style:name="T58" style:family="text">
      <style:text-properties fo:language="uk" fo:country="UA" fo:font-weight="normal" style:font-style-complex="italic"/>
    </style:style>
    <style:style style:name="T59" style:family="text">
      <style:text-properties fo:language="uk" fo:country="UA" style:font-weight-complex="normal"/>
    </style:style>
    <style:style style:name="T60" style:family="text">
      <style:text-properties fo:language="uk" fo:country="UA" style:font-style-asian="italic"/>
    </style:style>
    <style:style style:name="T61" style:family="text">
      <style:text-properties fo:language="uk" fo:country="UA" style:font-style-asian="normal" style:font-weight-asian="normal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fo:letter-spacing="normal"/>
    </style:style>
    <style:style style:name="T63" style:family="text">
      <style:text-properties fo:font-variant="normal" fo:text-transform="none" fo:letter-spacing="normal" fo:font-style="normal"/>
    </style:style>
    <style:style style:name="T64" style:family="text">
      <style:text-properties fo:font-variant="normal" fo:text-transform="none" fo:letter-spacing="normal" fo:font-style="normal" fo:font-weight="bold"/>
    </style:style>
    <style:style style:name="T6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6" style:family="text">
      <style:text-properties fo:font-variant="normal" fo:text-transform="none" fo:letter-spacing="normal" fo:font-style="normal" fo:font-weight="normal"/>
    </style:style>
    <style:style style:name="T67" style:family="text">
      <style:text-properties fo:font-variant="normal" fo:text-transform="none" fo:letter-spacing="normal" fo:language="uk" fo:country="UA" fo:font-style="normal" fo:font-weight="bold" style:font-weight-asian="bold" style:font-weight-complex="bold"/>
    </style:style>
    <style:style style:name="T68" style:family="text">
      <style:text-properties fo:font-variant="normal" fo:text-transform="none" fo:letter-spacing="normal" fo:language="uk" fo:country="UA" fo:font-style="normal" fo:font-weight="bold" style:font-weight-asian="bold" style:font-style-complex="italic" style:font-weight-complex="bold"/>
    </style:style>
    <style:style style:name="T69" style:family="text">
      <style:text-properties fo:font-variant="normal" fo:text-transform="none" fo:letter-spacing="normal" fo:language="uk" fo:country="UA" fo:font-style="normal" fo:font-weight="bold" style:font-style-asian="normal" style:font-weight-asian="bold" style:font-style-complex="italic" style:font-weight-complex="bold"/>
    </style:style>
    <style:style style:name="T70" style:family="text">
      <style:text-properties fo:font-variant="normal" fo:text-transform="none" fo:letter-spacing="normal" fo:language="uk" fo:country="UA" fo:font-style="normal" fo:font-weight="normal" style:font-style-complex="italic"/>
    </style:style>
    <style:style style:name="T71" style:family="text">
      <style:text-properties fo:font-variant="normal" fo:text-transform="none" fo:letter-spacing="normal" fo:language="uk" fo:country="UA" fo:font-style="normal" fo:font-weight="normal" style:font-weight-asian="normal" style:font-style-complex="italic" style:font-weight-complex="normal"/>
    </style:style>
    <style:style style:name="T72" style:family="text">
      <style:text-properties fo:font-variant="normal" fo:text-transform="none" fo:letter-spacing="normal" fo:language="uk" fo:country="UA" fo:font-style="normal" fo:font-weight="normal" style:font-style-asian="italic"/>
    </style:style>
    <style:style style:name="T73" style:family="text">
      <style:text-properties fo:font-variant="normal" fo:text-transform="none" fo:letter-spacing="normal" fo:language="uk" fo:country="UA" fo:font-style="italic" style:font-style-asian="italic"/>
    </style:style>
    <style:style style:name="T74" style:family="text">
      <style:text-properties fo:font-variant="normal" fo:text-transform="none" fo:letter-spacing="normal" fo:font-style="italic"/>
    </style:style>
    <style:style style:name="T75" style:family="text">
      <style:text-properties fo:font-variant="normal" fo:text-transform="none" fo:letter-spacing="normal" fo:font-style="italic" fo:font-weight="normal"/>
    </style:style>
    <style:style style:name="T76" style:family="text">
      <style:text-properties fo:font-variant="normal" fo:text-transform="none" style:use-window-font-color="true" style:font-name="Times New Roman" fo:font-size="14pt" fo:letter-spacing="normal" fo:font-style="normal" fo:font-weight="bold"/>
    </style:style>
    <style:style style:name="T77" style:family="text">
      <style:text-properties fo:font-variant="normal" fo:text-transform="none" style:use-window-font-color="true" style:font-name="Times New Roman" fo:font-size="14pt" fo:letter-spacing="normal" fo:font-style="normal" fo:font-weight="normal"/>
    </style:style>
    <style:style style:name="T78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79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0" style:family="text">
      <style:text-properties fo:font-variant="normal" fo:text-transform="none" style:use-window-font-color="true" style:font-name="Times New Roman" fo:font-size="14pt" fo:letter-spacing="normal" fo:font-style="italic" fo:font-weight="normal"/>
    </style:style>
    <style:style style:name="T81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82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3" style:family="text">
      <style:text-properties fo:font-variant="normal" fo:text-transform="none" style:use-window-font-color="true" style:font-name="Times New Roman" fo:font-size="14pt" fo:letter-spacing="normal" fo:font-style="italic" fo:font-weight="bold"/>
    </style:style>
    <style:style style:name="T84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bold" style:font-weight-asian="bold" style:font-style-complex="italic" style:font-weight-complex="bold"/>
    </style:style>
    <style:style style:name="T85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bold" style:font-weight-asian="bold" style:font-weight-complex="bold"/>
    </style:style>
    <style:style style:name="T86" style:family="text">
      <style:text-properties fo:font-variant="normal" fo:text-transform="none" style:use-window-font-color="true" style:font-name="Times New Roman" fo:letter-spacing="normal" fo:font-style="normal" fo:font-weight="bold"/>
    </style:style>
    <style:style style:name="T87" style:family="text">
      <style:text-properties fo:font-variant="normal" fo:text-transform="none" style:use-window-font-color="true" style:font-name="Times New Roman" fo:letter-spacing="normal" fo:font-style="normal" fo:font-weight="normal"/>
    </style:style>
    <style:style style:name="T88" style:family="text">
      <style:text-properties fo:font-variant="normal" fo:text-transform="none" style:use-window-font-color="true" style:font-name="Times New Roman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89" style:family="text">
      <style:text-properties fo:font-variant="normal" fo:text-transform="none" style:use-window-font-color="true" style:font-name="Times New Roman" fo:letter-spacing="normal" fo:font-style="italic" fo:font-weight="normal"/>
    </style:style>
    <style:style style:name="T90" style:family="text">
      <style:text-properties fo:font-variant="normal" fo:text-transform="none" style:use-window-font-color="true" style:font-name="Times New Roman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91" style:family="text">
      <style:text-properties fo:font-variant="normal" fo:text-transform="none" style:use-window-font-color="true" style:font-name="Times New Roman" fo:letter-spacing="normal" fo:font-style="italic" fo:font-weight="bold"/>
    </style:style>
    <style:style style:name="T92" style:family="text">
      <style:text-properties fo:font-variant="normal" fo:text-transform="none" style:use-window-font-color="true" style:font-name="Times New Roman" fo:letter-spacing="normal" fo:language="uk" fo:country="UA" fo:font-style="normal" fo:font-weight="bold" style:font-weight-asian="bold" style:font-style-complex="italic" style:font-weight-complex="bold"/>
    </style:style>
    <style:style style:name="T93" style:family="text">
      <style:text-properties fo:font-variant="normal" fo:text-transform="none" style:use-window-font-color="true" style:font-name="Times New Roman" fo:letter-spacing="normal" fo:language="uk" fo:country="UA" fo:font-style="normal" fo:font-weight="bold" style:font-weight-asian="bold" style:font-weight-complex="bold"/>
    </style:style>
    <style:style style:name="T94" style:family="text">
      <style:text-properties fo:font-variant="normal" fo:text-transform="none" style:use-window-font-color="true" fo:letter-spacing="normal" fo:font-style="normal" fo:font-weight="bold"/>
    </style:style>
    <style:style style:name="T95" style:family="text">
      <style:text-properties fo:font-variant="normal" fo:text-transform="none" style:use-window-font-color="true" fo:letter-spacing="normal" fo:font-style="normal" fo:font-weight="normal"/>
    </style:style>
    <style:style style:name="T96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97" style:family="text">
      <style:text-properties fo:font-variant="normal" fo:text-transform="none" style:use-window-font-color="true" fo:letter-spacing="normal" fo:font-style="italic" fo:font-weight="normal"/>
    </style:style>
    <style:style style:name="T98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99" style:family="text">
      <style:text-properties fo:font-variant="normal" fo:text-transform="none" style:use-window-font-color="true" fo:letter-spacing="normal" fo:font-style="italic" fo:font-weight="bold"/>
    </style:style>
    <style:style style:name="T100" style:family="text">
      <style:text-properties fo:font-variant="normal" fo:text-transform="none" style:use-window-font-color="true" fo:letter-spacing="normal" fo:language="uk" fo:country="UA" fo:font-style="normal" fo:font-weight="bold" style:font-weight-asian="bold" style:font-style-complex="italic" style:font-weight-complex="bold"/>
    </style:style>
    <style:style style:name="T101" style:family="text">
      <style:text-properties fo:font-variant="normal" fo:text-transform="none" style:use-window-font-color="true" fo:letter-spacing="normal" fo:language="uk" fo:country="UA" fo:font-style="normal" fo:font-weight="bold" style:font-weight-asian="bold" style:font-weight-complex="bold"/>
    </style:style>
    <style:style style:name="T102" style:family="text">
      <style:text-properties fo:font-variant="normal" fo:text-transform="none" style:use-window-font-color="true" fo:font-size="14pt" fo:letter-spacing="normal" fo:font-style="normal" fo:font-weight="normal" style:font-size-asian="14pt" style:font-size-complex="14pt"/>
    </style:style>
    <style:style style:name="T103" style:family="text">
      <style:text-properties fo:font-variant="normal" fo:text-transform="none" style:use-window-font-color="true" fo:font-size="14pt" fo:letter-spacing="normal" fo:font-style="italic" fo:font-weight="normal" style:font-size-asian="14pt" style:font-size-complex="14pt"/>
    </style:style>
    <style:style style:name="T104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105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106" style:family="text">
      <style:text-properties fo:font-weight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style-complex="italic" style:font-weight-complex="bold"/>
    </style:style>
    <style:style style:name="T109" style:family="text">
      <style:text-properties fo:language="en" fo:country="US"/>
    </style:style>
    <style:style style:name="T110" style:family="text">
      <style:text-properties fo:language="en" fo:country="US" fo:font-weight="bold" style:font-weight-asian="bold" style:font-weight-complex="bold"/>
    </style:style>
    <style:style style:name="T111" style:family="text">
      <style:text-properties fo:language="en" fo:country="US" fo:font-weight="normal"/>
    </style:style>
    <style:style style:name="T112" style:family="text">
      <style:text-properties fo:language="en" fo:country="US" fo:font-weight="normal" style:font-weight-asian="normal" style:font-weight-complex="normal"/>
    </style:style>
    <style:style style:name="T113" style:family="text">
      <style:text-properties fo:language="en" fo:country="US" fo:font-style="normal"/>
    </style:style>
    <style:style style:name="T114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fo:language="en" fo:country="US" fo:font-style="normal" fo:font-weight="normal"/>
    </style:style>
    <style:style style:name="T11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7" style:family="text">
      <style:text-properties fo:language="en" fo:country="US" fo:font-style="normal" fo:font-weight="normal" style:font-style-asian="italic"/>
    </style:style>
    <style:style style:name="T118" style:family="text">
      <style:text-properties fo:language="en" fo:country="US" fo:font-style="normal" style:font-style-asian="normal" style:font-style-complex="normal"/>
    </style:style>
    <style:style style:name="T119" style:family="text">
      <style:text-properties fo:font-weight="normal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style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fo:font-weight="normal"/>
    </style:style>
    <style:style style:name="T124" style:family="text">
      <style:text-properties fo:language="ru" fo:country="RU"/>
    </style:style>
    <style:style style:name="T125" style:family="text">
      <style:text-properties fo:language="ru" fo:country="RU" fo:font-style="italic" style:font-style-asian="italic"/>
    </style:style>
    <style:style style:name="T126" style:family="text">
      <style:text-properties fo:language="ru" fo:country="RU" fo:font-style="italic" style:font-style-asian="italic" style:font-style-complex="italic"/>
    </style:style>
    <style:style style:name="T127" style:family="text">
      <style:text-properties fo:language="ru" fo:country="RU" fo:font-style="italic" fo:font-weight="bold" style:font-style-asian="italic" style:font-weight-asian="bold" style:font-style-complex="italic"/>
    </style:style>
    <style:style style:name="T128" style:family="text">
      <style:text-properties fo:language="ru" fo:country="RU" style:font-style-complex="italic"/>
    </style:style>
    <style:style style:name="T129" style:family="text">
      <style:text-properties fo:language="ru" fo:country="RU" fo:font-weight="bold" style:font-weight-asian="bold" style:font-style-complex="italic" style:font-weight-complex="bold"/>
    </style:style>
    <style:style style:name="T130" style:family="text">
      <style:text-properties fo:language="ru" fo:country="RU" fo:font-style="normal"/>
    </style:style>
    <style:style style:name="T131" style:family="text">
      <style:text-properties fo:language="ru" fo:country="RU" fo:font-style="normal" fo:font-weight="normal"/>
    </style:style>
    <style:style style:name="T132" style:family="text">
      <style:text-properties fo:language="ru" fo:country="RU" fo:font-style="normal" fo:font-weight="normal" style:font-style-asian="italic"/>
    </style:style>
    <style:style style:name="T133" style:family="text">
      <style:text-properties fo:language="ru" fo:country="RU" fo:font-style="normal" style:font-style-asian="italic" style:font-style-complex="italic"/>
    </style:style>
    <style:style style:name="T134" style:family="text">
      <style:text-properties fo:language="ru" fo:country="RU"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135" style:family="text">
      <style:text-properties fo:language="ru" fo:country="RU" fo:font-weight="normal"/>
    </style:style>
    <style:style style:name="T136" style:family="text">
      <style:text-properties style:font-weight-asian="bold" style:font-weight-complex="bold"/>
    </style:style>
    <style:style style:name="T137" style:family="text">
      <style:text-properties style:font-weight-asian="normal"/>
    </style:style>
    <style:style style:name="T138" style:family="text">
      <style:text-properties style:font-weight-asian="normal" style:font-weight-complex="normal"/>
    </style:style>
    <style:style style:name="T139" style:family="text">
      <style:text-properties fo:font-style="normal"/>
    </style:style>
    <style:style style:name="T140" style:family="text">
      <style:text-properties fo:font-style="normal" fo:font-weight="normal"/>
    </style:style>
    <style:style style:name="T141" style:family="text">
      <style:text-properties fo:font-style="normal" fo:font-weight="normal" style:font-style-asian="italic" style:font-style-complex="italic"/>
    </style:style>
    <style:style style:name="T142" style:family="text">
      <style:text-properties style:font-name="Times New Roman"/>
    </style:style>
    <style:style style:name="T143" style:family="text">
      <style:text-properties fo:font-size="14pt"/>
    </style:style>
    <style:style style:name="T144" style:family="text">
      <style:text-properties fo:font-size="14pt" fo:language="uk" fo:country="UA" style:font-size-asian="14pt" style:font-size-complex="14pt"/>
    </style:style>
    <style:style style:name="T145" style:family="text">
      <style:text-properties style:use-window-font-color="true"/>
    </style:style>
    <style:style style:name="T146" style:family="text">
      <style:text-properties style:use-window-font-color="true" style:font-name="Times New Roman"/>
    </style:style>
    <style:style style:name="T147" style:family="text">
      <style:text-properties style:use-window-font-color="true" style:font-name="Times New Roman" fo:font-size="14pt" style:font-size-asian="14pt" style:font-size-complex="14pt"/>
    </style:style>
    <style:style style:name="T148" style:family="text">
      <style:text-properties style:use-window-font-color="true" fo:font-size="14pt" style:font-size-asian="14pt" style:font-size-complex="14pt"/>
    </style:style>
    <style:style style:name="T149" style:family="text">
      <style:text-properties style:use-window-font-color="true" style:font-name="Times New Roman" fo:font-size="14pt" style:font-size-asian="14pt" style:font-size-complex="14pt"/>
    </style:style>
    <style:style style:name="T150" style:family="text">
      <style:text-properties style:font-size-asian="14pt"/>
    </style:style>
    <style:style style:name="T151" style:family="text">
      <style:text-properties style:font-style-asian="normal"/>
    </style:style>
    <style:style style:name="T152" style:family="text">
      <style:text-properties style:font-size-complex="14pt"/>
    </style:style>
    <style:style style:name="T153" style:family="text">
      <style:text-properties style:font-style-complex="normal"/>
    </style:style>
    <style:style style:name="T154" style:family="text">
      <style:text-properties style:font-weight-complex="normal"/>
    </style:style>
    <style:style style:name="T155" style:family="text">
      <style:text-properties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column table:style-name="Dictionary.J"/>
        <table:table-row>
          <table:table-cell table:style-name="Dictionary.A1" table:number-rows-spanned="2" office:value-type="string">
            <text:p text:style-name="P3">1</text:p>
          </table:table-cell>
          <table:table-cell table:style-name="Dictionary.B1" table:number-columns-spanned="3" office:value-type="string">
            <text:p text:style-name="P4"><text:span text:style-name="T25">БАСАМА</text:span><text:span text:style-name="T25"></text:span><text:span text:style-name="T25">НИТИ</text:span></text:p>
            <text:p text:style-name="P6"><text:span text:style-name="T46">-ню, -ниш,</text:span><text:span text:style-name="T25"> дієсл., недок., перех., інд.-авт.</text:span></text:p>
          </table:table-cell>
          <table:covered-table-cell/>
          <table:covered-table-cell/>
          <table:table-cell table:style-name="Dictionary.E1" table:number-columns-spanned="3" office:value-type="string">
            <text:p text:style-name="P8"><text:span text:style-name="T115">утворене суфіксальним способом, похідне від слова</text:span><text:span text:style-name="T49"> </text:span><text:span text:style-name="T38">басаман</text:span></text:p>
          </table:table-cell>
          <table:covered-table-cell/>
          <table:covered-table-cell/>
          <table:table-cell table:style-name="Dictionary.H1" table:number-columns-spanned="3" office:value-type="string">
            <text:p text:style-name="P13">Гойдається вечора зламана віть,</text:p>
            <text:p text:style-name="P13">і синню тяжкою в осінній пожежі</text:p>
            <text:p text:style-name="P7"><text:span text:style-name="T25">мій дух </text:span><text:span text:style-name="T41">басаманить</text:span><text:span text:style-name="T25">. </text:span><text:span text:style-name="T46">(П‑1, 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" table:number-columns-spanned="9" office:value-type="string">
            <text:p text:style-name="P32"><text:span text:style-name="T64">басам</text:span><text:span text:style-name="T64">а</text:span><text:span text:style-name="T67"></text:span><text:span text:style-name="T64">н</text:span></text:p>
            <text:p text:style-name="P32"><text:span text:style-name="T66">-у, </text:span><text:span text:style-name="T75">ч.</text:span><text:span text:style-name="T66">, </text:span><text:span text:style-name="T75">розм.</text:span></text:p>
            <text:p text:style-name="P33">Смуга на тілі від удару. || Смуга на тканині і т. і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</text:p>
          </table:table-cell>
          <table:table-cell table:style-name="Dictionary.B3" table:number-columns-spanned="3" office:value-type="string">
            <text:p text:style-name="P28">БІЛЬ-ЖАДА</text:p>
            <text:p text:style-name="P9"><text:span text:style-name="T45">-и</text:span><text:span text:style-name="T8"></text:span><text:span text:style-name="T45">,</text:span><text:span text:style-name="T26"> ім., ж., інд.-авт.</text:span></text:p>
          </table:table-cell>
          <table:covered-table-cell/>
          <table:covered-table-cell/>
          <table:table-cell table:style-name="Dictionary.E3" table:number-columns-spanned="3" office:value-type="string">
            <text:p text:style-name="P9"><text:span text:style-name="T113">утворене способом словоскладання, похідне від слів:</text:span><text:span text:style-name="T37"> </text:span><text:span text:style-name="T40">бі</text:span><text:span text:style-name="T4"></text:span><text:span text:style-name="T40">ль</text:span><text:span text:style-name="T37"> і </text:span><text:span text:style-name="T40">жада</text:span><text:span text:style-name="T4"></text:span></text:p>
          </table:table-cell>
          <table:covered-table-cell/>
          <table:covered-table-cell/>
          <table:table-cell table:style-name="Dictionary.H3" table:number-columns-spanned="3" office:value-type="string">
            <text:p text:style-name="P9"><text:span text:style-name="T73">Рі</text:span><text:span text:style-name="T17"></text:span><text:span text:style-name="T26">чки тепла ковбаня,</text:span></text:p>
            <text:p text:style-name="P14">літеплена вода.</text:p>
            <text:p text:style-name="P14">Ось тобі, сну – смеркання,</text:p>
            <text:p text:style-name="P9"><text:span text:style-name="T26">спогад твій – </text:span><text:span text:style-name="T29">біль-жада</text:span><text:span text:style-name="T26">.</text:span><text:span text:style-name="T25"> (П‑2, 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" table:number-columns-spanned="4" office:value-type="string">
            <text:p text:style-name="P34">біль</text:p>
            <text:p text:style-name="P44"><text:span text:style-name="T94">I </text:span><text:span text:style-name="T95">болю, </text:span><text:span text:style-name="T97">ч.</text:span></text:p>
            <text:p text:style-name="P36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</text:p>
          </table:table-cell>
          <table:covered-table-cell/>
          <table:covered-table-cell/>
          <table:covered-table-cell/>
          <table:table-cell table:style-name="Dictionary.F4" table:number-columns-spanned="5" office:value-type="string">
            <text:p text:style-name="P35"><text:span text:style-name="T64">жаг</text:span><text:span text:style-name="T64">а</text:span><text:span text:style-name="T67"></text:span><text:span text:style-name="T64"> (жада</text:span><text:span text:style-name="T67"></text:span><text:span text:style-name="T64">)</text:span></text:p>
            <text:p text:style-name="P44"><text:span text:style-name="T95">-и, </text:span><text:span text:style-name="T97">ч.</text:span></text:p>
            <text:p text:style-name="P36">1) Велике бажання пити; спрага.</text:p>
            <text:p text:style-name="P38"><text:span text:style-name="T119">2) </text:span><text:span text:style-name="T123">перен.</text:span><text:span text:style-name="T119"> Велике, нестримне бажання чого-небудь. || </text:span><text:span text:style-name="T123">до чого</text:span><text:span text:style-name="T119">, </text:span><text:span text:style-name="T123">чого</text:span><text:span text:style-name="T119">. Прагнення до чого-небудь, до володіння чим-небудь, до досягнення якоїсь ме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</text:p>
          </table:table-cell>
          <table:table-cell table:style-name="Dictionary.B5" table:number-columns-spanned="3" office:value-type="string">
            <text:p text:style-name="P28">Біль-самотА</text:p>
            <text:p text:style-name="P9"><text:span text:style-name="T25">-и</text:span><text:span text:style-name="T3"></text:span><text:span text:style-name="T25">, </text:span><text:span text:style-name="T26">ім., ж., інд.-авт.</text:span></text:p>
          </table:table-cell>
          <table:covered-table-cell/>
          <table:covered-table-cell/>
          <table:table-cell table:style-name="Dictionary.E5" table:number-columns-spanned="3" office:value-type="string">
            <text:p text:style-name="P23"><text:span text:style-name="T109">утворене способом словоскладання, похідне від слів:</text:span><text:span text:style-name="T109"> </text:span><text:span text:style-name="T110">бі</text:span><text:span text:style-name="T5"></text:span><text:span text:style-name="T110">ль</text:span><text:span text:style-name="T109"> і </text:span><text:span text:style-name="T110">самота</text:span><text:span text:style-name="T5"></text:span></text:p>
          </table:table-cell>
          <table:covered-table-cell/>
          <table:covered-table-cell/>
          <table:table-cell table:style-name="Dictionary.H5" table:number-columns-spanned="3" office:value-type="string">
            <text:p text:style-name="P14">…і вже ти, як цятка, і вже над пітьмою</text:p>
            <text:p text:style-name="P9"><text:span text:style-name="T26">спалахуєш зойками </text:span><text:span text:style-name="T29">біль-самоти</text:span><text:span text:style-name="T26">.</text:span><text:span text:style-name="T25"> (П‑2, 18).</text:span></text:p>
          </table:table-cell>
          <table:covered-table-cell/>
          <table:covered-table-cell/>
        </table:table-row>
        <table:table-row>
          <table:covered-table-cell/>
          <table:table-cell table:style-name="Dictionary.B6" table:number-columns-spanned="4" office:value-type="string">
            <text:p text:style-name="P23"><text:span text:style-name="T110">бі</text:span><text:span text:style-name="T5"></text:span><text:span text:style-name="T110">ль </text:span><text:span text:style-name="T112">(див. 2)</text:span></text:p>
          </table:table-cell>
          <table:covered-table-cell/>
          <table:covered-table-cell/>
          <table:covered-table-cell/>
          <table:table-cell table:style-name="Dictionary.F6" table:number-columns-spanned="5" office:value-type="string">
            <text:p text:style-name="P35"><text:span text:style-name="T106">самот</text:span><text:span text:style-name="T106">а</text:span><text:span text:style-name="T41"></text:span></text:p>
            <text:p text:style-name="P44"><text:span text:style-name="T95">-и, </text:span><text:span text:style-name="T97">ж.</text:span></text:p>
            <text:p text:style-name="P45"><text:soft-page-break/><text:span text:style-name="T96">1) Стан за знач. самітний, самотній; самотність. || Гостре відчуття відокремленості, ізольованості від кого-, чого-небудь.</text:span></text:p>
            <text:p text:style-name="P39"><text:span text:style-name="T66">2) </text:span><text:span text:style-name="T75">у знач.</text:span><text:span text:style-name="T66"> </text:span><text:span text:style-name="T75">присл.</text:span><text:span text:style-name="T66"> самот</text:span><text:span text:style-name="T66">о</text:span><text:span text:style-name="T66">ю. Без нікого; наодинці. || Без сім'ї, рідних, близьких, друзів; сам. || Окремо від інших; осібн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</text:p>
          </table:table-cell>
          <table:table-cell table:style-name="Dictionary.B7" table:number-columns-spanned="3" office:value-type="string">
            <text:p text:style-name="P28">Вичамрілий</text:p>
            <text:p text:style-name="P9"><text:span text:style-name="T25">-а, -е, </text:span><text:span text:style-name="T27">дієпр. пас. мин. ч., інд.-авт.</text:span></text:p>
          </table:table-cell>
          <table:covered-table-cell/>
          <table:covered-table-cell/>
          <table:table-cell table:style-name="Dictionary.E7" table:number-columns-spanned="3" office:value-type="string">
            <text:p text:style-name="P9"><text:span text:style-name="T51">утворене суфіксальним способом, похідне від слова </text:span><text:span text:style-name="T41">ви</text:span><text:span text:style-name="T4"></text:span><text:span text:style-name="T41">чамріти </text:span></text:p>
          </table:table-cell>
          <table:covered-table-cell/>
          <table:covered-table-cell/>
          <table:table-cell table:style-name="Dictionary.H7" table:number-columns-spanned="3" office:value-type="string">
            <text:p text:style-name="P14">…оце Дніпро, це жайвірна – Софія,</text:p>
            <text:p text:style-name="P9"><text:span text:style-name="T26">а це Ярила </text:span><text:span text:style-name="T29">вичамрілий</text:span><text:span text:style-name="T26"> яр.</text:span><text:span text:style-name="T25"> 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8" table:number-columns-spanned="9" office:value-type="string">
            <text:p text:style-name="P9"><text:span text:style-name="T41">ви</text:span><text:span text:style-name="T4"></text:span><text:span text:style-name="T41">чамріти </text:span><text:span text:style-name="T56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</text:p>
          </table:table-cell>
          <table:table-cell table:style-name="Dictionary.B9" table:number-columns-spanned="3" office:value-type="string">
            <text:p text:style-name="P28">ВІДТонкоголóсити</text:p>
            <text:p text:style-name="P9"><text:span text:style-name="T26">-шу, -сиш, дієсл., </text:span><text:span text:style-name="T27">недок., перех., інд.-авт.</text:span></text:p>
          </table:table-cell>
          <table:covered-table-cell/>
          <table:covered-table-cell/>
          <table:table-cell table:style-name="Dictionary.E9" table:number-columns-spanned="3" office:value-type="string">
            <text:p text:style-name="P26"><text:span text:style-name="T133">утворене способом зрощення і префіксальним, похідне від слів:</text:span><text:span text:style-name="T25"> </text:span><text:span text:style-name="T41">тóнко</text:span><text:span text:style-name="T25"> і </text:span><text:span text:style-name="T41">голóсити</text:span></text:p>
          </table:table-cell>
          <table:covered-table-cell/>
          <table:covered-table-cell/>
          <table:table-cell table:style-name="Dictionary.H9" table:number-columns-spanned="3" office:value-type="string">
            <text:p text:style-name="P15">Нехай-но і помру - </text:p>
            <text:p text:style-name="P9"><text:span text:style-name="T27">та він за мене </text:span><text:span text:style-name="T31">відтонкоголосить</text:span></text:p>
            <text:p text:style-name="P9"><text:span text:style-name="T27">три тисячі пропащих вечорів… </text:span><text:span text:style-name="T45">(П‑1, 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" table:number-columns-spanned="4" office:value-type="string">
            <text:p text:style-name="P35"><text:span text:style-name="T106">т</text:span><text:span text:style-name="T106">о</text:span><text:span text:style-name="T41"></text:span><text:span text:style-name="T106">нко</text:span></text:p>
            <text:p text:style-name="P45"><text:span text:style-name="T96">Присл. до тонкий.</text:span></text:p>
          </table:table-cell>
          <table:covered-table-cell/>
          <table:covered-table-cell/>
          <table:covered-table-cell/>
          <table:table-cell table:style-name="Dictionary.F10" table:number-columns-spanned="5" office:value-type="string">
            <text:p text:style-name="P35"><text:span text:style-name="T106">голос</text:span><text:span text:style-name="T106">и</text:span><text:span text:style-name="T41"></text:span><text:span text:style-name="T106">ти</text:span></text:p>
            <text:p text:style-name="P44"><text:span text:style-name="T94">I </text:span><text:span text:style-name="T95">-ошу, -осиш, </text:span><text:span text:style-name="T97">недок.</text:span></text:p>
            <text:p text:style-name="P36">1) Голосно плакати.</text:p>
            <text:p text:style-name="P39"><text:span text:style-name="T66">3) Кричати, вигукувати що-небудь. </text:span><text:span text:style-name="T75">Ґвалтом голосити</text:span><text:span text:style-name="T6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</text:p>
          </table:table-cell>
          <table:table-cell table:style-name="Dictionary.B11" table:number-columns-spanned="3" office:value-type="string">
            <text:p text:style-name="P9"><text:span text:style-name="T3">ВсебезО</text:span><text:span text:style-name="T4"></text:span><text:span text:style-name="T3">дня</text:span></text:p>
            <text:p text:style-name="P9"><text:span text:style-name="T25">-і, </text:span><text:span text:style-name="T26">ім., ж., інд.-авт.</text:span></text:p>
          </table:table-cell>
          <table:covered-table-cell/>
          <table:covered-table-cell/>
          <table:table-cell table:style-name="Dictionary.E11" table:number-columns-spanned="3" office:value-type="string">
            <text:p text:style-name="P9"><text:span text:style-name="T117">утворене способом основословоскладання, похідне від слів:</text:span> <text:span text:style-name="T107">все</text:span><text:span text:style-name="T120"> і</text:span><text:span text:style-name="T107"> безо</text:span><text:span text:style-name="T4"></text:span><text:span text:style-name="T107">дня</text:span></text:p>
          </table:table-cell>
          <table:covered-table-cell/>
          <table:covered-table-cell/>
          <table:table-cell table:style-name="Dictionary.H11" table:number-columns-spanned="3" office:value-type="string">
            <text:p text:style-name="P14">Земля посовгнулась. Пливе</text:p>
            <text:p text:style-name="P9"><text:span text:style-name="T26">розщілиною </text:span><text:span text:style-name="T29">всебезодні</text:span><text:span text:style-name="T25">. (П‑1, 1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" table:number-columns-spanned="4" office:value-type="string">
            <text:p text:style-name="P34">весь (все)</text:p>
            <text:p text:style-name="P44"><text:span text:style-name="T94">I </text:span><text:span text:style-name="T95">(ввесь, увесь), всього (усього), </text:span><text:span text:style-name="T97">ч.</text:span><text:span text:style-name="T95">, вся (уся), всієї (усієї), </text:span><text:span text:style-name="T97">ж.</text:span><text:span text:style-name="T95">, все (усе), всього (усього), </text:span><text:span text:style-name="T97">с.</text:span><text:span text:style-name="T95">, </text:span><text:span text:style-name="T97">займ.</text:span><text:span text:style-name="T95"> </text:span><text:span text:style-name="T97">означ.</text:span><text:span text:style-name="T95">,</text:span></text:p>
            <text:p text:style-name="P36">1) Означає щось як ціле, неподільне, взяте повністю. || Означає цілковите охоплення чим-небудь якоїсь особи, предмета, явища. || всі, всіх, <text:span text:style-name="T121">мн.</text:span> Означає цілковите охоплення окремих однорідних осіб, предметів, явищ – кожного у нерозривному зв'язку з іншим. || <text:span text:style-name="T121">у сполуч.</text:span> <text:span text:style-name="T121">з </text:span><text:span text:style-name="T121">абстр.</text:span> <text:span text:style-name="T121">ім.</text:span> Означає вищий ступінь виявлення якості, стану і т. ін.</text:p>
            <text:p text:style-name="P36">2) <text:span text:style-name="T121">у знач.</text:span> <text:span text:style-name="T121">ім.</text:span> все, всього, <text:span text:style-name="T121">с.</text:span> Вичерпне охоплення, сукупність предметів, явищ, дій, понять; те, що є, без винятку. || всі, всіх, <text:span text:style-name="T121">мн.</text:span> У повному складі, без винятку. || все, <text:span text:style-name="T121">мн.</text:span> всі. Уживається як узагальнююче слово в переліку.</text:p>
            <text:p text:style-name="P36">3) <text:span text:style-name="T121">при </text:span><text:span text:style-name="T121">ім.</text:span> <text:span text:style-name="T121">з </text:span><text:span text:style-name="T121">прийм.</text:span> з (зо), на. Утворює сполуки способу дії, що означають повноту, посилений перебіг дії.</text:p>
          </table:table-cell>
          <table:covered-table-cell/>
          <table:covered-table-cell/>
          <table:covered-table-cell/>
          <table:table-cell table:style-name="Dictionary.F12" table:number-columns-spanned="5" office:value-type="string">
            <text:p text:style-name="P35"><text:span text:style-name="T106">без</text:span><text:span text:style-name="T106">о</text:span><text:span text:style-name="T41"></text:span><text:span text:style-name="T106">дня</text:span></text:p>
            <text:p text:style-name="P44"><text:span text:style-name="T95">-і, </text:span><text:span text:style-name="T97">ж.</text:span></text:p>
            <text:p text:style-name="P36">1) Глибоке провалля; прірва.</text:p>
            <text:p text:style-name="P36">2) <text:span text:style-name="T121">чого</text:span>, <text:span text:style-name="T121">перен.</text:span> Про дуже велику кількість, найвищий ступінь вияву чог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</text:p>
          </table:table-cell>
          <table:table-cell table:style-name="Dictionary.B13" table:number-columns-spanned="3" office:value-type="string">
            <text:p text:style-name="P9"><text:span text:style-name="T3">ВсебЕ</text:span><text:span text:style-name="T4"></text:span><text:span text:style-name="T3">зрух</text:span>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13" table:number-columns-spanned="3" office:value-type="string">
            <text:p text:style-name="P9"><text:span text:style-name="T117">утворене способом основоскладання, похідне від слів:</text:span> <text:soft-page-break/><text:span text:style-name="T107">все</text:span><text:span text:style-name="T120">,</text:span><text:span text:style-name="T107"> без </text:span><text:span text:style-name="T120">і</text:span><text:span text:style-name="T107"> рух</text:span></text:p>
          </table:table-cell>
          <table:covered-table-cell/>
          <table:covered-table-cell/>
          <table:table-cell table:style-name="Dictionary.H13" table:number-columns-spanned="3" office:value-type="string">
            <text:p text:style-name="P14">У штольнях ночей вертикальних</text:p>
            <text:p text:style-name="P14">іде схарапуджене дляння</text:p>
            <text:p text:style-name="P9"><text:soft-page-break/><text:span text:style-name="T29">всебезруху</text:span><text:span text:style-name="T26">…</text:span><text:span text:style-name="T25"> 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" table:number-columns-spanned="3" office:value-type="string">
            <text:p text:style-name="P5">все <text:span text:style-name="T119">(див. 6)</text:span></text:p>
          </table:table-cell>
          <table:covered-table-cell/>
          <table:covered-table-cell/>
          <table:table-cell table:style-name="Dictionary.E14" table:number-columns-spanned="4" office:value-type="string">
            <text:p text:style-name="P34">без</text:p>
            <text:p text:style-name="P44"><text:span text:style-name="T94">I </text:span><text:span text:style-name="T97">прийм.</text:span><text:span text:style-name="T95">, </text:span><text:span text:style-name="T97">з род. в.</text:span></text:p>
            <text:p text:style-name="P41"><text:span text:style-name="T63">1) Вказує на відсутність кого-, чого-небудь. || </text:span><text:span text:style-name="T74">у сполуч.</text:span><text:span text:style-name="T63"> </text:span><text:span text:style-name="T74">з </text:span><text:span text:style-name="T74">ім.</text:span><text:span text:style-name="T63"> </text:span><text:span text:style-name="T74">у </text:span><text:span text:style-name="T74">род. в.</text:span><text:span text:style-name="T63">Уживається як означення (предмета або особи). || </text:span><text:span text:style-name="T74">у сполуч.</text:span><text:span text:style-name="T63"> </text:span><text:span text:style-name="T74">з деякими</text:span><text:span text:style-name="T74">ім.</text:span><text:span text:style-name="T63"> Уживається у значенні прислівника від відповідного іменника з префіксом без або не. || </text:span><text:span text:style-name="T74">у сполуч.</text:span><text:span text:style-name="T63"> </text:span><text:span text:style-name="T74">з </text:span><text:span text:style-name="T74">абстр.</text:span><text:span text:style-name="T63"> </text:span><text:span text:style-name="T74">ім.</text:span><text:span text:style-name="T63"> </text:span><text:span text:style-name="T74">перев.</text:span><text:span text:style-name="T63"> </text:span><text:span text:style-name="T74">із </text:span><text:span text:style-name="T74">знач.</text:span><text:span text:style-name="T63"> </text:span><text:span text:style-name="T74">дії або стану</text:span><text:span text:style-name="T63">. Передає заперечення дії.</text:span></text:p>
          </table:table-cell>
          <table:covered-table-cell/>
          <table:covered-table-cell/>
          <table:covered-table-cell/>
          <table:table-cell table:style-name="Dictionary.I14" table:number-columns-spanned="2" office:value-type="string">
            <text:p text:style-name="P34">рух</text:p>
            <text:p text:style-name="P44"><text:span text:style-name="T95">-у, </text:span><text:span text:style-name="T97">ч.</text:span></text:p>
            <text:p text:style-name="P36">1) <text:span text:style-name="T121">філос.</text:span> 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36">6) Зміна в душевному стані, викликана яким-небудь почуттям, переживанням і т. ін. || Розвиток процесу мислення в людини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3">8</text:p>
          </table:table-cell>
          <table:table-cell table:style-name="Dictionary.B15" table:number-columns-spanned="3" office:value-type="string">
            <text:p text:style-name="P9"><text:span text:style-name="T3">ВсебІ</text:span><text:span text:style-name="T4"></text:span><text:span text:style-name="T3">дий</text:span></text:p>
            <text:p text:style-name="P9"><text:span text:style-name="T25">-а, -е, </text:span><text:span text:style-name="T27">прикм., інд.-авт.</text:span></text:p>
          </table:table-cell>
          <table:covered-table-cell/>
          <table:covered-table-cell/>
          <table:table-cell table:style-name="Dictionary.E15" table:number-columns-spanned="3" office:value-type="string">
            <text:p text:style-name="P23"><text:span text:style-name="T109">утворене складнофлективним способом, похідне від слів:</text:span><text:span text:style-name="T109"> </text:span><text:span text:style-name="T110">все </text:span><text:span text:style-name="T112">і</text:span><text:span text:style-name="T110"> бі</text:span><text:span text:style-name="T5"></text:span><text:span text:style-name="T110">дний</text:span></text:p>
          </table:table-cell>
          <table:covered-table-cell/>
          <table:covered-table-cell/>
          <table:table-cell table:style-name="Dictionary.H15" table:number-columns-spanned="3" office:value-type="string">
            <text:p text:style-name="P17">Тож – в неба провалля в бездоння, бездолий</text:p>
            <text:p text:style-name="P17">нагірний, невірний, западистий рай,</text:p>
            <text:p text:style-name="P26"><text:span text:style-name="T29">всебідий</text:span><text:span text:style-name="T26">, всегнівний, всещедрий, всекволий.</text:span></text:p>
            <text:p text:style-name="P26"><text:span text:style-name="T26">А що під крилом твоїм? Кара – карай.</text:span><text:span text:style-name="T25"> 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16" table:number-columns-spanned="5" office:value-type="string">
            <text:p text:style-name="P35"><text:span text:style-name="T106">б</text:span><text:span text:style-name="T106">і</text:span><text:span text:style-name="T4"></text:span><text:span text:style-name="T106">дний</text:span></text:p>
            <text:p text:style-name="P44"><text:span text:style-name="T95">-а, -е.</text:span></text:p>
            <text:p text:style-name="P36"><text:soft-page-break/>1) Який живе в нужді, нестатках; убогий; <text:span text:style-name="T121">прот.</text:span> багатий. || Недостатньо забезпечений матеріально; небагатий, незаможний. || <text:span text:style-name="T121">у знач.</text:span> <text:span text:style-name="T121">ім.</text:span> бідний, -ного, <text:span text:style-name="T121">ч.</text:span> Убога людина, бідняк.</text:p>
            <text:p text:style-name="P36">2) Такий, як у бідняка, <text:span text:style-name="T121">власт.</text:span> біднякові; недорогий, непишний.</text:p>
            <text:p text:style-name="P36">3) Невеликий кількістю, недостатній.</text:p>
            <text:p text:style-name="P36">4) Який має в незначній кількості потрібні риси, ознаки.</text:p>
            <text:p text:style-name="P36">5) <text:span text:style-name="T121">на що</text:span>, <text:span text:style-name="T121">чим</text:span>. Який має, містить мало, недостатньо чого-небудь.</text:p>
            <text:p text:style-name="P36">6) Який викликає співчуття; нещасний, бідолаш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</text:p>
          </table:table-cell>
          <table:table-cell table:style-name="Dictionary.B17" table:number-columns-spanned="3" office:value-type="string">
            <text:p text:style-name="P9"><text:span text:style-name="T3">ВсевельмО</text:span><text:span text:style-name="T4"></text:span><text:span text:style-name="T3">жний</text:span><text:span text:style-name="T25"> (</text:span><text:span text:style-name="T41">усевельмо</text:span><text:span text:style-name="T25"></text:span><text:span text:style-name="T41">жний</text:span><text:span text:style-name="T25">)</text:span>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17" table:number-columns-spanned="3" office:value-type="string">
            <text:p text:style-name="P9"><text:span text:style-name="T117">утворене способом основоскладання, похідне від слів:</text:span> <text:span text:style-name="T107">все</text:span> і <text:span text:style-name="T107">вельмо</text:span><text:span text:style-name="T4"></text:span><text:span text:style-name="T107">жний</text:span></text:p>
          </table:table-cell>
          <table:covered-table-cell/>
          <table:covered-table-cell/>
          <table:table-cell table:style-name="Dictionary.H17" table:number-columns-spanned="3" office:value-type="string">
            <text:p text:style-name="P14">Розкоше світу, йми мене в полон,</text:p>
            <text:p text:style-name="P14">адже і ти така, як я, порожня.</text:p>
            <text:p text:style-name="P9"><text:span text:style-name="T26">Тож полони мене, </text:span><text:span text:style-name="T29">усевельможна</text:span><text:span text:style-name="T26">,</text:span></text:p>
            <text:p text:style-name="P9"><text:span text:style-name="T26">дай перейти з тобою Рубікон</text:span><text:span text:style-name="T25">. (П‑1, 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18" table:number-columns-spanned="5" office:value-type="string">
            <text:p text:style-name="P35"><text:span text:style-name="T106">вельм</text:span><text:span text:style-name="T106">о</text:span><text:span text:style-name="T4"></text:span><text:span text:style-name="T106">жний</text:span></text:p>
            <text:p text:style-name="P44"><text:span text:style-name="T95">-а, -е, </text:span><text:span text:style-name="T97">заст.</text:span></text:p>
            <text:p text:style-name="P36">1) Родовитий, знатний, багатий, який має значну владу. || <text:span text:style-name="T121">у знач.</text:span> <text:span text:style-name="T121">ім.</text:span>вельможний, -ного, <text:span text:style-name="T121">ч.</text:span>; <text:soft-page-break/>вельможна, -ної, <text:span text:style-name="T121">ж.</text:span></text:p>
            <text:p text:style-name="P39"><text:span text:style-name="T66">2) </text:span><text:span text:style-name="T75">у сполуч.</text:span><text:span text:style-name="T66"> </text:span><text:span text:style-name="T75">зі </text:span><text:span text:style-name="T75">сл.</text:span><text:span text:style-name="T66"> пан, пані. Вживалось у звертанні до особи (або в розмові про неї), яка посідала високе суспільне становище, мала </text:span><text:span text:style-name="T66">значну влад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</text:p>
          </table:table-cell>
          <table:table-cell table:style-name="Dictionary.B19" table:number-columns-spanned="3" office:value-type="string">
            <text:p text:style-name="P9"><text:span text:style-name="T3">ВсевідрА</text:span><text:span text:style-name="T4"></text:span><text:span text:style-name="T3">да</text:span></text:p>
            <text:p text:style-name="P9"><text:span text:style-name="T25">-и, </text:span><text:span text:style-name="T26">ім., інд.-авт.</text:span></text:p>
          </table:table-cell>
          <table:covered-table-cell/>
          <table:covered-table-cell/>
          <table:table-cell table:style-name="Dictionary.E19" table:number-columns-spanned="3" office:value-type="string">
            <text:p text:style-name="P9"><text:span text:style-name="T45">утворене способом основословоскладання, похідне від слів:</text:span> <text:span text:style-name="T107">все</text:span> і <text:span text:style-name="T107">відра</text:span><text:span text:style-name="T4"></text:span><text:span text:style-name="T107">да</text:span></text:p>
          </table:table-cell>
          <table:covered-table-cell/>
          <table:covered-table-cell/>
          <table:table-cell table:style-name="Dictionary.H19" table:number-columns-spanned="3" office:value-type="string">
            <text:p text:style-name="P14">Треба щедро – серцем одним, устами</text:p>
            <text:p text:style-name="P14">ледь розпуклими – розпелюстити втіхи гін,</text:p>
            <text:p text:style-name="P9"><text:span text:style-name="T29">всевідради</text:span><text:span text:style-name="T26">! Сонце бо йде – за нами.</text:span><text:span text:style-name="T25"> (П‑1, 106);</text:span></text:p>
            <text:p text:style-name="P14">Снують думок рої,</text:p>
            <text:p text:style-name="P14">котрим немає ради</text:p>
            <text:p text:style-name="P14">(смертельні перепади!),</text:p>
            <text:p text:style-name="P9"><text:span text:style-name="T26">а сонце </text:span><text:span text:style-name="T29">всевідради</text:span></text:p>
            <text:p text:style-name="P9"><text:span text:style-name="T26">всеглядно постає.</text:span><text:span text:style-name="T25"> (П‑1, 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20" table:number-columns-spanned="5" office:value-type="string">
            <text:p text:style-name="P35"><text:span text:style-name="T106">відр</text:span><text:span text:style-name="T106">а</text:span><text:span text:style-name="T4"></text:span><text:span text:style-name="T106">да</text:span></text:p>
            <text:p text:style-name="P44"><text:span text:style-name="T95">-и, </text:span><text:span text:style-name="T97">ж.</text:span></text:p>
            <text:p text:style-name="P36">Те, що заспокоює, сповнює радістю; втіха, задоволе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</text:p>
          </table:table-cell>
          <table:table-cell table:style-name="Dictionary.B21" table:number-columns-spanned="3" office:value-type="string">
            <text:p text:style-name="P9"><text:span text:style-name="T3">Всевіки</text:span><text:span text:style-name="T25"> (</text:span><text:span text:style-name="T41">всеві</text:span><text:span text:style-name="T4"></text:span><text:span text:style-name="T25">к)</text:span></text:p>
            <text:p text:style-name="P14">присл., інд.-авт.</text:p>
          </table:table-cell>
          <table:covered-table-cell/>
          <table:covered-table-cell/>
          <table:table-cell table:style-name="Dictionary.E21" table:number-columns-spanned="3" office:value-type="string">
            <text:p text:style-name="P9"><text:span text:style-name="T45">утворене способом основоскладання, похідне від слів:</text:span> <text:span text:style-name="T107">все</text:span> і <text:span text:style-name="T107">віки</text:span><text:span text:style-name="T4"></text:span></text:p>
          </table:table-cell>
          <table:covered-table-cell/>
          <table:covered-table-cell/>
          <table:table-cell table:style-name="Dictionary.H21" table:number-columns-spanned="3" office:value-type="string">
            <text:p text:style-name="P14">Задосить. Приостань. Упився гроз?</text:p>
            <text:p text:style-name="P9"><text:span text:style-name="T26">Від правіків на </text:span><text:span text:style-name="T29">всевіки</text:span><text:span text:style-name="T26"> упився?</text:span><text:span text:style-name="T25"> (П‑1, 165);</text:span></text:p>
            <text:p text:style-name="P14">Забарні слова,</text:p>
            <text:p text:style-name="P14">що з тіла мертвого летіли</text:p>
            <text:p text:style-name="P14">і споминами душу гріли,</text:p>
            <text:p text:style-name="P14"><text:soft-page-break/>що, наче дошка гробова,</text:p>
            <text:p text:style-name="P9"><text:span text:style-name="T26">позаклякала на </text:span><text:span text:style-name="T29">всевік</text:span><text:span text:style-name="T26">.</text:span><text:span text:style-name="T25"> 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22" table:number-columns-spanned="5" office:value-type="string">
            <text:p text:style-name="P34">вік</text:p>
            <text:p text:style-name="P44"><text:span text:style-name="T95">-у, </text:span><text:span text:style-name="T97">ч.</text:span></text:p>
            <text:p text:style-name="P36">1) 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45"><text:span text:style-name="T96">2) Те саме, що сторіччя.</text:span></text:p>
            <text:p text:style-name="P36">3) <text:span text:style-name="T121">з </text:span><text:span text:style-name="T121">означ.</text:span> Період часу, виокремлений за певними ознаками; епоха.<text:span text:style-name="T121">Середні віки</text:span>. || Відрізок часу, який відповідає геологічному ярусові Землі.</text:p>
            <text:p text:style-name="P36">4) <text:span text:style-name="T121">розм.</text:span> Надзвичайно довгий час; вічність.</text:p>
            <text:p text:style-name="P39"><text:span text:style-name="T66">5) </text:span><text:span text:style-name="T75">у знач.</text:span><text:span text:style-name="T66"> </text:span><text:span text:style-name="T75">присл.</text:span><text:span text:style-name="T66"> Надзвичайно довго; завжд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</text:p>
          </table:table-cell>
          <table:table-cell table:style-name="Dictionary.B23" table:number-columns-spanned="3" office:value-type="string">
            <text:p text:style-name="P9"><text:span text:style-name="T3">ВсевІ</text:span><text:span text:style-name="T4"></text:span><text:span text:style-name="T3">кна</text:span></text:p>
            <text:p text:style-name="P9"><text:span text:style-name="T25">всеві</text:span><text:span text:style-name="T4"></text:span><text:span text:style-name="T25">кон, </text:span><text:span text:style-name="T26">ім., мн., інд.-авт.</text:span></text:p>
          </table:table-cell>
          <table:covered-table-cell/>
          <table:covered-table-cell/>
          <table:table-cell table:style-name="Dictionary.E23" table:number-columns-spanned="3" office:value-type="string">
            <text:p text:style-name="P9"><text:span text:style-name="T45">утворене способом основоскладання, похідне від слів:</text:span> <text:span text:style-name="T107">все</text:span> і <text:span text:style-name="T107">вікно</text:span><text:span text:style-name="T4"></text:span></text:p>
          </table:table-cell>
          <table:covered-table-cell/>
          <table:covered-table-cell/>
          <table:table-cell table:style-name="Dictionary.H23" table:number-columns-spanned="3" office:value-type="string">
            <text:p text:style-name="P9"><text:span text:style-name="T26">Заплакані вікна. </text:span><text:span text:style-name="T29">Всевікна</text:span><text:span text:style-name="T26"> твої.</text:span></text:p>
            <text:p text:style-name="P9"><text:span text:style-name="T26">Готуйся до злету. Кінець животінню. </text:span><text:span text:style-name="T4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24" table:number-columns-spanned="5" office:value-type="string">
            <text:p text:style-name="P35"><text:span text:style-name="T106">вікн</text:span><text:span text:style-name="T106">о</text:span><text:span text:style-name="T4"></text:span></text:p>
            <text:p text:style-name="P44"><text:span text:style-name="T95">-а, </text:span><text:span text:style-name="T97">с.</text:span></text:p>
            <text:p text:style-name="P36">1) Отвір для світла й повітря в стіні приміщення (будинку, вагона тощо), куди вставлено раму з шибками. || <text:soft-page-break/>Шибки. || Підвіко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</text:p>
          </table:table-cell>
          <table:table-cell table:style-name="Dictionary.B25" table:number-columns-spanned="3" office:value-type="string">
            <text:p text:style-name="P28">Всегíн</text:p>
            <text:p text:style-name="P9"><text:span text:style-name="T25">-гóну, </text:span><text:span text:style-name="T26">ім., ч., інд.-авт.</text:span></text:p>
          </table:table-cell>
          <table:covered-table-cell/>
          <table:covered-table-cell/>
          <table:table-cell table:style-name="Dictionary.E25" table:number-columns-spanned="3" office:value-type="string">
            <text:p text:style-name="P9"><text:span text:style-name="T117">утворене способом основоскладання, похідне від слів:</text:span> <text:span text:style-name="T107">все</text:span> і <text:span text:style-name="T107">гін</text:span></text:p>
          </table:table-cell>
          <table:covered-table-cell/>
          <table:covered-table-cell/>
          <table:table-cell table:style-name="Dictionary.H25" table:number-columns-spanned="3" office:value-type="string">
            <text:p text:style-name="P14">Ця дорога вседороги</text:p>
            <text:p text:style-name="P9"><text:span text:style-name="T26">всенезустрічі – </text:span><text:span text:style-name="T29">всегону</text:span><text:span text:style-name="T26">.</text:span></text:p>
            <text:p text:style-name="P14">Позирай із заквагону</text:p>
            <text:p text:style-name="P9"><text:span text:style-name="T26">за сузір’ям Козерога. </text:span><text:span text:style-name="T45">(П‑1, 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26" table:number-columns-spanned="5" office:value-type="string">
            <text:p text:style-name="P34">гін</text:p>
            <text:p text:style-name="P44"><text:span text:style-name="T95">гону, </text:span><text:span text:style-name="T97">ч.</text:span></text:p>
            <text:p text:style-name="P45"><text:span text:style-name="T96">1) Дія за знач. гнати і гнатис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</text:p>
          </table:table-cell>
          <table:table-cell table:style-name="Dictionary.B27" table:number-columns-spanned="3" office:value-type="string">
            <text:p text:style-name="P28">Всеглядно</text:p>
            <text:p text:style-name="P16">присл., інд.-авт.</text:p>
          </table:table-cell>
          <table:covered-table-cell/>
          <table:covered-table-cell/>
          <table:table-cell table:style-name="Dictionary.E27" table:number-columns-spanned="3" office:value-type="string">
            <text:p text:style-name="P9"><text:span text:style-name="T49">утворене суфіксальним способом, похідне від слова</text:span><text:span text:style-name="T53"> </text:span><text:span text:style-name="T40">всегля</text:span><text:span text:style-name="T4"></text:span><text:span text:style-name="T40">дний</text:span></text:p>
          </table:table-cell>
          <table:covered-table-cell/>
          <table:covered-table-cell/>
          <table:table-cell table:style-name="Dictionary.H27" table:number-columns-spanned="3" office:value-type="string">
            <text:p text:style-name="P14">Снують думок рої,</text:p>
            <text:p text:style-name="P14">котрим немає ради</text:p>
            <text:p text:style-name="P14">(смертельні перепади!),</text:p>
            <text:p text:style-name="P14">а сонце всевідради</text:p>
            <text:p text:style-name="P9"><text:span text:style-name="T29">всеглядно</text:span><text:span text:style-name="T26"> постає. </text:span><text:span text:style-name="T45">(П‑1, 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" table:number-columns-spanned="9" office:value-type="string">
            <text:p text:style-name="P9"><text:span text:style-name="T40">всегля</text:span><text:span text:style-name="T4"></text:span><text:span text:style-name="T40">дний </text:span><text:span text:style-name="T5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</text:p>
          </table:table-cell>
          <table:table-cell table:style-name="Dictionary.B29" table:number-columns-spanned="3" office:value-type="string">
            <text:p text:style-name="P28">ВсегнІв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29" table:number-columns-spanned="3" office:value-type="string">
            <text:p text:style-name="P9"><text:span text:style-name="T131">утворене складносуфіксальним способом або способом основословоскладання, похідне від слів:</text:span> <text:span text:style-name="T107">все</text:span> і <text:span text:style-name="T107">гні</text:span><text:span text:style-name="T5"></text:span><text:span text:style-name="T107">вний</text:span></text:p>
          </table:table-cell>
          <table:covered-table-cell/>
          <table:covered-table-cell/>
          <table:table-cell table:style-name="Dictionary.H29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covered-table-cell/>
          <table:table-cell table:style-name="Dictionary.B30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30" table:number-columns-spanned="5" office:value-type="string">
            <text:p text:style-name="P35"><text:span text:style-name="T106">гн</text:span><text:span text:style-name="T106">і</text:span><text:span text:style-name="T4"></text:span><text:span text:style-name="T106">вний</text:span></text:p>
            <text:p text:style-name="P44"><text:span text:style-name="T95">-а, -е.</text:span></text:p>
            <text:p text:style-name="P36">Який перебуває в стані нервового збудження, гніву. || Який виражає гнів, перейнятий гніво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</text:p>
          </table:table-cell>
          <table:table-cell table:style-name="Dictionary.B31" table:number-columns-spanned="3" office:value-type="string">
            <text:p text:style-name="P28">ВсеголОд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1" table:number-columns-spanned="3" office:value-type="string">
            <text:p text:style-name="P9"><text:span text:style-name="T131">утворене складносуфіксальни</text:span><text:soft-page-break/><text:span text:style-name="T131">м способом або способом основословоскладання, похідне від слів:</text:span> <text:span text:style-name="T107">все </text:span>і <text:span text:style-name="T107">голо</text:span><text:span text:style-name="T5"></text:span><text:span text:style-name="T107">дний</text:span></text:p>
          </table:table-cell>
          <table:covered-table-cell/>
          <table:covered-table-cell/>
          <table:table-cell table:style-name="Dictionary.H31" table:number-columns-spanned="3" office:value-type="string">
            <text:p text:style-name="P14">Народжені мої бажання,</text:p>
            <text:p text:style-name="P9"><text:span text:style-name="T26">усенестерпні, </text:span><text:span text:style-name="T29">всеголодні</text:span><text:span text:style-name="T26">,</text:span></text:p>
            <text:p text:style-name="P14"><text:soft-page-break/>такі вітри зняли довкола,</text:p>
            <text:p text:style-name="P9"><text:span text:style-name="T26">що все несеться шкереберть. </text:span><text:span text:style-name="T45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32" table:number-columns-spanned="5" office:value-type="string">
            <text:p text:style-name="P35"><text:span text:style-name="T106">гол</text:span><text:span text:style-name="T106">о</text:span><text:span text:style-name="T4"></text:span><text:span text:style-name="T106">дний</text:span></text:p>
            <text:p text:style-name="P44"><text:span text:style-name="T95">-а, -е.</text:span></text:p>
            <text:p text:style-name="P36">1) Який відчуває голод (у 1 <text:span text:style-name="T121">знач.</text:span>). || Який виражає голод. || <text:span text:style-name="T121">у знач.ім.</text:span> голодний, -ного, <text:span text:style-name="T121">ч.</text:span> Той, хто відчуває голод, постійно голодує.</text:p>
            <text:p text:style-name="P36">2) Який настає від голоду; викликаний голодо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</text:p>
          </table:table-cell>
          <table:table-cell table:style-name="Dictionary.B33" table:number-columns-spanned="3" office:value-type="string">
            <text:p text:style-name="P9"><text:span text:style-name="T3">ВседобрО</text:span><text:span text:style-name="T4"></text:span></text:p>
            <text:p text:style-name="P9"><text:span text:style-name="T25">-а</text:span><text:span text:style-name="T4"></text:span><text:span text:style-name="T25">, </text:span><text:span text:style-name="T26">ім., с., інд.-авт.</text:span></text:p>
          </table:table-cell>
          <table:covered-table-cell/>
          <table:covered-table-cell/>
          <table:table-cell table:style-name="Dictionary.E33" table:number-columns-spanned="3" office:value-type="string">
            <text:p text:style-name="P9"><text:span text:style-name="T45">утворене способом основословоскладання, похідне від слів:</text:span> <text:span text:style-name="T107">все</text:span> і <text:span text:style-name="T107">добро</text:span><text:span text:style-name="T4"></text:span></text:p>
          </table:table-cell>
          <table:covered-table-cell/>
          <table:covered-table-cell/>
          <table:table-cell table:style-name="Dictionary.H33" table:number-columns-spanned="3" office:value-type="string">
            <text:p text:style-name="P14">Спасенної тримайся криги,</text:p>
            <text:p text:style-name="P14">пречистої тримайся туги,</text:p>
            <text:p text:style-name="P14">шаленої тримайся муки</text:p>
            <text:p text:style-name="P9"><text:span text:style-name="T26">і так існуй – на </text:span><text:span text:style-name="T29">вседобро</text:span><text:span text:style-name="T26">. </text:span><text:span text:style-name="T45">(П‑2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34" table:number-columns-spanned="5" office:value-type="string">
            <text:p text:style-name="P35"><text:span text:style-name="T106">добр</text:span><text:span text:style-name="T106">о</text:span><text:span text:style-name="T4"></text:span></text:p>
            <text:p text:style-name="P44"><text:span text:style-name="T95">-а, </text:span><text:span text:style-name="T97">с.</text:span></text:p>
            <text:p text:style-name="P39"><text:span text:style-name="T66">1) Усе позитивне в житті людей, що відповідає їхнім інтересам, бажанням, мріям; благо; </text:span><text:span text:style-name="T75">прот.</text:span><text:span text:style-name="T66"> лихо, зло. || Добра, корисна справа, вчинок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</text:p>
          </table:table-cell>
          <table:table-cell table:style-name="Dictionary.B35" table:number-columns-spanned="3" office:value-type="string">
            <text:p text:style-name="P9"><text:span text:style-name="T3">ВседорО</text:span><text:span text:style-name="T4"></text:span><text:span text:style-name="T3">га</text:span></text:p>
            <text:p text:style-name="P9"><text:span text:style-name="T25">-и, </text:span><text:span text:style-name="T26">ім., ж., інд.-авт.</text:span></text:p>
          </table:table-cell>
          <table:covered-table-cell/>
          <table:covered-table-cell/>
          <table:table-cell table:style-name="Dictionary.E35" table:number-columns-spanned="3" office:value-type="string">
            <text:p text:style-name="P9"><text:span text:style-name="T51">утворене способом основоскладання, похідне від слів:</text:span> <text:span text:style-name="T107">все</text:span> і <text:span text:style-name="T107">доро</text:span><text:span text:style-name="T4"></text:span><text:span text:style-name="T107">га</text:span></text:p>
          </table:table-cell>
          <table:covered-table-cell/>
          <table:covered-table-cell/>
          <table:table-cell table:style-name="Dictionary.H35" table:number-columns-spanned="3" office:value-type="string">
            <text:p text:style-name="P9"><text:span text:style-name="T26">Ця дорога </text:span><text:span text:style-name="T29">вседороги</text:span></text:p>
            <text:p text:style-name="P14">всенезустрічі – всегону.</text:p>
            <text:p text:style-name="P14">Позирай із заквагону</text:p>
            <text:p text:style-name="P9"><text:span text:style-name="T26">за сузір’ям Козерога. </text:span><text:span text:style-name="T45">(П‑1, 67);</text:span><text:span text:style-name="T26"> </text:span><text:soft-page-break/><text:span text:style-name="T26">Ламка і витка всеспадна </text:span><text:span text:style-name="T29">вседорога</text:span><text:span text:style-name="T26">.</text:span></text:p>
            <text:p text:style-name="P9"><text:span text:style-name="T26">Дорога до Бога – ламка і витка. </text:span><text:span text:style-name="T4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36" table:number-columns-spanned="5" office:value-type="string">
            <text:p text:style-name="P35"><text:span text:style-name="T106">дор</text:span><text:span text:style-name="T106">о</text:span><text:span text:style-name="T4"></text:span><text:span text:style-name="T106">га</text:span></text:p>
            <text:p text:style-name="P44"><text:span text:style-name="T95">-и, </text:span><text:span text:style-name="T97">ж.</text:span></text:p>
            <text:p text:style-name="P36">1) Смуга землі, по якій їздять і ходять. || Смуга, що лишається як слід після руху кого-, чого-небудь.</text:p>
            <text:p text:style-name="P36">2) Місце для проходу, проїзду. || <text:span text:style-name="T121">перен.</text:span> Доступ куди-небудь, можливість потрапити куди-небудь.</text:p>
            <text:p text:style-name="P36">3) Перебування в русі (йдучи або їдучи куди-небудь).</text:p>
            <text:p text:style-name="P36">4) <text:span text:style-name="T121">у знач.</text:span> <text:span text:style-name="T121">присл.</text:span> дорогою. Під час руху, подорожування куди-небудь.</text:p>
            <text:p text:style-name="P41"><text:span text:style-name="T63">5) Правильний напрямок для руху кого-небудь. || </text:span><text:span text:style-name="T74">перен.</text:span><text:span text:style-name="T63"> Напрямок діяльності, шлях розвитк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</text:p>
          </table:table-cell>
          <table:table-cell table:style-name="Dictionary.B37" table:number-columns-spanned="3" office:value-type="string">
            <text:p text:style-name="P28">Вседорогий</text:p>
            <text:p text:style-name="P9"><text:span text:style-name="T25">-а, -е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7" table:number-columns-spanned="3" office:value-type="string">
            <text:p text:style-name="P9"><text:span text:style-name="T51">утворене способом основоскладання, похідне від слів:</text:span> <text:span text:style-name="T107">все</text:span> і <text:span text:style-name="T107">дороги</text:span><text:span text:style-name="T5"></text:span><text:span text:style-name="T107">й</text:span></text:p>
          </table:table-cell>
          <table:covered-table-cell/>
          <table:covered-table-cell/>
          <table:table-cell table:style-name="Dictionary.H37" table:number-columns-spanned="3" office:value-type="string">
            <text:p text:style-name="P9"><text:span text:style-name="T26">Земля – хитлива і плавка – </text:span><text:span text:style-name="T29">вседорога</text:span><text:span text:style-name="T26"> і всепрощальна - </text:span></text:p>
            <text:p text:style-name="P9"><text:span text:style-name="T26">здоліла стати, щоб благальна помічена була рука. </text:span><text:span text:style-name="T45">(П‑2, 147);</text:span></text:p>
            <text:p text:style-name="P14">Який бо холод довкруги!</text:p>
            <text:p text:style-name="P14">Самотності! Ніде нікого.</text:p>
            <text:p text:style-name="P14">Одна підтримка – голос Бога</text:p>
            <text:p text:style-name="P9"><text:span text:style-name="T29">вседорогий, вседорогий</text:span><text:span text:style-name="T26">. </text:span><text:soft-page-break/><text:span text:style-name="T45">(П‑2, 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38" table:number-columns-spanned="5" office:value-type="string">
            <text:p text:style-name="P35"><text:span text:style-name="T106">дорог</text:span><text:span text:style-name="T106">и</text:span><text:span text:style-name="T4"></text:span><text:span text:style-name="T106">й</text:span></text:p>
            <text:p text:style-name="P44"><text:span text:style-name="T95">-а, -е.</text:span></text:p>
            <text:p text:style-name="P36">1) Який коштує великі гроші; <text:span text:style-name="T121">прот.</text:span> дешевий. || Високий (про ціну).</text:p>
            <text:p text:style-name="P36">2) <text:span text:style-name="T121">перен.</text:span> Який високо ціниться, оберігається, яким дорожать.</text:p>
            <text:p text:style-name="P36">3) Близький, милий серцю. || Бажаний, жданий (про гостей). || У звертанні – для вираження любові, приязн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</text:p>
          </table:table-cell>
          <table:table-cell table:style-name="Dictionary.B39" table:number-columns-spanned="3" office:value-type="string">
            <text:p text:style-name="P28">ВсезАдума</text:p>
            <text:p text:style-name="P9"><text:span text:style-name="T25">-и, </text:span><text:span text:style-name="T26">ім., ж., інд.-авт.</text:span></text:p>
          </table:table-cell>
          <table:covered-table-cell/>
          <table:covered-table-cell/>
          <table:table-cell table:style-name="Dictionary.E39" table:number-columns-spanned="3" office:value-type="string">
            <text:p text:style-name="P9"><text:span text:style-name="T51">утворене способом основоскладання, похідне від слів:</text:span> <text:span text:style-name="T107">все</text:span> і <text:span text:style-name="T107">заду</text:span><text:span text:style-name="T5"></text:span><text:span text:style-name="T107">ма</text:span></text:p>
          </table:table-cell>
          <table:covered-table-cell/>
          <table:covered-table-cell/>
          <table:table-cell table:style-name="Dictionary.H39" table:number-columns-spanned="3" office:value-type="string">
            <text:p text:style-name="P14">Пірни</text:p>
            <text:p text:style-name="P9"><text:span text:style-name="T26">у </text:span><text:span text:style-name="T29">всезадуму</text:span><text:span text:style-name="T26"> і збавляй безчасся. </text:span><text:span text:style-name="T45">(П‑1, 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40" table:number-columns-spanned="5" office:value-type="string">
            <text:p text:style-name="P35"><text:span text:style-name="T106">зад</text:span><text:span text:style-name="T106">у</text:span><text:span text:style-name="T4"></text:span><text:span text:style-name="T106">ма</text:span></text:p>
            <text:p text:style-name="P44"><text:span text:style-name="T95">-и, </text:span><text:span text:style-name="T97">ж.</text:span></text:p>
            <text:p text:style-name="P36">Стан того, хто заглибився в думки, роздум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1</text:p>
          </table:table-cell>
          <table:table-cell table:style-name="Dictionary.B41" table:number-columns-spanned="3" office:value-type="string">
            <text:p text:style-name="P9"><text:span text:style-name="T3">ВсеквО</text:span><text:span text:style-name="T7"></text:span><text:span text:style-name="T3">лий</text:span>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41" table:number-columns-spanned="3" office:value-type="string">
            <text:p text:style-name="P9"><text:span text:style-name="T51">утворене способом основословоскладання, похідне від слів:</text:span> <text:span text:style-name="T107">все </text:span>і <text:span text:style-name="T107">кво</text:span><text:span text:style-name="T7"></text:span><text:span text:style-name="T107">лий</text:span></text:p>
          </table:table-cell>
          <table:covered-table-cell/>
          <table:covered-table-cell/>
          <table:table-cell table:style-name="Dictionary.H41" table:number-columns-spanned="3" office:value-type="string">
            <text:p text:style-name="P14">Тож – в неба провалля в бездоння, бездолий</text:p>
            <text:p text:style-name="P14">нагірний, невірний, западистий рай,</text:p>
            <text:p text:style-name="P9"><text:span text:style-name="T26">всебідий, всегнівний, всещедрий, </text:span><text:span text:style-name="T29">всекволий</text:span><text:span text:style-name="T26">.</text:span></text:p>
            <text:p text:style-name="P14">А що під крилом твоїм? Кара – карай. </text:p>
            <text:p text:style-name="P20"><text:soft-page-break/></text:p>
          </table:table-cell>
          <table:covered-table-cell/>
          <table:covered-table-cell/>
        </table:table-row>
        <table:table-row>
          <table:covered-table-cell/>
          <table:table-cell table:style-name="Dictionary.B42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42" table:number-columns-spanned="5" office:value-type="string">
            <text:p text:style-name="P35"><text:span text:style-name="T106">кв</text:span><text:span text:style-name="T106">о</text:span><text:span text:style-name="T4"></text:span><text:span text:style-name="T106">лий</text:span></text:p>
            <text:p text:style-name="P44"><text:span text:style-name="T95">-а, -е.</text:span></text:p>
            <text:p text:style-name="P36">1) 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41"><text:span text:style-name="T63">2) </text:span><text:span text:style-name="T74">перен.</text:span><text:span text:style-name="T63"> Позбавлений душевної стійкості, твердості, сили волі. || Небадьорий, мляви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2</text:p>
          </table:table-cell>
          <table:table-cell table:style-name="Dictionary.B43" table:number-columns-spanned="3" office:value-type="string">
            <text:p text:style-name="P9"><text:span text:style-name="T3">ВсемежА</text:span><text:span text:style-name="T7"></text:span></text:p>
            <text:p text:style-name="P9"><text:span text:style-name="T25">-и, </text:span><text:span text:style-name="T26">ім., ж., інд.-авт.</text:span></text:p>
          </table:table-cell>
          <table:covered-table-cell/>
          <table:covered-table-cell/>
          <table:table-cell table:style-name="Dictionary.E43" table:number-columns-spanned="3" office:value-type="string">
            <text:p text:style-name="P9"><text:span text:style-name="T51">утворене способом основоскладання, похідне від слів:</text:span> <text:span text:style-name="T107">все</text:span> і <text:span text:style-name="T107">межа</text:span><text:span text:style-name="T7"></text:span></text:p>
          </table:table-cell>
          <table:covered-table-cell/>
          <table:covered-table-cell/>
          <table:table-cell table:style-name="Dictionary.H43" table:number-columns-spanned="3" office:value-type="string">
            <text:p text:style-name="P14">Ти ще – ось-ось. Допіру-но ступив</text:p>
            <text:p text:style-name="P9"><text:span text:style-name="T26">за </text:span><text:span text:style-name="T29">всемежу</text:span><text:span text:style-name="T26">. </text:span><text:span text:style-name="T45">(П‑1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4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44" table:number-columns-spanned="5" office:value-type="string">
            <text:p text:style-name="P35"><text:span text:style-name="T106">меж</text:span><text:span text:style-name="T106">а</text:span><text:span text:style-name="T4"></text:span></text:p>
            <text:p text:style-name="P44"><text:span text:style-name="T95">-і, </text:span><text:span text:style-name="T97">ж.</text:span></text:p>
            <text:p text:style-name="P41"><text:span text:style-name="T63">1) Лінія поділу якої-небудь території; границя (у 1 </text:span><text:span text:style-name="T74">знач.</text:span><text:span text:style-name="T63">). || Лінія, що поділяє землі або води суміжних держав; </text:span><text:span text:style-name="T63">кордон. || Лінія (умовна), що розділяє між собою якісь частини поверхні. || Зорова лінія, що відділяє що-небудь від чогось. || </text:span><text:span text:style-name="T74">перен.</text:span><text:span text:style-name="T63"> Уявна точка на </text:span><text:soft-page-break/><text:span text:style-name="T63">сонячній орбіті, що поділяє лінію орбіти на відрізки, відповідні до ранку, дня або вечора. ||</text:span><text:span text:style-name="T74">між чим і чим</text:span><text:span text:style-name="T63">, </text:span><text:span text:style-name="T74">чого і чого</text:span><text:span text:style-name="T63">, </text:span><text:span text:style-name="T74">перен.</text:span><text:span text:style-name="T63"> Границя поділу, розрізнення яких-небудь явищ, предметів тощ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3</text:p>
          </table:table-cell>
          <table:table-cell table:style-name="Dictionary.B45" table:number-columns-spanned="3" office:value-type="string">
            <text:p text:style-name="P28">Всемолодий</text:p>
            <text:p text:style-name="P9"><text:span text:style-name="T25">-а</text:span><text:span text:style-name="T7"></text:span><text:span text:style-name="T25">, -е</text:span><text:span text:style-name="T7"></text:span><text:span text:style-name="T25">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45" table:number-columns-spanned="3" office:value-type="string">
            <text:p text:style-name="P9"><text:span text:style-name="T45">утворене способом основоскладання, похідне від слів:</text:span> <text:span text:style-name="T107">все</text:span> і <text:span text:style-name="T107">молоди</text:span><text:span text:style-name="T5"></text:span><text:span text:style-name="T107">й</text:span></text:p>
          </table:table-cell>
          <table:covered-table-cell/>
          <table:covered-table-cell/>
          <table:table-cell table:style-name="Dictionary.H45" table:number-columns-spanned="3" office:value-type="string">
            <text:p text:style-name="P14">Усесвіту пустеля</text:p>
            <text:p text:style-name="P14">небавом нас огорне,</text:p>
            <text:p text:style-name="P14">і мертва не воскресне</text:p>
            <text:p text:style-name="P9"><text:span text:style-name="T29">всемолода</text:span><text:span text:style-name="T26"> біда. </text:span><text:span text:style-name="T45">(П‑1, 212);</text:span></text:p>
            <text:p text:style-name="P9"><text:span text:style-name="T26">І, хилячи </text:span><text:span text:style-name="T29">всемолоде</text:span><text:span text:style-name="T26"> чоло,</text:span></text:p>
            <text:p text:style-name="P9"><text:span text:style-name="T26">пройти під поглядом, немов під градом… </text:span><text:span text:style-name="T45">(П‑2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6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46" table:number-columns-spanned="5" office:value-type="string">
            <text:p text:style-name="P35"><text:span text:style-name="T106">молод</text:span><text:span text:style-name="T106">и</text:span><text:span text:style-name="T4"></text:span><text:span text:style-name="T106">й</text:span></text:p>
            <text:p text:style-name="P44"><text:span text:style-name="T95">-а, -е, </text:span><text:span text:style-name="T97">нар.-поет.</text:span></text:p>
            <text:p text:style-name="P45"><text:span text:style-name="T96">1) Який має небагато років, не досяг зрілого віку; юний. || Не старий. || </text:span><text:span text:style-name="T98">у знач.</text:span><text:span text:style-name="T96"> </text:span><text:span text:style-name="T98">ім.</text:span><text:span text:style-name="T96"> молодий, -дого, </text:span><text:span text:style-name="T98">ч.</text:span><text:span text:style-name="T96">; молода, -дої, </text:span><text:span text:style-name="T98">ж.</text:span><text:span text:style-name="T96">; молоде, -дого, </text:span><text:span text:style-name="T98">с.</text:span><text:span text:style-name="T96"> Той, хто має небагато років, ще не старий. || З прізвищем, прізвиськом і т. ін. – означає дітей (на відміну від батьків). || </text:span><text:span text:style-name="T98">у знач.</text:span><text:span text:style-name="T96"> </text:span><text:span text:style-name="T98">ім.</text:span><text:span text:style-name="T96"> молоді, -дих,</text:span><text:span text:style-name="T98">мн.</text:span><text:span text:style-name="T96"> Діти (</text:span><text:span text:style-name="T98">див.</text:span><text:span text:style-name="T96"> діти I 2)). || Стос. до молодості, належний, </text:span><text:span text:style-name="T98">власт.</text:span><text:span text:style-name="T96"> ї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4</text:p>
          </table:table-cell>
          <table:table-cell table:style-name="Dictionary.B47" table:number-columns-spanned="3" office:value-type="string">
            <text:p text:style-name="P5"><text:span text:style-name="T12">ВсеначувА</text:span><text:span text:style-name="T10"></text:span><text:span text:style-name="T12">нний</text:span></text:p>
            <text:p text:style-name="P5"><text:span text:style-name="T56">-а, -е, </text:span><text:span text:style-name="T35">прикм., </text:span><text:span text:style-name="T36">інд.-авт.</text:span></text:p>
          </table:table-cell>
          <table:covered-table-cell/>
          <table:covered-table-cell/>
          <table:table-cell table:style-name="Dictionary.E47" table:number-columns-spanned="3" office:value-type="string">
            <text:p text:style-name="P9"><text:span text:style-name="T51">утворене складносуфіксальним способом, похідне </text:span><text:soft-page-break/><text:span text:style-name="T51">від слів:</text:span> <text:span text:style-name="T107">все </text:span>і <text:span text:style-name="T107">начува</text:span><text:span text:style-name="T7"></text:span><text:span text:style-name="T107">тися</text:span></text:p>
          </table:table-cell>
          <table:covered-table-cell/>
          <table:covered-table-cell/>
          <table:table-cell table:style-name="Dictionary.H47" table:number-columns-spanned="3" office:value-type="string">
            <text:p text:style-name="P9"><text:span text:style-name="T26">І торопкі </text:span><text:span text:style-name="T29">всеначуванні</text:span><text:span text:style-name="T26"> кроки,</text:span></text:p>
            <text:p text:style-name="P9"><text:span text:style-name="T26">то лис блукає – із хвостом рудим. </text:span><text:span text:style-name="T45">(П‑2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8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48" table:number-columns-spanned="5" office:value-type="string">
            <text:p text:style-name="P35"><text:span text:style-name="T106">начув</text:span><text:span text:style-name="T106">а</text:span><text:span text:style-name="T4"></text:span><text:span text:style-name="T106">тися</text:span></text:p>
            <text:p text:style-name="P44"><text:span text:style-name="T95">-аюся, -аєшся, </text:span><text:span text:style-name="T97">недок.</text:span></text:p>
            <text:p text:style-name="P39"><text:span text:style-name="T66">Чекати розплати, помсти. || </text:span><text:span text:style-name="T75">чого</text:span><text:span text:style-name="T66">. Чекати чого-небудь неприємног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5</text:p>
          </table:table-cell>
          <table:table-cell table:style-name="Dictionary.B49" table:number-columns-spanned="3" office:value-type="string">
            <text:p text:style-name="P5"><text:span text:style-name="T12">ВсенедочекА</text:span><text:span text:style-name="T10"></text:span><text:span text:style-name="T12">вшися</text:span></text:p>
            <text:p text:style-name="P19">дієприсл., док., інд.-авт.</text:p>
          </table:table-cell>
          <table:covered-table-cell/>
          <table:covered-table-cell/>
          <table:table-cell table:style-name="Dictionary.E49" table:number-columns-spanned="3" office:value-type="string">
            <text:p text:style-name="P9"><text:span text:style-name="T131">утворене способом основоскладання і суфіксально-префіксальним, похідне від слів:</text:span> <text:span text:style-name="T107">все</text:span> і <text:span text:style-name="T107">не дочека</text:span><text:span text:style-name="T9"></text:span><text:span text:style-name="T107">тися</text:span></text:p>
          </table:table-cell>
          <table:covered-table-cell/>
          <table:covered-table-cell/>
          <table:table-cell table:style-name="Dictionary.H49" table:number-columns-spanned="3" office:value-type="string">
            <text:p text:style-name="P14">Ну й долечка! Прождати на життя - </text:p>
            <text:p text:style-name="P9"><text:span text:style-name="T26">і </text:span><text:span text:style-name="T29">всенедочекавшися</text:span><text:span text:style-name="T26"> – померти! </text:span><text:span text:style-name="T45">(П‑1, 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0" table:number-columns-spanned="3" office:value-type="string">
            <text:p text:style-name="P5">все <text:span text:style-name="T119">(див. 6)</text:span></text:p>
          </table:table-cell>
          <table:covered-table-cell/>
          <table:covered-table-cell/>
          <table:table-cell table:style-name="Dictionary.E50" table:number-columns-spanned="4" office:value-type="string">
            <text:p text:style-name="P35">не</text:p>
            <text:p text:style-name="P44"><text:span text:style-name="T97">запереч.</text:span><text:span text:style-name="T95"> </text:span><text:span text:style-name="T97">част.</text:span></text:p>
            <text:p text:style-name="P36">1) 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"навіть", "ще", "й" і т. ін.), що <text:soft-page-break/>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</text:p>
          </table:table-cell>
          <table:covered-table-cell/>
          <table:covered-table-cell/>
          <table:covered-table-cell/>
          <table:table-cell table:style-name="Dictionary.I50" table:number-columns-spanned="2" office:value-type="string">
            <text:p text:style-name="P35"><text:span text:style-name="T106">дочек</text:span><text:span text:style-name="T106">а</text:span><text:span text:style-name="T4"></text:span><text:span text:style-name="T106">тися</text:span></text:p>
            <text:p text:style-name="P44"><text:span text:style-name="T95">-аюся, -аєшся, </text:span><text:span text:style-name="T97">док.</text:span><text:span text:style-name="T95">, дочікуватися, -уюся, -уєшся, </text:span><text:span text:style-name="T97">недок.</text:span></text:p>
            <text:p text:style-name="P36">Пробути, прожити до того часу, поки настане, з'явиться очікуване; діждатися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3">26</text:p>
          </table:table-cell>
          <table:table-cell table:style-name="Dictionary.B51" table:number-columns-spanned="3" office:value-type="string">
            <text:p text:style-name="P5"><text:span text:style-name="T12">ВсенеНАждА</text:span><text:span text:style-name="T10"></text:span><text:span text:style-name="T12">н</text:span><text:span text:style-name="T12">ний</text:span></text:p>
            <text:p text:style-name="P5"><text:span text:style-name="T56">-а, -е, </text:span><text:span text:style-name="T35">прикм., </text:span><text:span text:style-name="T36">інд.-авт.</text:span></text:p>
          </table:table-cell>
          <table:covered-table-cell/>
          <table:covered-table-cell/>
          <table:table-cell table:style-name="Dictionary.E51" table:number-columns-spanned="3" office:value-type="string">
            <text:p text:style-name="P24"><text:span text:style-name="T135">утворене способом основоскладання і суфіксально-префіксальним, похідне від слів:</text:span><text:span text:style-name="T56"> </text:span><text:span text:style-name="T25">все</text:span><text:span text:style-name="T56"> і </text:span><text:span text:style-name="T25">не жда</text:span><text:span text:style-name="T1"></text:span><text:span text:style-name="T25">ти</text:span></text:p>
          </table:table-cell>
          <table:covered-table-cell/>
          <table:covered-table-cell/>
          <table:table-cell table:style-name="Dictionary.H51" table:number-columns-spanned="3" office:value-type="string">
            <text:p text:style-name="P14">я забуваюся, коли цнота</text:p>
            <text:p text:style-name="P14">пречистого пребілого паперу</text:p>
            <text:p text:style-name="P14">почне мене, відкривши добру еру</text:p>
            <text:p text:style-name="P14">натхнення в тиші, і коли мета</text:p>
            <text:p text:style-name="P9"><text:span text:style-name="T26">мене в полон імкне, </text:span><text:span text:style-name="T29">всененажданна</text:span><text:span text:style-name="T26">. </text:span><text:span text:style-name="T45">(П‑2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2" table:number-columns-spanned="3" office:value-type="string">
            <text:p text:style-name="P5">все <text:span text:style-name="T119">(див. 6)</text:span></text:p>
          </table:table-cell>
          <table:covered-table-cell/>
          <table:covered-table-cell/>
          <table:table-cell table:style-name="Dictionary.E52" table:number-columns-spanned="4" office:value-type="string">
            <text:p text:style-name="P5">не <text:span text:style-name="T119">(див. 25)</text:span></text:p>
          </table:table-cell>
          <table:covered-table-cell/>
          <table:covered-table-cell/>
          <table:covered-table-cell/>
          <table:table-cell table:style-name="Dictionary.I52" table:number-columns-spanned="2" office:value-type="string">
            <text:p text:style-name="P35"><text:span text:style-name="T106">жд</text:span><text:span text:style-name="T106">а</text:span><text:span text:style-name="T4"></text:span><text:span text:style-name="T106">ти</text:span></text:p>
            <text:p text:style-name="P44"><text:span text:style-name="T95">жду, ждеш, </text:span><text:span text:style-name="T97">недок.</text:span></text:p>
            <text:p text:style-name="P36">1) <text:span text:style-name="T121">перех.</text:span> Перебувати де-небудь, щоб побачити когось, зустрітися з кимось; чекати, очікувати. || <text:span text:style-name="T121">перех.</text:span> <text:span text:style-name="T121">і </text:span><text:span text:style-name="T121">неперех.</text:span>, <text:span text:style-name="T121">кого</text:span>, <text:span text:style-name="T121">чого</text:span>, <text:span text:style-name="T121">на кого </text:span>–<text:span text:style-name="T121">що</text:span>, <text:span text:style-name="T121">зі </text:span><text:span text:style-name="T121">спол.</text:span> Розраховувати на чиє-небудь повернення, на прихід, появу когось, чогось, на здійснення чогось.</text:p>
            <text:p text:style-name="P42"><text:soft-page-break/><text:span text:style-name="T66">2) </text:span><text:span text:style-name="T75">перех.</text:span><text:span text:style-name="T66"> </text:span><text:span text:style-name="T75">і </text:span><text:span text:style-name="T75">неперех.</text:span><text:span text:style-name="T66"> Надіятися на що-небудь, сподіватися чогось; чекати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3">27</text:p>
          </table:table-cell>
          <table:table-cell table:style-name="Dictionary.B53" table:number-columns-spanned="3" office:value-type="string">
            <text:p text:style-name="P28">Всенезустріч</text:p>
            <text:p text:style-name="P9"><text:span text:style-name="T25">-і, </text:span><text:span text:style-name="T26">ім., ж., інд.-авт.</text:span></text:p>
          </table:table-cell>
          <table:covered-table-cell/>
          <table:covered-table-cell/>
          <table:table-cell table:style-name="Dictionary.E53" table:number-columns-spanned="3" office:value-type="string">
            <text:p text:style-name="P9"><text:span text:style-name="T51">утворене способом зрощення, похідне від слів:</text:span> <text:span text:style-name="T107">все</text:span> і <text:span text:style-name="T107">незу</text:span><text:span text:style-name="T5"></text:span><text:span text:style-name="T107">стріч</text:span></text:p>
          </table:table-cell>
          <table:covered-table-cell/>
          <table:covered-table-cell/>
          <table:table-cell table:style-name="Dictionary.H53" table:number-columns-spanned="3" office:value-type="string">
            <text:p text:style-name="P14">Ця дорога вседороги</text:p>
            <text:p text:style-name="P9"><text:span text:style-name="T29">всенезустрічі</text:span><text:span text:style-name="T26"> – всегону.</text:span></text:p>
            <text:p text:style-name="P14">Позирай із заквагону</text:p>
            <text:p text:style-name="P9"><text:span text:style-name="T26">за сузір’ям Козерога. </text:span><text:span text:style-name="T45">(П‑1, 67);</text:span></text:p>
            <text:p text:style-name="P14">Що мав – привиділось, причулося,</text:p>
            <text:p text:style-name="P9"><text:span text:style-name="T26">на </text:span><text:span text:style-name="T29">всенезустріч</text:span><text:span text:style-name="T26">, всепрощання. </text:span><text:span text:style-name="T45">(П‑1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4" table:number-columns-spanned="3" office:value-type="string">
            <text:p text:style-name="P5">все <text:span text:style-name="T119">(див. 6)</text:span></text:p>
          </table:table-cell>
          <table:covered-table-cell/>
          <table:covered-table-cell/>
          <table:table-cell table:style-name="Dictionary.E54" table:number-columns-spanned="4" office:value-type="string">
            <text:p text:style-name="P5">не <text:span text:style-name="T119">(див. 25)</text:span></text:p>
          </table:table-cell>
          <table:covered-table-cell/>
          <table:covered-table-cell/>
          <table:covered-table-cell/>
          <table:table-cell table:style-name="Dictionary.I54" table:number-columns-spanned="2" office:value-type="string">
            <text:p text:style-name="P35"><text:span text:style-name="T106">з</text:span><text:span text:style-name="T106">у</text:span><text:span text:style-name="T4"></text:span><text:span text:style-name="T106">стріч</text:span></text:p>
            <text:p text:style-name="P44"><text:span text:style-name="T95">-і, </text:span><text:span text:style-name="T97">ж.</text:span><text:span text:style-name="T95">, </text:span><text:span text:style-name="T97">кого</text:span><text:span text:style-name="T95">, </text:span><text:span text:style-name="T97">чого</text:span><text:span text:style-name="T95">, </text:span><text:span text:style-name="T97">з ким </text:span><text:span text:style-name="T95">– </text:span><text:span text:style-name="T97">чим і без додатка</text:span><text:span text:style-name="T95">.</text:span></text:p>
            <text:p text:style-name="P36">1) Зближення з ким-, чим-небудь, хто (що) рухається навпроти.</text:p>
            <text:p text:style-name="P41"><text:span text:style-name="T63">2) 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74">рідко</text:span><text:span text:style-name="T63">. Знайомство.</text:span></text:p>
          </table:table-cell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3">28</text:p>
          </table:table-cell>
          <table:table-cell table:style-name="Dictionary.B55" table:number-columns-spanned="3" office:value-type="string">
            <text:p text:style-name="P9"><text:span text:style-name="T3">Всенезустріч</text:span><text:span text:style-name="T1">-</text:span><text:span text:style-name="T3">всегíн</text:span></text:p>
            <text:p text:style-name="P9"><text:span text:style-name="T25">-гону, </text:span><text:span text:style-name="T26">ім., ж., інд.-авт.</text:span></text:p>
          </table:table-cell>
          <table:covered-table-cell/>
          <table:covered-table-cell/>
          <table:table-cell table:style-name="Dictionary.E55" table:number-columns-spanned="3" office:value-type="string">
            <text:p text:style-name="P9"><text:span text:style-name="T51">утворене способом словоскладання, похідне від слів:</text:span><text:span text:style-name="T37"> </text:span><text:span text:style-name="T40">всенезу</text:span><text:span text:style-name="T4"></text:span><text:span text:style-name="T40">стріч</text:span><text:span text:style-name="T37"> і </text:span><text:span text:style-name="T40">всегі</text:span><text:span text:style-name="T4"></text:span><text:span text:style-name="T40">н</text:span></text:p>
          </table:table-cell>
          <table:covered-table-cell/>
          <table:covered-table-cell/>
          <table:table-cell table:style-name="Dictionary.H55" table:number-columns-spanned="3" office:value-type="string">
            <text:p text:style-name="P14">Ця дорога вседороги,</text:p>
            <text:p text:style-name="P9"><text:span text:style-name="T29">всенезустрічі-всегону</text:span><text:span text:style-name="T26">,</text:span></text:p>
            <text:p text:style-name="P14">позирай із зак-вагону</text:p>
            <text:p text:style-name="P9"><text:span text:style-name="T26">за сузір’ям Козерога. </text:span><text:span text:style-name="T45">(П‑1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6" table:number-columns-spanned="4" office:value-type="string">
            <text:p text:style-name="P9"><text:span text:style-name="T40">всенезу</text:span><text:span text:style-name="T4"></text:span><text:span text:style-name="T40">стріч </text:span><text:span text:style-name="T57">(див. 27)</text:span></text:p>
          </table:table-cell>
          <table:covered-table-cell/>
          <table:covered-table-cell/>
          <table:covered-table-cell/>
          <table:table-cell table:style-name="Dictionary.F56" table:number-columns-spanned="5" office:value-type="string">
            <text:p text:style-name="P9"><text:span text:style-name="T40">всегі</text:span><text:span text:style-name="T4"></text:span><text:span text:style-name="T40">н </text:span><text:span text:style-name="T57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9</text:p>
          </table:table-cell>
          <table:table-cell table:style-name="Dictionary.B57" table:number-columns-spanned="3" office:value-type="string">
            <text:p text:style-name="P9"><text:span text:style-name="T3">ВсенепІзнани</text:span><text:span text:style-name="T3">й</text:span>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57" table:number-columns-spanned="3" office:value-type="string">
            <text:p text:style-name="P9"><text:span text:style-name="T51">утворене способом основоскладання, похідне від слів:</text:span> <text:span text:style-name="T107">все</text:span> і <text:span text:style-name="T107">непі</text:span><text:span text:style-name="T5"></text:span><text:span text:style-name="T107">знаний</text:span></text:p>
          </table:table-cell>
          <table:covered-table-cell/>
          <table:covered-table-cell/>
          <table:table-cell table:style-name="Dictionary.H57" table:number-columns-spanned="3" office:value-type="string">
            <text:p text:style-name="P14">…попелясті зозулі</text:p>
            <text:p text:style-name="P14">вістили роки: жий однині</text:p>
            <text:p text:style-name="P9"><text:span text:style-name="T26">на </text:span><text:span text:style-name="T29">всенепізнаній</text:span><text:span text:style-name="T26"> землі. </text:span><text:span text:style-name="T45">(П‑1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8" table:number-columns-spanned="4" office:value-type="string">
            <text:p text:style-name="P5">все (див. 6)</text:p>
          </table:table-cell>
          <table:covered-table-cell/>
          <table:covered-table-cell/>
          <table:covered-table-cell/>
          <table:table-cell table:style-name="Dictionary.F58" table:number-columns-spanned="5" office:value-type="string">
            <text:p text:style-name="P35"><text:span text:style-name="T106">неп</text:span><text:span text:style-name="T106">і</text:span><text:span text:style-name="T4"></text:span><text:span text:style-name="T106">знаний</text:span></text:p>
            <text:p text:style-name="P44"><text:span text:style-name="T95">-а, -е.</text:span></text:p>
            <text:p text:style-name="P36">Якого ще не пізнали, не вивчил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0</text:p>
          </table:table-cell>
          <table:table-cell table:style-name="Dictionary.B59" table:number-columns-spanned="3" office:value-type="string">
            <text:p text:style-name="P28">ВсенепогАс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59" table:number-columns-spanned="3" office:value-type="string">
            <text:p text:style-name="P9"><text:span text:style-name="T51">утворене способом основоскладання, похідне від слів:</text:span> <text:span text:style-name="T107">все</text:span> і <text:span text:style-name="T107">непога</text:span><text:span text:style-name="T5"></text:span><text:span text:style-name="T107">сний</text:span></text:p>
          </table:table-cell>
          <table:covered-table-cell/>
          <table:covered-table-cell/>
          <table:table-cell table:style-name="Dictionary.H59" table:number-columns-spanned="3" office:value-type="string">
            <text:p text:style-name="P14">оце світіння полохких світань</text:p>
            <text:p text:style-name="P14">світів жертовних, що мене запалює</text:p>
            <text:p text:style-name="P9"><text:span text:style-name="T29">всенепогасним</text:span><text:span text:style-name="T26"> і ламким, як крига,</text:span></text:p>
            <text:p text:style-name="P9"><text:span text:style-name="T26">огнем співучих надторосів – криг. </text:span><text:span text:style-name="T45">(П‑1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60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60" table:number-columns-spanned="5" office:value-type="string">
            <text:p text:style-name="P35"><text:span text:style-name="T106">непог</text:span><text:span text:style-name="T106">а</text:span><text:span text:style-name="T4"></text:span><text:span text:style-name="T106">сний</text:span></text:p>
            <text:p text:style-name="P44"><text:span text:style-name="T95">-а, -е.</text:span></text:p>
            <text:p text:style-name="P36">1) Який не гасне, якого не можна погасити; невгасимий.</text:p>
            <text:p text:style-name="P39"><text:span text:style-name="T66">2) </text:span><text:span text:style-name="T75">перен.</text:span><text:span text:style-name="T66"> Який з часом не втрачає своєї сили; неослабний. || Якого не можна стримати, угамув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1</text:p>
          </table:table-cell>
          <table:table-cell table:style-name="Dictionary.B61" table:number-columns-spanned="3" office:value-type="string">
            <text:p text:style-name="P28">ВсенепокОра</text:p>
            <text:p text:style-name="P9"><text:soft-page-break/><text:span text:style-name="T25">-и, </text:span><text:span text:style-name="T26">ім., ж., інд.-авт.</text:span></text:p>
          </table:table-cell>
          <table:covered-table-cell/>
          <table:covered-table-cell/>
          <table:table-cell table:style-name="Dictionary.E61" table:number-columns-spanned="3" office:value-type="string">
            <text:p text:style-name="P9"><text:span text:style-name="T51">утворене способом </text:span><text:soft-page-break/><text:span text:style-name="T51">основоскладання, похідне від слів:</text:span> <text:span text:style-name="T107">все</text:span> і <text:span text:style-name="T107">непоко</text:span><text:span text:style-name="T2"></text:span><text:span text:style-name="T107">ра</text:span></text:p>
          </table:table-cell>
          <table:covered-table-cell/>
          <table:covered-table-cell/>
          <table:table-cell table:style-name="Dictionary.H61" table:number-columns-spanned="3" office:value-type="string">
            <text:p text:style-name="P14">Страшна ковбаня – чорна і <text:soft-page-break/>масна.</text:p>
            <text:p text:style-name="P14">І дух тяжкий повзе, немов потвора,</text:p>
            <text:p text:style-name="P9"><text:span text:style-name="T26">в лещатах дум твоя </text:span><text:span text:style-name="T29">всенепокора</text:span><text:span text:style-name="T26">,</text:span></text:p>
            <text:p text:style-name="P9"><text:span text:style-name="T26">стою на кладці. Дозираю дна. </text:span><text:span text:style-name="T45">(П‑1, 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2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62" table:number-columns-spanned="5" office:value-type="string">
            <text:p text:style-name="P35"><text:span text:style-name="T106">непок</text:span><text:span text:style-name="T106">о</text:span><text:span text:style-name="T4"></text:span><text:span text:style-name="T106">ра</text:span></text:p>
            <text:p text:style-name="P44"><text:span text:style-name="T95">-и, </text:span><text:span text:style-name="T97">ж.</text:span></text:p>
            <text:p text:style-name="P36">Небажання або відмова підкорятися кому-небудь, слухатися когось і т. і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2</text:p>
          </table:table-cell>
          <table:table-cell table:style-name="Dictionary.B63" table:number-columns-spanned="3" office:value-type="string">
            <text:p text:style-name="P9"><text:span text:style-name="T3">ВсенищІ</text:span><text:span text:style-name="T4"></text:span><text:span text:style-name="T3">вність</text:span></text:p>
            <text:p text:style-name="P9"><text:span text:style-name="T25">-ності, </text:span><text:span text:style-name="T26">ім., ж., інд.-авт.</text:span></text:p>
          </table:table-cell>
          <table:covered-table-cell/>
          <table:covered-table-cell/>
          <table:table-cell table:style-name="Dictionary.E63" table:number-columns-spanned="3" office:value-type="string">
            <text:p text:style-name="P9"><text:span text:style-name="T51">утворене складносуфіксальним способом, похідне від слів:</text:span><text:span text:style-name="T37"> </text:span><text:span text:style-name="T40">все </text:span><text:span text:style-name="T57">і </text:span><text:span text:style-name="T40">нищівний</text:span></text:p>
          </table:table-cell>
          <table:covered-table-cell/>
          <table:covered-table-cell/>
          <table:table-cell table:style-name="Dictionary.H63" table:number-columns-spanned="3" office:value-type="string">
            <text:p text:style-name="P14">І ти збагнеш</text:p>
            <text:p text:style-name="P9"><text:span text:style-name="T26">обнавіснілу </text:span><text:span text:style-name="T29">всенищівність</text:span><text:span text:style-name="T26"> роду. </text:span><text:span text:style-name="T45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4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64" table:number-columns-spanned="5" office:value-type="string">
            <text:p text:style-name="P35"><text:span text:style-name="T106">нищівн</text:span><text:span text:style-name="T106">и</text:span><text:span text:style-name="T4"></text:span><text:span text:style-name="T106">й</text:span></text:p>
            <text:p text:style-name="P44"><text:span text:style-name="T95">-а, -е.</text:span></text:p>
            <text:p text:style-name="P36">Який має велику руйнівну, знищувальну силу. || Дуже великий, сильний. || Різкий, нещадний, непримиренний. || Сповнений зневаги, осуду, презирств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3</text:p>
          </table:table-cell>
          <table:table-cell table:style-name="Dictionary.B65" table:number-columns-spanned="3" office:value-type="string">
            <text:p text:style-name="P9"><text:span text:style-name="T3">ВсеО</text:span><text:span text:style-name="T4"></text:span><text:span text:style-name="T3">брій</text:span></text:p>
            <text:p text:style-name="P9"><text:span text:style-name="T25">-ю, </text:span><text:span text:style-name="T26">ім., ч., інд.-авт.</text:span></text:p>
          </table:table-cell>
          <table:covered-table-cell/>
          <table:covered-table-cell/>
          <table:table-cell table:style-name="Dictionary.E65" table:number-columns-spanned="3" office:value-type="string">
            <text:p text:style-name="P9"><text:span text:style-name="T51">утворене способом основоскладання, похідне від слів:</text:span> <text:span text:style-name="T107">все </text:span>і <text:span text:style-name="T107">о</text:span><text:span text:style-name="T4"></text:span><text:span text:style-name="T107">брій</text:span></text:p>
          </table:table-cell>
          <table:covered-table-cell/>
          <table:covered-table-cell/>
          <table:table-cell table:style-name="Dictionary.H65" table:number-columns-spanned="3" office:value-type="string">
            <text:p text:style-name="P14">Старечою ходою</text:p>
            <text:p text:style-name="P14">із костуром – іще бриниш мені</text:p>
            <text:p text:style-name="P9"><text:span text:style-name="T29">всеобрієм</text:span><text:span text:style-name="T26">. </text:span><text:span text:style-name="T45">(П‑1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6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66" table:number-columns-spanned="5" office:value-type="string">
            <text:p text:style-name="P35"><text:span text:style-name="T106">о</text:span><text:span text:style-name="T4"></text:span><text:span text:style-name="T106">брій</text:span></text:p>
            <text:p text:style-name="P44"><text:soft-page-break/><text:span text:style-name="T95">-ю, </text:span><text:span text:style-name="T97">ч.</text:span></text:p>
            <text:p text:style-name="P36">1) 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36">2) Простір, який постає перед очима на відкритій місцевості; видноколо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4</text:p>
          </table:table-cell>
          <table:table-cell table:style-name="Dictionary.B67" table:number-columns-spanned="3" office:value-type="string">
            <text:p text:style-name="P9"><text:span text:style-name="T3">ВсеобрушА</text:span><text:span text:style-name="T4"></text:span><text:span text:style-name="T3">ти</text:span></text:p>
            <text:p text:style-name="P9"><text:span text:style-name="T25">-а</text:span><text:span text:style-name="T4"></text:span><text:span text:style-name="T25">ю, -єш, дієсл., </text:span><text:span text:style-name="T27">недок., перех., інд.-авт.</text:span></text:p>
          </table:table-cell>
          <table:covered-table-cell/>
          <table:covered-table-cell/>
          <table:table-cell table:style-name="Dictionary.E67" table:number-columns-spanned="3" office:value-type="string">
            <text:p text:style-name="P9"><text:span text:style-name="T113">утворене способом основоскладання, похідне від слів:</text:span> <text:span text:style-name="T107">все</text:span> і <text:span text:style-name="T107">обруша</text:span><text:span text:style-name="T4"></text:span><text:span text:style-name="T107">ти</text:span></text:p>
          </table:table-cell>
          <table:covered-table-cell/>
          <table:covered-table-cell/>
          <table:table-cell table:style-name="Dictionary.H67" table:number-columns-spanned="3" office:value-type="string">
            <text:p text:style-name="P9"><text:span text:style-name="T26">Та </text:span><text:span text:style-name="T29">всеобрушає</text:span><text:span text:style-name="T26"> нестерпно</text:span></text:p>
            <text:p text:style-name="P14">двопогляд. У ньому ти сущий,</text:p>
            <text:p text:style-name="P14">померлий, пантруєш живого,</text:p>
            <text:p text:style-name="P9"><text:span text:style-name="T26">зориш за померлим – живий. </text:span><text:span text:style-name="T45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8" table:number-columns-spanned="3" office:value-type="string">
            <text:p text:style-name="P5">все <text:span text:style-name="T119">(див. 6)</text:span></text:p>
          </table:table-cell>
          <table:covered-table-cell/>
          <table:covered-table-cell/>
          <table:table-cell table:style-name="Dictionary.E68" table:number-columns-spanned="6" office:value-type="string">
            <text:p text:style-name="P35"><text:span text:style-name="T65">обр</text:span><text:span text:style-name="T65">у</text:span><text:span text:style-name="T18"></text:span><text:span text:style-name="T65">шувати</text:span></text:p>
            <text:p text:style-name="P44"><text:span text:style-name="T95">-ую, -уєш </text:span><text:span text:style-name="T97">і рідко </text:span><text:span text:style-name="T95">обрушати, -аю, -аєш, </text:span><text:span text:style-name="T97">недок.</text:span><text:span text:style-name="T95">, обрушити, -шу, -шиш,</text:span><text:span text:style-name="T97">док.</text:span><text:span text:style-name="T95">, </text:span><text:span text:style-name="T97">перех.</text:span></text:p>
            <text:p text:style-name="P36">3) <text:span text:style-name="T121">перен.</text:span> 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5</text:p>
          </table:table-cell>
          <table:table-cell table:style-name="Dictionary.B69" table:number-columns-spanned="3" office:value-type="string">
            <text:p text:style-name="P9"><text:span text:style-name="T3">ВсеО</text:span><text:span text:style-name="T4"></text:span><text:span text:style-name="T3">чі</text:span></text:p>
            <text:p text:style-name="P9"><text:span text:style-name="T25">-чéй, </text:span><text:span text:style-name="T26">ім., мн., інд.-авт.</text:span></text:p>
          </table:table-cell>
          <table:covered-table-cell/>
          <table:covered-table-cell/>
          <table:table-cell table:style-name="Dictionary.E69" table:number-columns-spanned="3" office:value-type="string">
            <text:p text:style-name="P9"><text:span text:style-name="T51">утворене способом основоскладання, похідне від слів:</text:span> <text:span text:style-name="T107">все</text:span> і <text:span text:style-name="T107">о</text:span><text:span text:style-name="T4"></text:span><text:span text:style-name="T107">чі</text:span></text:p>
          </table:table-cell>
          <table:covered-table-cell/>
          <table:covered-table-cell/>
          <table:table-cell table:style-name="Dictionary.H69" table:number-columns-spanned="3" office:value-type="string">
            <text:p text:style-name="P14">Узорені, роздумані, прозорі - </text:p>
            <text:p text:style-name="P14">вони – одне високе чудування - </text:p>
            <text:p text:style-name="P14">недоторканна є оця зчужілість</text:p>
            <text:p text:style-name="P9"><text:span text:style-name="T26">і всепрозріння добрих </text:span><text:span text:style-name="T29">всеочей</text:span><text:span text:style-name="T26">. </text:span><text:span text:style-name="T45">(П‑2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0" table:number-columns-spanned="3" office:value-type="string">
            <text:p text:style-name="P5">все <text:span text:style-name="T119">(див. 6)</text:span></text:p>
          </table:table-cell>
          <table:covered-table-cell/>
          <table:covered-table-cell/>
          <table:table-cell table:style-name="Dictionary.E70" table:number-columns-spanned="6" office:value-type="string">
            <text:p text:style-name="P35"><text:span text:style-name="T64">О</text:span><text:span text:style-name="T18"></text:span><text:span text:style-name="T64">ко (</text:span><text:span text:style-name="T64">о</text:span><text:span text:style-name="T18"></text:span><text:span text:style-name="T64">чі)</text:span></text:p>
            <text:p text:style-name="P44"><text:soft-page-break/><text:span text:style-name="T94">I </text:span><text:span text:style-name="T95">-а, </text:span><text:span text:style-name="T97">с.</text:span><text:span text:style-name="T95"> (</text:span><text:span text:style-name="T97">мн.</text:span><text:span text:style-name="T95"> очі, </text:span><text:span text:style-name="T97">рідко </text:span><text:span text:style-name="T95">вічі, очей – </text:span><text:span text:style-name="T97">перев.</text:span><text:span text:style-name="T95"> </text:span><text:span text:style-name="T97">з прийм.</text:span><text:span text:style-name="T95"> у).</text:span></text:p>
            <text:p text:style-name="P45"><text:span text:style-name="T96">1) Орган зору у людини, всіх хребетних та деяких безхребетних тварин. || Те саме, що погляд.</text:span></text:p>
            <text:p text:style-name="P36">2) <text:span text:style-name="T121">розм.</text:span> Здатність бачити; зір. || <text:span text:style-name="T121">тільки </text:span><text:span text:style-name="T121">одн.</text:span> Особлива здатність бачення, властива людині завдяки певній професії, досвіду і т. ін.</text:p>
            <text:p text:style-name="P39"><text:span text:style-name="T66">3) </text:span><text:span text:style-name="T75">перен.</text:span><text:span text:style-name="T66">, </text:span><text:span text:style-name="T75">розм.</text:span><text:span text:style-name="T66"> Піклування, догляд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6</text:p>
          </table:table-cell>
          <table:table-cell table:style-name="Dictionary.B71" table:number-columns-spanned="3" office:value-type="string">
            <text:p text:style-name="P28">Всепам’яткий</text:p>
            <text:p text:style-name="P9"><text:span text:style-name="T25">-á, -é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71" table:number-columns-spanned="3" office:value-type="string">
            <text:p text:style-name="P9"><text:span text:style-name="T51">утворене способом основоскладання, похідне від слів:</text:span> <text:span text:style-name="T107">все</text:span> і <text:span text:style-name="T40">пам’яткий</text:span></text:p>
          </table:table-cell>
          <table:covered-table-cell/>
          <table:covered-table-cell/>
          <table:table-cell table:style-name="Dictionary.H71" table:number-columns-spanned="3" office:value-type="string">
            <text:p text:style-name="P14">Володарю своєї смерті, доля - </text:p>
            <text:p text:style-name="P9"><text:span text:style-name="T29">всепам’ятка</text:span><text:span text:style-name="T26">, всечула, всевидюща - </text:span></text:p>
            <text:p text:style-name="P9"><text:span text:style-name="T26">нічого не забуде, не простить. </text:span><text:span text:style-name="T45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2" table:number-columns-spanned="3" office:value-type="string">
            <text:p text:style-name="P5">все <text:span text:style-name="T119">(див. 6)</text:span></text:p>
          </table:table-cell>
          <table:covered-table-cell/>
          <table:covered-table-cell/>
          <table:table-cell table:style-name="Dictionary.E72" table:number-columns-spanned="6" office:value-type="string">
            <text:p text:style-name="P35"><text:span text:style-name="T65">Пам’ятл</text:span><text:span text:style-name="T65">и</text:span><text:span text:style-name="T18"></text:span><text:span text:style-name="T65">вий (пам’ятки</text:span><text:span text:style-name="T18"></text:span><text:span text:style-name="T65">й)</text:span></text:p>
            <text:p text:style-name="P44"><text:span text:style-name="T95">-а, -е.</text:span></text:p>
            <text:p text:style-name="P36">1) Який має добру пам'ять, здатний легко запам'ятовувати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7</text:p>
          </table:table-cell>
          <table:table-cell table:style-name="Dictionary.B73" table:number-columns-spanned="3" office:value-type="string">
            <text:p text:style-name="P28">ВсепекЕль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73" table:number-columns-spanned="3" office:value-type="string">
            <text:p text:style-name="P23"><text:span text:style-name="T55">утворене способом основоскладання, похідне від слів:</text:span><text:span text:style-name="T25"> </text:span><text:span text:style-name="T41">все</text:span><text:span text:style-name="T25"> і </text:span><text:span text:style-name="T41">пекéльний</text:span></text:p>
          </table:table-cell>
          <table:covered-table-cell/>
          <table:covered-table-cell/>
          <table:table-cell table:style-name="Dictionary.H73" table:number-columns-spanned="3" office:value-type="string">
            <text:p text:style-name="P14">Сяє срібне серце землі</text:p>
            <text:p text:style-name="P9"><text:span text:style-name="T29">всепекельними </text:span><text:span text:style-name="T26">калюжами. </text:span><text:span text:style-name="T45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4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74" table:number-columns-spanned="5" office:value-type="string">
            <text:p text:style-name="P35"><text:span text:style-name="T106">пек</text:span><text:span text:style-name="T106">е</text:span><text:span text:style-name="T4"></text:span><text:span text:style-name="T106">льний</text:span></text:p>
            <text:p text:style-name="P44"><text:span text:style-name="T95">-а, -е.</text:span></text:p>
            <text:p text:style-name="P45"><text:span text:style-name="T96">1) Прикм. до пекло 1). || Який уявно спостерігається в пеклі.</text:span></text:p>
            <text:p text:style-name="P36">2) <text:span text:style-name="T121">перен.</text:span> Важкий, жахливий, нестерпний; такий, як у пеклі. || Надзвичайний за ступенем прояву; <text:soft-page-break/>дуже великий.</text:p>
            <text:p text:style-name="P39"><text:span text:style-name="T66">3) </text:span><text:span text:style-name="T75">перен.</text:span><text:span text:style-name="T66"> Злий, підступний. || </text:span><text:span text:style-name="T75">розм.</text:span><text:span text:style-name="T66"> Уживається як лайливе слов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8</text:p>
          </table:table-cell>
          <table:table-cell table:style-name="Dictionary.B75" table:number-columns-spanned="3" office:value-type="string">
            <text:p text:style-name="P28">ВсеперелЕт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75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pan text:style-name="T40">все</text:span><text:span text:style-name="T37"> і </text:span><text:span text:style-name="T40">перелі</text:span><text:span text:style-name="T4"></text:span><text:span text:style-name="T40">т</text:span></text:p>
          </table:table-cell>
          <table:covered-table-cell/>
          <table:covered-table-cell/>
          <table:table-cell table:style-name="Dictionary.H75" table:number-columns-spanned="3" office:value-type="string">
            <text:p text:style-name="P14">Це божевілля пориву, ця рвань</text:p>
            <text:p text:style-name="P9"><text:span text:style-name="T29">всеперелетів</text:span><text:span text:style-name="T26"> – з пекла і до раю,</text:span></text:p>
            <text:p text:style-name="P9"><text:span text:style-name="T26">це надвисання в смерть… </text:span><text:span text:style-name="T45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6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76" table:number-columns-spanned="5" office:value-type="string">
            <text:p text:style-name="P35"><text:span text:style-name="T106">перел</text:span><text:span text:style-name="T106">і</text:span><text:span text:style-name="T4"></text:span><text:span text:style-name="T106">т</text:span></text:p>
            <text:p text:style-name="P44"><text:span text:style-name="T95">-льоту, </text:span><text:span text:style-name="T97">ч.</text:span></text:p>
            <text:p text:style-name="P45"><text:span text:style-name="T96">1) Дія і стан за знач. перелетіти 1), перелітати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39</text:p>
          </table:table-cell>
          <table:table-cell table:style-name="Dictionary.B77" table:number-columns-spanned="3" office:value-type="string">
            <text:p text:style-name="P28">Всепереляк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77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pan text:style-name="T40">все</text:span><text:span text:style-name="T37"> і </text:span><text:span text:style-name="T40">переляк</text:span></text:p>
          </table:table-cell>
          <table:covered-table-cell/>
          <table:covered-table-cell/>
          <table:table-cell table:style-name="Dictionary.H77" table:number-columns-spanned="3" office:value-type="string">
            <text:p text:style-name="P14">Куди сховатись,</text:p>
            <text:p text:style-name="P14">аби втекти глухонімого болю</text:p>
            <text:p text:style-name="P9"><text:span text:style-name="T26">і таємничого </text:span><text:span text:style-name="T29">Всепереляку</text:span></text:p>
            <text:p text:style-name="P9"><text:span text:style-name="T26">і ницого рятунку Порожнеч? </text:span><text:span text:style-name="T45">(П‑1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8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78" table:number-columns-spanned="5" office:value-type="string">
            <text:p text:style-name="P35"><text:span text:style-name="T106">перел</text:span><text:span text:style-name="T106">я</text:span><text:span text:style-name="T4"></text:span><text:span text:style-name="T106">к</text:span></text:p>
            <text:p text:style-name="P44"><text:span text:style-name="T95">-у, </text:span><text:span text:style-name="T97">ч.</text:span></text:p>
            <text:p text:style-name="P36">Почуття страху, боязні. || Стан, викликаний таким почуттям; зовнішні ознаки такого почутт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0</text:p>
          </table:table-cell>
          <table:table-cell table:style-name="Dictionary.B79" table:number-columns-spanned="3" office:value-type="string">
            <text:p text:style-name="P28">Всепопéреду</text:p>
            <text:p text:style-name="P16">присл., інд.-авт.</text:p>
          </table:table-cell>
          <table:covered-table-cell/>
          <table:covered-table-cell/>
          <table:table-cell table:style-name="Dictionary.E79" table:number-columns-spanned="3" office:value-type="string">
            <text:p text:style-name="P9"><text:span text:style-name="T49">утворене способом зрощення, похідне від слів:</text:span><text:span text:style-name="T37"> </text:span><text:span text:style-name="T40">все</text:span><text:span text:style-name="T37"> і </text:span><text:span text:style-name="T40">попéреду</text:span></text:p>
          </table:table-cell>
          <table:covered-table-cell/>
          <table:covered-table-cell/>
          <table:table-cell table:style-name="Dictionary.H79" table:number-columns-spanned="3" office:value-type="string">
            <text:p text:style-name="P9"><text:span text:style-name="T26">Іду до вас – ви </text:span><text:span text:style-name="T29">всепопереду</text:span><text:span text:style-name="T26">,</text:span></text:p>
            <text:p text:style-name="P9"><text:span text:style-name="T26">за заримим обрієм моїм. </text:span><text:span text:style-name="T45">(П‑2, 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0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80" table:number-columns-spanned="5" office:value-type="string">
            <text:p text:style-name="P35"><text:span text:style-name="T106">поп</text:span><text:span text:style-name="T106">е</text:span><text:span text:style-name="T4"></text:span><text:span text:style-name="T106">реду</text:span></text:p>
            <text:p text:style-name="P44"><text:span text:style-name="T94">I </text:span><text:span text:style-name="T97">присл.</text:span></text:p>
            <text:p text:style-name="P36">1) Перед ким-, чим-небудь, на чолі <text:soft-page-break/>когось, чогось; <text:span text:style-name="T121">прот.</text:span> позаду. || У передній частині чого-небудь. || У числі перших, передових, в авангарді.</text:p>
            <text:p text:style-name="P36">2) Раніше від кого-, чого-небудь; спершу. || За якийсь час до чого-небудь; заздалегідь, наперед. || У минулому, раніше.</text:p>
            <text:p text:style-name="P36">3) На деякій відстані перед ким-, чим-небудь. || На значній віддалі на шляху під час пересування.</text:p>
            <text:p text:style-name="P36">4) У майбутньому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1</text:p>
          </table:table-cell>
          <table:table-cell table:style-name="Dictionary.B81" table:number-columns-spanned="3" office:value-type="string">
            <text:p text:style-name="P28">Всепрозрíння</text:p>
            <text:p text:style-name="P16">ім., с., інд.-авт.</text:p>
          </table:table-cell>
          <table:covered-table-cell/>
          <table:covered-table-cell/>
          <table:table-cell table:style-name="Dictionary.E81" table:number-columns-spanned="3" office:value-type="string">
            <text:p text:style-name="P9"><text:span text:style-name="T49">утворене способом основоскладання, похідне від слів:</text:span><text:span text:style-name="T37"> </text:span><text:span text:style-name="T40">все</text:span><text:span text:style-name="T37"> </text:span><text:span text:style-name="T37">і </text:span><text:span text:style-name="T40">прозрíння</text:span></text:p>
          </table:table-cell>
          <table:covered-table-cell/>
          <table:covered-table-cell/>
          <table:table-cell table:style-name="Dictionary.H81" table:number-columns-spanned="3" office:value-type="string">
            <text:p text:style-name="P14">На всерозхресті люті і жаху,</text:p>
            <text:p text:style-name="P9"><text:span text:style-name="T26">на </text:span><text:span text:style-name="T29">всепрозрінні</text:span><text:span text:style-name="T26"> смертного скрику</text:span></text:p>
            <text:p text:style-name="P14">дай мені, Боже, чесного шляху,</text:p>
            <text:p text:style-name="P9"><text:span text:style-name="T26">дай мені, Боже, гордого лику! </text:span><text:span text:style-name="T45">(П‑1, 153);</text:span></text:p>
            <text:p text:style-name="P14">Узорені, роздумані, прозорі - </text:p>
            <text:p text:style-name="P14">вони – одне високе чудування - </text:p>
            <text:p text:style-name="P14">недоторканна є оця зчужілість</text:p>
            <text:p text:style-name="P9"><text:span text:style-name="T26">і </text:span><text:span text:style-name="T29">всепрозріння</text:span><text:span text:style-name="T26"> добрих всеочей. </text:span><text:span text:style-name="T45">(П‑2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2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82" table:number-columns-spanned="5" office:value-type="string">
            <text:p text:style-name="P35"><text:span text:style-name="T106">прозр</text:span><text:span text:style-name="T106">і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45"><text:span text:style-name="T96">1) Дія і стан за знач. прозрі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2</text:p>
          </table:table-cell>
          <table:table-cell table:style-name="Dictionary.B83" table:number-columns-spanned="3" office:value-type="string">
            <text:p text:style-name="P28">Всепрощáль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83" table:number-columns-spanned="3" office:value-type="string">
            <text:p text:style-name="P9"><text:span text:style-name="T51">утворене способом основословосклада</text:span><text:soft-page-break/><text:span text:style-name="T51">ння, похідне від слів:</text:span><text:span text:style-name="T37"> </text:span><text:span text:style-name="T40">все</text:span><text:span text:style-name="T37"> і </text:span><text:span text:style-name="T40">прощáльний</text:span></text:p>
          </table:table-cell>
          <table:covered-table-cell/>
          <table:covered-table-cell/>
          <table:table-cell table:style-name="Dictionary.H83" table:number-columns-spanned="3" office:value-type="string">
            <text:p text:style-name="P9"><text:span text:style-name="T26">Земля – хитлива і плавка – вседорога і </text:span><text:span text:style-name="T29">всепрощальна</text:span><text:span text:style-name="T26"> - </text:span></text:p>
            <text:p text:style-name="P9"><text:soft-page-break/><text:span text:style-name="T26">здоліла стати, щоб благальна помічена була рука. </text:span><text:span text:style-name="T45">(П‑2, 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4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84" table:number-columns-spanned="5" office:value-type="string">
            <text:p text:style-name="P35"><text:span text:style-name="T106">прощ</text:span><text:span text:style-name="T106">а</text:span><text:span text:style-name="T4"></text:span><text:span text:style-name="T106">льний</text:span></text:p>
            <text:p text:style-name="P44"><text:span text:style-name="T95">-а, -е.</text:span></text:p>
            <text:p text:style-name="P36">1) 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41"><text:span text:style-name="T63">2) </text:span><text:span text:style-name="T74">перен.</text:span><text:span text:style-name="T63"> Останні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3</text:p>
          </table:table-cell>
          <table:table-cell table:style-name="Dictionary.B85" table:number-columns-spanned="3" office:value-type="string">
            <text:p text:style-name="P28">Всепрощá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85" table:number-columns-spanned="3" office:value-type="string">
            <text:p text:style-name="P9"><text:span text:style-name="T51">утворене способом </text:span><text:span text:style-name="T51">основословоскладання, похідне від слів:</text:span><text:span text:style-name="T37"> </text:span><text:span text:style-name="T40">все</text:span><text:span text:style-name="T37"> і </text:span><text:span text:style-name="T40">прощáння</text:span></text:p>
          </table:table-cell>
          <table:covered-table-cell/>
          <table:covered-table-cell/>
          <table:table-cell table:style-name="Dictionary.H85" table:number-columns-spanned="3" office:value-type="string">
            <text:p text:style-name="P9"><text:span text:style-name="T26">Що мав – привиділось, </text:span><text:span text:style-name="T26">причулося,</text:span></text:p>
            <text:p text:style-name="P9"><text:span text:style-name="T26">на всенезустріч, </text:span><text:span text:style-name="T29">всепрощання</text:span><text:span text:style-name="T26">. </text:span><text:span text:style-name="T45">(П‑1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6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86" table:number-columns-spanned="5" office:value-type="string">
            <text:p text:style-name="P35"><text:span text:style-name="T106">прощ</text:span><text:span text:style-name="T106">а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45"><text:span text:style-name="T96">1) Дія за знач. прощатися 1). || Слова, які вимовляються перед розлукою, розставанням. </text:span><text:span text:style-name="T98">Час прощання</text:span><text:span text:style-name="T96">.</text:span></text:p>
            <text:p text:style-name="P39"><text:span text:style-name="T66">2) </text:span><text:span text:style-name="T75">перен.</text:span><text:span text:style-name="T66"> Розставання з чим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4</text:p>
          </table:table-cell>
          <table:table-cell table:style-name="Dictionary.B87" table:number-columns-spanned="3" office:value-type="string">
            <text:p text:style-name="P28">Всерозлука</text:p>
            <text:p text:style-name="P9"><text:span text:style-name="T25">-и, </text:span><text:span text:style-name="T26">ім., ж., інд.-авт.</text:span></text:p>
          </table:table-cell>
          <table:covered-table-cell/>
          <table:covered-table-cell/>
          <table:table-cell table:style-name="Dictionary.E87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pan text:style-name="T40">все</text:span><text:span text:style-name="T37"> і </text:span><text:span text:style-name="T40">розлука</text:span></text:p>
          </table:table-cell>
          <table:covered-table-cell/>
          <table:covered-table-cell/>
          <table:table-cell table:style-name="Dictionary.H87" table:number-columns-spanned="3" office:value-type="string">
            <text:p text:style-name="P14">Сягни рукою – і не досягнеш</text:p>
            <text:p text:style-name="P9"><text:span text:style-name="T26">ні краю </text:span><text:span text:style-name="T29">всерозлук</text:span><text:span text:style-name="T26">, ні муки краю. </text:span><text:span text:style-name="T45">(П‑1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8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88" table:number-columns-spanned="5" office:value-type="string">
            <text:p text:style-name="P35"><text:span text:style-name="T106">розл</text:span><text:span text:style-name="T106">у</text:span><text:span text:style-name="T4"></text:span><text:span text:style-name="T106">ка</text:span></text:p>
            <text:p text:style-name="P44"><text:span text:style-name="T95">-и, </text:span><text:span text:style-name="T97">ж.</text:span></text:p>
            <text:p text:style-name="P36"><text:soft-page-break/>1) Розставання, прощання з ким-, чим-небудь близьким, дорогим.</text:p>
            <text:p text:style-name="P36">2) Тимчасове перебування далеко від кого-, чого-небудь близького, дорогого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5</text:p>
          </table:table-cell>
          <table:table-cell table:style-name="Dictionary.B89" table:number-columns-spanned="3" office:value-type="string">
            <text:p text:style-name="P28">Всерозхрéст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89" table:number-columns-spanned="3" office:value-type="string">
            <text:p text:style-name="P9"><text:span text:style-name="T132">утворене способом основоскладання, префіксальним і нульсуфіксальним, </text:span><text:span text:style-name="T132">похідне від слів:</text:span><text:span text:style-name="T37"> </text:span><text:span text:style-name="T40">все</text:span><text:span text:style-name="T37"> і </text:span><text:span text:style-name="T40">хрест</text:span></text:p>
          </table:table-cell>
          <table:covered-table-cell/>
          <table:covered-table-cell/>
          <table:table-cell table:style-name="Dictionary.H89" table:number-columns-spanned="3" office:value-type="string">
            <text:p text:style-name="P9"><text:span text:style-name="T26">На </text:span><text:span text:style-name="T29">всерозхресті</text:span><text:span text:style-name="T26"> люті і жаху,</text:span></text:p>
            <text:p text:style-name="P14">на всепрозрінні смертного скрику</text:p>
            <text:p text:style-name="P14">дай мені, Боже, чесного шляху,</text:p>
            <text:p text:style-name="P9"><text:span text:style-name="T26">дай мені, Боже, гордого лику! </text:span><text:span text:style-name="T45">(П‑1, 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90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90" table:number-columns-spanned="5" office:value-type="string">
            <text:p text:style-name="P34">хрест</text:p>
            <text:p text:style-name="P44"><text:span text:style-name="T95">-а, </text:span><text:span text:style-name="T97">ч.</text:span></text:p>
            <text:p text:style-name="P36">1) 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39"><text:span text:style-name="T66">5) </text:span><text:span text:style-name="T75">перен.</text:span><text:span text:style-name="T66"> Страждання, випробування, що випали на чиюсь долю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6</text:p>
          </table:table-cell>
          <table:table-cell table:style-name="Dictionary.B91" table:number-columns-spanned="3" office:value-type="string">
            <text:p text:style-name="P28">Всесáдно</text:p>
            <text:p text:style-name="P16">присл., інд.-авт.</text:p>
          </table:table-cell>
          <table:covered-table-cell/>
          <table:covered-table-cell/>
          <table:table-cell table:style-name="Dictionary.E91" table:number-columns-spanned="3" office:value-type="string">
            <text:p text:style-name="P9"><text:span text:style-name="T49">утворене суфіксальним способом, похідне від слова</text:span><text:span text:style-name="T37"> </text:span><text:span text:style-name="T40">всесáдний</text:span></text:p>
          </table:table-cell>
          <table:covered-table-cell/>
          <table:covered-table-cell/>
          <table:table-cell table:style-name="Dictionary.H91" table:number-columns-spanned="3" office:value-type="string">
            <text:p text:style-name="P9"><text:span text:style-name="T26">Меркавий</text:span><text:span text:style-name="T29"> </text:span><text:span text:style-name="T26">місяць був посів</text:span></text:p>
            <text:p text:style-name="P9"><text:span text:style-name="T26">на всю околицю, </text:span><text:span text:style-name="T29">всесадно</text:span></text:p>
            <text:p text:style-name="P14">пишаючись і правив владно,</text:p>
            <text:p text:style-name="P9"><text:span text:style-name="T26">нічний мій сором чемно крив. </text:span><text:span text:style-name="T45">(П‑2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2" table:number-columns-spanned="9" office:value-type="string">
            <text:p text:style-name="P9"><text:span text:style-name="T40">Всесáдний </text:span><text:span text:style-name="T5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7</text:p>
          </table:table-cell>
          <table:table-cell table:style-name="Dictionary.B93" table:number-columns-spanned="3" office:value-type="string">
            <text:p text:style-name="P28">Всеспáле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93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все</text:span><text:span text:style-name="T37"> і </text:span><text:span text:style-name="T40">спáлення</text:span></text:p>
          </table:table-cell>
          <table:covered-table-cell/>
          <table:covered-table-cell/>
          <table:table-cell table:style-name="Dictionary.H93" table:number-columns-spanned="3" office:value-type="string">
            <text:p text:style-name="P9"><text:span text:style-name="T29">Всеспалення</text:span><text:span text:style-name="T26"> Твоє автодафе - </text:span></text:p>
            <text:p text:style-name="P14">перепочинок перед різнім святом,</text:p>
            <text:p text:style-name="P14">як ворогу назвешся рідним братом</text:p>
            <text:p text:style-name="P9"><text:span text:style-name="T26">і смерк розсуне лірою Орфей. </text:span><text:span text:style-name="T45">(П‑1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4" table:number-columns-spanned="4" office:value-type="string">
            <text:p text:style-name="P5">все<text:span text:style-name="T119"> (див. 6)</text:span></text:p>
          </table:table-cell>
          <table:covered-table-cell/>
          <table:covered-table-cell/>
          <table:covered-table-cell/>
          <table:table-cell table:style-name="Dictionary.F94" table:number-columns-spanned="5" office:value-type="string">
            <text:p text:style-name="P35"><text:span text:style-name="T106">сп</text:span><text:span text:style-name="T106">а</text:span><text:span text:style-name="T4"></text:span><text:span text:style-name="T106">лення</text:span></text:p>
            <text:p text:style-name="P44"><text:span text:style-name="T95">-я, </text:span><text:span text:style-name="T97">с.</text:span></text:p>
            <text:p text:style-name="P45"><text:span text:style-name="T96">Дія за знач. спали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8</text:p>
          </table:table-cell>
          <table:table-cell table:style-name="Dictionary.B95" table:number-columns-spanned="3" office:value-type="string">
            <text:p text:style-name="P28">Всеспогáдувати</text:p>
            <text:p text:style-name="P9"><text:span text:style-name="T25">-ую, -єш, дієсл., </text:span><text:span text:style-name="T26">недок., перех., інд.-авт.</text:span></text:p>
          </table:table-cell>
          <table:covered-table-cell/>
          <table:covered-table-cell/>
          <table:table-cell table:style-name="Dictionary.E95" table:number-columns-spanned="3" office:value-type="string">
            <text:p text:style-name="P23"><text:span text:style-name="T55">утворене способом основоскладання, похідне від слів:</text:span><text:span text:style-name="T25"> </text:span><text:span text:style-name="T41">все</text:span><text:span text:style-name="T25"> і </text:span><text:span text:style-name="T41">спогáдувати</text:span></text:p>
          </table:table-cell>
          <table:covered-table-cell/>
          <table:covered-table-cell/>
          <table:table-cell table:style-name="Dictionary.H95" table:number-columns-spanned="3" office:value-type="string">
            <text:p text:style-name="P14">Як лев, що причаївся в хащах обрію,</text:p>
            <text:p text:style-name="P14">заки й зблудив, отак і я валандаюсь,</text:p>
            <text:p text:style-name="P14">від тебе відмежований навіки,</text:p>
            <text:p text:style-name="P9"><text:span text:style-name="T26">і </text:span><text:span text:style-name="T29">всеспогадую</text:span><text:span text:style-name="T26"> – немов живу. </text:span><text:span text:style-name="T45">(П‑1, 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6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96" table:number-columns-spanned="5" office:value-type="string">
            <text:p text:style-name="P35"><text:span text:style-name="T106">спог</text:span><text:span text:style-name="T106">а</text:span><text:span text:style-name="T4"></text:span><text:span text:style-name="T106">дувати</text:span></text:p>
            <text:p text:style-name="P44"><text:span text:style-name="T95">-ую, -уєш, </text:span><text:span text:style-name="T97">недок.</text:span><text:span text:style-name="T95">, спогадати, -аю, -аєш, </text:span><text:span text:style-name="T97">док.</text:span><text:span text:style-name="T95">, </text:span><text:span text:style-name="T97">перех.</text:span><text:span text:style-name="T95">, </text:span><text:span text:style-name="T97">також із спол.</text:span><text:span text:style-name="T95">що, як, коли, </text:span><text:span text:style-name="T97">неперех.</text:span><text:span text:style-name="T95">, </text:span><text:span text:style-name="T97">про кого </text:span><text:span text:style-name="T95">– </text:span><text:span text:style-name="T97">що</text:span><text:span text:style-name="T95">, </text:span><text:span text:style-name="T97">розм.</text:span><text:span text:style-name="T95"> </text:span><text:span text:style-name="T97">за кого </text:span><text:span text:style-name="T95">– </text:span><text:span text:style-name="T97">що</text:span><text:span text:style-name="T95">, </text:span><text:span text:style-name="T97">розм.</text:span></text:p>
            <text:p text:style-name="P45"><text:span text:style-name="T96">1) Те саме, що згадувати. </text:span><text:span text:style-name="T98">Спогадувати добрим словом</text:span><text:span text:style-name="T96">.</text:span></text:p>
            <text:p text:style-name="P36">2) Думати, уявляти щ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49</text:p>
          </table:table-cell>
          <table:table-cell table:style-name="Dictionary.B97" table:number-columns-spanned="3" office:value-type="string">
            <text:p text:style-name="P28">Всетривóга</text:p>
            <text:p text:style-name="P9"><text:soft-page-break/><text:span text:style-name="T25">-и, </text:span><text:span text:style-name="T26">ім., ж., інд.-авт.</text:span></text:p>
          </table:table-cell>
          <table:covered-table-cell/>
          <table:covered-table-cell/>
          <table:table-cell table:style-name="Dictionary.E97" table:number-columns-spanned="3" office:value-type="string">
            <text:p text:style-name="P9"><text:span text:style-name="T51">утворене способом </text:span><text:soft-page-break/><text:span text:style-name="T51">основоскладання, похідне від слів:</text:span><text:span text:style-name="T37"> </text:span><text:span text:style-name="T40">все</text:span><text:span text:style-name="T37"> і </text:span><text:span text:style-name="T40">тривóга</text:span></text:p>
          </table:table-cell>
          <table:covered-table-cell/>
          <table:covered-table-cell/>
          <table:table-cell table:style-name="Dictionary.H97" table:number-columns-spanned="3" office:value-type="string">
            <text:p text:style-name="P14">Надимляється дорога</text:p>
            <text:p text:style-name="P14"><text:soft-page-break/>від диявола до Бога,</text:p>
            <text:p text:style-name="P9"><text:span text:style-name="T26">вслід ступає </text:span><text:span text:style-name="T29">всетривога</text:span><text:span text:style-name="T26">,</text:span></text:p>
            <text:p text:style-name="P9"><text:span text:style-name="T26">і спинилась біла смерть. </text:span><text:span text:style-name="T45">(П‑2, 127);</text:span></text:p>
            <text:p text:style-name="P14">О ця займанщина душі!</text:p>
            <text:p text:style-name="P14">Спіши – з дороги і в дорогу.</text:p>
            <text:p text:style-name="P9"><text:span text:style-name="T26">Годуй голодну </text:span><text:span text:style-name="T29">всетривогу</text:span></text:p>
            <text:p text:style-name="P9"><text:span text:style-name="T26">і спогаду не воруши. </text:span><text:span text:style-name="T45">(П‑2, 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8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98" table:number-columns-spanned="5" office:value-type="string">
            <text:p text:style-name="P35"><text:span text:style-name="T106">трив</text:span><text:span text:style-name="T106">о</text:span><text:span text:style-name="T4"></text:span><text:span text:style-name="T106">га</text:span></text:p>
            <text:p text:style-name="P44"><text:span text:style-name="T95">-и, </text:span><text:span text:style-name="T97">ж.</text:span></text:p>
            <text:p text:style-name="P36">1) Неспокій, збентеження, викликані якимсь побоюванням, страхом перед чимось, передчуттям неприємного, небезпечного. || <text:span text:style-name="T121">перев.</text:span> <text:span text:style-name="T121">мн.</text:span>Хвилювання, переживання, що порушують душевний спокій.</text:p>
            <text:p text:style-name="P36">2) Метушня, шарпанина, переполох.</text:p>
            <text:p text:style-name="P41"><text:span text:style-name="T63">3) Стан, що вимагає активних дій; загроза, небезпека. || Умовний сигнал, що сповіщає про небезпеку, загрозу або про битву, бій. </text:span><text:span text:style-name="T74">Бойова тривога</text:span><text:span text:style-name="T6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0</text:p>
          </table:table-cell>
          <table:table-cell table:style-name="Dictionary.B99" table:number-columns-spanned="3" office:value-type="string">
            <text:p text:style-name="P28">Всецáрствіє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99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pan text:style-name="T40">все</text:span><text:span text:style-name="T37"> і </text:span><text:span text:style-name="T40">цáрствіє</text:span></text:p>
          </table:table-cell>
          <table:covered-table-cell/>
          <table:covered-table-cell/>
          <table:table-cell table:style-name="Dictionary.H99" table:number-columns-spanned="3" office:value-type="string">
            <text:p text:style-name="P14">Оце й бо він, твій люд. Оце й бо він, твій край.</text:p>
            <text:p text:style-name="P9"><text:span text:style-name="T29">Всецарствіє</text:span><text:span text:style-name="T26"> паскуд в сто горл реве: тримай. </text:span><text:span text:style-name="T45">(П‑2, 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0" table:number-columns-spanned="3" office:value-type="string">
            <text:p text:style-name="P5">все <text:span text:style-name="T119">(див. 6)</text:span></text:p>
          </table:table-cell>
          <table:covered-table-cell/>
          <table:covered-table-cell/>
          <table:table-cell table:style-name="Dictionary.E100" table:number-columns-spanned="6" office:value-type="string">
            <text:p text:style-name="P35"><text:span text:style-name="T65">Ц</text:span><text:span text:style-name="T65">а</text:span><text:span text:style-name="T18"></text:span><text:span text:style-name="T65">рство (ц</text:span><text:span text:style-name="T65">а</text:span><text:span text:style-name="T18"></text:span><text:span text:style-name="T65">рствіє)</text:span></text:p>
            <text:p text:style-name="P44"><text:span text:style-name="T95">-а, </text:span><text:span text:style-name="T97">с.</text:span></text:p>
            <text:p text:style-name="P36"><text:soft-page-break/>1) Держава, якою править цар (у 1 <text:span text:style-name="T121">знач.</text:span>).</text:p>
            <text:p text:style-name="P41"><text:span text:style-name="T63">2) </text:span><text:span text:style-name="T74">рідко</text:span><text:span text:style-name="T63">. Правління царя (у 1 </text:span><text:span text:style-name="T74">знач.</text:span><text:span text:style-name="T63">); царювання. || </text:span><text:span text:style-name="T74">перен.</text:span><text:span text:style-name="T63"> Сфера, ділянка, в якій хто-небудь почуває себе повновладним господарем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1</text:p>
          </table:table-cell>
          <table:table-cell table:style-name="Dictionary.B101" table:number-columns-spanned="3" office:value-type="string">
            <text:p text:style-name="P28">Всечекá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101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pan text:style-name="T40">все</text:span><text:span text:style-name="T37"> і </text:span><text:span text:style-name="T40">чекáння</text:span></text:p>
          </table:table-cell>
          <table:covered-table-cell/>
          <table:covered-table-cell/>
          <table:table-cell table:style-name="Dictionary.H101" table:number-columns-spanned="3" office:value-type="string">
            <text:p text:style-name="P14">Це все юрма. І ніч. І брат мій спить.</text:p>
            <text:p text:style-name="P9"><text:span text:style-name="T26">Росте під стелю </text:span><text:span text:style-name="T29">всечекання</text:span><text:span text:style-name="T26">. </text:span><text:span text:style-name="T45">(П‑1, 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2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102" table:number-columns-spanned="5" office:value-type="string">
            <text:p text:style-name="P35"><text:span text:style-name="T106">чек</text:span><text:span text:style-name="T106">а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45"><text:span text:style-name="T96">Стан за знач. чек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2</text:p>
          </table:table-cell>
          <table:table-cell table:style-name="Dictionary.B103" table:number-columns-spanned="3" office:value-type="string">
            <text:p text:style-name="P28">Всечулий</text:p>
            <text:p text:style-name="P9"><text:span text:style-name="T25">-а, -е, </text:span><text:span text:style-name="T27">дієпр., </text:span><text:span text:style-name="T26">інд.-авт.</text:span></text:p>
          </table:table-cell>
          <table:covered-table-cell/>
          <table:covered-table-cell/>
          <table:table-cell table:style-name="Dictionary.E103" table:number-columns-spanned="3" office:value-type="string">
            <text:p text:style-name="P9"><text:span text:style-name="T51">утворене складносуфіксальним способом, похідне від слів:</text:span><text:span text:style-name="T37"> </text:span><text:span text:style-name="T40">все</text:span><text:span text:style-name="T37"> і </text:span><text:span text:style-name="T40">чýти</text:span></text:p>
          </table:table-cell>
          <table:covered-table-cell/>
          <table:covered-table-cell/>
          <table:table-cell table:style-name="Dictionary.H103" table:number-columns-spanned="3" office:value-type="string">
            <text:p text:style-name="P14">Володарю своєї смерті, доля - </text:p>
            <text:p text:style-name="P9"><text:span text:style-name="T26">всепам’ятка, </text:span><text:span text:style-name="T29">всечула</text:span><text:span text:style-name="T26">, всевидюща - </text:span></text:p>
            <text:p text:style-name="P9"><text:span text:style-name="T26">нічого не забуде, не простить. </text:span><text:span text:style-name="T45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4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104" table:number-columns-spanned="5" office:value-type="string">
            <text:p text:style-name="P35"><text:span text:style-name="T106">ч</text:span><text:span text:style-name="T106">у</text:span><text:span text:style-name="T4"></text:span><text:span text:style-name="T106">ти</text:span></text:p>
            <text:p text:style-name="P48"><text:span text:style-name="T95">чую, чуєш, </text:span><text:span text:style-name="T97">недок.</text:span></text:p>
            <text:p text:style-name="P46">1) <text:span text:style-name="T121">перех.</text:span> Сприймати за допомогою органів слуху які-небудь звуки. ||<text:span text:style-name="T121">у знач.</text:span> <text:span text:style-name="T121">вставн. сл.</text:span> Чується.</text:p>
            <text:p text:style-name="P46">2) <text:span text:style-name="T121">неперех.</text:span> Мати слух.</text:p>
            <text:p text:style-name="P47"><text:span text:style-name="T66">3) </text:span><text:span text:style-name="T75">перех.</text:span><text:span text:style-name="T66"> Мати які-небудь дані, відомості про кого-, що-небудь, знати </text:span><text:span text:style-name="T66">про кого-небудь із розмов, чуток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3</text:p>
          </table:table-cell>
          <table:table-cell table:style-name="Dictionary.B105" table:number-columns-spanned="3" office:value-type="string">
            <text:p text:style-name="P28">Всещéдр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105" table:number-columns-spanned="3" office:value-type="string">
            <text:p text:style-name="P9"><text:span text:style-name="T51">утворене способом основословоскладання, похідне від </text:span><text:soft-page-break/><text:span text:style-name="T51">слів:</text:span><text:span text:style-name="T37"> </text:span><text:span text:style-name="T40">все</text:span><text:span text:style-name="T37"> і </text:span><text:span text:style-name="T40">щéдрий</text:span></text:p>
          </table:table-cell>
          <table:covered-table-cell/>
          <table:covered-table-cell/>
          <table:table-cell table:style-name="Dictionary.H105" table:number-columns-spanned="3" office:value-type="string">
            <text:p text:style-name="P14">Тож – в неба провалля в бездоння, бездолий</text:p>
            <text:p text:style-name="P14">нагірний, невірний, западистий <text:soft-page-break/>рай,</text:p>
            <text:p text:style-name="P9"><text:span text:style-name="T26">всебідий, всегнівний, </text:span><text:span text:style-name="T29">всещедрий</text:span><text:span text:style-name="T26">, всекволий.</text:span></text:p>
            <text:p text:style-name="P9"><text:span text:style-name="T26">А що під крилом твоїм? Кара – карай. </text:span><text:span text:style-name="T4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6" table:number-columns-spanned="4" office:value-type="string">
            <text:p text:style-name="P5">все <text:span text:style-name="T119">(див. 6)</text:span></text:p>
          </table:table-cell>
          <table:covered-table-cell/>
          <table:covered-table-cell/>
          <table:covered-table-cell/>
          <table:table-cell table:style-name="Dictionary.F106" table:number-columns-spanned="5" office:value-type="string">
            <text:p text:style-name="P35"><text:span text:style-name="T106">щ</text:span><text:span text:style-name="T106">е</text:span><text:span text:style-name="T4"></text:span><text:span text:style-name="T106">дрий</text:span></text:p>
            <text:p text:style-name="P44"><text:span text:style-name="T95">-а, -е.</text:span></text:p>
            <text:p text:style-name="P39"><text:span text:style-name="T66">1) Який охоче ділиться своїм майном, </text:span><text:span text:style-name="T66">коштами і т. ін., не шкодує витрачати що-небудь. || </text:span><text:span text:style-name="T75">у знач.</text:span><text:span text:style-name="T66"> </text:span><text:span text:style-name="T75">ім.</text:span><text:span text:style-name="T66"> щ</text:span><text:span text:style-name="T66">е</text:span><text:span text:style-name="T66">дрий, -рого, </text:span><text:span text:style-name="T75">ч.</text:span><text:span text:style-name="T66"> Той, хто не шкодує витрачати що-небудь. || </text:span><text:span text:style-name="T75">перен.</text:span><text:span text:style-name="T66">, </text:span><text:span text:style-name="T75">на що</text:span><text:span text:style-name="T66">, </text:span><text:span text:style-name="T75">в чому</text:span><text:span text:style-name="T66">. Який легко, охоче роздає щось, наділяє чимс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4</text:p>
          </table:table-cell>
          <table:table-cell table:style-name="Dictionary.B107" table:number-columns-spanned="3" office:value-type="string">
            <text:p text:style-name="P28">Втéки</text:p>
            <text:p text:style-name="P16">ім., мн., інд.-авт.</text:p>
          </table:table-cell>
          <table:covered-table-cell/>
          <table:covered-table-cell/>
          <table:table-cell table:style-name="Dictionary.E107" table:number-columns-spanned="3" office:value-type="string">
            <text:p text:style-name="P9"><text:span text:style-name="T49">утворене флективним способом, похідне від слова</text:span><text:span text:style-name="T25"> </text:span><text:span text:style-name="T41">втéча</text:span></text:p>
          </table:table-cell>
          <table:covered-table-cell/>
          <table:covered-table-cell/>
          <table:table-cell table:style-name="Dictionary.H107" table:number-columns-spanned="3" office:value-type="string">
            <text:p text:style-name="P9"><text:span text:style-name="T26">Коли докучили ці </text:span><text:span text:style-name="T29">втеки</text:span><text:span text:style-name="T26"> - </text:span></text:p>
            <text:p text:style-name="P14">в лет, до вогненної пащеки.</text:p>
            <text:p text:style-name="P9"><text:span text:style-name="T26">Як він ощирився, стозмій! </text:span><text:span text:style-name="T45">(П‑1, 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8" table:number-columns-spanned="9" office:value-type="string">
            <text:p text:style-name="P35"><text:span text:style-name="T106">ут</text:span><text:span text:style-name="T106">е</text:span><text:span text:style-name="T4"></text:span><text:span text:style-name="T106">ча</text:span></text:p>
            <text:p text:style-name="P44"><text:span text:style-name="T95">(втеча), -і, </text:span><text:span text:style-name="T97">ж.</text:span></text:p>
            <text:p text:style-name="P36">1) Швидкий відхід, біг, від'їзд і т. ін. з метою уникнення небезпеки, неприємного становища тощо.</text:p>
            <text:p text:style-name="P36">2) Таємний самовільний відхід, від'їзд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5</text:p>
          </table:table-cell>
          <table:table-cell table:style-name="Dictionary.B109" table:number-columns-spanned="3" office:value-type="string">
            <text:p text:style-name="P28">Гетьмáнитися</text:p>
            <text:p text:style-name="P14">-нюся, -нишся, дієсл., недок., перех., інд.-авт.</text:p>
          </table:table-cell>
          <table:covered-table-cell/>
          <table:covered-table-cell/>
          <table:table-cell table:style-name="Dictionary.E109" table:number-columns-spanned="3" office:value-type="string">
            <text:p text:style-name="P9"><text:span text:style-name="T51">утворене суфіксально-постфіксальним способом, похідне від слова</text:span> <text:span text:style-name="T107">ге</text:span><text:span text:style-name="T5"></text:span><text:span text:style-name="T107">тьман</text:span><text:span text:style-name="T119">. </text:span><text:soft-page-break/><text:span text:style-name="T119">Вивищуватися</text:span></text:p>
          </table:table-cell>
          <table:covered-table-cell/>
          <table:covered-table-cell/>
          <table:table-cell table:style-name="Dictionary.H109" table:number-columns-spanned="3" office:value-type="string">
            <text:p text:style-name="P14">…той віщий пагорб, на котрому горді</text:p>
            <text:p text:style-name="P9"><text:span text:style-name="T29">гетьманяться</text:span><text:span text:style-name="T26"> дуби – наснився з ночі,</text:span></text:p>
            <text:p text:style-name="P9"><text:span text:style-name="T26">аби розлуку близити мою. </text:span><text:soft-page-break/><text:span text:style-name="T45">(П‑2, 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0" table:number-columns-spanned="9" office:value-type="string">
            <text:p text:style-name="P35"><text:span text:style-name="T106">г</text:span><text:span text:style-name="T106">е</text:span><text:span text:style-name="T4"></text:span><text:span text:style-name="T106">тьман</text:span></text:p>
            <text:p text:style-name="P44"><text:span text:style-name="T97">поет.</text:span></text:p>
            <text:p text:style-name="P39"><text:span text:style-name="T66">гетьм</text:span><text:span text:style-name="T66">а</text:span><text:span text:style-name="T18"></text:span><text:span text:style-name="T66">н, -а, </text:span><text:span text:style-name="T75">ч.</text:span><text:span text:style-name="T66"> У 16 ст. – виборний ватажок козацького війська Запорізької Січі, від 17 ст. до 1764 р. – начальник козацького війська та верховний правитель Україн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6</text:p>
          </table:table-cell>
          <table:table-cell table:style-name="Dictionary.B111" table:number-columns-spanned="3" office:value-type="string">
            <text:p text:style-name="P24"><text:span text:style-name="T25">ГЛИ</text:span><text:span text:style-name="T1"></text:span><text:span text:style-name="T25">Б-СИ</text:span><text:span text:style-name="T1"></text:span><text:span text:style-name="T25">НЬ-СЕ</text:span><text:span text:style-name="T1"></text:span><text:span text:style-name="T25">РЦЕ</text:span></text:p>
            <text:p text:style-name="P9">-я, <text:span text:style-name="T122">ім., с. інд.-авт.</text:span></text:p>
          </table:table-cell>
          <table:covered-table-cell/>
          <table:covered-table-cell/>
          <table:table-cell table:style-name="Dictionary.E111" table:number-columns-spanned="3" office:value-type="string">
            <text:p text:style-name="P9"><text:span text:style-name="T141">утворене способом словоскладання, похідне від слів:</text:span> <text:span text:style-name="T107">глиб</text:span>, <text:span text:style-name="T107">синь</text:span> і <text:span text:style-name="T107">се</text:span><text:span text:style-name="T6"></text:span><text:span text:style-name="T107">рце</text:span></text:p>
          </table:table-cell>
          <table:covered-table-cell/>
          <table:covered-table-cell/>
          <table:table-cell table:style-name="Dictionary.H111" table:number-columns-spanned="3" office:value-type="string">
            <text:p text:style-name="P9"><text:span text:style-name="T34">Золотокінва</text:span><text:span text:style-name="T26"> – пади-но,</text:span></text:p>
            <text:p text:style-name="P9"><text:span text:style-name="T26">спади з лиця в </text:span><text:span text:style-name="T30">глиб-синь-серця</text:span><text:span text:style-name="T26">. </text:span><text:span text:style-name="T45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2" table:number-columns-spanned="3" office:value-type="string">
            <text:p text:style-name="P35"><text:span text:style-name="T106">глибин</text:span><text:span text:style-name="T106">а</text:span><text:span text:style-name="T4"></text:span><text:span text:style-name="T106"> (</text:span><text:span text:style-name="T106">глиб</text:span><text:span text:style-name="T106">)</text:span></text:p>
            <text:p text:style-name="P45"><text:span text:style-name="T95">-и, </text:span><text:span text:style-name="T97">ж.</text:span></text:p>
            <text:p text:style-name="P37">1) Відстань зверху вниз від поверхні, краю чого-небудь.</text:p>
            <text:p text:style-name="P40"><text:span text:style-name="T66">5) </text:span><text:span text:style-name="T75">тільки </text:span><text:span text:style-name="T75">одн.</text:span><text:span text:style-name="T66">, </text:span><text:span text:style-name="T75">перен.</text:span><text:span text:style-name="T66"> Про значущість, змістовність чого-</text:span><text:span text:style-name="T66">небудь.</text:span></text:p>
          </table:table-cell>
          <table:covered-table-cell/>
          <table:covered-table-cell/>
          <table:table-cell table:style-name="Dictionary.E112" table:number-columns-spanned="4" office:value-type="string">
            <text:p text:style-name="P35"><text:span text:style-name="T106">с</text:span><text:span text:style-name="T106">и</text:span><text:span text:style-name="T4"></text:span><text:span text:style-name="T106">нява (синь)</text:span></text:p>
            <text:p text:style-name="P45"><text:span text:style-name="T95">-и, </text:span><text:span text:style-name="T97">ж.</text:span></text:p>
            <text:p text:style-name="P37">1) Синій колір чого-небудь. || Ясне синє небо. || Серпанок. || <text:span text:style-name="T121">поет.</text:span>Сутінки.</text:p>
            <text:p text:style-name="P37">2) Синій простір, синя поверхня (про небо, море).</text:p>
          </table:table-cell>
          <table:covered-table-cell/>
          <table:covered-table-cell/>
          <table:covered-table-cell/>
          <table:table-cell table:style-name="Dictionary.I112" table:number-columns-spanned="2" office:value-type="string">
            <text:p text:style-name="P35"><text:span text:style-name="T106">с</text:span><text:span text:style-name="T106">е</text:span><text:span text:style-name="T4"></text:span><text:span text:style-name="T106">рце</text:span></text:p>
            <text:p text:style-name="P44"><text:span text:style-name="T95">-я, </text:span><text:span text:style-name="T97">с.</text:span></text:p>
            <text:p text:style-name="P36">2) 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'язаності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3">57</text:p>
          </table:table-cell>
          <table:table-cell table:style-name="Dictionary.B113" table:number-columns-spanned="3" office:value-type="string">
            <text:p text:style-name="P28">Горлозгук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113" table:number-columns-spanned="3" office:value-type="string">
            <text:p text:style-name="P9"><text:span text:style-name="T51">утворене складнофлективним способом, похідне від слів:</text:span><text:span text:style-name="T37"> </text:span><text:span text:style-name="T40">гóрло </text:span><text:span text:style-name="T37">і </text:span><text:span text:style-name="T40">згýкий (</text:span><text:span text:style-name="T37">від </text:span><text:span text:style-name="T40">звук)</text:span></text:p>
          </table:table-cell>
          <table:covered-table-cell/>
          <table:covered-table-cell/>
          <table:table-cell table:style-name="Dictionary.H113" table:number-columns-spanned="3" office:value-type="string">
            <text:p text:style-name="P14">А обрій утікав. Я надбігав</text:p>
            <text:p text:style-name="P9"><text:span text:style-name="T26">щосил моїх. Та обрій </text:span><text:span text:style-name="T29">горлозгукий</text:span></text:p>
            <text:p text:style-name="P9"><text:span text:style-name="T26">пустився впрост. </text:span><text:span text:style-name="T45">(П‑1, 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4" table:number-columns-spanned="4" office:value-type="string">
            <text:p text:style-name="P35"><text:span text:style-name="T106">г</text:span><text:span text:style-name="T106">о</text:span><text:span text:style-name="T4"></text:span><text:span text:style-name="T106">рло</text:span></text:p>
            <text:p text:style-name="P44"><text:soft-page-break/><text:span text:style-name="T95">-а, </text:span><text:span text:style-name="T97">с.</text:span></text:p>
            <text:p text:style-name="P36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</table:table-cell>
          <table:covered-table-cell/>
          <table:covered-table-cell/>
          <table:covered-table-cell/>
          <table:table-cell table:style-name="Dictionary.F114" table:number-columns-spanned="5" office:value-type="string">
            <text:p text:style-name="P34">звук</text:p>
            <text:p text:style-name="P44"><text:soft-page-break/><text:span text:style-name="T97">ч.</text:span></text:p>
            <text:p text:style-name="P36">1) <text:span text:style-name="T121">род.</text:span> -у.Слухове відчуття, що викликається механічними коливаннями; те, що людина чує, сприймає органом слуху. || Спів, музика. || <text:span text:style-name="T121">перев.</text:span> <text:span text:style-name="T121">мн.</text:span> Мелодія.</text:p>
            <text:p text:style-name="P39"><text:span text:style-name="T66">4) </text:span><text:span text:style-name="T75">род.</text:span><text:span text:style-name="T66"> -а, </text:span><text:span text:style-name="T75">лінгв.</text:span><text:span text:style-name="T66"> Членороздільний елемент людської мови, утворюваний за допомогою органів мовлення. </text:span><text:span text:style-name="T75">Голосні звуки</text:span><text:span text:style-name="T66">.</text:span><text:span text:style-name="T75">Альвеолярні звуки</text:span><text:span text:style-name="T6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8</text:p>
          </table:table-cell>
          <table:table-cell table:style-name="Dictionary.B115" table:number-columns-spanned="3" office:value-type="string">
            <text:p text:style-name="P28">Двопóгляд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115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pan text:style-name="T40">два</text:span><text:span text:style-name="T37"> і </text:span><text:span text:style-name="T40">пóгляд</text:span></text:p>
          </table:table-cell>
          <table:covered-table-cell/>
          <table:covered-table-cell/>
          <table:table-cell table:style-name="Dictionary.H115" table:number-columns-spanned="3" office:value-type="string">
            <text:p text:style-name="P14">Та всеобрушає нестерпно</text:p>
            <text:p text:style-name="P9"><text:span text:style-name="T29">двопогляд</text:span><text:span text:style-name="T26">. У ньому ти сущий,</text:span></text:p>
            <text:p text:style-name="P14">померлий, пантруєш живого,</text:p>
            <text:p text:style-name="P9"><text:span text:style-name="T26">зориш за померлим – живий. </text:span><text:span text:style-name="T45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6" table:number-columns-spanned="4" office:value-type="string">
            <text:p text:style-name="P34">два</text:p>
            <text:p text:style-name="P44"><text:span text:style-name="T97">ч.</text:span><text:span text:style-name="T95"> </text:span><text:span text:style-name="T97">і с.</text:span><text:span text:style-name="T95">, дві, </text:span><text:span text:style-name="T97">ж.</text:span><text:span text:style-name="T95">, двох, </text:span><text:span text:style-name="T97">числ.</text:span><text:span text:style-name="T95"> </text:span><text:span text:style-name="T97">кільк.</text:span></text:p>
            <text:p text:style-name="P36">1) Назва числа 2 і його цифрового позначення. || Кількість із двох одиниць.</text:p>
          </table:table-cell>
          <table:covered-table-cell/>
          <table:covered-table-cell/>
          <table:covered-table-cell/>
          <table:table-cell table:style-name="Dictionary.F116" table:number-columns-spanned="5" office:value-type="string">
            <text:p text:style-name="P35"><text:span text:style-name="T106">п</text:span><text:span text:style-name="T106">о</text:span><text:span text:style-name="T4"></text:span><text:span text:style-name="T106">гляд</text:span></text:p>
            <text:p text:style-name="P44"><text:span text:style-name="T95">-у, </text:span><text:span text:style-name="T97">ч.</text:span></text:p>
            <text:p text:style-name="P36">1) Спрямованість, скерованість зору на кого-, що-небудь. || Вираз очей, манера дивитися. <text:span text:style-name="T121">Відводити погляд</text:span>. <text:span text:style-name="T121">Зустрічатися поглядом</text:span>.</text:p>
            <text:p text:style-name="P39"><text:span text:style-name="T66">2) Думка, судження про що-небудь. || </text:span><text:span text:style-name="T75">тільки </text:span><text:span text:style-name="T75">мн.</text:span><text:span text:style-name="T66"> Система переконань, уявлень; світогляд, світосприйманн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59</text:p>
          </table:table-cell>
          <table:table-cell table:style-name="Dictionary.B117" table:number-columns-spanned="3" office:value-type="string">
            <text:p text:style-name="P28">Дзень-струнá</text:p>
            <text:p text:style-name="P9"><text:span text:style-name="T25">-и, </text:span><text:span text:style-name="T26">ім., ж., інд.-авт.</text:span></text:p>
          </table:table-cell>
          <table:covered-table-cell/>
          <table:covered-table-cell/>
          <table:table-cell table:style-name="Dictionary.E117" table:number-columns-spanned="3" office:value-type="string">
            <text:p text:style-name="P9"><text:span text:style-name="T51">утворене способом словоскладання, </text:span><text:soft-page-break/><text:span text:style-name="T51">похідне від слів:</text:span><text:span text:style-name="T37"> </text:span><text:span text:style-name="T40">дзень</text:span><text:span text:style-name="T37"> і </text:span><text:span text:style-name="T40">струнá</text:span></text:p>
          </table:table-cell>
          <table:covered-table-cell/>
          <table:covered-table-cell/>
          <table:table-cell table:style-name="Dictionary.H117" table:number-columns-spanned="3" office:value-type="string">
            <text:p text:style-name="P14">І думою одною</text:p>
            <text:p text:style-name="P9"><text:span text:style-name="T26">півсну кошлатить ся. І </text:span><text:span text:style-name="T29">дзень-</text:span><text:soft-page-break/><text:span text:style-name="T29">струною</text:span></text:p>
            <text:p text:style-name="P9"><text:span text:style-name="T26">не йде це дивне диво з голови. </text:span><text:span text:style-name="T45">(П‑2, 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8" table:number-columns-spanned="4" office:value-type="string">
            <text:p text:style-name="P34">дзень</text:p>
            <text:p text:style-name="P44"><text:span text:style-name="T97">виг.</text:span></text:p>
            <text:p text:style-name="P45"><text:span text:style-name="T96">Уживається як присудок за </text:span><text:span text:style-name="T98">знач.</text:span><text:span text:style-name="T96"> дзенькати.</text:span></text:p>
          </table:table-cell>
          <table:covered-table-cell/>
          <table:covered-table-cell/>
          <table:covered-table-cell/>
          <table:table-cell table:style-name="Dictionary.F118" table:number-columns-spanned="5" office:value-type="string">
            <text:p text:style-name="P35"><text:span text:style-name="T106">струн</text:span><text:span text:style-name="T106">а</text:span><text:span text:style-name="T4"></text:span></text:p>
            <text:p text:style-name="P44"><text:span text:style-name="T95">-и</text:span><text:span text:style-name="T23"></text:span><text:span text:style-name="T95">, </text:span><text:span text:style-name="T97">ж.</text:span></text:p>
            <text:p text:style-name="P36">1) Гнучка, пружна, туго натягнена нитка (металева, жильна і т. ін.) в музичних інструментах, що, коливаючись, створює звуки. || <text:span text:style-name="T121">тільки</text:span><text:span text:style-name="T121">мн.</text:span>, <text:span text:style-name="T121">перен.</text:span> Про звуки якого-небудь музичного інструмента; взагалі про музику, поезію.</text:p>
            <text:p text:style-name="P39"><text:span text:style-name="T66">2) </text:span><text:span text:style-name="T75">перен.</text:span><text:span text:style-name="T66"> Особливість кого-, чого-небудь, риса людини, властивість її характер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0</text:p>
          </table:table-cell>
          <table:table-cell table:style-name="Dictionary.B119" table:number-columns-spanned="3" office:value-type="string">
            <text:p text:style-name="P28">Дивновзíр</text:p>
            <text:p text:style-name="P9"><text:span text:style-name="T25">-зóру, </text:span><text:span text:style-name="T26">ім., ч., інд.-авт.</text:span></text:p>
          </table:table-cell>
          <table:covered-table-cell/>
          <table:covered-table-cell/>
          <table:table-cell table:style-name="Dictionary.E119" table:number-columns-spanned="3" office:value-type="string">
            <text:p text:style-name="P9"><text:span text:style-name="T132">утворене способом основоскладання і нульсуфіксальним, похідне від слів:</text:span><text:span text:style-name="T37"> </text:span><text:span text:style-name="T40">ди</text:span><text:span text:style-name="T4"></text:span><text:span text:style-name="T40">вний</text:span><text:span text:style-name="T37"> і </text:span><text:span text:style-name="T40">взі</text:span><text:span text:style-name="T4"></text:span><text:span text:style-name="T40">р</text:span></text:p>
          </table:table-cell>
          <table:covered-table-cell/>
          <table:covered-table-cell/>
          <table:table-cell table:style-name="Dictionary.H119" table:number-columns-spanned="3" office:value-type="string">
            <text:p text:style-name="P14">Там крила птаства рясно миготіли,</text:p>
            <text:p text:style-name="P9"><text:span text:style-name="T26">мережилася зелень </text:span><text:span text:style-name="T29">дивновзором</text:span><text:span text:style-name="T26">,</text:span></text:p>
            <text:p text:style-name="P14">а душу вже поймав самодоходжень</text:p>
            <text:p text:style-name="P9"><text:span text:style-name="T26">зухвалий холод і зухвалий жах. </text:span><text:span text:style-name="T45">(П‑2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0" table:number-columns-spanned="4" office:value-type="string">
            <text:p text:style-name="P35"><text:span text:style-name="T106">д</text:span><text:span text:style-name="T106">и</text:span><text:span text:style-name="T4"></text:span><text:span text:style-name="T106">вний</text:span></text:p>
            <text:p text:style-name="P44"><text:span text:style-name="T95">-а, -е.</text:span></text:p>
            <text:p text:style-name="P36">1) Який викликає подив. || Незвичайний якими-небудь якостями; чудний, незрозумілий. || Який не має <text:soft-page-break/>подібних собі; рідкісний, кумедний.</text:p>
            <text:p text:style-name="P36">2) Дуже гарний; чудовий, чарівний.</text:p>
          </table:table-cell>
          <table:covered-table-cell/>
          <table:covered-table-cell/>
          <table:covered-table-cell/>
          <table:table-cell table:style-name="Dictionary.F120" table:number-columns-spanned="5" office:value-type="string">
            <text:p text:style-name="P34">взір</text:p>
            <text:p text:style-name="P44"><text:span text:style-name="T95">(узір), взору, </text:span><text:span text:style-name="T97">ч.</text:span><text:span text:style-name="T95">, </text:span><text:span text:style-name="T97">рідко</text:span><text:span text:style-name="T95">.</text:span></text:p>
            <text:p text:style-name="P36">1) Зовнішній вигляд кого-, чого-небудь.</text:p>
            <text:p text:style-name="P39"><text:span text:style-name="T66">3) </text:span><text:span text:style-name="T75">діал.</text:span><text:span text:style-name="T66"> Зір, погляд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1</text:p>
          </table:table-cell>
          <table:table-cell table:style-name="Dictionary.B121" table:number-columns-spanned="3" office:value-type="string">
            <text:p text:style-name="P28">Дляння</text:p>
            <text:p text:style-name="P9"><text:span text:style-name="T1">-</text:span><text:span text:style-name="T25">я, </text:span><text:span text:style-name="T26">ім., с., інд.-авт.</text:span></text:p>
          </table:table-cell>
          <table:covered-table-cell/>
          <table:covered-table-cell/>
          <table:table-cell table:style-name="Dictionary.E121" table:number-columns-spanned="3" office:value-type="string">
            <text:p text:style-name="P9"><text:span text:style-name="T51">утворене суфіксальним способом, похідне від слова</text:span> <text:span text:style-name="T107">для</text:span><text:span text:style-name="T5"></text:span><text:span text:style-name="T107">ти</text:span></text:p>
          </table:table-cell>
          <table:covered-table-cell/>
          <table:covered-table-cell/>
          <table:table-cell table:style-name="Dictionary.H121" table:number-columns-spanned="3" office:value-type="string">
            <text:p text:style-name="P14">У штольнях ночей вертикальних</text:p>
            <text:p text:style-name="P9"><text:span text:style-name="T26">іде схарапуджене </text:span><text:span text:style-name="T29">дляння</text:span></text:p>
            <text:p text:style-name="P9"><text:span text:style-name="T26">всебезруху… </text:span><text:span text:style-name="T45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2" table:number-columns-spanned="9" office:value-type="string">
            <text:p text:style-name="P35"><text:span text:style-name="T106">дл</text:span><text:span text:style-name="T106">я</text:span><text:span text:style-name="T4"></text:span><text:span text:style-name="T106">ти</text:span></text:p>
            <text:p text:style-name="P44"><text:span text:style-name="T95">дляю, дляєш, </text:span><text:span text:style-name="T97">недок.</text:span><text:span text:style-name="T95">, </text:span><text:span text:style-name="T97">розм.</text:span><text:span text:style-name="T95">, </text:span><text:span text:style-name="T97">рідко</text:span><text:span text:style-name="T95">.</text:span></text:p>
            <text:p text:style-name="P36">Не поспішати робити що-небудь; затягува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2</text:p>
          </table:table-cell>
          <table:table-cell table:style-name="Dictionary.B123" table:number-columns-spanned="3" office:value-type="string">
            <text:p text:style-name="P28">Додóсвіт</text:p>
            <text:p text:style-name="P9"><text:span text:style-name="T25">-у, ім., </text:span><text:span text:style-name="T26">ч., інд.-авт.</text:span></text:p>
          </table:table-cell>
          <table:covered-table-cell/>
          <table:covered-table-cell/>
          <table:table-cell table:style-name="Dictionary.E123" table:number-columns-spanned="3" office:value-type="string">
            <text:p text:style-name="P9"><text:span text:style-name="T51">утворене префіксальним способом, похідне від слова</text:span> <text:span text:style-name="T107">до</text:span><text:span text:style-name="T5"></text:span><text:span text:style-name="T107">світ</text:span></text:p>
          </table:table-cell>
          <table:covered-table-cell/>
          <table:covered-table-cell/>
          <table:table-cell table:style-name="Dictionary.H123" table:number-columns-spanned="3" office:value-type="string">
            <text:p text:style-name="P9"><text:span text:style-name="T26">Там ще </text:span><text:span text:style-name="T29">додосвіт</text:span><text:span text:style-name="T26">. Смерком облягло</text:span></text:p>
            <text:p text:style-name="P9"><text:span text:style-name="T26">ледачі верби, сторожкі тополі… </text:span><text:span text:style-name="T45">(П‑2, 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4" table:number-columns-spanned="9" office:value-type="string">
            <text:p text:style-name="P35"><text:span text:style-name="T106">д</text:span><text:span text:style-name="T106">о</text:span><text:span text:style-name="T4"></text:span><text:span text:style-name="T106">світ</text:span></text:p>
            <text:p text:style-name="P44"><text:span text:style-name="T95">-у, </text:span><text:span text:style-name="T97">ч.</text:span></text:p>
            <text:p text:style-name="P36">Час доби перед сходом сонця, світанк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3</text:p>
          </table:table-cell>
          <table:table-cell table:style-name="Dictionary.B125" table:number-columns-spanned="3" office:value-type="string">
            <text:p text:style-name="P28">Душекрóна</text:p>
            <text:p text:style-name="P9"><text:span text:style-name="T25">-и, </text:span><text:span text:style-name="T26">ім., ж., інд.-авт.</text:span></text:p>
          </table:table-cell>
          <table:covered-table-cell/>
          <table:covered-table-cell/>
          <table:table-cell table:style-name="Dictionary.E125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душá</text:span><text:span text:style-name="T37"> і </text:span><text:span text:style-name="T40">крóна</text:span></text:p>
          </table:table-cell>
          <table:covered-table-cell/>
          <table:covered-table-cell/>
          <table:table-cell table:style-name="Dictionary.H125" table:number-columns-spanned="3" office:value-type="string">
            <text:p text:style-name="P14">Ця розлука душ - </text:p>
            <text:p text:style-name="P14">одна загасла, друга спалахнула</text:p>
            <text:p text:style-name="P14">(лиш не твоя, бо смертна павза вже</text:p>
            <text:p text:style-name="P9"><text:span text:style-name="T26">обтяла зароділу </text:span><text:span text:style-name="T29">душекрону</text:span><text:span text:style-name="T26">)… </text:span><text:span text:style-name="T45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6" table:number-columns-spanned="4" office:value-type="string">
            <text:p text:style-name="P35"><text:span text:style-name="T106">душ</text:span><text:span text:style-name="T106">а</text:span><text:span text:style-name="T4"></text:span></text:p>
            <text:p text:style-name="P44"><text:span text:style-name="T95">-і, </text:span><text:span text:style-name="T97">ж.</text:span></text:p>
            <text:p text:style-name="P36">1) Внутрішній психічний світ людини з її настроями, переживаннями та почуттями. || За релігійними уявленнями – безсмертна <text:soft-page-break/>нематеріальна основа в людині, що становить суть її життя, є джерелом психічних явищ і відрізняє її від тварини.</text:p>
            <text:p text:style-name="P36">2) 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</text:p>
          </table:table-cell>
          <table:covered-table-cell/>
          <table:covered-table-cell/>
          <table:covered-table-cell/>
          <table:table-cell table:style-name="Dictionary.F126" table:number-columns-spanned="5" office:value-type="string">
            <text:p text:style-name="P35"><text:span text:style-name="T106">кр</text:span><text:span text:style-name="T106">о</text:span><text:span text:style-name="T4"></text:span><text:span text:style-name="T106">на</text:span></text:p>
            <text:p text:style-name="P44"><text:span text:style-name="T94">I </text:span><text:span text:style-name="T95">-и, </text:span><text:span text:style-name="T97">ж.</text:span></text:p>
            <text:p text:style-name="P36">Верхня частина дерева, що являє собою сукупність його гілок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4</text:p>
          </table:table-cell>
          <table:table-cell table:style-name="Dictionary.B127" table:number-columns-spanned="3" office:value-type="string">
            <text:p text:style-name="P28">Живоднí</text:p>
            <text:p text:style-name="P9"><text:span text:style-name="T25">-íв, </text:span><text:span text:style-name="T26">ім., мн., інд.-авт.</text:span></text:p>
          </table:table-cell>
          <table:covered-table-cell/>
          <table:covered-table-cell/>
          <table:table-cell table:style-name="Dictionary.E127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pan text:style-name="T40">живий</text:span><text:span text:style-name="T37"> і </text:span><text:span text:style-name="T40">дні</text:span></text:p>
          </table:table-cell>
          <table:covered-table-cell/>
          <table:covered-table-cell/>
          <table:table-cell table:style-name="Dictionary.H127" table:number-columns-spanned="3" office:value-type="string">
            <text:p text:style-name="P9"><text:span text:style-name="T26">Коли протліла згага </text:span><text:span text:style-name="T29">живоднів</text:span></text:p>
            <text:p text:style-name="P14">ураз попустить серце, ніби напад</text:p>
            <text:p text:style-name="P14">нагальної недуги, в смертний запад,</text:p>
            <text:p text:style-name="P9"><text:span text:style-name="T26">у феєричні полиски жалів. </text:span><text:span text:style-name="T45">(П‑1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8" table:number-columns-spanned="4" office:value-type="string">
            <text:p text:style-name="P35"><text:span text:style-name="T106">жив</text:span><text:span text:style-name="T106">и</text:span><text:span text:style-name="T4"></text:span><text:span text:style-name="T106">й</text:span></text:p>
            <text:p text:style-name="P44"><text:span text:style-name="T95">-а, -е.</text:span></text:p>
            <text:p text:style-name="P39"><text:span text:style-name="T66">1) Який існує, здійснює обмін речовин із зовнішнім середовищем, здатний рости, розмножуватися; </text:span><text:span text:style-name="T75">прот.</text:span><text:span text:style-name="T66"> мертвий. || Який є невід'ємною ознакою істоти, що живе, існує. || </text:span><text:span text:style-name="T75">у знач.</text:span><text:span text:style-name="T66"> </text:span><text:span text:style-name="T75">ім.</text:span><text:span text:style-name="T66"> жив</text:span><text:span text:style-name="T66">е</text:span><text:span text:style-name="T66">, -в</text:span><text:span text:style-name="T66">о</text:span><text:span text:style-name="T66">го, </text:span><text:span text:style-name="T75">с.</text:span><text:span text:style-name="T66"> Все, що виявляє ознаки </text:span><text:span text:style-name="T66">життя, що живе, існує. || Якого створюють рослини, тварини, люди.</text:span></text:p>
          </table:table-cell>
          <table:covered-table-cell/>
          <table:covered-table-cell/>
          <table:covered-table-cell/>
          <table:table-cell table:style-name="Dictionary.F128" table:number-columns-spanned="5" office:value-type="string">
            <text:p text:style-name="P34">день</text:p>
            <text:p text:style-name="P48"><text:span text:style-name="T95">дня, </text:span><text:span text:style-name="T97">ч.</text:span></text:p>
            <text:p text:style-name="P46">1) Частина доби від сходу до заходу сонця, від ранку до вечора. || Про денне світло.</text:p>
            <text:p text:style-name="P47"><text:span text:style-name="T66">4) </text:span><text:span text:style-name="T75">тільки </text:span><text:span text:style-name="T75">мн.</text:span><text:span text:style-name="T66">, </text:span><text:span text:style-name="T75">чого</text:span><text:span text:style-name="T66">, </text:span><text:span text:style-name="T75">які</text:span><text:span text:style-name="T66">. Час, період у житті людини, народу. || </text:span><text:span text:style-name="T75">чиї</text:span><text:span text:style-name="T66">. Життя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3">65</text:p>
          </table:table-cell>
          <table:table-cell table:style-name="Dictionary.B129" table:number-columns-spanned="3" office:value-type="string">
            <text:p text:style-name="P28">Життєсмéрть</text:p>
            <text:p text:style-name="P9"><text:span text:style-name="T25">-і, </text:span><text:span text:style-name="T26">ім., ж., інд.-авт.</text:span></text:p>
          </table:table-cell>
          <table:covered-table-cell/>
          <table:covered-table-cell/>
          <table:table-cell table:style-name="Dictionary.E129" table:number-columns-spanned="3" office:value-type="string">
            <text:p text:style-name="P9"><text:span text:style-name="T51">утворене способом основоскладання, </text:span><text:span text:style-name="T51">похідне від слів:</text:span><text:span text:style-name="T37"> </text:span><text:span text:style-name="T40">життя</text:span><text:span text:style-name="T37"> і </text:span><text:span text:style-name="T40">сме</text:span><text:span text:style-name="T4"></text:span><text:span text:style-name="T40">рть</text:span></text:p>
          </table:table-cell>
          <table:covered-table-cell/>
          <table:covered-table-cell/>
          <table:table-cell table:style-name="Dictionary.H129" table:number-columns-spanned="3" office:value-type="string">
            <text:p text:style-name="P14">Сховати ся од долі – не судилось.</text:p>
            <text:p text:style-name="P14">Ударив грім – і зразу шкереберть</text:p>
            <text:p text:style-name="P14">пішло життя. І ость ти – все, що снилось,</text:p>
            <text:p text:style-name="P9"><text:span text:style-name="T26">як смертеіснування й </text:span><text:span text:style-name="T29">життєсмерть</text:span><text:span text:style-name="T26">. </text:span><text:span text:style-name="T45">(П‑1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0" table:number-columns-spanned="4" office:value-type="string">
            <text:p text:style-name="P35"><text:span text:style-name="T106">житт</text:span><text:span text:style-name="T106">я</text:span><text:span text:style-name="T4"></text:span></text:p>
            <text:p text:style-name="P44"><text:span text:style-name="T95">-я, </text:span><text:span text:style-name="T97">с.</text:span></text:p>
            <text:p text:style-name="P36">1) Вища форма існування матерії, найхарактернішими рисами якої є обмін речовин, самооновлення, самовідтворення. || Існування всього живого; <text:span text:style-name="T121">прот.</text:span> смерть.</text:p>
            <text:p text:style-name="P36">2) Стан живого організму в стадії розвитку, зросту.</text:p>
            <text:p text:style-name="P36">3) Період існування кого-небудь; вік. || Все пережите, зроблене людиною за час її існування; біографія.</text:p>
            <text:p text:style-name="P36">4) Спосіб існування кого-небудь.</text:p>
          </table:table-cell>
          <table:covered-table-cell/>
          <table:covered-table-cell/>
          <table:covered-table-cell/>
          <table:table-cell table:style-name="Dictionary.F130" table:number-columns-spanned="5" office:value-type="string">
            <text:p text:style-name="P34">смерть</text:p>
            <text:p text:style-name="P44"><text:span text:style-name="T95">-і, </text:span><text:span text:style-name="T97">ж.</text:span></text:p>
            <text:p text:style-name="P36">1) Припинення життєдіяльності організму і загибель його; припинення біологічного обміну речовин в організмі або його частині.<text:span text:style-name="T121">Фізіологічна </text:span><text:span text:style-name="T121">смерть</text:span>.</text:p>
            <text:p text:style-name="P45"><text:span text:style-name="T96">2) Припинення існування людини, тварини; </text:span><text:span text:style-name="T98">прот.</text:span><text:span text:style-name="T96"> життя; кончина, скін. || Те саме, що Смертна кара (</text:span><text:span text:style-name="T98">див.</text:span><text:span text:style-name="T96"> смертний). || </text:span><text:span text:style-name="T98">кому</text:span><text:span text:style-name="T96">. Уживається як заклик до помсти, відплати. || Персоніфікація кончини – людський скелет, звичайно з косою. || </text:span><text:span text:style-name="T98">перен.</text:span><text:span text:style-name="T96"> Загибель, припинення існування чого-небудь. || </text:span><text:span text:style-name="T98">перен.</text:span><text:span text:style-name="T96"> Занепад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6</text:p>
          </table:table-cell>
          <table:table-cell table:style-name="Dictionary.B131" table:number-columns-spanned="3" office:value-type="string">
            <text:p text:style-name="P28">Життєтóки</text:p>
            <text:p text:style-name="P9"><text:span text:style-name="T25">-ів, </text:span><text:span text:style-name="T26">ім., мн., інд.-авт.</text:span></text:p>
          </table:table-cell>
          <table:covered-table-cell/>
          <table:covered-table-cell/>
          <table:table-cell table:style-name="Dictionary.E131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oft-page-break/><text:span text:style-name="T40">життя</text:span><text:span text:style-name="T37"> і </text:span><text:span text:style-name="T40">тóки</text:span></text:p>
          </table:table-cell>
          <table:covered-table-cell/>
          <table:covered-table-cell/>
          <table:table-cell table:style-name="Dictionary.H131" table:number-columns-spanned="3" office:value-type="string">
            <text:p text:style-name="P14">Нарешті збір, нарешті збір померлих днів і років,</text:p>
            <text:p text:style-name="P9"><text:span text:style-name="T26">мов ґрати чорних спроневір і </text:span><text:soft-page-break/><text:span text:style-name="T26">ярих </text:span><text:span text:style-name="T29">життєтоків</text:span><text:span text:style-name="T26">… </text:span><text:span text:style-name="T45">(П‑2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2" table:number-columns-spanned="4" office:value-type="string">
            <text:p text:style-name="P9"><text:span text:style-name="T40">життя</text:span><text:span text:style-name="T37"> (див 63)</text:span></text:p>
          </table:table-cell>
          <table:covered-table-cell/>
          <table:covered-table-cell/>
          <table:covered-table-cell/>
          <table:table-cell table:style-name="Dictionary.F132" table:number-columns-spanned="5" office:value-type="string">
            <text:p text:style-name="P35">тік</text:p>
            <text:p text:style-name="P44"><text:span text:style-name="T95">току, </text:span><text:span text:style-name="T97">ч.</text:span></text:p>
            <text:p text:style-name="P36">1) Розчищене місце, спеціально підготовлений майданчик надворі або в приміщенні для молотьби, очищення і просушування зерна.</text:p>
            <text:p text:style-name="P36">2) Скирти, стіжки, ожереди і т. ін., що стоять на такому місц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7</text:p>
          </table:table-cell>
          <table:table-cell table:style-name="Dictionary.B133" table:number-columns-spanned="3" office:value-type="string">
            <text:p text:style-name="P28">За-світи</text:p>
            <text:p text:style-name="P9"><text:span text:style-name="T25">-ів, </text:span><text:span text:style-name="T26">ім., мн. інд.-авт.</text:span></text:p>
          </table:table-cell>
          <table:covered-table-cell/>
          <table:covered-table-cell/>
          <table:table-cell table:style-name="Dictionary.E133" table:number-columns-spanned="3" office:value-type="string">
            <text:p text:style-name="P9"><text:span text:style-name="T51">утворене способом словоскладання, похідне від слів:</text:span><text:span text:style-name="T37"> </text:span><text:span text:style-name="T40">за</text:span><text:span text:style-name="T37"> і </text:span><text:span text:style-name="T40">світи</text:span></text:p>
          </table:table-cell>
          <table:covered-table-cell/>
          <table:covered-table-cell/>
          <table:table-cell table:style-name="Dictionary.H133" table:number-columns-spanned="3" office:value-type="string">
            <text:p text:style-name="P14">І не держу надії в бозі,</text:p>
            <text:p text:style-name="P9"><text:span text:style-name="T26">коли пірвався в </text:span><text:span text:style-name="T29">за-світи</text:span><text:span text:style-name="T26">. </text:span><text:span text:style-name="T45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4" table:number-columns-spanned="4" office:value-type="string">
            <text:p text:style-name="P34">за</text:p>
            <text:p text:style-name="P44"><text:span text:style-name="T94">I </text:span><text:span text:style-name="T97">прийм.</text:span><text:span text:style-name="T95">, </text:span><text:span text:style-name="T97">з род.</text:span><text:span text:style-name="T95">, </text:span><text:span text:style-name="T97">знах.</text:span><text:span text:style-name="T95"> </text:span><text:span text:style-name="T97">і оруд.</text:span><text:span text:style-name="T95"> </text:span><text:span text:style-name="T97">відмінками</text:span><text:span text:style-name="T95">. Сполучення з </text:span><text:span text:style-name="T97">прийм.</text:span><text:span text:style-name="T95"> за виражають: Просторові відношення:</text:span></text:p>
            <text:p text:style-name="P39"><text:span text:style-name="T66">1) </text:span><text:span text:style-name="T75">із </text:span><text:span text:style-name="T75">знах.</text:span><text:span text:style-name="T66"> </text:span><text:span text:style-name="T75">і </text:span><text:span text:style-name="T75">оруд. в.</text:span><text:span text:style-name="T66"> Вказує на предмет, місце і т. ін.: а) за межі яких спрямовані дія, рух (</text:span><text:span text:style-name="T75">знах. в.</text:span><text:span text:style-name="T66">); б) позад, по той бік яких хто-, що-небудь знаходиться, міститься, перебуває або щось </text:span><text:span text:style-name="T66">відбувається (</text:span><text:span text:style-name="T75">оруд. в.</text:span><text:span text:style-name="T66">). || </text:span><text:span text:style-name="T66">У </text:span><text:span text:style-name="T75">сполуч.</text:span><text:span text:style-name="T66"> зі </text:span><text:span text:style-name="T75">сл.</text:span><text:span text:style-name="T66"> сідати (сидіти, сісти), </text:span><text:span text:style-name="T66">стояти (стати) і т. ін. вказує на предмет, біля якого хто-небудь розташовується, щоб виконати певну дію, або хтось знаходиться, </text:span><text:soft-page-break/><text:span text:style-name="T66">виконуючи що-небудь.</text:span></text:p>
          </table:table-cell>
          <table:covered-table-cell/>
          <table:covered-table-cell/>
          <table:covered-table-cell/>
          <table:table-cell table:style-name="Dictionary.F134" table:number-columns-spanned="5" office:value-type="string">
            <text:p text:style-name="P34">світ</text:p>
            <text:p text:style-name="P44"><text:span text:style-name="T94">II </text:span><text:span text:style-name="T95">-у </text:span><text:span text:style-name="T97">і заст.</text:span><text:span text:style-name="T95"> -а, </text:span><text:span text:style-name="T97">ч.</text:span></text:p>
            <text:p text:style-name="P36">1) Сукупність усіх форм матерії як єдине ціле; всесвіт. <text:span text:style-name="T121">Геоцентрична система світу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8</text:p>
          </table:table-cell>
          <table:table-cell table:style-name="Dictionary.B135" table:number-columns-spanned="3" office:value-type="string">
            <text:p text:style-name="P28">Зимносхíд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135" table:number-columns-spanned="3" office:value-type="string">
            <text:p text:style-name="P9"><text:span text:style-name="T132">утворене способом основоскладання і нульсуфіксальним, похідне від слів:</text:span><text:span text:style-name="T37"> </text:span><text:span text:style-name="T40">зи</text:span><text:span text:style-name="T4"></text:span><text:span text:style-name="T40">мно</text:span><text:span text:style-name="T37"> і </text:span><text:span text:style-name="T40">схо</text:span><text:span text:style-name="T4"></text:span><text:span text:style-name="T40">дити</text:span></text:p>
          </table:table-cell>
          <table:covered-table-cell/>
          <table:covered-table-cell/>
          <table:table-cell table:style-name="Dictionary.H135" table:number-columns-spanned="3" office:value-type="string">
            <text:p text:style-name="P14">Довкруги - </text:p>
            <text:p text:style-name="P9"><text:span text:style-name="T26">лише вітри з шпаркого </text:span><text:span text:style-name="T29">зимносходу</text:span><text:span text:style-name="T26">. </text:span><text:span text:style-name="T45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6" table:number-columns-spanned="4" office:value-type="string">
            <text:p text:style-name="P35"><text:span text:style-name="T106">з</text:span><text:span text:style-name="T106">и</text:span><text:span text:style-name="T4"></text:span><text:span text:style-name="T106">мно</text:span></text:p>
            <text:p text:style-name="P44"><text:span text:style-name="T94">I </text:span><text:span text:style-name="T97">розм.</text:span></text:p>
            <text:p text:style-name="P45"><text:span text:style-name="T96">1) Присл. до зимний</text:span></text:p>
          </table:table-cell>
          <table:covered-table-cell/>
          <table:covered-table-cell/>
          <table:covered-table-cell/>
          <table:table-cell table:style-name="Dictionary.F136" table:number-columns-spanned="5" office:value-type="string">
            <text:p text:style-name="P34">схо<text:span text:style-name="T16"></text:span>дити</text:p>
            <text:p text:style-name="P44"><text:span text:style-name="T94">I </text:span><text:span text:style-name="T95">схо</text:span><text:span text:style-name="T23"></text:span><text:span text:style-name="T95">дити</text:span></text:p>
            <text:p text:style-name="P36"><text:span text:style-name="T121">і рідше </text:span>зіходити, -джу, -диш, <text:span text:style-name="T121">недок.</text:span>, зійти, зійду, зійдеш, <text:span text:style-name="T121">док.</text:span></text:p>
            <text:p text:style-name="P39"><text:span text:style-name="T66">3) </text:span><text:span text:style-name="T75">перен.</text:span><text:span text:style-name="T66"> Наближатися, поширюючись, ніби опускаючись (про вечір, сутінки і т. ін.). || </text:span><text:span text:style-name="T75">на кого </text:span><text:span text:style-name="T66">– </text:span><text:span text:style-name="T75">що</text:span><text:span text:style-name="T66">, </text:span><text:span text:style-name="T75">розм.</text:span><text:span text:style-name="T66"> </text:span><text:span text:style-name="T75">кому до чого</text:span><text:span text:style-name="T66">, </text:span><text:span text:style-name="T75">книжн.</text:span><text:span text:style-name="T66">Охоплювати кого-небудь, оволодівати кимсь (про почуття, стан і т. ін.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69</text:p>
          </table:table-cell>
          <table:table-cell table:style-name="Dictionary.B137" table:number-columns-spanned="3" office:value-type="string">
            <text:p text:style-name="P28">Знеголоснíл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137" table:number-columns-spanned="3" office:value-type="string">
            <text:p text:style-name="P9"><text:span text:style-name="T51">утворене суфіксальним способом, похідне від слова</text:span><text:span text:style-name="T37"> </text:span><text:span text:style-name="T40">знеголосніти </text:span><text:span text:style-name="T57">— позбавитися голосу</text:span></text:p>
          </table:table-cell>
          <table:covered-table-cell/>
          <table:covered-table-cell/>
          <table:table-cell table:style-name="Dictionary.H137" table:number-columns-spanned="3" office:value-type="string">
            <text:p text:style-name="P14">…це кождочасне поривання в смерть ,</text:p>
            <text:p text:style-name="P14">щоб з неї виринати в знавіснілий</text:p>
            <text:p text:style-name="P9"><text:span text:style-name="T26">хрипкий чи геть </text:span><text:span text:style-name="T29">знеголоснілий</text:span><text:span text:style-name="T26"> крик. </text:span><text:span text:style-name="T45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8" table:number-columns-spanned="9" office:value-type="string">
            <text:p text:style-name="P9"><text:span text:style-name="T40">Знеголосніти </text:span><text:span text:style-name="T5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0</text:p>
          </table:table-cell>
          <table:table-cell table:style-name="Dictionary.B139" table:number-columns-spanned="3" office:value-type="string">
            <text:p text:style-name="P28">Золотокíнва</text:p>
            <text:p text:style-name="P9"><text:span text:style-name="T25">-и, </text:span><text:span text:style-name="T26">ім., ж., інд.-авт.</text:span></text:p>
          </table:table-cell>
          <table:covered-table-cell/>
          <table:covered-table-cell/>
          <table:table-cell table:style-name="Dictionary.E139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pan text:style-name="T40">золотий</text:span><text:span text:style-name="T37"> і </text:span><text:span text:style-name="T40">кíнва</text:span></text:p>
          </table:table-cell>
          <table:covered-table-cell/>
          <table:covered-table-cell/>
          <table:table-cell table:style-name="Dictionary.H139" table:number-columns-spanned="3" office:value-type="string">
            <text:p text:style-name="P9"><text:span text:style-name="T29">Золотокінва</text:span><text:span text:style-name="T26"> – пади-но,</text:span></text:p>
            <text:p text:style-name="P9"><text:span text:style-name="T26">спади з лиця в глиб-синь-серця. </text:span><text:span text:style-name="T45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0" table:number-columns-spanned="4" office:value-type="string">
            <text:p text:style-name="P35"><text:span text:style-name="T106">золот</text:span><text:span text:style-name="T106">и</text:span><text:span text:style-name="T4"></text:span><text:span text:style-name="T106">й</text:span></text:p>
            <text:p text:style-name="P44"><text:soft-page-break/><text:span text:style-name="T95">-а, -е.</text:span></text:p>
            <text:p text:style-name="P36">4) Який своїм кольором нагадує золото; блискучо-жовтий, оранжевий.<text:span text:style-name="T121">Золота осінь</text:span>. <text:span text:style-name="T121">Золота рибка</text:span>.</text:p>
            <text:p text:style-name="P36">5) <text:span text:style-name="T121">перен.</text:span> Дуже цінний, вартий поваги (про людину, її характер і т. ін.). <text:span text:style-name="T121">Золоте серце</text:span>. <text:span text:style-name="T121">Золоті руки</text:span>.</text:p>
            <text:p text:style-name="P36">6) <text:span text:style-name="T121">перен.</text:span> Який дає людям радість, щастя; прекрасний, щасливий.<text:span text:style-name="T121">Золоте дитинство</text:span>.</text:p>
            <text:p text:style-name="P39"><text:span text:style-name="T66">7) </text:span><text:span text:style-name="T75">перен.</text:span><text:span text:style-name="T66"> Дорогий, любий (у </text:span><text:span text:style-name="T75">пестл.</text:span><text:span text:style-name="T66"> звертанні до кого-небудь).</text:span></text:p>
          </table:table-cell>
          <table:covered-table-cell/>
          <table:covered-table-cell/>
          <table:covered-table-cell/>
          <table:table-cell table:style-name="Dictionary.F140" table:number-columns-spanned="5" office:value-type="string">
            <text:p text:style-name="P35"><text:span text:style-name="T107">кінва</text:span><text:span text:style-name="T14"></text:span></text:p>
            <text:p text:style-name="P44"><text:soft-page-break/><text:span text:style-name="T94">II </text:span><text:span text:style-name="T95">кінва</text:span><text:span text:style-name="T100"></text:span></text:p>
            <text:p text:style-name="P36">-и, <text:span text:style-name="T121">ж.</text:span>, <text:span text:style-name="T121">розм.</text:span></text:p>
            <text:p text:style-name="P2"><text:span text:style-name="T78">Збірн. до </text:span><text:a xlink:type="simple" xlink:href="http://www.lingvo.ua/uk/Translate/uk-uk/кінь"><text:span text:style-name="T147">кінь</text:span></text:a><text:span text:style-name="T78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1</text:p>
          </table:table-cell>
          <table:table-cell table:style-name="Dictionary.B141" table:number-columns-spanned="3" office:value-type="string">
            <text:p text:style-name="P9"><text:span text:style-name="T39">З-</text:span><text:span text:style-name="T3">понадсвíтній</text:span></text:p>
            <text:p text:style-name="P9"><text:span text:style-name="T25">-я, -є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141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з</text:span><text:span text:style-name="T57">-</text:span><text:span text:style-name="T40">понад</text:span><text:span text:style-name="T37"> і </text:span><text:span text:style-name="T40">світ</text:span></text:p>
          </table:table-cell>
          <table:covered-table-cell/>
          <table:covered-table-cell/>
          <table:table-cell table:style-name="Dictionary.H141" table:number-columns-spanned="3" office:value-type="string">
            <text:p text:style-name="P14">…аж сіла зірка на дроту й щебече</text:p>
            <text:p text:style-name="P9"><text:span text:style-name="T26">і сяє горлом – </text:span><text:span text:style-name="T29">з-понадсвітній</text:span><text:span text:style-name="T26"> спів. </text:span><text:span text:style-name="T45">(П‑2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2" table:number-columns-spanned="4" office:value-type="string">
            <text:p text:style-name="P35"><text:span text:style-name="T106">з-п</text:span><text:span text:style-name="T106">о</text:span><text:span text:style-name="T4"></text:span><text:span text:style-name="T106">над</text:span></text:p>
            <text:p text:style-name="P44"><text:span text:style-name="T97">прийм.</text:span><text:span text:style-name="T95">, </text:span><text:span text:style-name="T97">з род. в.</text:span></text:p>
            <text:p text:style-name="P39"><text:span text:style-name="T66">Вказує на предмет, через верхній край якого спрямовано дію, рух. || Вказує на предмет, місце, у безпосередній близькості від якого починається </text:span><text:span text:style-name="T66">якась дія.</text:span></text:p>
          </table:table-cell>
          <table:covered-table-cell/>
          <table:covered-table-cell/>
          <table:covered-table-cell/>
          <table:table-cell table:style-name="Dictionary.F142" table:number-columns-spanned="5" office:value-type="string">
            <text:p text:style-name="P9"><text:span text:style-name="T107">світ</text:span><text:span text:style-name="T119"> 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2</text:p>
          </table:table-cell>
          <table:table-cell table:style-name="Dictionary.B143" table:number-columns-spanned="3" office:value-type="string">
            <text:p text:style-name="P28">Іспередлíт</text:p>
            <text:p text:style-name="P16">присл., інд.-авт.</text:p>
          </table:table-cell>
          <table:covered-table-cell/>
          <table:covered-table-cell/>
          <table:table-cell table:style-name="Dictionary.E143" table:number-columns-spanned="3" office:value-type="string">
            <text:p text:style-name="P21"><text:span text:style-name="T140">утворене способом основоскладання, похідне від слів:</text:span> <text:soft-page-break/><text:span text:style-name="T107">спе</text:span><text:span text:style-name="T108"></text:span><text:span text:style-name="T107">ред</text:span> і <text:span text:style-name="T107">літ</text:span>.</text:p>
          </table:table-cell>
          <table:covered-table-cell/>
          <table:covered-table-cell/>
          <table:table-cell table:style-name="Dictionary.H143" table:number-columns-spanned="3" office:value-type="string">
            <text:p text:style-name="P14">Ось твоя подоба</text:p>
            <text:p text:style-name="P9"><text:span text:style-name="T26">подвижництво людське – </text:span><text:span text:style-name="T29">іспередліт</text:span><text:span text:style-name="T26">. </text:span><text:span text:style-name="T45">(П‑2, 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4" table:number-columns-spanned="4" office:value-type="string">
            <text:p text:style-name="P35"><text:span text:style-name="T42">сп</text:span><text:span text:style-name="T42">е</text:span><text:span text:style-name="T4"></text:span><text:span text:style-name="T42">реду</text:span></text:p>
            <text:p text:style-name="P44"><text:span text:style-name="T95">3) </text:span><text:span text:style-name="T97">присл.</text:span><text:span text:style-name="T95">, </text:span><text:span text:style-name="T97">рідко</text:span><text:span text:style-name="T95">. Раніше, в минулому; перед цим.</text:span></text:p>
            <text:p text:style-name="P43"><text:span text:style-name="T62">4) </text:span><text:span text:style-name="T74">прийм.</text:span><text:span text:style-name="T62">, </text:span><text:span text:style-name="T74">з </text:span><text:span text:style-name="T74">род. в.</text:span><text:span text:style-name="T62"> Уживається для означення місця перед ким-, чим-небудь; на передньому боці чогось.</text:span></text:p>
          </table:table-cell>
          <table:covered-table-cell/>
          <table:covered-table-cell/>
          <table:covered-table-cell/>
          <table:table-cell table:style-name="Dictionary.F144" table:number-columns-spanned="5" office:value-type="string">
            <text:p text:style-name="P35"><text:span text:style-name="T106">літ</text:span><text:span text:style-name="T106">а</text:span><text:span text:style-name="T4"></text:span></text:p>
            <text:p text:style-name="P44"><text:span text:style-name="T95">літ, </text:span><text:span text:style-name="T97">мн.</text:span></text:p>
            <text:p text:style-name="P36">1) Період часу в кілька років; рок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3</text:p>
          </table:table-cell>
          <table:table-cell table:style-name="Dictionary.B145" table:number-columns-spanned="3" office:value-type="string">
            <text:p text:style-name="P28">Крайóкрай</text:p>
            <text:p text:style-name="P9"><text:span text:style-name="T25">крайóкраю, </text:span><text:span text:style-name="T26">ім., ч., інд.-авт.</text:span></text:p>
          </table:table-cell>
          <table:covered-table-cell/>
          <table:covered-table-cell/>
          <table:table-cell table:style-name="Dictionary.E145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pan text:style-name="T40">край</text:span><text:span text:style-name="T37"> і </text:span><text:span text:style-name="T40">край</text:span></text:p>
          </table:table-cell>
          <table:covered-table-cell/>
          <table:covered-table-cell/>
          <table:table-cell table:style-name="Dictionary.H145" table:number-columns-spanned="3" office:value-type="string">
            <text:p text:style-name="P9"><text:span text:style-name="T26">З </text:span><text:span text:style-name="T29">крайокраю</text:span><text:span text:style-name="T26">, з цієї високості,</text:span></text:p>
            <text:p text:style-name="P9"><text:span text:style-name="T26">пади, згорнувши крила, до долин… </text:span><text:span text:style-name="T45">(П‑1, 40);</text:span></text:p>
            <text:p text:style-name="P9"><text:span text:style-name="T26">Єси ти за </text:span><text:span text:style-name="T29">крайокраєм</text:span><text:span text:style-name="T26">, чаїшся</text:span></text:p>
            <text:p text:style-name="P9"><text:span text:style-name="T26">од мого неоговтаного погляду… </text:span><text:span text:style-name="T45">(П‑1, 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6" table:number-columns-spanned="9" office:value-type="string">
            <text:p text:style-name="P34">край</text:p>
            <text:p text:style-name="P44"><text:span text:style-name="T94">I </text:span><text:span text:style-name="T95">-ю, </text:span><text:span text:style-name="T97">ч.</text:span></text:p>
            <text:p text:style-name="P45"><text:span text:style-name="T96">1) Лінія, що обмежує поверхню чого-небудь, а також те, що прилягає до цієї лінії; кінець (</text:span><text:span text:style-name="T98">див.</text:span><text:span text:style-name="T96"> кінець 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36"><text:span text:style-name="T106">II </text:span><text:span text:style-name="T121">прийм.</text:span> <text:span text:style-name="T121">з род. в.</text:span></text:p>
            <text:p text:style-name="P36">Указує на місцезнаходження предмета поблизу іншого; біля, кол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4</text:p>
          </table:table-cell>
          <table:table-cell table:style-name="Dictionary.B147" table:number-columns-spanned="3" office:value-type="string">
            <text:p text:style-name="P28">Крайсебé</text:p>
            <text:p text:style-name="P9"><text:span text:style-name="T27">присл., </text:span><text:span text:style-name="T26">інд.-авт.</text:span></text:p>
          </table:table-cell>
          <table:covered-table-cell/>
          <table:covered-table-cell/>
          <table:table-cell table:style-name="Dictionary.E147" table:number-columns-spanned="3" office:value-type="string">
            <text:p text:style-name="P9"><text:span text:style-name="T51">утворене способом зрощення, похідне від слів:</text:span><text:span text:style-name="T37"> </text:span><text:span text:style-name="T40">край</text:span><text:span text:style-name="T37"> і </text:span><text:span text:style-name="T40">себé</text:span></text:p>
          </table:table-cell>
          <table:covered-table-cell/>
          <table:covered-table-cell/>
          <table:table-cell table:style-name="Dictionary.H147" table:number-columns-spanned="3" office:value-type="string">
            <text:p text:style-name="P14">І не зайти за дальні далечі.</text:p>
            <text:p text:style-name="P9"><text:span text:style-name="T26">І за </text:span><text:span text:style-name="T29">крайсебе</text:span><text:span text:style-name="T26"> не зайти. </text:span><text:span text:style-name="T45">(П‑1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8" table:number-columns-spanned="4" office:value-type="string">
            <text:p text:style-name="P9"><text:span text:style-name="T40">край </text:span><text:span text:style-name="T58">(див. 73)</text:span></text:p>
          </table:table-cell>
          <table:covered-table-cell/>
          <table:covered-table-cell/>
          <table:covered-table-cell/>
          <table:table-cell table:style-name="Dictionary.F148" table:number-columns-spanned="5" office:value-type="string">
            <text:p text:style-name="P35"><text:span text:style-name="T106">себ</text:span><text:span text:style-name="T106">е</text:span><text:span text:style-name="T4"></text:span></text:p>
            <text:p text:style-name="P44"><text:span text:style-name="T97">наз. в.</text:span><text:span text:style-name="T95"> </text:span><text:span text:style-name="T97">нема</text:span><text:span text:style-name="T95">, </text:span><text:span text:style-name="T97">одн.</text:span><text:span text:style-name="T95"> </text:span><text:span text:style-name="T97">і мн.</text:span><text:span text:style-name="T95">, </text:span><text:span text:style-name="T97">займ.</text:span><text:span text:style-name="T95"> </text:span><text:span text:style-name="T97">зворотний</text:span><text:span text:style-name="T95">.</text:span></text:p>
            <text:p text:style-name="P36"><text:soft-page-break/>Вказує на спрямованість дії на самого виконавця дії, заміняючи за змістом особові займенник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5</text:p>
          </table:table-cell>
          <table:table-cell table:style-name="Dictionary.B149" table:number-columns-spanned="3" office:value-type="string">
            <text:p text:style-name="P28">Крайчáс</text:p>
            <text:p text:style-name="P9"><text:span text:style-name="T27">присл., </text:span><text:span text:style-name="T26">інд.-авт.</text:span></text:p>
          </table:table-cell>
          <table:covered-table-cell/>
          <table:covered-table-cell/>
          <table:table-cell table:style-name="Dictionary.E149" table:number-columns-spanned="3" office:value-type="string">
            <text:p text:style-name="P9"><text:span text:style-name="T51">утворене способом зрощення, похідне від слів:</text:span><text:span text:style-name="T37"> </text:span><text:span text:style-name="T40">край</text:span><text:span text:style-name="T37"> і </text:span><text:span text:style-name="T40">час</text:span></text:p>
          </table:table-cell>
          <table:covered-table-cell/>
          <table:covered-table-cell/>
          <table:table-cell table:style-name="Dictionary.H149" table:number-columns-spanned="3" office:value-type="string">
            <text:p text:style-name="P14">Що б то нам</text:p>
            <text:p text:style-name="P14">посовгнути – ці межигони часу,</text:p>
            <text:p text:style-name="P14">марудні межигони живоття,</text:p>
            <text:p text:style-name="P14">коли змарнілі постаті снаги,</text:p>
            <text:p text:style-name="P14">ці бурі пристрастей попопелілих,</text:p>
            <text:p text:style-name="P14">раптово окошилися на нас.</text:p>
            <text:p text:style-name="P9"><text:span text:style-name="T26">І хочеться сягнути за </text:span><text:span text:style-name="T29">крайчасу</text:span><text:span text:style-name="T26">,</text:span></text:p>
            <text:p text:style-name="P9"><text:span text:style-name="T26">за прапервні. </text:span><text:span text:style-name="T4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0" table:number-columns-spanned="4" office:value-type="string">
            <text:p text:style-name="P9"><text:span text:style-name="T40">край </text:span><text:span text:style-name="T58">(див. 73)</text:span></text:p>
          </table:table-cell>
          <table:covered-table-cell/>
          <table:covered-table-cell/>
          <table:covered-table-cell/>
          <table:table-cell table:style-name="Dictionary.F150" table:number-columns-spanned="5" office:value-type="string">
            <text:p text:style-name="P34">час</text:p>
            <text:p text:style-name="P44"><text:span text:style-name="T95">-у, </text:span><text:span text:style-name="T97">ч.</text:span></text:p>
            <text:p text:style-name="P39"><text:span text:style-name="T66">1) </text:span><text:span text:style-name="T75">філос.</text:span><text:span text:style-name="T66"> Одна з основних об'єктивних форм існування матерії, яка виявляється в тривалості бутт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6</text:p>
          </table:table-cell>
          <table:table-cell table:style-name="Dictionary.B151" table:number-columns-spanned="3" office:value-type="string">
            <text:p text:style-name="P28">Криволéт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151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pan text:style-name="T40">кривий</text:span><text:span text:style-name="T37"> і </text:span><text:span text:style-name="T40">лет</text:span></text:p>
          </table:table-cell>
          <table:covered-table-cell/>
          <table:covered-table-cell/>
          <table:table-cell table:style-name="Dictionary.H151" table:number-columns-spanned="3" office:value-type="string">
            <text:p text:style-name="P14">…ця колотнеча</text:p>
            <text:p text:style-name="P9"><text:span text:style-name="T26">надій і спроневіри, </text:span><text:span text:style-name="T29">криволет</text:span></text:p>
            <text:p text:style-name="P14">лякливих ауспіцій, що в безгуччі</text:p>
            <text:p text:style-name="P14">шершаваими крильми прошерхотять </text:p>
            <text:p text:style-name="P9"><text:span text:style-name="T26">і всядуться на голові… </text:span><text:span text:style-name="T45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2" table:number-columns-spanned="4" office:value-type="string">
            <text:p text:style-name="P35"><text:span text:style-name="T106">крив</text:span><text:span text:style-name="T106">и</text:span><text:span text:style-name="T4"></text:span><text:span text:style-name="T106">й</text:span></text:p>
            <text:p text:style-name="P44"><text:span text:style-name="T95">-а, -е.</text:span></text:p>
            <text:p text:style-name="P45"><text:span text:style-name="T96">6) </text:span><text:span text:style-name="T98">перен.</text:span><text:span text:style-name="T96">, </text:span><text:span text:style-name="T98">розм.</text:span><text:span text:style-name="T96"> Те саме, що хибний; неправильний (у 2 </text:span><text:span text:style-name="T98">знач.</text:span><text:span text:style-name="T96">), помилковий.</text:span></text:p>
          </table:table-cell>
          <table:covered-table-cell/>
          <table:covered-table-cell/>
          <table:covered-table-cell/>
          <table:table-cell table:style-name="Dictionary.F152" table:number-columns-spanned="5" office:value-type="string">
            <text:p text:style-name="P34">лет</text:p>
            <text:p text:style-name="P44"><text:span text:style-name="T95">-у, </text:span><text:span text:style-name="T97">ч.</text:span><text:span text:style-name="T95">, </text:span><text:span text:style-name="T97">поет.</text:span></text:p>
            <text:p text:style-name="P45"><text:span text:style-name="T96">Дія за знач. літати і летіти; літ (</text:span><text:span text:style-name="T98">див.</text:span><text:span text:style-name="T96"> літ I). </text:span><text:span text:style-name="T98">Зриватися в лет</text:span><text:span text:style-name="T96">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3">77</text:p>
          </table:table-cell>
          <table:table-cell table:style-name="Dictionary.B153" table:number-columns-spanned="3" office:value-type="string">
            <text:p text:style-name="P28">Крик-зелó</text:p>
            <text:p text:style-name="P9"><text:span text:style-name="T1">-</text:span><text:span text:style-name="T25">á, </text:span><text:span text:style-name="T26">ім., ч., інд.-авт.</text:span></text:p>
          </table:table-cell>
          <table:covered-table-cell/>
          <table:covered-table-cell/>
          <table:table-cell table:style-name="Dictionary.E153" table:number-columns-spanned="3" office:value-type="string">
            <text:p text:style-name="P26"><text:span text:style-name="T54">утворене способом словоскладання, похідне від слів:</text:span><text:span text:style-name="T37"> </text:span><text:span text:style-name="T40">крик</text:span><text:span text:style-name="T37"> і </text:span><text:span text:style-name="T40">зелó</text:span></text:p>
          </table:table-cell>
          <table:covered-table-cell/>
          <table:covered-table-cell/>
          <table:table-cell table:style-name="Dictionary.H153" table:number-columns-spanned="3" office:value-type="string">
            <text:p text:style-name="P14">Обміліла</text:p>
            <text:p text:style-name="P14">криниця. А верба пустила</text:p>
            <text:p text:style-name="P9"><text:span text:style-name="T26">гарячі брості – в </text:span><text:span text:style-name="T29">крик-зело.</text:span><text:span text:style-name="T26"> </text:span><text:span text:style-name="T45">(П‑1, 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4" table:number-columns-spanned="4" office:value-type="string">
            <text:p text:style-name="P35">крик</text:p>
            <text:p text:style-name="P44"><text:span text:style-name="T94">I </text:span><text:span text:style-name="T94">-у, </text:span><text:span text:style-name="T99">ч.</text:span></text:p>
            <text:p text:style-name="P36">1) Сильний різкий звук голосу; зойк. || Вигук (у 1 <text:span text:style-name="T121">знач.</text:span>), вигуки. || Поклик. || Гамір, галас. || Ґвалт, лемент. || Про різкі звуки тварин, птахів.</text:p>
            <text:p text:style-name="P36"><text:span text:style-name="T106">II </text:span>-у, <text:span text:style-name="T121">ч.</text:span></text:p>
            <text:p text:style-name="P36">Річка, що пересихає, або тимчасовий водоток в Австралії.</text:p>
          </table:table-cell>
          <table:covered-table-cell/>
          <table:covered-table-cell/>
          <table:covered-table-cell/>
          <table:table-cell table:style-name="Dictionary.F154" table:number-columns-spanned="5" office:value-type="string">
            <text:p text:style-name="P35"><text:span text:style-name="T106">зел</text:span><text:span text:style-name="T106">о</text:span><text:span text:style-name="T4"></text:span></text:p>
            <text:p text:style-name="P44"><text:span text:style-name="T94">I </text:span><text:span text:style-name="T95">-а, </text:span><text:span text:style-name="T97">с.</text:span><text:span text:style-name="T95">, </text:span><text:span text:style-name="T97">заст.</text:span><text:span text:style-name="T95">, </text:span><text:span text:style-name="T97">поет.</text:span></text:p>
            <text:p text:style-name="P39"><text:span text:style-name="T66">Зелень (у 1 </text:span><text:span text:style-name="T75">знач.</text:span><text:span text:style-name="T66">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8</text:p>
          </table:table-cell>
          <table:table-cell table:style-name="Dictionary.B155" table:number-columns-spanned="3" office:value-type="string">
            <text:p text:style-name="P28">Крилатолéзо</text:p>
            <text:p text:style-name="P9"><text:span text:style-name="T27">присл., </text:span><text:span text:style-name="T26">інд.-авт.</text:span></text:p>
          </table:table-cell>
          <table:covered-table-cell/>
          <table:covered-table-cell/>
          <table:table-cell table:style-name="Dictionary.E155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крилáтий</text:span><text:span text:style-name="T37"> і </text:span><text:span text:style-name="T40">лéзо</text:span></text:p>
          </table:table-cell>
          <table:covered-table-cell/>
          <table:covered-table-cell/>
          <table:table-cell table:style-name="Dictionary.H155" table:number-columns-spanned="3" office:value-type="string">
            <text:p text:style-name="P14">Криваво рветься з нього вороння</text:p>
            <text:p text:style-name="P9"><text:span text:style-name="T26">майбутнього. Летить </text:span><text:span text:style-name="T29">крилатолезо</text:span></text:p>
            <text:p text:style-name="P9"><text:span text:style-name="T26">понад проваллям яру… </text:span><text:span text:style-name="T45">(П‑1, 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6" table:number-columns-spanned="4" office:value-type="string">
            <text:p text:style-name="P35"><text:span text:style-name="T106">крил</text:span><text:span text:style-name="T106">а</text:span><text:span text:style-name="T4"></text:span><text:span text:style-name="T106">тий</text:span></text:p>
            <text:p text:style-name="P44"><text:span text:style-name="T95">-а, -е.</text:span></text:p>
            <text:p text:style-name="P39"><text:span text:style-name="T66">1) Який має крила (у 1, 3, 4 </text:span><text:span text:style-name="T75">знач.</text:span><text:span text:style-name="T66">). || </text:span><text:span text:style-name="T75">перен.</text:span><text:span text:style-name="T66"> Який надихає, підносить. </text:span><text:span text:style-name="T75">Крилаті ідеї</text:span><text:span text:style-name="T66">.</text:span></text:p>
          </table:table-cell>
          <table:covered-table-cell/>
          <table:covered-table-cell/>
          <table:covered-table-cell/>
          <table:table-cell table:style-name="Dictionary.F156" table:number-columns-spanned="5" office:value-type="string">
            <text:p text:style-name="P35"><text:span text:style-name="T106">л</text:span><text:span text:style-name="T106">е</text:span><text:span text:style-name="T4"></text:span><text:span text:style-name="T106">зо</text:span></text:p>
            <text:p text:style-name="P44"><text:span text:style-name="T95">-а, </text:span><text:span text:style-name="T97">с.</text:span></text:p>
            <text:p text:style-name="P39"><text:span text:style-name="T66">Гостра частина знаряддя, яким ріжуть, колють або рубають. || Уся різальна частина такого знаряддя. </text:span><text:span text:style-name="T75">Лезо бритви</text:span><text:span text:style-name="T6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79</text:p>
          </table:table-cell>
          <table:table-cell table:style-name="Dictionary.B157" table:number-columns-spanned="3" office:value-type="string">
            <text:p text:style-name="P28">Крихкокриця</text:p>
            <text:p text:style-name="P9"><text:span text:style-name="T25">-і, </text:span><text:span text:style-name="T26">ім., ж., інд.-авт.</text:span></text:p>
          </table:table-cell>
          <table:covered-table-cell/>
          <table:covered-table-cell/>
          <table:table-cell table:style-name="Dictionary.E157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pan text:style-name="T40">крихкий</text:span><text:span text:style-name="T37"> і </text:span><text:span text:style-name="T40">криця</text:span></text:p>
          </table:table-cell>
          <table:covered-table-cell/>
          <table:covered-table-cell/>
          <table:table-cell table:style-name="Dictionary.H157" table:number-columns-spanned="3" office:value-type="string">
            <text:p text:style-name="P9"><text:span text:style-name="T26">І ти щербата доле </text:span><text:span text:style-name="T29">крихкокрице</text:span><text:span text:style-name="T26">,</text:span></text:p>
            <text:p text:style-name="P14">давно вже сонце перед нас зайшло,</text:p>
            <text:p text:style-name="P14"><text:soft-page-break/>бо нашу путь пісками замело,</text:p>
            <text:p text:style-name="P9"><text:span text:style-name="T26">хто ж нам воздасть за битий шлях, сторице. </text:span><text:span text:style-name="T45">(П‑2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8" table:number-columns-spanned="4" office:value-type="string">
            <text:p text:style-name="P35"><text:span text:style-name="T106">крихк</text:span><text:span text:style-name="T106">и</text:span><text:span text:style-name="T4"></text:span><text:span text:style-name="T106">й</text:span></text:p>
            <text:p text:style-name="P44"><text:span text:style-name="T95">-а, -е.</text:span></text:p>
            <text:p text:style-name="P36">1) Який легко кришиться, розсипається. || Який не відзначається міцністю; трухлявий (про дерево тощо). <text:span text:style-name="T121">Крихкий метал</text:span>.</text:p>
            <text:p text:style-name="P45"><text:span text:style-name="T96">2) </text:span><text:span text:style-name="T98">перен.</text:span><text:span text:style-name="T96"> Те саме, що крихкотілий; тендітний.</text:span></text:p>
          </table:table-cell>
          <table:covered-table-cell/>
          <table:covered-table-cell/>
          <table:covered-table-cell/>
          <table:table-cell table:style-name="Dictionary.F158" table:number-columns-spanned="5" office:value-type="string">
            <text:p text:style-name="P35"><text:span text:style-name="T106">кр</text:span><text:span text:style-name="T106">и</text:span><text:span text:style-name="T4"></text:span><text:span text:style-name="T106">ця</text:span></text:p>
            <text:p text:style-name="P44"><text:span text:style-name="T95">-і, </text:span><text:span text:style-name="T97">ж.</text:span></text:p>
            <text:p text:style-name="P45"><text:span text:style-name="T96">1) Те саме, що сталь. || Виріб із сталі.</text:span></text:p>
            <text:p text:style-name="P45"><text:span text:style-name="T96">3) </text:span><text:span text:style-name="T98">розм.</text:span><text:span text:style-name="T96">, </text:span><text:span text:style-name="T98">рідко</text:span><text:span text:style-name="T96">. Те саме, що кресал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0</text:p>
          </table:table-cell>
          <table:table-cell table:style-name="Dictionary.B159" table:number-columns-spanned="3" office:value-type="string">
            <text:p text:style-name="P28">Марничити</text:p>
            <text:p text:style-name="P9"><text:span text:style-name="T25">-чу, -чиш, </text:span><text:span text:style-name="T27">дієсл., недо</text:span><text:span text:style-name="T26">к., перех., інд.-авт.</text:span></text:p>
          </table:table-cell>
          <table:covered-table-cell/>
          <table:covered-table-cell/>
          <table:table-cell table:style-name="Dictionary.E159" table:number-columns-spanned="3" office:value-type="string">
            <text:p text:style-name="P9"><text:span text:style-name="T51">утворене суфіксальним способом, похідне від слова</text:span><text:span text:style-name="T56"> </text:span><text:span text:style-name="T41">марний</text:span></text:p>
          </table:table-cell>
          <table:covered-table-cell/>
          <table:covered-table-cell/>
          <table:table-cell table:style-name="Dictionary.H159" table:number-columns-spanned="3" office:value-type="string">
            <text:p text:style-name="P14">І двері на замку,</text:p>
            <text:p text:style-name="P14">ні душечки – довкола,</text:p>
            <text:p text:style-name="P14">лиш зозулі – ку-ку! - </text:p>
            <text:p text:style-name="P9"><text:span text:style-name="T29">марничать</text:span><text:span text:style-name="T26"> і спроквола. </text:span><text:span text:style-name="T45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0" table:number-columns-spanned="9" office:value-type="string">
            <text:p text:style-name="P35">марний</text:p>
            <text:p text:style-name="P44"><text:span text:style-name="T94">II </text:span><text:span text:style-name="T95">ма</text:span><text:span text:style-name="T101"></text:span><text:span text:style-name="T95">рни</text:span><text:span text:style-name="T101"></text:span><text:span text:style-name="T95">й</text:span></text:p>
            <text:p text:style-name="P36">марна, марне, <text:span text:style-name="T121">розм.</text:span></text:p>
            <text:p text:style-name="P36">Худий, мізерний, бліди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1</text:p>
          </table:table-cell>
          <table:table-cell table:style-name="Dictionary.B161" table:number-columns-spanned="3" office:value-type="string">
            <text:p text:style-name="P28">Межигóни</text:p>
            <text:p text:style-name="P9"><text:span text:style-name="T25">-ів, </text:span><text:span text:style-name="T26">ім., мн., інд.-авт.</text:span></text:p>
          </table:table-cell>
          <table:covered-table-cell/>
          <table:covered-table-cell/>
          <table:table-cell table:style-name="Dictionary.E161" table:number-columns-spanned="3" office:value-type="string">
            <text:p text:style-name="P9"><text:span text:style-name="T11">утворене способом основоскладання, похідне від слів:</text:span><text:span text:style-name="T37"> </text:span><text:span text:style-name="T40">мéжи</text:span><text:span text:style-name="T37"> і </text:span><text:span text:style-name="T40">гін</text:span></text:p>
          </table:table-cell>
          <table:covered-table-cell/>
          <table:covered-table-cell/>
          <table:table-cell table:style-name="Dictionary.H161" table:number-columns-spanned="3" office:value-type="string">
            <text:p text:style-name="P14">Що б то нам</text:p>
            <text:p text:style-name="P9"><text:span text:style-name="T26">посовгнути – ці </text:span><text:span text:style-name="T29">межигони</text:span><text:span text:style-name="T26"> часу,</text:span></text:p>
            <text:p text:style-name="P9"><text:span text:style-name="T26">марудні </text:span><text:span text:style-name="T29">межигони</text:span><text:span text:style-name="T26"> живоття,</text:span></text:p>
            <text:p text:style-name="P14">коли змарнілі постаті снаги,</text:p>
            <text:p text:style-name="P14">ці бурі пристрастей попопелілих,</text:p>
            <text:p text:style-name="P14">раптово окошилися на нас.</text:p>
            <text:p text:style-name="P14"><text:soft-page-break/>І хочеться сягнути за крайчасу,</text:p>
            <text:p text:style-name="P9"><text:span text:style-name="T26">за прапервні. </text:span><text:span text:style-name="T4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2" table:number-columns-spanned="4" office:value-type="string">
            <text:p text:style-name="P35">Між (ме<text:span text:style-name="T13"></text:span>жи)</text:p>
            <text:p text:style-name="P44"><text:span text:style-name="T95">межи, меж, </text:span><text:span text:style-name="T97">прийм.</text:span><text:span text:style-name="T95"> Уживається із </text:span><text:span text:style-name="T97">род.</text:span><text:span text:style-name="T95">, </text:span><text:span text:style-name="T97">знах.</text:span><text:span text:style-name="T95"> і </text:span><text:span text:style-name="T97">оруд.</text:span><text:span text:style-name="T95"> відмінками. Сполучення з між, межи, меж виражають: Просторові відношення:</text:span></text:p>
            <text:p text:style-name="P39"><text:span text:style-name="T66">1) </text:span><text:span text:style-name="T75">з </text:span><text:span text:style-name="T75">оруд.</text:span><text:span text:style-name="T66">, </text:span><text:span text:style-name="T75">рідше з </text:span><text:span text:style-name="T75">род. в.</text:span><text:span text:style-name="T66"> Уживається на означення просторового розташування предмета чи вияву дії посередині чого-небудь.</text:span></text:p>
          </table:table-cell>
          <table:covered-table-cell/>
          <table:covered-table-cell/>
          <table:covered-table-cell/>
          <table:table-cell table:style-name="Dictionary.F162" table:number-columns-spanned="5" office:value-type="string">
            <text:p text:style-name="P9"><text:span text:style-name="T107">гін </text:span><text:span text:style-name="T119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2</text:p>
          </table:table-cell>
          <table:table-cell table:style-name="Dictionary.B163" table:number-columns-spanned="3" office:value-type="string">
            <text:p text:style-name="P28">Межисвíтній</text:p>
            <text:p text:style-name="P9"><text:span text:style-name="T25">-я, -є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163" table:number-columns-spanned="3" office:value-type="string">
            <text:p text:style-name="P9"><text:span text:style-name="T51">утворене складносуфіксальним способом, похідне від слів:</text:span><text:span text:style-name="T46"> </text:span><text:span text:style-name="T48">ме</text:span><text:span text:style-name="T47"></text:span><text:span text:style-name="T48">жи</text:span><text:span text:style-name="T50"> і </text:span><text:span text:style-name="T48">світ</text:span></text:p>
          </table:table-cell>
          <table:covered-table-cell/>
          <table:covered-table-cell/>
          <table:table-cell table:style-name="Dictionary.H163" table:number-columns-spanned="3" office:value-type="string">
            <text:p text:style-name="P14">Ці сосни, вбрані в синій-синій іній,</text:p>
            <text:p text:style-name="P14">на взгір’я збіглі і завмерлі, мерехтом -</text:p>
            <text:p text:style-name="P9"><text:span text:style-name="T26">чи то цвинтарним ачи </text:span><text:span text:style-name="T29">межисвітнім</text:span><text:span text:style-name="T26"> -</text:span></text:p>
            <text:p text:style-name="P9"><text:span text:style-name="T26">мені відкрили візерунки душ… </text:span><text:span text:style-name="T45">(П‑1, 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4" table:number-columns-spanned="4" office:value-type="string">
            <text:p text:style-name="P35"><text:span text:style-name="T107">межи</text:span> <text:span text:style-name="T119">(див. 81)</text:span></text:p>
          </table:table-cell>
          <table:covered-table-cell/>
          <table:covered-table-cell/>
          <table:covered-table-cell/>
          <table:table-cell table:style-name="Dictionary.F164" table:number-columns-spanned="5" office:value-type="string">
            <text:p text:style-name="P30"><text:span text:style-name="T136">світ </text:span><text:span text:style-name="T119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3</text:p>
          </table:table-cell>
          <table:table-cell table:style-name="Dictionary.B165" table:number-columns-spanned="3" office:value-type="string">
            <text:p text:style-name="P28">Мертвокрил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165" table:number-columns-spanned="3" office:value-type="string">
            <text:p text:style-name="P9"><text:span text:style-name="T51">утворене складнофлективним способом, похідне від слів:</text:span><text:span text:style-name="T37"> </text:span><text:span text:style-name="T40">мéртвий</text:span><text:span text:style-name="T37"> і </text:span><text:span text:style-name="T40">крилó</text:span></text:p>
          </table:table-cell>
          <table:covered-table-cell/>
          <table:covered-table-cell/>
          <table:table-cell table:style-name="Dictionary.H165" table:number-columns-spanned="3" office:value-type="string">
            <text:p text:style-name="P9"><text:span text:style-name="T26">А </text:span><text:span text:style-name="T29">мертвокрилі</text:span><text:span text:style-name="T26"> стугонять стимфали,</text:span></text:p>
            <text:p text:style-name="P14">напевну провіщаючи біду,</text:p>
            <text:p text:style-name="P14">що ослонила біле опахало</text:p>
            <text:p text:style-name="P9"><text:span text:style-name="T26">і по моєму нишпорить сліду. </text:span><text:span text:style-name="T45">(П‑2, 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6" table:number-columns-spanned="4" office:value-type="string">
            <text:p text:style-name="P35"><text:span text:style-name="T106">м</text:span><text:span text:style-name="T106">е</text:span><text:span text:style-name="T4"></text:span><text:span text:style-name="T106">ртвий</text:span></text:p>
            <text:p text:style-name="P44"><text:span text:style-name="T95">-а, -е.</text:span></text:p>
            <text:p text:style-name="P36"><text:soft-page-break/>1) Такий, у якому припинилося життя; померлий; <text:span text:style-name="T121">прот.</text:span> живий. || <text:span text:style-name="T121">у знач.</text:span> <text:span text:style-name="T121">ім.</text:span> мертвий, -вого, <text:span text:style-name="T121">ч.</text:span>; мертва, -вої, <text:span text:style-name="T121">ж.</text:span> Мрець. || Про частини тіла мерця. || Засохлий, завмерлий, сухий (про рослинність). || <text:span text:style-name="T121">перен.</text:span>Надзвичайно схвильований, знесилений, стомлений (про людину).</text:p>
            <text:p text:style-name="P39"><text:span text:style-name="T66">3) </text:span><text:span text:style-name="T75">перен.</text:span><text:span text:style-name="T66"> 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</text:span></text:p>
          </table:table-cell>
          <table:covered-table-cell/>
          <table:covered-table-cell/>
          <table:covered-table-cell/>
          <table:table-cell table:style-name="Dictionary.F166" table:number-columns-spanned="5" office:value-type="string">
            <text:p text:style-name="P35"><text:span text:style-name="T106">крил</text:span><text:span text:style-name="T106">о</text:span><text:span text:style-name="T4"></text:span></text:p>
            <text:p text:style-name="P44"><text:span text:style-name="T95">-а, </text:span><text:span text:style-name="T97">с.</text:span></text:p>
            <text:p text:style-name="P36"><text:soft-page-break/>1) Літальний орган птахів, комах та деяких ссавців (напр., кажанів)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4</text:p>
          </table:table-cell>
          <table:table-cell table:style-name="Dictionary.B167" table:number-columns-spanned="3" office:value-type="string">
            <text:p text:style-name="P28">Молодощáст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167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pan text:style-name="T40">молодий</text:span><text:span text:style-name="T37"> і </text:span><text:span text:style-name="T40">щáстя</text:span></text:p>
          </table:table-cell>
          <table:covered-table-cell/>
          <table:covered-table-cell/>
          <table:table-cell table:style-name="Dictionary.H167" table:number-columns-spanned="3" office:value-type="string">
            <text:p text:style-name="P14">Ти десь живеш на призабутім березі</text:p>
            <text:p text:style-name="P14">моїх змілілих пам’ятей. Блукаєш</text:p>
            <text:p text:style-name="P9"><text:span text:style-name="T26">пустелею моїх </text:span><text:span text:style-name="T29">молодощасть</text:span><text:span text:style-name="T26">,</text:span></text:p>
            <text:p text:style-name="P9"><text:span text:style-name="T26">як біла тінь суворої скорботи. </text:span><text:span text:style-name="T45">(П‑1, 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8" table:number-columns-spanned="4" office:value-type="string">
            <text:p text:style-name="P9"><text:span text:style-name="T40">молодий </text:span><text:span text:style-name="T58">(див. 23)</text:span></text:p>
          </table:table-cell>
          <table:covered-table-cell/>
          <table:covered-table-cell/>
          <table:covered-table-cell/>
          <table:table-cell table:style-name="Dictionary.F168" table:number-columns-spanned="5" office:value-type="string">
            <text:p text:style-name="P35"><text:span text:style-name="T106">щ</text:span><text:span text:style-name="T106">а</text:span><text:span text:style-name="T4"></text:span><text:span text:style-name="T106">стя</text:span></text:p>
            <text:p text:style-name="P44"><text:span text:style-name="T95">-я, </text:span><text:span text:style-name="T97">с.</text:span></text:p>
            <text:p text:style-name="P36">1) 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<text:soft-page-break/>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5</text:p>
          </table:table-cell>
          <table:table-cell table:style-name="Dictionary.B169" table:number-columns-spanned="3" office:value-type="string">
            <text:p text:style-name="P28">НÁдвищ</text:p>
            <text:p text:style-name="P9"><text:span text:style-name="T25">-і, </text:span><text:span text:style-name="T26">ім., ж., інд.-авт.</text:span></text:p>
          </table:table-cell>
          <table:covered-table-cell/>
          <table:covered-table-cell/>
          <table:table-cell table:style-name="Dictionary.E169" table:number-columns-spanned="3" office:value-type="string">
            <text:p text:style-name="P9"><text:span text:style-name="T51">утворене суфіксально-префіксальним способом, похідне від слів:</text:span><text:span text:style-name="T37"> </text:span><text:span text:style-name="T40">над</text:span><text:span text:style-name="T37"> і </text:span><text:span text:style-name="T40">вищий</text:span></text:p>
          </table:table-cell>
          <table:covered-table-cell/>
          <table:covered-table-cell/>
          <table:table-cell table:style-name="Dictionary.H169" table:number-columns-spanned="3" office:value-type="string">
            <text:p text:style-name="P9"><text:span text:style-name="T26">У небо, у </text:span><text:span text:style-name="T29">надвищ</text:span><text:span text:style-name="T26">, за хмари за чорні</text:span></text:p>
            <text:p text:style-name="P9"><text:span text:style-name="T26">до сонця, Ікаре, спрямовуй свій лет! </text:span><text:span text:style-name="T4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0" table:number-columns-spanned="4" office:value-type="string">
            <text:p text:style-name="P34">над</text:p>
            <text:p text:style-name="P44"><text:span text:style-name="T97">рідко </text:span><text:span text:style-name="T95">наді, надо, </text:span><text:span text:style-name="T97">прийм.</text:span><text:span text:style-name="T95">, </text:span><text:span text:style-name="T97">з оруд.</text:span><text:span text:style-name="T95"> </text:span><text:span text:style-name="T97">і знах. в.</text:span><text:span text:style-name="T95"> Сполучення з над виражають: Просторові відношення:</text:span></text:p>
            <text:p text:style-name="P36">1) <text:span text:style-name="T121">з </text:span><text:span text:style-name="T121">оруд. в.</text:span> 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36">2) <text:span text:style-name="T121">із </text:span><text:span text:style-name="T121">знах. в.</text:span> Уживається для позначення місця, куди спрямована дія. Об'єктні відношення:</text:p>
            <text:p text:style-name="P39"><text:soft-page-break/><text:span text:style-name="T66">5) </text:span><text:span text:style-name="T75">із </text:span><text:span text:style-name="T75">знах.</text:span><text:span text:style-name="T66">, </text:span><text:span text:style-name="T75">рідко з </text:span><text:span text:style-name="T75">оруд. в.</text:span><text:span text:style-name="T66"> 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 </text:span><text:span text:style-name="T75">Над усе</text:span><text:span text:style-name="T66">.</text:span></text:p>
          </table:table-cell>
          <table:covered-table-cell/>
          <table:covered-table-cell/>
          <table:covered-table-cell/>
          <table:table-cell table:style-name="Dictionary.F170" table:number-columns-spanned="5" office:value-type="string">
            <text:p text:style-name="P35"><text:span text:style-name="T106">в</text:span><text:span text:style-name="T106">и</text:span><text:span text:style-name="T4"></text:span><text:span text:style-name="T106">щий</text:span></text:p>
            <text:p text:style-name="P44"><text:span text:style-name="T95">-а, -е.</text:span></text:p>
            <text:p text:style-name="P45"><text:span text:style-name="T96">1) Вищ. ст. до високи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6</text:p>
          </table:table-cell>
          <table:table-cell table:style-name="Dictionary.B171" table:number-columns-spanned="3" office:value-type="string">
            <text:p text:style-name="P28">Наднéбо</text:p>
            <text:p text:style-name="P9"><text:span text:style-name="T25">-а, </text:span><text:span text:style-name="T26">ім., с., інд.-авт.</text:span></text:p>
          </table:table-cell>
          <table:covered-table-cell/>
          <table:covered-table-cell/>
          <table:table-cell table:style-name="Dictionary.E171" table:number-columns-spanned="3" office:value-type="string">
            <text:p text:style-name="P9"><text:span text:style-name="T51">утворене префіксальним способом, похідне від слова</text:span><text:span text:style-name="T37"> </text:span><text:span text:style-name="T40">над</text:span><text:span text:style-name="T37"> і </text:span><text:span text:style-name="T40">нéбо</text:span></text:p>
          </table:table-cell>
          <table:covered-table-cell/>
          <table:covered-table-cell/>
          <table:table-cell table:style-name="Dictionary.H171" table:number-columns-spanned="3" office:value-type="string">
            <text:p text:style-name="P14">Були мої моління всує - </text:p>
            <text:p text:style-name="P14">Бог не почув і не простив,</text:p>
            <text:p text:style-name="P14">і вже її душа прямує</text:p>
            <text:p text:style-name="P9"><text:span text:style-name="T26">в </text:span><text:span text:style-name="T29">наднеба</text:span><text:span text:style-name="T26"> синь. </text:span><text:span text:style-name="T45">(П‑2, 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2" table:number-columns-spanned="4" office:value-type="string">
            <text:p text:style-name="P9"><text:span text:style-name="T40">над </text:span><text:span text:style-name="T58">(див. 84)</text:span></text:p>
          </table:table-cell>
          <table:covered-table-cell/>
          <table:covered-table-cell/>
          <table:covered-table-cell/>
          <table:table-cell table:style-name="Dictionary.F172" table:number-columns-spanned="5" office:value-type="string">
            <text:p text:style-name="P34">небо</text:p>
            <text:p text:style-name="P44"><text:span text:style-name="T94">I </text:span><text:span text:style-name="T95">не</text:span><text:span text:style-name="T100"></text:span><text:span text:style-name="T95">бо</text:span></text:p>
            <text:p text:style-name="P36">-а, <text:span text:style-name="T121">с.</text:span></text:p>
            <text:p text:style-name="P36">1) Видимий над поверхнею землі повітряний простір у формі шатра.</text:p>
            <text:p text:style-name="P36">2) За релігійними уявленнями – місцеперебування Бога, ангелів, святих; потойбічний світ, ра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7</text:p>
          </table:table-cell>
          <table:table-cell table:style-name="Dictionary.B173" table:number-columns-spanned="3" office:value-type="string">
            <text:p text:style-name="P28">НадÓкруж</text:p>
            <text:p text:style-name="P16">незм., присл., інд.-авт.</text:p>
          </table:table-cell>
          <table:covered-table-cell/>
          <table:covered-table-cell/>
          <table:table-cell table:style-name="Dictionary.E173" table:number-columns-spanned="3" office:value-type="string">
            <text:p text:style-name="P9"><text:span text:style-name="T49">утворене префіксальним способом, похідне від слова</text:span><text:span text:style-name="T46"> </text:span><text:span text:style-name="T48">о</text:span><text:span text:style-name="T47"></text:span><text:span text:style-name="T48">круга</text:span></text:p>
          </table:table-cell>
          <table:covered-table-cell/>
          <table:covered-table-cell/>
          <table:table-cell table:style-name="Dictionary.H173" table:number-columns-spanned="3" office:value-type="string">
            <text:p text:style-name="P9"><text:span text:style-name="T26">А </text:span><text:span text:style-name="T29">надокруж</text:span><text:span text:style-name="T26"> – майстри заплічні</text:span></text:p>
            <text:p text:style-name="P9"><text:span text:style-name="T26">стежок – ганебних і величних. </text:span><text:span text:style-name="T45">(П‑2, 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4" table:number-columns-spanned="4" office:value-type="string">
            <text:p text:style-name="P9"><text:span text:style-name="T40">над </text:span><text:span text:style-name="T58">(див. 84)</text:span></text:p>
          </table:table-cell>
          <table:covered-table-cell/>
          <table:covered-table-cell/>
          <table:covered-table-cell/>
          <table:table-cell table:style-name="Dictionary.F174" table:number-columns-spanned="5" office:value-type="string">
            <text:p text:style-name="P35"><text:span text:style-name="T106">окр</text:span><text:span text:style-name="T106">у</text:span><text:span text:style-name="T4"></text:span><text:span text:style-name="T106">га</text:span></text:p>
            <text:p text:style-name="P44"><text:span text:style-name="T95">-и, </text:span><text:span text:style-name="T97">ж.</text:span></text:p>
            <text:p text:style-name="P36">1) Навколишня місцевість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3">88</text:p>
          </table:table-cell>
          <table:table-cell table:style-name="Dictionary.B175" table:number-columns-spanned="3" office:value-type="string">
            <text:p text:style-name="P28">Надторóси</text:p>
            <text:p text:style-name="P9"><text:span text:style-name="T25">-ів, </text:span><text:span text:style-name="T26">ім., мн., інд.-авт.</text:span></text:p>
          </table:table-cell>
          <table:covered-table-cell/>
          <table:covered-table-cell/>
          <table:table-cell table:style-name="Dictionary.E175" table:number-columns-spanned="3" office:value-type="string">
            <text:p text:style-name="P9"><text:span text:style-name="T51">утворене префіксальним способом, похідне від слів:</text:span><text:span text:style-name="T25"> </text:span><text:span text:style-name="T41">над</text:span><text:span text:style-name="T25"> і </text:span><text:span text:style-name="T39">торóси</text:span></text:p>
          </table:table-cell>
          <table:covered-table-cell/>
          <table:covered-table-cell/>
          <table:table-cell table:style-name="Dictionary.H175" table:number-columns-spanned="3" office:value-type="string">
            <text:p text:style-name="P14">…оце світіння полохких світань</text:p>
            <text:p text:style-name="P14">світів жертовних, що мене запалює</text:p>
            <text:p text:style-name="P14">всенепогасним і ламким, як крига,</text:p>
            <text:p text:style-name="P9"><text:span text:style-name="T26">огнем співучих </text:span><text:span text:style-name="T29">надторосів</text:span><text:span text:style-name="T26"> – криг. </text:span><text:span text:style-name="T45">(П‑1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6" table:number-columns-spanned="4" office:value-type="string">
            <text:p text:style-name="P9"><text:span text:style-name="T40">над </text:span><text:span text:style-name="T58">(див. 84)</text:span></text:p>
          </table:table-cell>
          <table:covered-table-cell/>
          <table:covered-table-cell/>
          <table:covered-table-cell/>
          <table:table-cell table:style-name="Dictionary.F176" table:number-columns-spanned="5" office:value-type="string">
            <text:p text:style-name="P35"><text:span text:style-name="T106">тор</text:span><text:span text:style-name="T106">о</text:span><text:span text:style-name="T4"></text:span><text:span text:style-name="T106">с</text:span></text:p>
            <text:p text:style-name="P44"><text:span text:style-name="T95">-а, </text:span><text:span text:style-name="T97">ч.</text:span></text:p>
            <text:p text:style-name="P36">Нагромадження уламків криги на замерзлих морях і річках, що утворюється внаслідок стискання льоду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89</text:p>
          </table:table-cell>
          <table:table-cell table:style-name="Dictionary.B177" table:number-columns-spanned="3" office:value-type="string">
            <text:p text:style-name="P28">Нáкрик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177" table:number-columns-spanned="3" office:value-type="string">
            <text:p text:style-name="P9"><text:span text:style-name="T51">утворене префіксальним способом, похідне від слова</text:span><text:span text:style-name="T37"> </text:span><text:span text:style-name="T40">крик</text:span></text:p>
          </table:table-cell>
          <table:covered-table-cell/>
          <table:covered-table-cell/>
          <table:table-cell table:style-name="Dictionary.H177" table:number-columns-spanned="3" office:value-type="string">
            <text:p text:style-name="P14">Отой прощальний змах тонкоголосий</text:p>
            <text:p text:style-name="P9"><text:span text:style-name="T26">тремтливої руки, той голий </text:span><text:span text:style-name="T29">накрик</text:span><text:span text:style-name="T26"> - </text:span></text:p>
            <text:p text:style-name="P14">пункти рами – щербати й яр, той пагорб - </text:p>
            <text:p text:style-name="P9"><text:span text:style-name="T26">яким зигзагом путь тобі значив? </text:span><text:span text:style-name="T45">(П‑1, 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8" table:number-columns-spanned="9" office:value-type="string">
            <text:p text:style-name="P9"><text:span text:style-name="T40">крик </text:span><text:span text:style-name="T58">(див. 7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0</text:p>
          </table:table-cell>
          <table:table-cell table:style-name="Dictionary.B179" table:number-columns-spanned="3" office:value-type="string">
            <text:p text:style-name="P28">Нáмерзи</text:p>
            <text:p text:style-name="P9"><text:span text:style-name="T25">-ів, </text:span><text:span text:style-name="T26">ім., мн., інд.-авт.</text:span></text:p>
          </table:table-cell>
          <table:covered-table-cell/>
          <table:covered-table-cell/>
          <table:table-cell table:style-name="Dictionary.E179" table:number-columns-spanned="3" office:value-type="string">
            <text:p text:style-name="P9"><text:span text:style-name="T51">утворене нульсуфіксальним способом, похідне від слова</text:span><text:span text:style-name="T37"> </text:span><text:span text:style-name="T40">намерза</text:span><text:span text:style-name="T47"></text:span><text:span text:style-name="T40">ти</text:span></text:p>
          </table:table-cell>
          <table:covered-table-cell/>
          <table:covered-table-cell/>
          <table:table-cell table:style-name="Dictionary.H179" table:number-columns-spanned="3" office:value-type="string">
            <text:p text:style-name="P14">О скрипки тьмавий гуд – мов скапує живиця,</text:p>
            <text:p text:style-name="P9"><text:span text:style-name="T26">зникають </text:span><text:span text:style-name="T29">намерзи</text:span><text:span text:style-name="T26"> і вже хмеліє гін</text:span></text:p>
            <text:p text:style-name="P9"><text:span text:style-name="T26">дзвінкого дерева… </text:span><text:span text:style-name="T45">(П‑2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0" table:number-columns-spanned="9" office:value-type="string">
            <text:p text:style-name="P35"><text:span text:style-name="T106">намерз</text:span><text:span text:style-name="T106">а</text:span><text:span text:style-name="T4"></text:span><text:span text:style-name="T106">ти</text:span></text:p>
            <text:p text:style-name="P44"><text:soft-page-break/><text:span text:style-name="T95">-ає, </text:span><text:span text:style-name="T97">недок.</text:span><text:span text:style-name="T95">, намерзнути </text:span><text:span text:style-name="T97">і </text:span><text:span text:style-name="T95">намерзти, -зне; </text:span><text:span text:style-name="T97">мин. ч.</text:span><text:span text:style-name="T95"> намерз, -ла, -ло; </text:span><text:span text:style-name="T97">док.</text:span></text:p>
            <text:p text:style-name="P36">1) Замерзаючи, вкривати поверхню чого-небудь або нагромаджуватися на чому-небудь (про лід, сніг і т. ін.). || Покриватися льод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1</text:p>
          </table:table-cell>
          <table:table-cell table:style-name="Dictionary.B181" table:number-columns-spanned="3" office:value-type="string">
            <text:p text:style-name="P28">Напівбажá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181" table:number-columns-spanned="3" office:value-type="string">
            <text:p text:style-name="P9"><text:span text:style-name="T51">утворене префіксальним способом, похідне від слів:</text:span><text:span text:style-name="T37"> </text:span><text:span text:style-name="T40">напíв</text:span><text:span text:style-name="T37"> і </text:span><text:span text:style-name="T40">бажáння</text:span></text:p>
          </table:table-cell>
          <table:covered-table-cell/>
          <table:covered-table-cell/>
          <table:table-cell table:style-name="Dictionary.H181" table:number-columns-spanned="3" office:value-type="string">
            <text:p text:style-name="P14">Напівступою,</text:p>
            <text:p text:style-name="P14">як над собою винесений крок</text:p>
            <text:p text:style-name="P9"><text:span text:style-name="T26">задумався і скляк. </text:span><text:span text:style-name="T29">Напівбажання</text:span><text:span text:style-name="T26">,</text:span></text:p>
            <text:p text:style-name="P9"><text:span text:style-name="T26">на півваганні втяте. </text:span><text:span text:style-name="T4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2" table:number-columns-spanned="4" office:value-type="string">
            <text:p text:style-name="P35"><text:span text:style-name="T106">Наполов</text:span><text:span text:style-name="T106">и</text:span><text:span text:style-name="T4"></text:span><text:span text:style-name="T106">ну (напі</text:span><text:span text:style-name="T43"></text:span><text:span text:style-name="T106">в)</text:span></text:p>
            <text:p text:style-name="P44"><text:span text:style-name="T97">присл.</text:span></text:p>
            <text:p text:style-name="P36">1) У розмірі чи обсязі, що охоплює половину кого-, чого-небудь.</text:p>
            <text:p text:style-name="P36">2) Пополам з чим-небудь; з домішкою, з ознакою, з елементами чогось.</text:p>
            <text:p text:style-name="P36">3) Частково, не зовсім, не повністю або значною мірою.</text:p>
          </table:table-cell>
          <table:covered-table-cell/>
          <table:covered-table-cell/>
          <table:covered-table-cell/>
          <table:table-cell table:style-name="Dictionary.F182" table:number-columns-spanned="5" office:value-type="string">
            <text:p text:style-name="P35"><text:span text:style-name="T106">баж</text:span><text:span text:style-name="T106">а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36">1) Прагнення, потяг до здійснення чого-небудь; хоті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2</text:p>
          </table:table-cell>
          <table:table-cell table:style-name="Dictionary.B183" table:number-columns-spanned="3" office:value-type="string">
            <text:p text:style-name="P29">Напівступá</text:p>
            <text:p text:style-name="P9"><text:span text:style-name="T124">-и</text:span><text:span text:style-name="T124">, </text:span><text:span text:style-name="T26">ім., </text:span><text:span text:style-name="T126">ж., інд.-авт.</text:span></text:p>
          </table:table-cell>
          <table:covered-table-cell/>
          <table:covered-table-cell/>
          <table:table-cell table:style-name="Dictionary.E183" table:number-columns-spanned="3" office:value-type="string">
            <text:p text:style-name="P9"><text:span text:style-name="T130">утворене префіксальним способом, похідне від слів:</text:span><text:span text:style-name="T128"> </text:span><text:span text:style-name="T40">напíв</text:span><text:span text:style-name="T128"> і </text:span><text:span text:style-name="T129">ступа</text:span><text:span text:style-name="T47"></text:span></text:p>
          </table:table-cell>
          <table:covered-table-cell/>
          <table:covered-table-cell/>
          <table:table-cell table:style-name="Dictionary.H183" table:number-columns-spanned="3" office:value-type="string">
            <text:p text:style-name="P9"><text:span text:style-name="T29">Напівступою</text:span><text:span text:style-name="T26">,</text:span></text:p>
            <text:p text:style-name="P14">як над собою винесений крок</text:p>
            <text:p text:style-name="P14">задумався і скляк. Напівбажання,</text:p>
            <text:p text:style-name="P9"><text:span text:style-name="T26">на півваганні втяте. </text:span><text:span text:style-name="T4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4" table:number-columns-spanned="4" office:value-type="string">
            <text:p text:style-name="P35"><text:span text:style-name="T106">напів </text:span>(див. 91)</text:p>
          </table:table-cell>
          <table:covered-table-cell/>
          <table:covered-table-cell/>
          <table:covered-table-cell/>
          <table:table-cell table:style-name="Dictionary.F184" table:number-columns-spanned="5" office:value-type="string">
            <text:p text:style-name="P34">ступа</text:p>
            <text:p text:style-name="P44"><text:span text:style-name="T94">II </text:span><text:span text:style-name="T95">ступ`а</text:span></text:p>
            <text:p text:style-name="P36">-и, <text:span text:style-name="T121">ж.</text:span>, <text:span text:style-name="T121">перев.</text:span> <text:span text:style-name="T121">з означ.</text:span></text:p>
            <text:p text:style-name="P36">Манера ходити, ступати; хода. || Рух ногою вперед, убік або назад; крок. || Звуки від таких рухів. || Про спокійну, <text:soft-page-break/>тиху ходу коня; найповільніший алюр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3</text:p>
          </table:table-cell>
          <table:table-cell table:style-name="Dictionary.B185" table:number-columns-spanned="3" office:value-type="string">
            <text:p text:style-name="P28">Нáхлюпи</text:p>
            <text:p text:style-name="P9"><text:span text:style-name="T25">-ів, </text:span><text:span text:style-name="T26">ім., мн., інд.-авт.</text:span></text:p>
          </table:table-cell>
          <table:covered-table-cell/>
          <table:covered-table-cell/>
          <table:table-cell table:style-name="Dictionary.E185" table:number-columns-spanned="3" office:value-type="string">
            <text:p text:style-name="P9"><text:span text:style-name="T132">утворене префіксальним і нульсуфіксальним способом, похідне від слова</text:span><text:span text:style-name="T37"> </text:span><text:span text:style-name="T40">хлюпати</text:span></text:p>
          </table:table-cell>
          <table:covered-table-cell/>
          <table:covered-table-cell/>
          <table:table-cell table:style-name="Dictionary.H185" table:number-columns-spanned="3" office:value-type="string">
            <text:p text:style-name="P9"><text:span text:style-name="T26">Покірні вітру, </text:span><text:span text:style-name="T29">нахлюпи</text:span><text:span text:style-name="T26"> щедрот</text:span></text:p>
            <text:p text:style-name="P14">з убогого жебрацького бенкету,</text:p>
            <text:p text:style-name="P14">відвирувавши, котяться у Лету,</text:p>
            <text:p text:style-name="P9"><text:span text:style-name="T26">в таночок взявши кревних і заброд.</text:span><text:span text:style-name="T45">(П‑1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6" table:number-columns-spanned="9" office:value-type="string">
            <text:p text:style-name="P35"><text:span text:style-name="T106">хл</text:span><text:span text:style-name="T106">ю</text:span><text:span text:style-name="T4"></text:span><text:span text:style-name="T106">пати</text:span></text:p>
            <text:p text:style-name="P44"><text:span text:style-name="T95">-аю, -аєш, </text:span><text:span text:style-name="T97">недок.</text:span></text:p>
            <text:p text:style-name="P36">1) <text:span text:style-name="T121">неперех.</text:span> 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39"><text:span text:style-name="T66">2) </text:span><text:span text:style-name="T75">перех.</text:span><text:span text:style-name="T66"> </text:span><text:span text:style-name="T75">і </text:span><text:span text:style-name="T75">неперех.</text:span><text:span text:style-name="T66"> Рвучкими рухами лити, бризкати водою або іншою рідиною на кого-, що-небудь. || Розливатися, виливатися, розпліскуватися. || Утворювати звуки, що нагадують </text:span><text:span text:style-name="T66">хлипання.</text:span><text:span text:style-name="T75">Хлюпати носом</text:span><text:span text:style-name="T66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4</text:p>
          </table:table-cell>
          <table:table-cell table:style-name="Dictionary.B187" table:number-columns-spanned="3" office:value-type="string">
            <text:p text:style-name="P28">Обакрáй</text:p>
            <text:p text:style-name="P9"><text:span text:style-name="T25">-ю, </text:span><text:span text:style-name="T26">ім., ч., інд.-авт.</text:span></text:p>
          </table:table-cell>
          <table:covered-table-cell/>
          <table:covered-table-cell/>
          <table:table-cell table:style-name="Dictionary.E187" table:number-columns-spanned="3" office:value-type="string">
            <text:p text:style-name="P9"><text:span text:style-name="T51">утворене способом зрощення, похідне від слів:</text:span><text:span text:style-name="T37"> </text:span><text:span text:style-name="T40">óба</text:span><text:span text:style-name="T37"> і </text:span><text:span text:style-name="T40">край</text:span></text:p>
          </table:table-cell>
          <table:covered-table-cell/>
          <table:covered-table-cell/>
          <table:table-cell table:style-name="Dictionary.H187" table:number-columns-spanned="3" office:value-type="string">
            <text:p text:style-name="P14">З ціложиттєвого ждання</text:p>
            <text:p text:style-name="P14">Ти смерть на кілька літ відтрутив,</text:p>
            <text:p text:style-name="P14">аби почути пахощ рути</text:p>
            <text:p text:style-name="P14">і в неї впасти навмання - </text:p>
            <text:p text:style-name="P9"><text:span text:style-name="T26">з усіх розлук – на </text:span><text:span text:style-name="T29">обакрай</text:span></text:p>
            <text:p text:style-name="P9"><text:span text:style-name="T26">Вітчизни – і яви, і мрії. </text:span><text:span text:style-name="T45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8" table:number-columns-spanned="4" office:value-type="string">
            <text:p text:style-name="P35"><text:span text:style-name="T106">Об</text:span><text:span text:style-name="T106">и</text:span><text:span text:style-name="T4"></text:span><text:span text:style-name="T106">два (</text:span><text:span text:style-name="T40">óба</text:span><text:span text:style-name="T106">)</text:span></text:p>
            <text:p text:style-name="P44"><text:span text:style-name="T95">обох, </text:span><text:span text:style-name="T97">ч.</text:span><text:span text:style-name="T95"> </text:span><text:span text:style-name="T97">і с.</text:span><text:span text:style-name="T95">, обидві, обох, </text:span><text:span text:style-name="T97">ж.</text:span><text:span text:style-name="T95">, </text:span><text:span text:style-name="T97">числ.</text:span><text:span text:style-name="T95">, </text:span><text:span text:style-name="T97">збірн.</text:span></text:p>
            <text:p text:style-name="P39"><text:span text:style-name="T66">Означає кожний із двох названих або відомих предметів; один і другий; і </text:span><text:soft-page-break/><text:span text:style-name="T66">той, і другий. </text:span><text:span text:style-name="T75">В обидва кінці</text:span><text:span text:style-name="T66">.</text:span></text:p>
          </table:table-cell>
          <table:covered-table-cell/>
          <table:covered-table-cell/>
          <table:covered-table-cell/>
          <table:table-cell table:style-name="Dictionary.F188" table:number-columns-spanned="5" office:value-type="string">
            <text:p text:style-name="P9"><text:span text:style-name="T40">край </text:span><text:span text:style-name="T58">(див. 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5</text:p>
          </table:table-cell>
          <table:table-cell table:style-name="Dictionary.B189" table:number-columns-spanned="3" office:value-type="string">
            <text:p text:style-name="P28">Обоюдожáл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189" table:number-columns-spanned="3" office:value-type="string">
            <text:p text:style-name="P9"><text:span text:style-name="T117">утворене складносуфіксальним способом, похідне від слів:</text:span><text:span text:style-name="T118"> </text:span><text:span text:style-name="T114">обою</text:span><text:span text:style-name="T47"></text:span><text:span text:style-name="T114">до</text:span><text:span text:style-name="T118"> і </text:span><text:span text:style-name="T114">жалі</text:span><text:span text:style-name="T47"></text:span><text:span text:style-name="T114">ти</text:span></text:p>
          </table:table-cell>
          <table:covered-table-cell/>
          <table:covered-table-cell/>
          <table:table-cell table:style-name="Dictionary.H189" table:number-columns-spanned="3" office:value-type="string">
            <text:p text:style-name="P14">Та мури, мов із мертвих всталі,</text:p>
            <text:p text:style-name="P14">похмуро мовили: чекай,</text:p>
            <text:p text:style-name="P14">ще обрадіє із печалі</text:p>
            <text:p text:style-name="P9"><text:span text:style-name="T26">твій </text:span><text:span text:style-name="T29">обоюдожалий</text:span><text:span text:style-name="T26"> край. </text:span><text:span text:style-name="T45">(П‑1, 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0" table:number-columns-spanned="4" office:value-type="string">
            <text:p text:style-name="P9"><text:span text:style-name="T114">Обою</text:span><text:span text:style-name="T47"></text:span><text:span text:style-name="T114">до </text:span><text:span text:style-name="T116">(не подано у словнику)</text:span></text:p>
          </table:table-cell>
          <table:covered-table-cell/>
          <table:covered-table-cell/>
          <table:covered-table-cell/>
          <table:table-cell table:style-name="Dictionary.F190" table:number-columns-spanned="5" office:value-type="string">
            <text:p text:style-name="P35"><text:span text:style-name="T106">жал</text:span><text:span text:style-name="T106">і</text:span><text:span text:style-name="T4"></text:span><text:span text:style-name="T106">ти</text:span></text:p>
            <text:p text:style-name="P44"><text:span text:style-name="T95">-ію, -ієш, </text:span><text:span text:style-name="T97">недок.</text:span></text:p>
            <text:p text:style-name="P36">1) <text:span text:style-name="T121">перех.</text:span> <text:span text:style-name="T121">і без додатка</text:span>. Відчувати жалість, співчуття до кого-небудь.</text:p>
            <text:p text:style-name="P36">2) <text:span text:style-name="T121">неперех.</text:span> Нарікати на що-небудь, уболівати за чимось, за щось; шкодувати, жалкувати.</text:p>
            <text:p text:style-name="P39"><text:span text:style-name="T66">3) </text:span><text:span text:style-name="T75">перех.</text:span><text:span text:style-name="T66"> Берегти, оберігати кого-, що-небудь. || Неохоче витрачати що-небудь; шкодувати, жалкув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6</text:p>
          </table:table-cell>
          <table:table-cell table:style-name="Dictionary.B191" table:number-columns-spanned="3" office:value-type="string">
            <text:p text:style-name="P28">ОвÓгнений</text:p>
            <text:p text:style-name="P9"><text:span text:style-name="T25">-а, -е, </text:span><text:span text:style-name="T27">дієпр., інд.-авт.</text:span></text:p>
          </table:table-cell>
          <table:covered-table-cell/>
          <table:covered-table-cell/>
          <table:table-cell table:style-name="Dictionary.E191" table:number-columns-spanned="3" office:value-type="string">
            <text:p text:style-name="P9"><text:span text:style-name="T131">утворене суфіксально-префіксальним способом, похідне від </text:span><text:span text:style-name="T51">в</text:span><text:span text:style-name="T37">ід неіснуючого дієслова </text:span><text:span text:style-name="T40">овогнити</text:span></text:p>
          </table:table-cell>
          <table:covered-table-cell/>
          <table:covered-table-cell/>
          <table:table-cell table:style-name="Dictionary.H191" table:number-columns-spanned="3" office:value-type="string">
            <text:p text:style-name="P14">Та за тобою небо запалало,</text:p>
            <text:p text:style-name="P9"><text:span text:style-name="T29">овогнене</text:span><text:span text:style-name="T26"> грозою стожалів. </text:span><text:span text:style-name="T45">(П‑2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2" table:number-columns-spanned="9" office:value-type="string">
            <text:p text:style-name="P9"><text:span text:style-name="T40">Овогнити </text:span><text:span text:style-name="T5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7</text:p>
          </table:table-cell>
          <table:table-cell table:style-name="Dictionary.B193" table:number-columns-spanned="3" office:value-type="string">
            <text:p text:style-name="P28">Огрáння</text:p>
            <text:p text:style-name="P14">ім., с., інд.-авт.</text:p>
          </table:table-cell>
          <table:covered-table-cell/>
          <table:covered-table-cell/>
          <table:table-cell table:style-name="Dictionary.E193" table:number-columns-spanned="3" office:value-type="string">
            <text:p text:style-name="P9"><text:span text:style-name="T51">утворене суфіксальним способом, похідне від слова</text:span><text:span text:style-name="T46"> </text:span><text:span text:style-name="T41">огрáнювати</text:span></text:p>
          </table:table-cell>
          <table:covered-table-cell/>
          <table:covered-table-cell/>
          <table:table-cell table:style-name="Dictionary.H193" table:number-columns-spanned="3" office:value-type="string">
            <text:p text:style-name="P14">У зашморзі бід</text:p>
            <text:p text:style-name="P14">аж зайшовся кривий од волання борлак,</text:p>
            <text:p text:style-name="P9"><text:span text:style-name="T26">аж </text:span><text:span text:style-name="T29">огранням</text:span><text:span text:style-name="T26"> дзеркал заросилася кров! </text:span><text:span text:style-name="T45">(П‑1, 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4" table:number-columns-spanned="9" office:value-type="string">
            <text:p text:style-name="P35"><text:span text:style-name="T106">Огран</text:span><text:span text:style-name="T106">о</text:span><text:span text:style-name="T4"></text:span><text:span text:style-name="T106">вувати (</text:span><text:span text:style-name="T41">огрáнювати</text:span><text:span text:style-name="T106">)</text:span></text:p>
            <text:p text:style-name="P44"><text:span text:style-name="T95">-ую, -уєш, </text:span><text:span text:style-name="T97">недок.</text:span><text:span text:style-name="T95">, огранувати, -ую, -уєш, </text:span><text:span text:style-name="T97">док.</text:span><text:span text:style-name="T95">, </text:span><text:span text:style-name="T97">перех.</text:span><text:span text:style-name="T95">, </text:span><text:span text:style-name="T97">спец.</text:span></text:p>
            <text:p text:style-name="P36">Шліфуючи поверхню чого-небудь, робити на ній грані.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8</text:p>
          </table:table-cell>
          <table:table-cell table:style-name="Dictionary.B195" table:number-columns-spanned="3" office:value-type="string">
            <text:p text:style-name="P28">Озлíння</text:p>
            <text:p text:style-name="P9"><text:span text:style-name="T25">-я, </text:span><text:span text:style-name="T26">ім., ж., інд.-авт.</text:span></text:p>
          </table:table-cell>
          <table:covered-table-cell/>
          <table:covered-table-cell/>
          <table:table-cell table:style-name="Dictionary.E195" table:number-columns-spanned="3" office:value-type="string">
            <text:p text:style-name="P23"><text:span text:style-name="T55">утворене </text:span><text:span text:style-name="T55">суфіксальним способом, похідне від слова</text:span><text:span text:style-name="T25"> </text:span><text:span text:style-name="T41">озлитися</text:span></text:p>
          </table:table-cell>
          <table:covered-table-cell/>
          <table:covered-table-cell/>
          <table:table-cell table:style-name="Dictionary.H195" table:number-columns-spanned="3" office:value-type="string">
            <text:p text:style-name="P9"><text:span text:style-name="T26">А шал який! Яке </text:span><text:span text:style-name="T29">озління</text:span><text:span text:style-name="T26">!</text:span></text:p>
            <text:p text:style-name="P9"><text:span text:style-name="T26">О білий світе-блекота. </text:span><text:span text:style-name="T45">(П‑1, 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6" table:number-columns-spanned="9" office:value-type="string">
            <text:p text:style-name="P35"><text:span text:style-name="T106">озл</text:span><text:span text:style-name="T106">и</text:span><text:span text:style-name="T4"></text:span><text:span text:style-name="T106">тися</text:span></text:p>
            <text:p text:style-name="P44"><text:span text:style-name="T95">-люся, -лишся, </text:span><text:span text:style-name="T97">док.</text:span></text:p>
            <text:p text:style-name="P36">Стати розлюченим, роздратованим; розізлитися, розгніватися. || Стати злим, злостиви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99</text:p>
          </table:table-cell>
          <table:table-cell table:style-name="Dictionary.B197" table:number-columns-spanned="3" office:value-type="string">
            <text:p text:style-name="P28">Ошрóття</text:p>
            <text:p text:style-name="P9"><text:span text:style-name="T25">-я, </text:span><text:span text:style-name="T26">ім., збірн., інд.-авт.</text:span></text:p>
          </table:table-cell>
          <table:covered-table-cell/>
          <table:covered-table-cell/>
          <table:table-cell table:style-name="Dictionary.E197" table:number-columns-spanned="3" office:value-type="string">
            <text:p text:style-name="P9"><text:span text:style-name="T51">утворене суфіксально-префіксальним способом, похідне від слова</text:span> <text:span text:style-name="T107">шріт</text:span></text:p>
          </table:table-cell>
          <table:covered-table-cell/>
          <table:covered-table-cell/>
          <table:table-cell table:style-name="Dictionary.H197" table:number-columns-spanned="3" office:value-type="string">
            <text:p text:style-name="P14">І тінь біжить – поверхи давніх днів.</text:p>
            <text:p text:style-name="P9"><text:span text:style-name="T26">І заволока – на </text:span><text:span text:style-name="T29">ошроття</text:span><text:span text:style-name="T26"> часу. </text:span><text:span text:style-name="T45">(П‑1, 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8" table:number-columns-spanned="9" office:value-type="string">
            <text:p text:style-name="P34">шріт</text:p>
            <text:p text:style-name="P44"><text:span text:style-name="T95">шроту, </text:span><text:span text:style-name="T97">ч.</text:span></text:p>
            <text:p text:style-name="P36">1) Дрібні свинцеві кульки для стрільби з мисливської рушниці; дріб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0</text:p>
          </table:table-cell>
          <table:table-cell table:style-name="Dictionary.B199" table:number-columns-spanned="3" office:value-type="string">
            <text:p text:style-name="P28">Пáверх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199" table:number-columns-spanned="3" office:value-type="string">
            <text:p text:style-name="P9"><text:span text:style-name="T51">утворене префіксальним способом, похідне від слів:</text:span><text:span text:style-name="T37"> </text:span><text:span text:style-name="T40">па</text:span><text:span text:style-name="T37">... (“подібний”) і </text:span><text:span text:style-name="T40">верх</text:span></text:p>
          </table:table-cell>
          <table:covered-table-cell/>
          <table:covered-table-cell/>
          <table:table-cell table:style-name="Dictionary.H199" table:number-columns-spanned="3" office:value-type="string">
            <text:p text:style-name="P9"><text:span text:style-name="T26">Тут </text:span><text:span text:style-name="T29">паверх</text:span><text:span text:style-name="T26">, паниз, пажиття і паскін,</text:span></text:p>
            <text:p text:style-name="P14">переступай лискуче лезо меж,</text:p>
            <text:p text:style-name="P14">і рідні лиця за порожні маски</text:p>
            <text:p text:style-name="P9"><text:span text:style-name="T26">тобі здадуться з понадгірних веж. </text:span><text:span text:style-name="T45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0" table:number-columns-spanned="4" office:value-type="string">
            <text:p text:style-name="P9"><text:span text:style-name="T68">Па</text:span><text:span text:style-name="T70">... </text:span><text:span text:style-name="T71">(не подано у словнику)</text:span></text:p>
          </table:table-cell>
          <table:covered-table-cell/>
          <table:covered-table-cell/>
          <table:covered-table-cell/>
          <table:table-cell table:style-name="Dictionary.F200" table:number-columns-spanned="5" office:value-type="string">
            <text:p text:style-name="P34">верх</text:p>
            <text:p text:style-name="P44"><text:span text:style-name="T95">-у, </text:span><text:span text:style-name="T97">ч.</text:span></text:p>
            <text:p text:style-name="P36"><text:soft-page-break/>1) Верхня, найвища частина чого-небудь; вершина. || Поверхня землі, якої-небудь рідини і т. і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1</text:p>
          </table:table-cell>
          <table:table-cell table:style-name="Dictionary.B201" table:number-columns-spanned="3" office:value-type="string">
            <text:p text:style-name="P28">Пажиття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201" table:number-columns-spanned="3" office:value-type="string">
            <text:p text:style-name="P9"><text:span text:style-name="T51">утворене префіксальним способом, похідне від слів:</text:span><text:span text:style-name="T37"> </text:span><text:span text:style-name="T40">па</text:span><text:span text:style-name="T37">... (“подібний”) і </text:span><text:span text:style-name="T40">життя</text:span></text:p>
          </table:table-cell>
          <table:covered-table-cell/>
          <table:covered-table-cell/>
          <table:table-cell table:style-name="Dictionary.H201" table:number-columns-spanned="3" office:value-type="string">
            <text:p text:style-name="P9"><text:span text:style-name="T26">Тут паверх, паниз, </text:span><text:span text:style-name="T29">пажиття</text:span><text:span text:style-name="T26"> і паскін,</text:span></text:p>
            <text:p text:style-name="P14">переступай лискуче лезо меж,</text:p>
            <text:p text:style-name="P14">і рідні лиця за порожні маски</text:p>
            <text:p text:style-name="P9"><text:span text:style-name="T26">тобі здадуться з понадгірних веж. </text:span><text:span text:style-name="T45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2" table:number-columns-spanned="9" office:value-type="string">
            <text:p text:style-name="P9"><text:span text:style-name="T40">життя </text:span><text:span text:style-name="T58">(див. 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2</text:p>
          </table:table-cell>
          <table:table-cell table:style-name="Dictionary.B203" table:number-columns-spanned="3" office:value-type="string">
            <text:p text:style-name="P28">Пáниз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203" table:number-columns-spanned="3" office:value-type="string">
            <text:p text:style-name="P9"><text:span text:style-name="T51">утворене префіксальним способом, похідне від слів:</text:span><text:span text:style-name="T37"> </text:span><text:span text:style-name="T40">па</text:span><text:span text:style-name="T37">... (“подібний”) і </text:span><text:span text:style-name="T40">низ</text:span></text:p>
          </table:table-cell>
          <table:covered-table-cell/>
          <table:covered-table-cell/>
          <table:table-cell table:style-name="Dictionary.H203" table:number-columns-spanned="3" office:value-type="string">
            <text:p text:style-name="P9"><text:span text:style-name="T26">Тут паверх, </text:span><text:span text:style-name="T29">паниз</text:span><text:span text:style-name="T26">, пажиття і паскін,</text:span></text:p>
            <text:p text:style-name="P14">переступай лискуче лезо меж,</text:p>
            <text:p text:style-name="P14">і рідні лиця за порожні маски</text:p>
            <text:p text:style-name="P9"><text:span text:style-name="T26">тобі здадуться з понадгірних веж. </text:span><text:span text:style-name="T45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4" table:number-columns-spanned="9" office:value-type="string">
            <text:p text:style-name="P34">низ</text:p>
            <text:p text:style-name="P44"><text:span text:style-name="T95">-у, </text:span><text:span text:style-name="T97">ч.</text:span></text:p>
            <text:p text:style-name="P45"><text:span text:style-name="T96">1) Нижня частина предмета. || </text:span><text:span text:style-name="T98">рідко</text:span><text:span text:style-name="T96">. Те саме, що виворіт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3</text:p>
          </table:table-cell>
          <table:table-cell table:style-name="Dictionary.B205" table:number-columns-spanned="3" office:value-type="string">
            <text:p text:style-name="P28">Парура</text:p>
            <text:p text:style-name="P9"><text:span text:style-name="T25">-и, </text:span><text:span text:style-name="T26">ім., ж., інд.-авт.</text:span></text:p>
          </table:table-cell>
          <table:covered-table-cell/>
          <table:covered-table-cell/>
          <table:table-cell table:style-name="Dictionary.E205" table:number-columns-spanned="3" office:value-type="string">
            <text:p text:style-name="P9"><text:span text:style-name="T51">утворене префіксальним способом, похідне від слів:</text:span><text:span text:style-name="T37"> </text:span><text:span text:style-name="T40">па</text:span><text:span text:style-name="T37">... (“подібний”) і </text:span><text:span text:style-name="T40">рýра</text:span></text:p>
          </table:table-cell>
          <table:covered-table-cell/>
          <table:covered-table-cell/>
          <table:table-cell table:style-name="Dictionary.H205" table:number-columns-spanned="3" office:value-type="string">
            <text:p text:style-name="P14">Те безмежжя сил,</text:p>
            <text:p text:style-name="P14">розбурханих од молодого болю,</text:p>
            <text:p text:style-name="P9"><text:span text:style-name="T26">ті </text:span><text:span text:style-name="T29">парури</text:span><text:span text:style-name="T26"> зусиль… </text:span><text:span text:style-name="T4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6" table:number-columns-spanned="9" office:value-type="string">
            <text:p text:style-name="P35"><text:span text:style-name="T106">р</text:span><text:span text:style-name="T106">у</text:span><text:span text:style-name="T4"></text:span><text:span text:style-name="T106">ра</text:span></text:p>
            <text:p text:style-name="P44"><text:span text:style-name="T95">-и, </text:span><text:span text:style-name="T97">ж.</text:span></text:p>
            <text:p text:style-name="P2"><text:span text:style-name="T78">1) </text:span><text:span text:style-name="T81">зах.</text:span><text:span text:style-name="T78"> Те саме, що </text:span><text:a xlink:type="simple" xlink:href="http://www.lingvo.ua/uk/Translate/uk-uk/труба"><text:span text:style-name="T147">труба</text:span></text:a><text:span text:style-name="T78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4</text:p>
          </table:table-cell>
          <table:table-cell table:style-name="Dictionary.B207" table:number-columns-spanned="3" office:value-type="string">
            <text:p text:style-name="P28">Пáскін</text:p>
            <text:p text:style-name="P9"><text:soft-page-break/><text:span text:style-name="T25">пáскону, </text:span><text:span text:style-name="T26">ім., ч., інд.-авт.</text:span></text:p>
          </table:table-cell>
          <table:covered-table-cell/>
          <table:covered-table-cell/>
          <table:table-cell table:style-name="Dictionary.E207" table:number-columns-spanned="3" office:value-type="string">
            <text:p text:style-name="P9"><text:span text:style-name="T51">утворене </text:span><text:soft-page-break/><text:span text:style-name="T51">префіксальним способом, похідне від слів:</text:span><text:span text:style-name="T37"> </text:span><text:span text:style-name="T40">па</text:span><text:span text:style-name="T37">... (“подібний”) і </text:span><text:span text:style-name="T40">скін</text:span></text:p>
          </table:table-cell>
          <table:covered-table-cell/>
          <table:covered-table-cell/>
          <table:table-cell table:style-name="Dictionary.H207" table:number-columns-spanned="3" office:value-type="string">
            <text:p text:style-name="P9"><text:span text:style-name="T26">Тут паверх, паниз, пажиття і </text:span><text:soft-page-break/><text:span text:style-name="T29">паскін</text:span><text:span text:style-name="T26">,</text:span></text:p>
            <text:p text:style-name="P14">переступай лискуче лезо меж,</text:p>
            <text:p text:style-name="P14">і рідні лиця за порожні маски</text:p>
            <text:p text:style-name="P9"><text:span text:style-name="T26">тобі здадуться з понадгірних веж. </text:span><text:span text:style-name="T45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8" table:number-columns-spanned="9" office:value-type="string">
            <text:p text:style-name="P34">скін</text:p>
            <text:p text:style-name="P44"><text:span text:style-name="T95">скону, </text:span><text:span text:style-name="T97">ч.</text:span><text:span text:style-name="T95">, </text:span><text:span text:style-name="T97">уроч.</text:span></text:p>
            <text:p text:style-name="P45"><text:span text:style-name="T96">Те саме, що смерть. || Кінець, меж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5</text:p>
          </table:table-cell>
          <table:table-cell table:style-name="Dictionary.B209" table:number-columns-spanned="3" office:value-type="string">
            <text:p text:style-name="P28">Пекельнозóр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209" table:number-columns-spanned="3" office:value-type="string">
            <text:p text:style-name="P9"><text:span text:style-name="T51">утворене складнофлективним способом, похідне від слів:</text:span><text:span text:style-name="T37"> </text:span><text:span text:style-name="T40">пекельний </text:span><text:span text:style-name="T37">і </text:span><text:span text:style-name="T40">зір</text:span></text:p>
          </table:table-cell>
          <table:covered-table-cell/>
          <table:covered-table-cell/>
          <table:table-cell table:style-name="Dictionary.H209" table:number-columns-spanned="3" office:value-type="string">
            <text:p text:style-name="P9"><text:span text:style-name="T26">Мигоче, мов відьмак, паркан </text:span><text:span text:style-name="T29">пекельнозорий</text:span><text:span text:style-name="T26">,</text:span></text:p>
            <text:p text:style-name="P9"><text:span text:style-name="T26">за голосом покори душа рушає вспак. </text:span><text:span text:style-name="T45">(П‑2, 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0" table:number-columns-spanned="4" office:value-type="string">
            <text:p text:style-name="P9"><text:span text:style-name="T40">пекельний </text:span><text:span text:style-name="T57">(див. 37)</text:span></text:p>
          </table:table-cell>
          <table:covered-table-cell/>
          <table:covered-table-cell/>
          <table:covered-table-cell/>
          <table:table-cell table:style-name="Dictionary.F210" table:number-columns-spanned="5" office:value-type="string">
            <text:p text:style-name="P34">зір</text:p>
            <text:p text:style-name="P44"><text:span text:style-name="T95">зору, </text:span><text:span text:style-name="T97">ч.</text:span></text:p>
            <text:p text:style-name="P36">1) Одне з п'яти почуттів, органом якого є око. || Здатність бачити.</text:p>
            <text:p text:style-name="P36">2) Спрямованість очей на кого-, що-небудь; погляд.</text:p>
            <text:p text:style-name="P45"><text:span text:style-name="T96">3) Те саме, що очі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6</text:p>
          </table:table-cell>
          <table:table-cell table:style-name="Dictionary.B211" table:number-columns-spanned="3" office:value-type="string">
            <text:p text:style-name="P28">Піввагá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211" table:number-columns-spanned="3" office:value-type="string">
            <text:p text:style-name="P9"><text:span text:style-name="T51">утворене префіксальним способом, похідне від слів:</text:span><text:span text:style-name="T37"> </text:span><text:span text:style-name="T40">пів</text:span><text:span text:style-name="T37"> і </text:span><text:span text:style-name="T40">вагáння</text:span></text:p>
          </table:table-cell>
          <table:covered-table-cell/>
          <table:covered-table-cell/>
          <table:table-cell table:style-name="Dictionary.H211" table:number-columns-spanned="3" office:value-type="string">
            <text:p text:style-name="P14">Напівступою,</text:p>
            <text:p text:style-name="P14">як над собою винесений крок</text:p>
            <text:p text:style-name="P14">задумався і скляк. Напівбажання,</text:p>
            <text:p text:style-name="P9"><text:span text:style-name="T26">на </text:span><text:span text:style-name="T29">півваганні</text:span><text:span text:style-name="T26"> втяте. </text:span><text:span text:style-name="T4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2" table:number-columns-spanned="4" office:value-type="string">
            <text:p text:style-name="P35"><text:span text:style-name="T106">Полов</text:span><text:span text:style-name="T106">и</text:span><text:span text:style-name="T4"></text:span><text:span text:style-name="T106">на </text:span><text:span text:style-name="T138">(пів)</text:span></text:p>
            <text:p text:style-name="P44"><text:span text:style-name="T95">-и, </text:span><text:span text:style-name="T97">ж.</text:span></text:p>
            <text:p text:style-name="P36"><text:soft-page-break/>1) Одна з двох рівних частин чого-небудь. || Складова частина парного предмета. || Якась частина або певна кількість чого-небудь.</text:p>
            <text:p text:style-name="P36">2) Середина якої-небудь віддалі, якогось проміжку часу і т. ін. || Момент часу, який відповідає середині даної години.</text:p>
          </table:table-cell>
          <table:covered-table-cell/>
          <table:covered-table-cell/>
          <table:covered-table-cell/>
          <table:table-cell table:style-name="Dictionary.F212" table:number-columns-spanned="5" office:value-type="string">
            <text:p text:style-name="P35"><text:span text:style-name="T106">ваг</text:span><text:span text:style-name="T106">а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45"><text:soft-page-break/><text:span text:style-name="T96">1) Дія за знач. вагатися.</text:span></text:p>
            <text:p text:style-name="P36">2) Неспроможність відразу вирішити щось; роздумування.</text:p>
            <text:p text:style-name="P36">3) Непослідовність у поглядах, хита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7</text:p>
          </table:table-cell>
          <table:table-cell table:style-name="Dictionary.B213" table:number-columns-spanned="3" office:value-type="string">
            <text:p text:style-name="P28">Півдуші</text:p>
            <text:p text:style-name="P9"><text:span text:style-name="T25">півдýш, </text:span><text:span text:style-name="T26">ім., мн., інд.-авт.</text:span></text:p>
          </table:table-cell>
          <table:covered-table-cell/>
          <table:covered-table-cell/>
          <table:table-cell table:style-name="Dictionary.E213" table:number-columns-spanned="3" office:value-type="string">
            <text:p text:style-name="P9"><text:span text:style-name="T51">утворене префіксальним способом, похідне від слів:</text:span><text:span text:style-name="T37"> </text:span><text:span text:style-name="T40">пів</text:span><text:span text:style-name="T37"> і </text:span><text:span text:style-name="T40">душі</text:span></text:p>
          </table:table-cell>
          <table:covered-table-cell/>
          <table:covered-table-cell/>
          <table:table-cell table:style-name="Dictionary.H213" table:number-columns-spanned="3" office:value-type="string">
            <text:p text:style-name="P14">О царство півсерць, півнадій, півпричалів,</text:p>
            <text:p text:style-name="P9"><text:span text:style-name="T26">півзамірів царство, півзмаг і </text:span><text:span text:style-name="T29">півдуш</text:span><text:span text:style-name="T26">! </text:span><text:span text:style-name="T4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4" table:number-columns-spanned="4" office:value-type="string">
            <text:p text:style-name="P9"><text:span text:style-name="T40">пів </text:span><text:span text:style-name="T58">(див. 106)</text:span></text:p>
          </table:table-cell>
          <table:covered-table-cell/>
          <table:covered-table-cell/>
          <table:covered-table-cell/>
          <table:table-cell table:style-name="Dictionary.F214" table:number-columns-spanned="5" office:value-type="string">
            <text:p text:style-name="P9"><text:span text:style-name="T40">душі </text:span><text:span text:style-name="T57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8</text:p>
          </table:table-cell>
          <table:table-cell table:style-name="Dictionary.B215" table:number-columns-spanned="3" office:value-type="string">
            <text:p text:style-name="P28">Півзáміри</text:p>
            <text:p text:style-name="P9"><text:span text:style-name="T25">-ів, </text:span><text:span text:style-name="T26">ім., мн., інд.-авт.</text:span></text:p>
          </table:table-cell>
          <table:covered-table-cell/>
          <table:covered-table-cell/>
          <table:table-cell table:style-name="Dictionary.E215" table:number-columns-spanned="3" office:value-type="string">
            <text:p text:style-name="P9"><text:span text:style-name="T51">утворене префіксальним способом, похідне від слів:</text:span><text:span text:style-name="T37"> </text:span><text:span text:style-name="T40">пів</text:span><text:span text:style-name="T37"> і </text:span><text:span text:style-name="T40">зáміри</text:span></text:p>
          </table:table-cell>
          <table:covered-table-cell/>
          <table:covered-table-cell/>
          <table:table-cell table:style-name="Dictionary.H215" table:number-columns-spanned="3" office:value-type="string">
            <text:p text:style-name="P14">О царство півсерць, півнадій, півпричалів,</text:p>
            <text:p text:style-name="P9"><text:span text:style-name="T29">півзамірів</text:span><text:span text:style-name="T26"> царство, півзмаг і півдуш! </text:span><text:span text:style-name="T4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6" table:number-columns-spanned="4" office:value-type="string">
            <text:p text:style-name="P9"><text:span text:style-name="T40">пів </text:span><text:span text:style-name="T58">(див. 106)</text:span></text:p>
          </table:table-cell>
          <table:covered-table-cell/>
          <table:covered-table-cell/>
          <table:covered-table-cell/>
          <table:table-cell table:style-name="Dictionary.F216" table:number-columns-spanned="5" office:value-type="string">
            <text:p text:style-name="P34">замір</text:p>
            <text:p text:style-name="P44"><text:span text:style-name="T94">I </text:span><text:span text:style-name="T95">з`амір</text:span></text:p>
            <text:p text:style-name="P36">-у, <text:span text:style-name="T121">ч.</text:span></text:p>
            <text:p text:style-name="P39"><text:span text:style-name="T66">Задум, бажання зробити щось; намір. || </text:span><text:span text:style-name="T75">перев.</text:span><text:span text:style-name="T66"> </text:span><text:span text:style-name="T75">мн.</text:span><text:span text:style-name="T66"> Таємні, підступні плани, спрямовані проти кого-,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09</text:p>
          </table:table-cell>
          <table:table-cell table:style-name="Dictionary.B217" table:number-columns-spanned="3" office:value-type="string">
            <text:p text:style-name="P28">Півзмáги</text:p>
            <text:p text:style-name="P16">ім., мн., інд.-авт.</text:p>
          </table:table-cell>
          <table:covered-table-cell/>
          <table:covered-table-cell/>
          <table:table-cell table:style-name="Dictionary.E217" table:number-columns-spanned="3" office:value-type="string">
            <text:p text:style-name="P11"><text:span text:style-name="T134">утворене префіксальним і нульсуфіксальним способом, похідне </text:span><text:soft-page-break/><text:span text:style-name="T134">від слів:</text:span><text:span text:style-name="T61"> </text:span><text:span text:style-name="T44">пів</text:span><text:span text:style-name="T61"> і </text:span><text:span text:style-name="T44">змагáння</text:span></text:p>
          </table:table-cell>
          <table:covered-table-cell/>
          <table:covered-table-cell/>
          <table:table-cell table:style-name="Dictionary.H217" table:number-columns-spanned="3" office:value-type="string">
            <text:p text:style-name="P14">О царство півсерць, півнадій, півпричалів,</text:p>
            <text:p text:style-name="P9"><text:span text:style-name="T26">півзамірів царство, </text:span><text:span text:style-name="T29">півзмаг</text:span><text:span text:style-name="T26"> і півдуш! </text:span><text:span text:style-name="T4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8" table:number-columns-spanned="4" office:value-type="string">
            <text:p text:style-name="P9"><text:span text:style-name="T40">пів </text:span><text:span text:style-name="T58">(див. 106)</text:span></text:p>
          </table:table-cell>
          <table:covered-table-cell/>
          <table:covered-table-cell/>
          <table:covered-table-cell/>
          <table:table-cell table:style-name="Dictionary.F218" table:number-columns-spanned="5" office:value-type="string">
            <text:p text:style-name="P35"><text:span text:style-name="T106">змаг</text:span><text:span text:style-name="T106">а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39"><text:span text:style-name="T66">1) Намагання перевершити, перемогти когось у чому-небудь, домагаючись кращих, ніж у когось, </text:span><text:span text:style-name="T66">результатів, показників.</text:span></text:p>
            <text:p text:style-name="P39"><text:span text:style-name="T66">3) </text:span><text:span text:style-name="T75">перен.</text:span><text:span text:style-name="T66"> Сутичка, боротьба двох протилежних або ворожих сил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0</text:p>
          </table:table-cell>
          <table:table-cell table:style-name="Dictionary.B219" table:number-columns-spanned="3" office:value-type="string">
            <text:p text:style-name="P28">Півнадíї</text:p>
            <text:p text:style-name="P9"><text:span text:style-name="T25">півнадíй, </text:span><text:span text:style-name="T26">ім., мн., інд.-авт.</text:span></text:p>
          </table:table-cell>
          <table:covered-table-cell/>
          <table:covered-table-cell/>
          <table:table-cell table:style-name="Dictionary.E219" table:number-columns-spanned="3" office:value-type="string">
            <text:p text:style-name="P9"><text:span text:style-name="T51">утворене префіксальним способом, похідне </text:span><text:span text:style-name="T51">від слів:</text:span><text:span text:style-name="T37"> </text:span><text:span text:style-name="T40">пів</text:span><text:span text:style-name="T37"> і </text:span><text:span text:style-name="T40">надíї</text:span></text:p>
          </table:table-cell>
          <table:covered-table-cell/>
          <table:covered-table-cell/>
          <table:table-cell table:style-name="Dictionary.H219" table:number-columns-spanned="3" office:value-type="string">
            <text:p text:style-name="P9"><text:span text:style-name="T26">О царство півсерць, </text:span><text:span text:style-name="T29">півнадій</text:span><text:span text:style-name="T26">, півпричалів,</text:span></text:p>
            <text:p text:style-name="P9"><text:span text:style-name="T26">півзамірів царство, півзмаг і </text:span><text:span text:style-name="T26">півдуш! </text:span><text:span text:style-name="T4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0" table:number-columns-spanned="4" office:value-type="string">
            <text:p text:style-name="P9"><text:span text:style-name="T40">пів (</text:span><text:span text:style-name="T58">див. 106)</text:span></text:p>
          </table:table-cell>
          <table:covered-table-cell/>
          <table:covered-table-cell/>
          <table:covered-table-cell/>
          <table:table-cell table:style-name="Dictionary.F220" table:number-columns-spanned="5" office:value-type="string">
            <text:p text:style-name="P35"><text:span text:style-name="T106">над</text:span><text:span text:style-name="T106">і</text:span><text:span text:style-name="T4"></text:span><text:span text:style-name="T106">я</text:span></text:p>
            <text:p text:style-name="P44"><text:span text:style-name="T95">-ї, </text:span><text:span text:style-name="T97">ж.</text:span></text:p>
            <text:p text:style-name="P36">1) Впевненість у можливості здійснення чогось бажаного, потрібного, приємного; сподіва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1</text:p>
          </table:table-cell>
          <table:table-cell table:style-name="Dictionary.B221" table:number-columns-spanned="3" office:value-type="string">
            <text:p text:style-name="P28">Півнебéс</text:p>
            <text:p text:style-name="P9"><text:span text:style-name="T25">півнебéс, </text:span><text:span text:style-name="T26">ім., мн., інд.-авт.</text:span></text:p>
          </table:table-cell>
          <table:covered-table-cell/>
          <table:covered-table-cell/>
          <table:table-cell table:style-name="Dictionary.E221" table:number-columns-spanned="3" office:value-type="string">
            <text:p text:style-name="P9"><text:span text:style-name="T51">утворене префіксальним способом, похідне від слів:</text:span><text:span text:style-name="T37"> </text:span><text:span text:style-name="T40">пів</text:span><text:span text:style-name="T37"> і </text:span><text:span text:style-name="T40">небесá</text:span></text:p>
          </table:table-cell>
          <table:covered-table-cell/>
          <table:covered-table-cell/>
          <table:table-cell table:style-name="Dictionary.H221" table:number-columns-spanned="3" office:value-type="string">
            <text:p text:style-name="P14">І з тих затятих здвоєних ночей</text:p>
            <text:p text:style-name="P9"><text:span text:style-name="T26">на </text:span><text:span text:style-name="T29">півнебес</text:span><text:span text:style-name="T26"> зажевріло б іржання</text:span></text:p>
            <text:p text:style-name="P9"><text:span text:style-name="T26">чи сиваша чи привиду. </text:span><text:span text:style-name="T45">(П‑1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2" table:number-columns-spanned="4" office:value-type="string">
            <text:p text:style-name="P9"><text:span text:style-name="T40">пів </text:span><text:span text:style-name="T58">(див. 106)</text:span></text:p>
          </table:table-cell>
          <table:covered-table-cell/>
          <table:covered-table-cell/>
          <table:covered-table-cell/>
          <table:table-cell table:style-name="Dictionary.F222" table:number-columns-spanned="5" office:value-type="string">
            <text:p text:style-name="P9"><text:span text:style-name="T40">небесá </text:span><text:span text:style-name="T57">(див. 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2</text:p>
          </table:table-cell>
          <table:table-cell table:style-name="Dictionary.B223" table:number-columns-spanned="3" office:value-type="string">
            <text:p text:style-name="P28">Півпричáли</text:p>
            <text:p text:style-name="P9"><text:span text:style-name="T25">-ів, </text:span><text:span text:style-name="T26">ім., мн., інд.-авт.</text:span></text:p>
          </table:table-cell>
          <table:covered-table-cell/>
          <table:covered-table-cell/>
          <table:table-cell table:style-name="Dictionary.E223" table:number-columns-spanned="3" office:value-type="string">
            <text:p text:style-name="P9"><text:span text:style-name="T51">утворене префіксальним способом, похідне </text:span><text:soft-page-break/><text:span text:style-name="T51">від слів:</text:span><text:span text:style-name="T37"> </text:span><text:span text:style-name="T40">пів</text:span><text:span text:style-name="T37"> і </text:span><text:span text:style-name="T40">причáли</text:span></text:p>
          </table:table-cell>
          <table:covered-table-cell/>
          <table:covered-table-cell/>
          <table:table-cell table:style-name="Dictionary.H223" table:number-columns-spanned="3" office:value-type="string">
            <text:p text:style-name="P9"><text:span text:style-name="T26">О царство півсерць, півнадій, </text:span><text:span text:style-name="T29">півпричалів</text:span><text:span text:style-name="T26">,</text:span></text:p>
            <text:p text:style-name="P9"><text:span text:style-name="T26">півзамірів царство, півзмаг і </text:span><text:soft-page-break/><text:span text:style-name="T26">півдуш! </text:span><text:span text:style-name="T4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4" table:number-columns-spanned="4" office:value-type="string">
            <text:p text:style-name="P9"><text:span text:style-name="T40">пів </text:span><text:span text:style-name="T58">(див. 106)</text:span></text:p>
          </table:table-cell>
          <table:covered-table-cell/>
          <table:covered-table-cell/>
          <table:covered-table-cell/>
          <table:table-cell table:style-name="Dictionary.F224" table:number-columns-spanned="5" office:value-type="string">
            <text:p text:style-name="P35"><text:span text:style-name="T106">прич</text:span><text:span text:style-name="T106">а</text:span><text:span text:style-name="T4"></text:span><text:span text:style-name="T106">л</text:span></text:p>
            <text:p text:style-name="P44"><text:span text:style-name="T95">-у, </text:span><text:span text:style-name="T97">ч.</text:span></text:p>
            <text:p text:style-name="P39"><text:span text:style-name="T66">2) </text:span><text:span text:style-name="T75">перен.</text:span><text:span text:style-name="T66"> Пристановище для кого-, чого-небудь; притулок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3</text:p>
          </table:table-cell>
          <table:table-cell table:style-name="Dictionary.B225" table:number-columns-spanned="3" office:value-type="string">
            <text:p text:style-name="P28">Повногóрл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225" table:number-columns-spanned="3" office:value-type="string">
            <text:p text:style-name="P9"><text:span text:style-name="T132">Утворене способом основоскладання і нульсуфіксальним, похідне від слів:</text:span><text:span text:style-name="T37"> </text:span><text:span text:style-name="T40">пóвний</text:span><text:span text:style-name="T37"> і </text:span><text:span text:style-name="T40">гóрло</text:span></text:p>
          </table:table-cell>
          <table:covered-table-cell/>
          <table:covered-table-cell/>
          <table:table-cell table:style-name="Dictionary.H225" table:number-columns-spanned="3" office:value-type="string">
            <text:p text:style-name="P9"><text:span text:style-name="T26">До гори, до рік, до </text:span><text:span text:style-name="T29">повногорля</text:span><text:span text:style-name="T26">,</text:span></text:p>
            <text:p text:style-name="P14">повногруддям зобов’яж мене.</text:p>
            <text:p text:style-name="P14">Кожним днем боліти, кожним днем</text:p>
            <text:p text:style-name="P9"><text:span text:style-name="T26">виповняти серце власним горем. </text:span><text:span text:style-name="T45">(П‑2, 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6" table:number-columns-spanned="4" office:value-type="string">
            <text:p text:style-name="P35"><text:span text:style-name="T106">п</text:span><text:span text:style-name="T106">о</text:span><text:span text:style-name="T4"></text:span><text:span text:style-name="T106">вний</text:span></text:p>
            <text:p text:style-name="P44"><text:span text:style-name="T95">повен, -вна, -вне.</text:span></text:p>
            <text:p text:style-name="P36">1) У якому немає вільного місця, заповнений до краю. || У якому є, міститься, вміщується порівняно багато кого-, чого-небудь. || У<text:span text:style-name="T121">сполуч.</text:span> з деякими <text:span text:style-name="T121">ім.</text:span> 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 <text:span text:style-name="T121">у знач.ім.</text:span> по<text:span text:style-name="T4"></text:span>вна, -ної, <text:span text:style-name="T121">ж.</text:span>, <text:span text:style-name="T121">розм.</text:span> Наповнена по вінця чарка.</text:p>
            <text:p text:style-name="P39"><text:span text:style-name="T66">2) </text:span><text:span text:style-name="T75">перен.</text:span><text:span text:style-name="T66"> Цілком пройнятий, охоплений чим-небудь; сповнений </text:span><text:soft-page-break/><text:span text:style-name="T66">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 </text:span><text:span text:style-name="T75">Повне життя</text:span><text:span text:style-name="T66">.</text:span></text:p>
          </table:table-cell>
          <table:covered-table-cell/>
          <table:covered-table-cell/>
          <table:covered-table-cell/>
          <table:table-cell table:style-name="Dictionary.F226" table:number-columns-spanned="5" office:value-type="string">
            <text:p text:style-name="P35"><text:span text:style-name="T106">г</text:span><text:span text:style-name="T106">о</text:span><text:span text:style-name="T4"></text:span><text:span text:style-name="T106">рло</text:span></text:p>
            <text:p text:style-name="P44"><text:span text:style-name="T95">-а, </text:span><text:span text:style-name="T97">с.</text:span></text:p>
            <text:p text:style-name="P36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36">2) Верхня звужена частина посуду.</text:p>
            <text:p text:style-name="P36">3) Протока між внутрішнім і окраїнним морями або при впадінні річки в озеро чи море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4</text:p>
          </table:table-cell>
          <table:table-cell table:style-name="Dictionary.B227" table:number-columns-spanned="3" office:value-type="string">
            <text:p text:style-name="P28">Позапрóстір</text:p>
            <text:p text:style-name="P9"><text:span text:style-name="T25">-стору, </text:span><text:span text:style-name="T26">ім., ч., інд.-авт.</text:span></text:p>
          </table:table-cell>
          <table:covered-table-cell/>
          <table:covered-table-cell/>
          <table:table-cell table:style-name="Dictionary.E227" table:number-columns-spanned="3" office:value-type="string">
            <text:p text:style-name="P9"><text:span text:style-name="T51">утворене </text:span><text:span text:style-name="T51">префіксальним способом, похідне від слів:</text:span><text:span text:style-name="T37"> </text:span><text:span text:style-name="T40">пóза</text:span><text:span text:style-name="T37"> і </text:span><text:span text:style-name="T40">прóстір</text:span></text:p>
          </table:table-cell>
          <table:covered-table-cell/>
          <table:covered-table-cell/>
          <table:table-cell table:style-name="Dictionary.H227" table:number-columns-spanned="3" office:value-type="string">
            <text:p text:style-name="P9"><text:span text:style-name="T26">Як вікна в </text:span><text:span text:style-name="T29">позапростір</text:span><text:span text:style-name="T26">, </text:span><text:span text:style-name="T26">позачас,</text:span></text:p>
            <text:p text:style-name="P14">за мури німоти і всепокори,</text:p>
            <text:p text:style-name="P14">так світяться свічада, світлом хорі,</text:p>
            <text:p text:style-name="P14">і пильно задивляються крізь нас</text:p>
            <text:p text:style-name="P9"><text:span text:style-name="T26">у сяйва… </text:span><text:span text:style-name="T45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8" table:number-columns-spanned="4" office:value-type="string">
            <text:p text:style-name="P35"><text:span text:style-name="T106">п</text:span><text:span text:style-name="T106">о</text:span><text:span text:style-name="T4"></text:span><text:span text:style-name="T106">за</text:span></text:p>
            <text:p text:style-name="P44"><text:span text:style-name="T94">II </text:span><text:span text:style-name="T97">прийм.</text:span><text:span text:style-name="T95">, </text:span><text:span text:style-name="T97">із знах.</text:span><text:span text:style-name="T95"> </text:span><text:span text:style-name="T97">і оруд. в.</text:span></text:p>
            <text:p text:style-name="P39"><text:span text:style-name="T66">4) </text:span><text:span text:style-name="T75">з </text:span><text:span text:style-name="T75">оруд. в.</text:span><text:span text:style-name="T66"> Указує на існування, наявність кого-, чого-небудь або перебування когось за межами того, що названо іменником (займенником).</text:span></text:p>
          </table:table-cell>
          <table:covered-table-cell/>
          <table:covered-table-cell/>
          <table:covered-table-cell/>
          <table:table-cell table:style-name="Dictionary.F228" table:number-columns-spanned="5" office:value-type="string">
            <text:p text:style-name="P35"><text:span text:style-name="T106">пр</text:span><text:span text:style-name="T106">о</text:span><text:span text:style-name="T4"></text:span><text:span text:style-name="T106">стір</text:span></text:p>
            <text:p text:style-name="P44"><text:span text:style-name="T95">простору, </text:span><text:span text:style-name="T97">ч.</text:span></text:p>
            <text:p text:style-name="P36">1) <text:span text:style-name="T121">тільки </text:span><text:span text:style-name="T121">одн.</text:span>, <text:span text:style-name="T121">філос.</text:span> Одна з основних об'єктивних форм існування матерії, яка характеризується протяжністю та обсягом.</text:p>
            <text:p text:style-name="P39"><text:span text:style-name="T66">4) </text:span><text:span text:style-name="T75">перен.</text:span><text:span text:style-name="T66"> Відсутність яких-небудь обмежень, перешкод у чомусь; вол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5</text:p>
          </table:table-cell>
          <table:table-cell table:style-name="Dictionary.B229" table:number-columns-spanned="3" office:value-type="string">
            <text:p text:style-name="P28">Позачáс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229" table:number-columns-spanned="3" office:value-type="string">
            <text:p text:style-name="P9"><text:span text:style-name="T51">утворене префіксальним способом, похідне від слів:</text:span><text:span text:style-name="T37"> </text:span><text:span text:style-name="T40">пóза</text:span><text:span text:style-name="T37"> і </text:span><text:span text:style-name="T40">час</text:span></text:p>
          </table:table-cell>
          <table:covered-table-cell/>
          <table:covered-table-cell/>
          <table:table-cell table:style-name="Dictionary.H229" table:number-columns-spanned="3" office:value-type="string">
            <text:p text:style-name="P9"><text:span text:style-name="T26">Як вікна в позапростір, </text:span><text:span text:style-name="T29">позачас</text:span><text:span text:style-name="T26">,</text:span></text:p>
            <text:p text:style-name="P14">за мури німоти і всепокори,</text:p>
            <text:p text:style-name="P14">так світяться свічада, світлом хорі,</text:p>
            <text:p text:style-name="P14"><text:soft-page-break/>і пильно задивляються крізь нас</text:p>
            <text:p text:style-name="P9"><text:span text:style-name="T26">у сяйва… </text:span><text:span text:style-name="T45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0" table:number-columns-spanned="4" office:value-type="string">
            <text:p text:style-name="P9"><text:span text:style-name="T40">пóза </text:span><text:span text:style-name="T57">(див. 114)</text:span></text:p>
          </table:table-cell>
          <table:covered-table-cell/>
          <table:covered-table-cell/>
          <table:covered-table-cell/>
          <table:table-cell table:style-name="Dictionary.F230" table:number-columns-spanned="5" office:value-type="string">
            <text:p text:style-name="P9"><text:span text:style-name="T40">час </text:span><text:span text:style-name="T57">(див. 7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6</text:p>
          </table:table-cell>
          <table:table-cell table:style-name="Dictionary.B231" table:number-columns-spanned="3" office:value-type="string">
            <text:p text:style-name="P28">Порожньосéрд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231" table:number-columns-spanned="3" office:value-type="string">
            <text:p text:style-name="P9"><text:span text:style-name="T51">утворене складнофлективним способом, похідне від слів:</text:span><text:span text:style-name="T37"> </text:span><text:span text:style-name="T40">порóжній</text:span><text:span text:style-name="T37"> і </text:span><text:span text:style-name="T40">сéрце</text:span></text:p>
          </table:table-cell>
          <table:covered-table-cell/>
          <table:covered-table-cell/>
          <table:table-cell table:style-name="Dictionary.H231" table:number-columns-spanned="3" office:value-type="string">
            <text:p text:style-name="P9"><text:span text:style-name="T29">Порожньосердий</text:span><text:span text:style-name="T26"> вибільшився світ,</text:span></text:p>
            <text:p text:style-name="P9"><text:span text:style-name="T26">мов простору запрагло німування… </text:span><text:span text:style-name="T45">(П‑2, 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2" table:number-columns-spanned="4" office:value-type="string">
            <text:p text:style-name="P35"><text:span text:style-name="T106">пор</text:span><text:span text:style-name="T106">о</text:span><text:span text:style-name="T4"></text:span><text:span text:style-name="T106">жній</text:span></text:p>
            <text:p text:style-name="P44"><text:span text:style-name="T95">-я, -є.</text:span></text:p>
            <text:p text:style-name="P39"><text:span text:style-name="T66">3) </text:span><text:span text:style-name="T75">у сполуч.</text:span><text:span text:style-name="T66"> </text:span><text:span text:style-name="T75">зі </text:span><text:span text:style-name="T75">сл.</text:span><text:span text:style-name="T66"> життя, світ </text:span><text:span text:style-name="T75">і т. ін.</text:span><text:span text:style-name="T66">, </text:span><text:span text:style-name="T75">перен.</text:span><text:span text:style-name="T66"> Ні для кого не корисний; марний. || Позбавлений </text:span><text:span text:style-name="T66">змісту, убогий змістом; беззмістовний, пустий. || Який не відповідає об'єктивній дійсності.</text:span></text:p>
          </table:table-cell>
          <table:covered-table-cell/>
          <table:covered-table-cell/>
          <table:covered-table-cell/>
          <table:table-cell table:style-name="Dictionary.F232" table:number-columns-spanned="5" office:value-type="string">
            <text:p text:style-name="P9"><text:span text:style-name="T40">сéрце </text:span><text:span text:style-name="T57">(див. 5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7</text:p>
          </table:table-cell>
          <table:table-cell table:style-name="Dictionary.B233" table:number-columns-spanned="3" office:value-type="string">
            <text:p text:style-name="P28">Потаймир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233" table:number-columns-spanned="3" office:value-type="string">
            <text:p text:style-name="P23"><text:span text:style-name="T135">Утворене способом зрощення або абревіатурним, похідне від слів:</text:span><text:span text:style-name="T25"> </text:span><text:span text:style-name="T41">потаємний</text:span><text:span text:style-name="T25"> і </text:span><text:span text:style-name="T41">мир</text:span><text:span text:style-name="T25"> (можливо, </text:span><text:span text:style-name="T41">потай</text:span><text:span text:style-name="T25"> — скорочення від </text:span><text:span text:style-name="T41">потаємний</text:span><text:span text:style-name="T25">)</text:span></text:p>
          </table:table-cell>
          <table:covered-table-cell/>
          <table:covered-table-cell/>
          <table:table-cell table:style-name="Dictionary.H233" table:number-columns-spanned="3" office:value-type="string">
            <text:p text:style-name="P9"><text:span text:style-name="T26">І десь там гасне </text:span><text:span text:style-name="T29">потаймир</text:span><text:span text:style-name="T26">,</text:span></text:p>
            <text:p text:style-name="P14">а між торосами крижин</text:p>
            <text:p text:style-name="P9"><text:span text:style-name="T26">я сам-один і – враг-вражин… </text:span><text:span text:style-name="T45">(П‑2, 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4" table:number-columns-spanned="4" office:value-type="string">
            <text:p text:style-name="P35"><text:span text:style-name="T106">п</text:span><text:span text:style-name="T106">о</text:span><text:span text:style-name="T4"></text:span><text:span text:style-name="T106">тай</text:span></text:p>
            <text:p text:style-name="P44"><text:span text:style-name="T97">присл.</text:span><text:span text:style-name="T95">, </text:span><text:span text:style-name="T97">від кого</text:span><text:span text:style-name="T95">, </text:span><text:span text:style-name="T97">заст.</text:span><text:span text:style-name="T95">, </text:span><text:span text:style-name="T97">рідко кого і без додатка</text:span><text:span text:style-name="T95">.</text:span></text:p>
            <text:p text:style-name="P36">Так, щоб ніхто не знав, не дізнався; <text:soft-page-break/>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</text:p>
          </table:table-cell>
          <table:covered-table-cell/>
          <table:covered-table-cell/>
          <table:covered-table-cell/>
          <table:table-cell table:style-name="Dictionary.F234" table:number-columns-spanned="5" office:value-type="string">
            <text:p text:style-name="P34">мир</text:p>
            <text:p text:style-name="P44"><text:span text:style-name="T94">II </text:span><text:span text:style-name="T95">-у, </text:span><text:span text:style-name="T97">ч.</text:span></text:p>
            <text:p text:style-name="P39"><text:span text:style-name="T66">1) </text:span><text:span text:style-name="T75">заст.</text:span><text:span text:style-name="T66"> Земля з усім, що на ній існує; світ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8</text:p>
          </table:table-cell>
          <table:table-cell table:style-name="Dictionary.B235" table:number-columns-spanned="3" office:value-type="string">
            <text:p text:style-name="P28">Пралітá</text:p>
            <text:p text:style-name="P9"><text:span text:style-name="T25">пралíт, </text:span><text:span text:style-name="T26">ім., мн., інд.-авт.</text:span></text:p>
          </table:table-cell>
          <table:covered-table-cell/>
          <table:covered-table-cell/>
          <table:table-cell table:style-name="Dictionary.E235" table:number-columns-spanned="3" office:value-type="string">
            <text:p text:style-name="P9"><text:span text:style-name="T51">утворене префіксальним способом, похідне від слів:</text:span><text:span text:style-name="T37"> </text:span><text:span text:style-name="T40">пра</text:span><text:span text:style-name="T37">... і </text:span><text:span text:style-name="T40">літá</text:span></text:p>
          </table:table-cell>
          <table:covered-table-cell/>
          <table:covered-table-cell/>
          <table:table-cell table:style-name="Dictionary.H235" table:number-columns-spanned="3" office:value-type="string">
            <text:p text:style-name="P14">Забудься. Стань. І зачекай мене</text:p>
            <text:p text:style-name="P14">на самоті в такому велелюдді,</text:p>
            <text:p text:style-name="P14">де спогади стовбичать, наче судді,</text:p>
            <text:p text:style-name="P9"><text:span text:style-name="T26">і пам’ять чвалом </text:span><text:span text:style-name="T29">праліта</text:span><text:span text:style-name="T26"> жене. </text:span><text:span text:style-name="T45">(П‑2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6" table:number-columns-spanned="4" office:value-type="string">
            <text:p text:style-name="P35"><text:span text:style-name="T106">д</text:span><text:span text:style-name="T106">а</text:span><text:span text:style-name="T4"></text:span><text:span text:style-name="T106">вній (пра...)</text:span></text:p>
            <text:p text:style-name="P44"><text:span text:style-name="T95">-я, -є.</text:span></text:p>
            <text:p text:style-name="P36">1) Який давно минув; колишній. || Який застарів.</text:p>
            <text:p text:style-name="P36">2) Який існує вже багато часу; старий. || Здавна добре відомий; стародавній.</text:p>
          </table:table-cell>
          <table:covered-table-cell/>
          <table:covered-table-cell/>
          <table:covered-table-cell/>
          <table:table-cell table:style-name="Dictionary.F236" table:number-columns-spanned="5" office:value-type="string">
            <text:p text:style-name="P9"><text:span text:style-name="T40">літá </text:span><text:span text:style-name="T57">(див. 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19</text:p>
          </table:table-cell>
          <table:table-cell table:style-name="Dictionary.B237" table:number-columns-spanned="3" office:value-type="string">
            <text:p text:style-name="P28">Прáпервні</text:p>
            <text:p text:style-name="P9"><text:span text:style-name="T25">-ів, </text:span><text:span text:style-name="T26">ім., мн., інд.-авт.</text:span></text:p>
          </table:table-cell>
          <table:covered-table-cell/>
          <table:covered-table-cell/>
          <table:table-cell table:style-name="Dictionary.E237" table:number-columns-spanned="3" office:value-type="string">
            <text:p text:style-name="P9"><text:span text:style-name="T51">утворене префіксальним способом, похідне від слів:</text:span><text:span text:style-name="T37"> </text:span><text:span text:style-name="T40">пра</text:span><text:span text:style-name="T37">... і </text:span><text:span text:style-name="T41">пéрвень</text:span></text:p>
          </table:table-cell>
          <table:covered-table-cell/>
          <table:covered-table-cell/>
          <table:table-cell table:style-name="Dictionary.H237" table:number-columns-spanned="3" office:value-type="string">
            <text:p text:style-name="P14">Що б то нам</text:p>
            <text:p text:style-name="P14">посовгнути – ці межигони часу,</text:p>
            <text:p text:style-name="P14">марудні межигони живоття,</text:p>
            <text:p text:style-name="P14">коли змарнілі постаті снаги,</text:p>
            <text:p text:style-name="P14">ці бурі пристрастей попопелілих,</text:p>
            <text:p text:style-name="P14">раптово окошилися на нас.</text:p>
            <text:p text:style-name="P14"><text:soft-page-break/>І хочеться сягнути за крайчасу,</text:p>
            <text:p text:style-name="P9"><text:span text:style-name="T26">за </text:span><text:span text:style-name="T29">прапервні</text:span><text:span text:style-name="T26">. </text:span><text:span text:style-name="T4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8" table:number-columns-spanned="4" office:value-type="string">
            <text:p text:style-name="P9"><text:span text:style-name="T40">пра</text:span><text:span text:style-name="T37">.. </text:span><text:span text:style-name="T57">(див. 118)</text:span></text:p>
          </table:table-cell>
          <table:covered-table-cell/>
          <table:covered-table-cell/>
          <table:covered-table-cell/>
          <table:table-cell table:style-name="Dictionary.F238" table:number-columns-spanned="5" office:value-type="string">
            <text:p text:style-name="P9"><text:span text:style-name="T41">Пéрвень </text:span><text:span text:style-name="T56">(не подано у словнику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0</text:p>
          </table:table-cell>
          <table:table-cell table:style-name="Dictionary.B239" table:number-columns-spanned="3" office:value-type="string">
            <text:p text:style-name="P28">Призáходи</text:p>
            <text:p text:style-name="P9"><text:span text:style-name="T25">-ів, </text:span><text:span text:style-name="T26">ім., мн., інд.-авт.</text:span></text:p>
          </table:table-cell>
          <table:covered-table-cell/>
          <table:covered-table-cell/>
          <table:table-cell table:style-name="Dictionary.E239" table:number-columns-spanned="3" office:value-type="string">
            <text:p text:style-name="P35"><text:span text:style-name="T72">утворене префіксальним способом, похідне від слів:</text:span><text:span text:style-name="T66"> </text:span><text:span text:style-name="T65">при</text:span><text:span text:style-name="T66"> і </text:span><text:span text:style-name="T65">за</text:span><text:span text:style-name="T69"></text:span><text:span text:style-name="T65">хід</text:span></text:p>
          </table:table-cell>
          <table:covered-table-cell/>
          <table:covered-table-cell/>
          <table:table-cell table:style-name="Dictionary.H239" table:number-columns-spanned="3" office:value-type="string">
            <text:p text:style-name="P27">Прижухлий клониться пирій</text:p>
            <text:p text:style-name="P9"><text:span text:style-name="T126">на </text:span><text:span text:style-name="T127">призаходи</text:span><text:span text:style-name="T126"> дня</text:span><text:span text:style-name="T125">. </text:span><text:span text:style-name="T130">(П‑2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0" table:number-columns-spanned="4" office:value-type="string">
            <text:p text:style-name="P34">при</text:p>
            <text:p text:style-name="P44"><text:span text:style-name="T97">прийм.</text:span><text:span text:style-name="T95">, </text:span><text:span text:style-name="T97">з місц. в.</text:span><text:span text:style-name="T95"> Сполучення з </text:span><text:span text:style-name="T97">прийм.</text:span><text:span text:style-name="T95"> при виражають: Просторові відношення:</text:span></text:p>
            <text:p text:style-name="P39"><text:span text:style-name="T66">5) 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</text:span><text:span text:style-name="T66">відбувається інша дія чи триває стан; г) моменту дії, пов'язаного з її </text:span><text:span text:style-name="T66">початком або кінцем. </text:span><text:span text:style-name="T75">Сказати при кінці</text:span><text:span text:style-name="T66">.</text:span></text:p>
          </table:table-cell>
          <table:covered-table-cell/>
          <table:covered-table-cell/>
          <table:covered-table-cell/>
          <table:table-cell table:style-name="Dictionary.F240" table:number-columns-spanned="5" office:value-type="string">
            <text:p text:style-name="P35"><text:span text:style-name="T106">з</text:span><text:span text:style-name="T106">а</text:span><text:span text:style-name="T4"></text:span><text:span text:style-name="T106">х</text:span><text:span text:style-name="T106">і</text:span><text:span text:style-name="T4"></text:span><text:span text:style-name="T106">д</text:span></text:p>
            <text:p text:style-name="P44"><text:span text:style-name="T95">захо</text:span><text:span text:style-name="T23"></text:span><text:span text:style-name="T95">ду, </text:span><text:span text:style-name="T97">ч.</text:span></text:p>
            <text:p text:style-name="P36">2) Час, коли заходить сонце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1</text:p>
          </table:table-cell>
          <table:table-cell table:style-name="Dictionary.B241" table:number-columns-spanned="3" office:value-type="string">
            <text:p text:style-name="P28">Притінь</text:p>
            <text:p text:style-name="P9"><text:span text:style-name="T25">-і, </text:span><text:span text:style-name="T26">ім., ж., інд.-авт.</text:span></text:p>
          </table:table-cell>
          <table:covered-table-cell/>
          <table:covered-table-cell/>
          <table:table-cell table:style-name="Dictionary.E241" table:number-columns-spanned="3" office:value-type="string">
            <text:p text:style-name="P35"><text:span text:style-name="T72">утворене префіксальним способом, похідне від слів:</text:span><text:span text:style-name="T66"> </text:span><text:span text:style-name="T65">при</text:span><text:span text:style-name="T66"> і </text:span><text:span text:style-name="T65">тінь</text:span></text:p>
          </table:table-cell>
          <table:covered-table-cell/>
          <table:covered-table-cell/>
          <table:table-cell table:style-name="Dictionary.H241" table:number-columns-spanned="3" office:value-type="string">
            <text:p text:style-name="P9"><text:span text:style-name="T26">Ти тінь. Ти </text:span><text:span text:style-name="T29">притінь</text:span><text:span text:style-name="T26">. Смерк і довгий гуд</text:span></text:p>
            <text:p text:style-name="P9"><text:span text:style-name="T26">і зелень бань… </text:span><text:span text:style-name="T45">(П‑1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2" table:number-columns-spanned="4" office:value-type="string">
            <text:p text:style-name="P5">при <text:span text:style-name="T120">(див. 120)</text:span></text:p>
          </table:table-cell>
          <table:covered-table-cell/>
          <table:covered-table-cell/>
          <table:covered-table-cell/>
          <table:table-cell table:style-name="Dictionary.F242" table:number-columns-spanned="5" office:value-type="string">
            <text:p text:style-name="P34">тінь</text:p>
            <text:p text:style-name="P44"><text:span text:style-name="T95">-і, </text:span><text:span text:style-name="T97">ж.</text:span></text:p>
            <text:p text:style-name="P36">1) Темний відбиток на чому-небудь від предмета, освітленого з протилежного боку. || Зображення такого відбитку в живопису; місце, що зображує на <text:soft-page-break/>малюнку, картині найменш освітлену частину, ділянку чого-небудь. || <text:span text:style-name="T121">кого</text:span>, <text:span text:style-name="T121">чия</text:span>, <text:span text:style-name="T121">перен.</text:span> Про того, хто ніколи не покидає іншого, завжди буває з ним разом.</text:p>
            <text:p text:style-name="P41"><text:span text:style-name="T63">6) </text:span><text:span text:style-name="T74">перен.</text:span><text:span text:style-name="T63"> Ледве вловимий слід, найменша ознака чого-небудь, натяк на наявність чогос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2</text:p>
          </table:table-cell>
          <table:table-cell table:style-name="Dictionary.B243" table:number-columns-spanned="3" office:value-type="string">
            <text:p text:style-name="P28">Прóростень</text:p>
            <text:p text:style-name="P9"><text:span text:style-name="T25">-стня, </text:span><text:span text:style-name="T26">ім., ч., інд.-авт.</text:span></text:p>
          </table:table-cell>
          <table:covered-table-cell/>
          <table:covered-table-cell/>
          <table:table-cell table:style-name="Dictionary.E243" table:number-columns-spanned="3" office:value-type="string">
            <text:p text:style-name="P9"><text:span text:style-name="T51">утворене суфіксальним способом, похідне від слова</text:span><text:span text:style-name="T46"> </text:span><text:span text:style-name="T41">проростáти</text:span></text:p>
          </table:table-cell>
          <table:covered-table-cell/>
          <table:covered-table-cell/>
          <table:table-cell table:style-name="Dictionary.H243" table:number-columns-spanned="3" office:value-type="string">
            <text:p text:style-name="P9"><text:span text:style-name="T26">І </text:span><text:span text:style-name="T29">проростень</text:span><text:span text:style-name="T26">, і бугила,</text:span></text:p>
            <text:p text:style-name="P14">і жалом жалощів тріпоче</text:p>
            <text:p text:style-name="P14">доба і не пустити хоче</text:p>
            <text:p text:style-name="P9"><text:span text:style-name="T26">стежина, терням поросла. </text:span><text:span text:style-name="T45">(П‑2, 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4" table:number-columns-spanned="9" office:value-type="string">
            <text:p text:style-name="P35"><text:span text:style-name="T106">пророст</text:span><text:span text:style-name="T106">а</text:span><text:span text:style-name="T4"></text:span><text:span text:style-name="T106">ти</text:span></text:p>
            <text:p text:style-name="P44"><text:span text:style-name="T95">-ає, </text:span><text:span text:style-name="T97">недок.</text:span><text:span text:style-name="T95">, прорости, -те, </text:span><text:span text:style-name="T97">док.</text:span></text:p>
            <text:p text:style-name="P39"><text:span text:style-name="T66">3) </text:span><text:span text:style-name="T75">неперех.</text:span><text:span text:style-name="T66"> Покриватися рослинністю (про якусь територію, місцевість); заростати. || Ставати місцем, основою для росту, появи чого-небуд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3</text:p>
          </table:table-cell>
          <table:table-cell table:style-name="Dictionary.B245" table:number-columns-spanned="3" office:value-type="string">
            <text:p text:style-name="P9"><text:span text:style-name="T3">Протипотíк (</text:span><text:span text:style-name="T39">протипотóки</text:span><text:span text:style-name="T3">)</text:span></text:p>
            <text:p text:style-name="P9"><text:span text:style-name="T25">-тóку, </text:span><text:span text:style-name="T26">ім., ч., інд.-авт.</text:span></text:p>
          </table:table-cell>
          <table:covered-table-cell/>
          <table:covered-table-cell/>
          <table:table-cell table:style-name="Dictionary.E245" table:number-columns-spanned="3" office:value-type="string">
            <text:p text:style-name="P9"><text:span text:style-name="T51">утворене префіксальним способом, похідне </text:span><text:span text:style-name="T51">від слів:</text:span><text:span text:style-name="T37"> </text:span><text:span text:style-name="T40">прóти</text:span><text:span text:style-name="T37">... і </text:span><text:span text:style-name="T40">потíк</text:span></text:p>
          </table:table-cell>
          <table:covered-table-cell/>
          <table:covered-table-cell/>
          <table:table-cell table:style-name="Dictionary.H245" table:number-columns-spanned="3" office:value-type="string">
            <text:p text:style-name="P9"><text:span text:style-name="T26">Розбратані </text:span><text:span text:style-name="T29">протипотоки</text:span></text:p>
            <text:p text:style-name="P14">’дне одного наздоганяють,</text:p>
            <text:p text:style-name="P14">годують себе проминанням</text:p>
            <text:p text:style-name="P9"><text:span text:style-name="T26">заказаних долею стріч. </text:span><text:span text:style-name="T45">(П‑1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6" table:number-columns-spanned="4" office:value-type="string">
            <text:p text:style-name="P35"><text:span text:style-name="T106">пр</text:span><text:span text:style-name="T106">о</text:span><text:span text:style-name="T4"></text:span><text:span text:style-name="T106">ти</text:span></text:p>
            <text:p text:style-name="P48"><text:span text:style-name="T94">II </text:span><text:span text:style-name="T97">присл.</text:span></text:p>
            <text:p text:style-name="P47"><text:span text:style-name="T66">Не на підтримку, не на користь кого-, чого-небудь. || </text:span><text:span text:style-name="T75">у знач.</text:span><text:span text:style-name="T66"> </text:span><text:span text:style-name="T75">присудк. сл.</text:span><text:span text:style-name="T66"> || </text:span><text:span text:style-name="T75">у знач.</text:span><text:span text:style-name="T66"> </text:span><text:span text:style-name="T75">ім.</text:span><text:span text:style-name="T66">, </text:span><text:span text:style-name="T75">розм.</text:span><text:span text:style-name="T66"> Те, що є негативним чинником стосовно до чогось, </text:span><text:soft-page-break/><text:span text:style-name="T66">заперечення чогось.</text:span></text:p>
          </table:table-cell>
          <table:covered-table-cell/>
          <table:covered-table-cell/>
          <table:covered-table-cell/>
          <table:table-cell table:style-name="Dictionary.F246" table:number-columns-spanned="5" office:value-type="string">
            <text:p text:style-name="P35"><text:span text:style-name="T106">пот</text:span><text:span text:style-name="T106">і</text:span><text:span text:style-name="T4"></text:span><text:span text:style-name="T106">к</text:span></text:p>
            <text:p text:style-name="P44"><text:span text:style-name="T95">-току, </text:span><text:span text:style-name="T97">ч.</text:span></text:p>
            <text:p text:style-name="P36">1) Річка (<text:span text:style-name="T121">перев.</text:span> невелика), струмок із стрімкою течією. || Маса води, що стрімко тече. || Маса якої-небудь рідини, що швидко тече, виливається <text:soft-page-break/>звідкись. || <text:span text:style-name="T121">чого</text:span>, <text:span text:style-name="T121">який</text:span>. Маса (повітря, світла, звуків і т. ін.), що поширюється звідкись, спрямовується кудись. || Фізична величина, що характеризує цей рух. <text:span text:style-name="T121">Магнітний потік</text:span>.</text:p>
            <text:p text:style-name="P39"><text:span text:style-name="T66">2) </text:span><text:span text:style-name="T75">кого</text:span><text:span text:style-name="T66">, </text:span><text:span text:style-name="T75">чого</text:span><text:span text:style-name="T66">, </text:span><text:span text:style-name="T75">який</text:span><text:span text:style-name="T66">, </text:span><text:span text:style-name="T75">перен.</text:span><text:span text:style-name="T66"> Велика кількість, маса кого-, чого-небудь, що рухається в одному напрямі. || Безперервний рух, надходження великої кількості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4</text:p>
          </table:table-cell>
          <table:table-cell table:style-name="Dictionary.B247" table:number-columns-spanned="3" office:value-type="string">
            <text:p text:style-name="P28">Пружноголóс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247" table:number-columns-spanned="3" office:value-type="string">
            <text:p text:style-name="P9"><text:span text:style-name="T51">утворене складнофлективним способом, похідне від слів:</text:span><text:span text:style-name="T37"> </text:span><text:span text:style-name="T40">прýжний</text:span><text:span text:style-name="T37"> і </text:span><text:span text:style-name="T40">гóлос</text:span></text:p>
          </table:table-cell>
          <table:covered-table-cell/>
          <table:covered-table-cell/>
          <table:table-cell table:style-name="Dictionary.H247" table:number-columns-spanned="3" office:value-type="string">
            <text:p text:style-name="P14">…янгольський мосянжний хор</text:p>
            <text:p text:style-name="P14">гучить на присілки і села</text:p>
            <text:p text:style-name="P14">і проста пісенька весела</text:p>
            <text:p text:style-name="P9"><text:span text:style-name="T29">пружноголосий</text:span><text:span text:style-name="T26"> барвить хор. </text:span><text:span text:style-name="T45">(П‑2, 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8" table:number-columns-spanned="4" office:value-type="string">
            <text:p text:style-name="P35"><text:span text:style-name="T106">пр</text:span><text:span text:style-name="T106">у</text:span><text:span text:style-name="T4"></text:span><text:span text:style-name="T106">жн</text:span><text:span text:style-name="T106">и</text:span><text:span text:style-name="T4"></text:span><text:span text:style-name="T106">й</text:span></text:p>
            <text:p text:style-name="P44"><text:span text:style-name="T95">пружна, пружне.</text:span></text:p>
            <text:p text:style-name="P39"><text:span text:style-name="T66">3) </text:span><text:span text:style-name="T75">перен.</text:span><text:span text:style-name="T66"> Тугий, міцний (про тіло, м'язи і т. ін.). || З тугим, гнучким тілом, міцними м'язами.</text:span></text:p>
          </table:table-cell>
          <table:covered-table-cell/>
          <table:covered-table-cell/>
          <table:covered-table-cell/>
          <table:table-cell table:style-name="Dictionary.F248" table:number-columns-spanned="5" office:value-type="string">
            <text:p text:style-name="P35"><text:span text:style-name="T106">г</text:span><text:span text:style-name="T106">о</text:span><text:span text:style-name="T4"></text:span><text:span text:style-name="T106">лос</text:span></text:p>
            <text:p text:style-name="P44"><text:span text:style-name="T95">-у, </text:span><text:span text:style-name="T97">ч.</text:span></text:p>
            <text:p text:style-name="P36">3) Звучання голосових зв'язок як матеріал вокального мистецтв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5</text:p>
          </table:table-cell>
          <table:table-cell table:style-name="Dictionary.B249" table:number-columns-spanned="3" office:value-type="string">
            <text:p text:style-name="P28">Пург-сніги</text:p>
            <text:p text:style-name="P9"><text:span text:style-name="T25">-ів, </text:span><text:span text:style-name="T26">ім., мн., інд.-авт.</text:span></text:p>
          </table:table-cell>
          <table:covered-table-cell/>
          <table:covered-table-cell/>
          <table:table-cell table:style-name="Dictionary.E249" table:number-columns-spanned="3" office:value-type="string">
            <text:p text:style-name="P9"><text:span text:style-name="T51">утворене способом словоскладання, похідне від слів:</text:span><text:span text:style-name="T37"> </text:span><text:span text:style-name="T40">пургá</text:span><text:span text:style-name="T37"> і </text:span><text:span text:style-name="T40">сніги</text:span></text:p>
          </table:table-cell>
          <table:covered-table-cell/>
          <table:covered-table-cell/>
          <table:table-cell table:style-name="Dictionary.H249" table:number-columns-spanned="3" office:value-type="string">
            <text:p text:style-name="P9"><text:span text:style-name="T26">Лиш модрини</text:span><text:span text:style-name="T28"> </text:span><text:span text:style-name="T26">гудуть, гудуть мо-</text:span></text:p>
            <text:p text:style-name="P14">дрини,</text:p>
            <text:p text:style-name="P14">а вітри лекалами хуг</text:p>
            <text:p text:style-name="P14">піють,</text:p>
            <text:p text:style-name="P14">що заблуклий в сопках пестун</text:p>
            <text:p text:style-name="P14">скоро</text:p>
            <text:p text:style-name="P9"><text:soft-page-break/><text:span text:style-name="T26">без ведмедиці в </text:span><text:span text:style-name="T29">пург-снігах</text:span></text:p>
            <text:p text:style-name="P9"><text:span text:style-name="T26">згине. </text:span><text:span text:style-name="T45">(П‑2, 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0" table:number-columns-spanned="4" office:value-type="string">
            <text:p text:style-name="P35"><text:span text:style-name="T106">ург</text:span><text:span text:style-name="T106">а</text:span><text:span text:style-name="T4"></text:span></text:p>
            <text:p text:style-name="P44"><text:span text:style-name="T95">-и, </text:span><text:span text:style-name="T97">ж.</text:span></text:p>
            <text:p text:style-name="P36">1) Сильний вітер зі снігом; завірюха, хуртовина.</text:p>
          </table:table-cell>
          <table:covered-table-cell/>
          <table:covered-table-cell/>
          <table:covered-table-cell/>
          <table:table-cell table:style-name="Dictionary.F250" table:number-columns-spanned="5" office:value-type="string">
            <text:p text:style-name="P34">сніг</text:p>
            <text:p text:style-name="P44"><text:span text:style-name="T95">-у, </text:span><text:span text:style-name="T97">ч.</text:span></text:p>
            <text:p text:style-name="P36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6</text:p>
          </table:table-cell>
          <table:table-cell table:style-name="Dictionary.B251" table:number-columns-spanned="3" office:value-type="string">
            <text:p text:style-name="P28">Рáдощі-жалí</text:p>
            <text:p text:style-name="P9"><text:span text:style-name="T25">рáдоще-жалíв, </text:span><text:span text:style-name="T26">ім., мн., інд.-авт.</text:span></text:p>
          </table:table-cell>
          <table:covered-table-cell/>
          <table:covered-table-cell/>
          <table:table-cell table:style-name="Dictionary.E251" table:number-columns-spanned="3" office:value-type="string">
            <text:p text:style-name="P9"><text:span text:style-name="T51">утворене способом словоскладання, похідне від слів:</text:span><text:span text:style-name="T37"> </text:span><text:span text:style-name="T40">рáдощі</text:span><text:span text:style-name="T37"> і </text:span><text:span text:style-name="T40">жалі</text:span></text:p>
          </table:table-cell>
          <table:covered-table-cell/>
          <table:covered-table-cell/>
          <table:table-cell table:style-name="Dictionary.H251" table:number-columns-spanned="3" office:value-type="string">
            <text:p text:style-name="P14">…де розкошує маячня</text:p>
            <text:p text:style-name="P14">моїх далеких недобутих марень</text:p>
            <text:p text:style-name="P9"><text:span text:style-name="T26">в калейдоскопі </text:span><text:span text:style-name="T29">радоще-жалів</text:span><text:span text:style-name="T26">… </text:span><text:span text:style-name="T45">(П‑1, 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2" table:number-columns-spanned="4" office:value-type="string">
            <text:p text:style-name="P35"><text:span text:style-name="T106">Р</text:span><text:span text:style-name="T106">а</text:span><text:span text:style-name="T4"></text:span><text:span text:style-name="T106">дість (</text:span><text:span text:style-name="T40">рáдощі</text:span><text:span text:style-name="T106">)</text:span></text:p>
            <text:p text:style-name="P44"><text:span text:style-name="T95">-дості, </text:span><text:span text:style-name="T97">ж.</text:span></text:p>
            <text:p text:style-name="P36">1) Почуття задоволення, втіха, приємність.</text:p>
          </table:table-cell>
          <table:covered-table-cell/>
          <table:covered-table-cell/>
          <table:covered-table-cell/>
          <table:table-cell table:style-name="Dictionary.F252" table:number-columns-spanned="5" office:value-type="string">
            <text:p text:style-name="P34">жаль</text:p>
            <text:p text:style-name="P44"><text:span text:style-name="T94">I </text:span><text:span text:style-name="T95">жалю, </text:span><text:span text:style-name="T97">ч.</text:span></text:p>
            <text:p text:style-name="P36">1) Важкий настрій, що викликається якоюсь невдачею, горем і т. ін.; сум, печаль, скорбот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7</text:p>
          </table:table-cell>
          <table:table-cell table:style-name="Dictionary.B253" table:number-columns-spanned="3" office:value-type="string">
            <text:p text:style-name="P28">РозбрÁтаний</text:p>
            <text:p text:style-name="P9"><text:span text:style-name="T25">-а, -е, </text:span><text:span text:style-name="T27">дієпр. пас. мин. ч., інд.-авт.</text:span></text:p>
          </table:table-cell>
          <table:covered-table-cell/>
          <table:covered-table-cell/>
          <table:table-cell table:style-name="Dictionary.E253" table:number-columns-spanned="3" office:value-type="string">
            <text:p text:style-name="P9"><text:span text:style-name="T51">утворене суфіксальним способом, похідне від слова </text:span><text:span text:style-name="T41">розбратáти</text:span></text:p>
          </table:table-cell>
          <table:covered-table-cell/>
          <table:covered-table-cell/>
          <table:table-cell table:style-name="Dictionary.H253" table:number-columns-spanned="3" office:value-type="string">
            <text:p text:style-name="P9"><text:span text:style-name="T29">Розбратані</text:span><text:span text:style-name="T26"> </text:span><text:span text:style-name="T34">протипотоки</text:span></text:p>
            <text:p text:style-name="P14">’дне одного наздоганяють,</text:p>
            <text:p text:style-name="P14">годують себе проминанням</text:p>
            <text:p text:style-name="P9"><text:span text:style-name="T26">заказаних долею стріч. </text:span><text:span text:style-name="T45">(П‑1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4" table:number-columns-spanned="9" office:value-type="string">
            <text:p text:style-name="P35"><text:span text:style-name="T106">розбрат</text:span><text:span text:style-name="T106">а</text:span><text:span text:style-name="T4"></text:span><text:span text:style-name="T106">ти</text:span></text:p>
            <text:p text:style-name="P44"><text:span text:style-name="T95">-аю, -аєш, </text:span><text:span text:style-name="T97">док.</text:span><text:span text:style-name="T95">, </text:span><text:span text:style-name="T97">розм.</text:span></text:p>
            <text:p text:style-name="P36">Перервати, припинити дружбу, посварити кого-небудь з кимс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8</text:p>
          </table:table-cell>
          <table:table-cell table:style-name="Dictionary.B255" table:number-columns-spanned="3" office:value-type="string">
            <text:p text:style-name="P28">Розпелюстити</text:p>
            <text:p text:style-name="P9"><text:soft-page-break/><text:span text:style-name="T25">-щу, -щиш, дієсл., </text:span><text:span text:style-name="T26">док., перех., інд.-авт.</text:span></text:p>
          </table:table-cell>
          <table:covered-table-cell/>
          <table:covered-table-cell/>
          <table:table-cell table:style-name="Dictionary.E255" table:number-columns-spanned="3" office:value-type="string">
            <text:p text:style-name="P9"><text:span text:style-name="T51">утворене </text:span><text:soft-page-break/><text:span text:style-name="T51">суфіксально-префіксальним способом, похідне від слова</text:span><text:span text:style-name="T37"> </text:span><text:span text:style-name="T40">пелюстки</text:span></text:p>
          </table:table-cell>
          <table:covered-table-cell/>
          <table:covered-table-cell/>
          <table:table-cell table:style-name="Dictionary.H255" table:number-columns-spanned="3" office:value-type="string">
            <text:p text:style-name="P14">Треба щедро – серцем одним, <text:soft-page-break/>устами</text:p>
            <text:p text:style-name="P9"><text:span text:style-name="T26">ледь розпуклими – </text:span><text:span text:style-name="T29">розпелюстити</text:span><text:span text:style-name="T26"> втіхи гін,</text:span></text:p>
            <text:p text:style-name="P9"><text:span text:style-name="T26">всевідради! Сонце бо йде – за нами. </text:span><text:span text:style-name="T45">(П‑1, 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6" table:number-columns-spanned="9" office:value-type="string">
            <text:p text:style-name="P35"><text:span text:style-name="T106">пел</text:span><text:span text:style-name="T106">ю</text:span><text:span text:style-name="T4"></text:span><text:span text:style-name="T106">стка</text:span></text:p>
            <text:p text:style-name="P44"><text:span text:style-name="T95">-и, </text:span><text:span text:style-name="T97">ж.</text:span></text:p>
            <text:p text:style-name="P36">1) Окремий листок із віночка квітк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29</text:p>
          </table:table-cell>
          <table:table-cell table:style-name="Dictionary.B257" table:number-columns-spanned="3" office:value-type="string">
            <text:p text:style-name="P28">Рясночóл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257" table:number-columns-spanned="3" office:value-type="string">
            <text:p text:style-name="P9"><text:span text:style-name="T51">утворене складнофлективним способом, похідне від слів:</text:span><text:span text:style-name="T37"> </text:span><text:span text:style-name="T40">рясний </text:span><text:span text:style-name="T37">і </text:span><text:span text:style-name="T40">чолó</text:span></text:p>
          </table:table-cell>
          <table:covered-table-cell/>
          <table:covered-table-cell/>
          <table:table-cell table:style-name="Dictionary.H257" table:number-columns-spanned="3" office:value-type="string">
            <text:p text:style-name="P14">Я, певне, яблуня була,</text:p>
            <text:p text:style-name="P14">паморочила світ довкола,</text:p>
            <text:p text:style-name="P9"><text:span text:style-name="T26">в рясному цвіті </text:span><text:span text:style-name="T29">рясночола</text:span></text:p>
            <text:p text:style-name="P9"><text:span text:style-name="T26">тужила, ніжилась, жила. </text:span><text:span text:style-name="T45">(П‑2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8" table:number-columns-spanned="4" office:value-type="string">
            <text:p text:style-name="P35"><text:span text:style-name="T106">рясн</text:span><text:span text:style-name="T106">и</text:span><text:span text:style-name="T4"></text:span><text:span text:style-name="T106">й</text:span></text:p>
            <text:p text:style-name="P44"><text:span text:style-name="T95">-а, -е.</text:span></text:p>
            <text:p text:style-name="P36">2) Багатий, високий (про урожай). || <text:span text:style-name="T121">перен.</text:span> Плідний на що-небудь, чимсь.</text:p>
            <text:p text:style-name="P39"><text:span text:style-name="T66">5) </text:span><text:span text:style-name="T75">розм.</text:span><text:span text:style-name="T66"> Дуже яскравий, кольористий (про розцвітку чого-небудь).</text:span></text:p>
          </table:table-cell>
          <table:covered-table-cell/>
          <table:covered-table-cell/>
          <table:covered-table-cell/>
          <table:table-cell table:style-name="Dictionary.F258" table:number-columns-spanned="5" office:value-type="string">
            <text:p text:style-name="P35"><text:span text:style-name="T106">чол</text:span><text:span text:style-name="T106">о</text:span><text:span text:style-name="T4"></text:span></text:p>
            <text:p text:style-name="P44"><text:span text:style-name="T95">-а, </text:span><text:span text:style-name="T97">с.</text:span></text:p>
            <text:p text:style-name="P39"><text:span text:style-name="T66">1) Верхня надочна частина обличчя людини; лоб. || </text:span><text:span text:style-name="T75">перен.</text:span><text:span text:style-name="T66"> Вершина гори, дерева і т. ін., верхівка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0</text:p>
          </table:table-cell>
          <table:table-cell table:style-name="Dictionary.B259" table:number-columns-spanned="3" office:value-type="string">
            <text:p text:style-name="P28">Самовивище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259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вивищення</text:span></text:p>
          </table:table-cell>
          <table:covered-table-cell/>
          <table:covered-table-cell/>
          <table:table-cell table:style-name="Dictionary.H259" table:number-columns-spanned="3" office:value-type="string">
            <text:p text:style-name="P14">Оце, життя, твої дороги</text:p>
            <text:p text:style-name="P9"><text:span text:style-name="T29">самовивищень</text:span><text:span text:style-name="T26">, як наруг. </text:span><text:span text:style-name="T45">(П‑2, 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0" table:number-columns-spanned="4" office:value-type="string">
            <text:p text:style-name="P34">сам</text:p>
            <text:p text:style-name="P44"><text:span text:style-name="T97">рідше </text:span><text:span text:style-name="T95">самий, сама, само </text:span><text:span text:style-name="T97">і </text:span><text:span text:style-name="T95">саме; </text:span><text:span text:style-name="T97">мн.</text:span><text:span text:style-name="T95"> сами </text:span><text:span text:style-name="T97">і </text:span><text:span text:style-name="T95">самі; </text:span><text:span text:style-name="T97">займ.</text:span><text:span text:style-name="T95"> </text:span><text:span text:style-name="T97">означ.</text:span></text:p>
            <text:p text:style-name="P39"><text:soft-page-break/><text:span text:style-name="T66">1) Уживається з </text:span><text:span text:style-name="T75">ім.</text:span><text:span text:style-name="T66"> чи </text:span><text:span text:style-name="T75">особ.</text:span><text:span text:style-name="T66"> </text:span><text:span text:style-name="T75">займ.</text:span><text:span text:style-name="T66">, вказуючи на особу чи предмет, що безпосередньо є джерелом чи об'єктом дії, стану. || Уживається для більшої </text:span><text:span text:style-name="T66">конкретизації, вирізнення особи чи предмета; власне хтось; власне щось. || Уживається в </text:span><text:span text:style-name="T75">знач.</text:span><text:span text:style-name="T66"> не хто інший, як, хтось власною особою. || Уживається для підкреслення, що дія або стан поширюються й на визначувану особу чи предмет; теж, також, і (й). || </text:span><text:span text:style-name="T66">Уживається самостійно, заступаючи </text:span><text:span text:style-name="T75">ім.</text:span><text:span text:style-name="T66"> чи </text:span><text:span text:style-name="T75">особ.</text:span><text:span text:style-name="T66"> </text:span><text:span text:style-name="T75">займ.</text:span><text:span text:style-name="T66"> || Уживається на позначення відокремлення особи чи предмета від інших осіб або предметів (</text:span><text:span text:style-name="T75">перев.</text:span><text:span text:style-name="T66"> зі </text:span><text:span text:style-name="T75">спол.</text:span><text:span text:style-name="T66"> "а").</text:span></text:p>
          </table:table-cell>
          <table:covered-table-cell/>
          <table:covered-table-cell/>
          <table:covered-table-cell/>
          <table:table-cell table:style-name="Dictionary.F260" table:number-columns-spanned="5" office:value-type="string">
            <text:p text:style-name="P35"><text:span text:style-name="T106">в</text:span><text:span text:style-name="T106">и</text:span><text:span text:style-name="T4"></text:span><text:span text:style-name="T106">вищення</text:span></text:p>
            <text:p text:style-name="P44"><text:span text:style-name="T95">-я, </text:span><text:span text:style-name="T97">с.</text:span></text:p>
            <text:p text:style-name="P45"><text:span text:style-name="T96">Дія за знач. вивищувати, вивищуватися, </text:span><text:soft-page-break/><text:span text:style-name="T96">ви</text:span><text:span text:style-name="T24"></text:span><text:span text:style-name="T96">вищити і ви</text:span><text:span text:style-name="T24"></text:span><text:span text:style-name="T96">вищитис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1</text:p>
          </table:table-cell>
          <table:table-cell table:style-name="Dictionary.B261" table:number-columns-spanned="3" office:value-type="string">
            <text:p text:style-name="P28">Самовóля</text:p>
            <text:p text:style-name="P9"><text:span text:style-name="T25">-і, </text:span><text:span text:style-name="T26">ім., ж., інд.-авт.</text:span></text:p>
          </table:table-cell>
          <table:covered-table-cell/>
          <table:covered-table-cell/>
          <table:table-cell table:style-name="Dictionary.E261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вóля</text:span></text:p>
          </table:table-cell>
          <table:covered-table-cell/>
          <table:covered-table-cell/>
          <table:table-cell table:style-name="Dictionary.H261" table:number-columns-spanned="3" office:value-type="string">
            <text:p text:style-name="P9"><text:span text:style-name="T26">Червона барка в чорноводді</text:span><text:span text:style-name="T28"> </text:span><text:span text:style-name="T26">доль</text:span></text:p>
            <text:p text:style-name="P14">загубиться. І фенікс довгоногий</text:p>
            <text:p text:style-name="P14">перенесе тебе в ясні чертоги</text:p>
            <text:p text:style-name="P9"><text:span text:style-name="T26">від </text:span><text:span text:style-name="T29">самоволь</text:span><text:span text:style-name="T26">, покори і сваволь. </text:span><text:span text:style-name="T45">(П‑1, 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2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62" table:number-columns-spanned="5" office:value-type="string">
            <text:p text:style-name="P35"><text:span text:style-name="T106">в</text:span><text:span text:style-name="T106">о</text:span><text:span text:style-name="T4"></text:span><text:span text:style-name="T106">ля</text:span></text:p>
            <text:p text:style-name="P44"><text:span text:style-name="T95">-і, </text:span><text:span text:style-name="T97">ж.</text:span></text:p>
            <text:p text:style-name="P39"><text:span text:style-name="T66">5) Свобода, незалежність; </text:span><text:span text:style-name="T75">прот.</text:span><text:span text:style-name="T66"> неволя, рабство. || Перебування не під арештом, не в </text:span><text:soft-page-break/><text:span text:style-name="T66">клітці, не на ланцюгу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2</text:p>
          </table:table-cell>
          <table:table-cell table:style-name="Dictionary.B263" table:number-columns-spanned="3" office:value-type="string">
            <text:p text:style-name="P28">Самовоскресí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263" table:number-columns-spanned="3" office:value-type="string">
            <text:p text:style-name="P9"><text:span text:style-name="T51">утворене способом </text:span><text:span text:style-name="T51">основословоскладання, похідне від слів:</text:span><text:span text:style-name="T37"> </text:span><text:span text:style-name="T40">сáмо</text:span><text:span text:style-name="T37">... і </text:span><text:span text:style-name="T40">воскресíння</text:span></text:p>
          </table:table-cell>
          <table:covered-table-cell/>
          <table:covered-table-cell/>
          <table:table-cell table:style-name="Dictionary.H263" table:number-columns-spanned="3" office:value-type="string">
            <text:p text:style-name="P9"><text:span text:style-name="T26">…перейде крізь страстотерпця </text:span><text:span text:style-name="T26">тіні</text:span></text:p>
            <text:p text:style-name="P14">пророк, свого цураючись лиця,</text:p>
            <text:p text:style-name="P14">в передчуванні віщого кінця</text:p>
            <text:p text:style-name="P9"><text:span text:style-name="T26">самоофіри й </text:span><text:span text:style-name="T29">самовоскресіння</text:span><text:span text:style-name="T26">. </text:span><text:span text:style-name="T45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4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64" table:number-columns-spanned="5" office:value-type="string">
            <text:p text:style-name="P35"><text:span text:style-name="T106">воскрес</text:span><text:span text:style-name="T106">і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45"><text:span text:style-name="T96">Дія і стан за знач. воскреснути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3</text:p>
          </table:table-cell>
          <table:table-cell table:style-name="Dictionary.B265" table:number-columns-spanned="3" office:value-type="string">
            <text:p text:style-name="P28">Самовтéча</text:p>
            <text:p text:style-name="P9"><text:span text:style-name="T25">-і, </text:span><text:span text:style-name="T26">ім., ж., інд.-авт.</text:span></text:p>
          </table:table-cell>
          <table:covered-table-cell/>
          <table:covered-table-cell/>
          <table:table-cell table:style-name="Dictionary.E265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втéча</text:span></text:p>
          </table:table-cell>
          <table:covered-table-cell/>
          <table:covered-table-cell/>
          <table:table-cell table:style-name="Dictionary.H265" table:number-columns-spanned="3" office:value-type="string">
            <text:p text:style-name="P14">Доброму і злому</text:p>
            <text:p text:style-name="P14">кажи межу і позначи шляхи</text:p>
            <text:p text:style-name="P9"><text:span text:style-name="T26">для </text:span><text:span text:style-name="T29">самовтечі</text:span><text:span text:style-name="T26">. </text:span><text:span text:style-name="T45">(П‑2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6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66" table:number-columns-spanned="5" office:value-type="string">
            <text:p text:style-name="P9"><text:span text:style-name="T40">втéча </text:span><text:span text:style-name="T57">(див. 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4</text:p>
          </table:table-cell>
          <table:table-cell table:style-name="Dictionary.B267" table:number-columns-spanned="3" office:value-type="string">
            <text:p text:style-name="P28">Самодóкíр</text:p>
            <text:p text:style-name="P9"><text:span text:style-name="T25">самодóкóру, </text:span><text:span text:style-name="T26">ім., ч., інд.-авт.</text:span></text:p>
          </table:table-cell>
          <table:covered-table-cell/>
          <table:covered-table-cell/>
          <table:table-cell table:style-name="Dictionary.E267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дóкíр</text:span></text:p>
          </table:table-cell>
          <table:covered-table-cell/>
          <table:covered-table-cell/>
          <table:table-cell table:style-name="Dictionary.H267" table:number-columns-spanned="3" office:value-type="string">
            <text:p text:style-name="P14">Не вір – ні долі, ні собі не вір,</text:p>
            <text:p text:style-name="P9"><text:span text:style-name="T26">а спроневіра і </text:span><text:span text:style-name="T29">самодокір</text:span></text:p>
            <text:p text:style-name="P14">і змерзлий крик, що грудкою у горлі</text:p>
            <text:p text:style-name="P14">засів мов кляп – то все неначе дріт</text:p>
            <text:p text:style-name="P9"><text:span text:style-name="T26">колючий. </text:span><text:span text:style-name="T45">(П‑2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8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68" table:number-columns-spanned="5" office:value-type="string">
            <text:p text:style-name="P35"><text:span text:style-name="T106">д</text:span><text:span text:style-name="T106">о</text:span><text:span text:style-name="T4"></text:span><text:span text:style-name="T106">к</text:span><text:span text:style-name="T106">і</text:span><text:span text:style-name="T4"></text:span><text:span text:style-name="T106">р</text:span></text:p>
            <text:p text:style-name="P44"><text:span text:style-name="T95">до</text:span><text:span text:style-name="T23"></text:span><text:span text:style-name="T95">ко</text:span><text:span text:style-name="T23"></text:span><text:span text:style-name="T95">ру, </text:span><text:span text:style-name="T97">ч.</text:span></text:p>
            <text:p text:style-name="P36">Висловлене кому-небудь або передане в інший спосіб звинувачення в чомусь, незадоволення чимось і т. і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5</text:p>
          </table:table-cell>
          <table:table-cell table:style-name="Dictionary.B269" table:number-columns-spanned="3" office:value-type="string">
            <text:p text:style-name="P28">Самодосáда</text:p>
            <text:p text:style-name="P9"><text:soft-page-break/><text:span text:style-name="T25">-и, </text:span><text:span text:style-name="T26">ім., ж., інд.-авт.</text:span></text:p>
          </table:table-cell>
          <table:covered-table-cell/>
          <table:covered-table-cell/>
          <table:table-cell table:style-name="Dictionary.E269" table:number-columns-spanned="3" office:value-type="string">
            <text:p text:style-name="P9"><text:span text:style-name="T51">утворене способом </text:span><text:soft-page-break/><text:span text:style-name="T51">основословоскладання, похідне від слів:</text:span><text:span text:style-name="T37"> </text:span><text:span text:style-name="T40">сáмо</text:span><text:span text:style-name="T37">... і </text:span><text:span text:style-name="T40">досáда</text:span></text:p>
          </table:table-cell>
          <table:covered-table-cell/>
          <table:covered-table-cell/>
          <table:table-cell table:style-name="Dictionary.H269" table:number-columns-spanned="3" office:value-type="string">
            <text:p text:style-name="P14">…в мить крутого <text:soft-page-break/>самопочезання</text:p>
            <text:p text:style-name="P14">він надто пильно стежив шлях утрат, - </text:p>
            <text:p text:style-name="P14">лиш так його спотворило дерзання</text:p>
            <text:p text:style-name="P14">тим виразом вибачливих жалів,</text:p>
            <text:p text:style-name="P9"><text:span text:style-name="T29">самодосад</text:span><text:span text:style-name="T26">… </text:span><text:span text:style-name="T45">(П‑1, 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0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70" table:number-columns-spanned="5" office:value-type="string">
            <text:p text:style-name="P35"><text:span text:style-name="T106">дос</text:span><text:span text:style-name="T106">а</text:span><text:span text:style-name="T4"></text:span><text:span text:style-name="T106">да</text:span></text:p>
            <text:p text:style-name="P44"><text:span text:style-name="T95">-и, </text:span><text:span text:style-name="T97">ж.</text:span></text:p>
            <text:p text:style-name="P36">1) Почуття невдоволення, гіркоти, викликане чим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6</text:p>
          </table:table-cell>
          <table:table-cell table:style-name="Dictionary.B271" table:number-columns-spanned="3" office:value-type="string">
            <text:p text:style-name="P28">Самодохóдже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271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дохóдження</text:span></text:p>
          </table:table-cell>
          <table:covered-table-cell/>
          <table:covered-table-cell/>
          <table:table-cell table:style-name="Dictionary.H271" table:number-columns-spanned="3" office:value-type="string">
            <text:p text:style-name="P14">Там крила птаства рясно миготіли,</text:p>
            <text:p text:style-name="P14">мережилася зелень дивновзором,</text:p>
            <text:p text:style-name="P9"><text:span text:style-name="T26">а душу вже поймав </text:span><text:span text:style-name="T29">самодоходжень</text:span></text:p>
            <text:p text:style-name="P9"><text:span text:style-name="T26">зухвалий холод і зухвалий жах. </text:span><text:span text:style-name="T45">(П‑2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2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72" table:number-columns-spanned="5" office:value-type="string">
            <text:p text:style-name="P35"><text:span text:style-name="T106">дох</text:span><text:span text:style-name="T106">о</text:span><text:span text:style-name="T4"></text:span><text:span text:style-name="T106">дження</text:span></text:p>
            <text:p text:style-name="P44"><text:span text:style-name="T95">-я, </text:span><text:span text:style-name="T97">с.</text:span></text:p>
            <text:p text:style-name="P45"><text:span text:style-name="T96">Дія за знач. доходи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7</text:p>
          </table:table-cell>
          <table:table-cell table:style-name="Dictionary.B273" table:number-columns-spanned="3" office:value-type="string">
            <text:p text:style-name="P28">Самозаборóна</text:p>
            <text:p text:style-name="P9"><text:span text:style-name="T25">-и, </text:span><text:span text:style-name="T26">ім., ж., інд.-авт.</text:span></text:p>
          </table:table-cell>
          <table:covered-table-cell/>
          <table:covered-table-cell/>
          <table:table-cell table:style-name="Dictionary.E273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заборóна</text:span></text:p>
          </table:table-cell>
          <table:covered-table-cell/>
          <table:covered-table-cell/>
          <table:table-cell table:style-name="Dictionary.H273" table:number-columns-spanned="3" office:value-type="string">
            <text:p text:style-name="P14">Нам ряд утрачено. Раптових спроб</text:p>
            <text:p text:style-name="P14">назубрені шпилі – ото єдине,</text:p>
            <text:p text:style-name="P9"><text:span text:style-name="T26">що вирвалося з </text:span><text:span text:style-name="T29">самозаборон</text:span><text:span text:style-name="T26">,</text:span></text:p>
            <text:p text:style-name="P9"><text:span text:style-name="T26">які дарують небеса щедротні… </text:span><text:span text:style-name="T45">(П‑2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4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74" table:number-columns-spanned="5" office:value-type="string">
            <text:p text:style-name="P35"><text:span text:style-name="T106">забор</text:span><text:span text:style-name="T106">о</text:span><text:span text:style-name="T4"></text:span><text:span text:style-name="T106">на</text:span></text:p>
            <text:p text:style-name="P44"><text:span text:style-name="T95">-и, </text:span><text:span text:style-name="T97">ж.</text:span></text:p>
            <text:p text:style-name="P36">1) Наказ не робити чог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8</text:p>
          </table:table-cell>
          <table:table-cell table:style-name="Dictionary.B275" table:number-columns-spanned="3" office:value-type="string">
            <text:p text:style-name="P28">Самонаближе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275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наближення</text:span></text:p>
          </table:table-cell>
          <table:covered-table-cell/>
          <table:covered-table-cell/>
          <table:table-cell table:style-name="Dictionary.H275" table:number-columns-spanned="3" office:value-type="string">
            <text:p text:style-name="P14">…весь той чар</text:p>
            <text:p text:style-name="P9"><text:span text:style-name="T29">самонаближень</text:span><text:span text:style-name="T26">, упізнань і врочень,</text:span></text:p>
            <text:p text:style-name="P14">що визріли у невіді душевній</text:p>
            <text:p text:style-name="P14">і стежать стежать стежать зизим оком,</text:p>
            <text:p text:style-name="P9"><text:span text:style-name="T26">ачи я втраплю на свою стежу… </text:span><text:span text:style-name="T45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6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76" table:number-columns-spanned="5" office:value-type="string">
            <text:p text:style-name="P35"><text:span text:style-name="T106">набл</text:span><text:span text:style-name="T106">и</text:span><text:span text:style-name="T4"></text:span><text:span text:style-name="T106">ження</text:span></text:p>
            <text:p text:style-name="P44"><text:span text:style-name="T95">-я, </text:span><text:span text:style-name="T97">с.</text:span></text:p>
            <text:p text:style-name="P45"><text:span text:style-name="T96">Дія за знач. наблизити, наближати і наблизитися, наближатис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39</text:p>
          </table:table-cell>
          <table:table-cell table:style-name="Dictionary.B277" table:number-columns-spanned="3" office:value-type="string">
            <text:p text:style-name="P28">Самонарікá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277" table:number-columns-spanned="3" office:value-type="string">
            <text:p text:style-name="P9"><text:span text:style-name="T51">утворене способом основословосклада</text:span><text:span text:style-name="T51">ння, похідне від слів:</text:span><text:span text:style-name="T37"> </text:span><text:span text:style-name="T40">сáмо</text:span><text:span text:style-name="T37">... і </text:span><text:span text:style-name="T40">нарікáння</text:span></text:p>
          </table:table-cell>
          <table:covered-table-cell/>
          <table:covered-table-cell/>
          <table:table-cell table:style-name="Dictionary.H277" table:number-columns-spanned="3" office:value-type="string">
            <text:p text:style-name="P9"><text:span text:style-name="T26">Ні, не впадай у біль – до </text:span><text:span text:style-name="T29">самонаріканняи</text:span><text:span text:style-name="T26">.</text:span></text:p>
            <text:p text:style-name="P9"><text:span text:style-name="T26">О, не впадай у біль – його, як меч, піднось. </text:span><text:span text:style-name="T45">(П‑2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8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78" table:number-columns-spanned="5" office:value-type="string">
            <text:p text:style-name="P35"><text:span text:style-name="T106">нарік</text:span><text:span text:style-name="T106">а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45"><text:span text:style-name="T96">Дія за знач. нарік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0</text:p>
          </table:table-cell>
          <table:table-cell table:style-name="Dictionary.B279" table:number-columns-spanned="3" office:value-type="string">
            <text:p text:style-name="P28">Самонарóдже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279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oft-page-break/><text:span text:style-name="T40">нарóдження</text:span></text:p>
          </table:table-cell>
          <table:covered-table-cell/>
          <table:covered-table-cell/>
          <table:table-cell table:style-name="Dictionary.H279" table:number-columns-spanned="3" office:value-type="string">
            <text:p text:style-name="P9"><text:span text:style-name="T26">Оце </text:span><text:span text:style-name="T29">самонародження</text:span><text:span text:style-name="T26"> твоє</text:span></text:p>
            <text:p text:style-name="P14">то голос смерті: пристарайся, брате,</text:p>
            <text:p text:style-name="P14">бо вже заходить час твій <text:soft-page-break/>вирушати,</text:p>
            <text:p text:style-name="P9"><text:span text:style-name="T26">пора і дописати житіє. </text:span><text:span text:style-name="T45">(П‑2, 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0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80" table:number-columns-spanned="5" office:value-type="string">
            <text:p text:style-name="P35"><text:span text:style-name="T106">нар</text:span><text:span text:style-name="T106">о</text:span><text:span text:style-name="T4"></text:span><text:span text:style-name="T106">дження</text:span></text:p>
            <text:p text:style-name="P44"><text:span text:style-name="T95">-я, </text:span><text:span text:style-name="T97">с.</text:span></text:p>
            <text:p text:style-name="P45"><text:span text:style-name="T96">1) Дія за знач. народити, народжувати і народитися, народжуватися. || Час появи на світ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1</text:p>
          </table:table-cell>
          <table:table-cell table:style-name="Dictionary.B281" table:number-columns-spanned="3" office:value-type="string">
            <text:p text:style-name="P28">Самонаростáти</text:p>
            <text:p text:style-name="P14">-áю, -áєш, дієсл., недок., перех., інд.-авт.</text:p>
          </table:table-cell>
          <table:covered-table-cell/>
          <table:covered-table-cell/>
          <table:table-cell table:style-name="Dictionary.E281" table:number-columns-spanned="3" office:value-type="string">
            <text:p text:style-name="P11"><text:span text:style-name="T25">Утворене способом основословоскладання, похідне від слів:</text:span> сáмо... і наростáти</text:p>
          </table:table-cell>
          <table:covered-table-cell/>
          <table:covered-table-cell/>
          <table:table-cell table:style-name="Dictionary.H281" table:number-columns-spanned="3" office:value-type="string">
            <text:p text:style-name="P14">Неначе дзвін – поезія. Гуде</text:p>
            <text:p text:style-name="P9"><text:span text:style-name="T26">і </text:span><text:span text:style-name="T29">самонаростає</text:span><text:span text:style-name="T26"> аж до повні… </text:span><text:span text:style-name="T45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2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82" table:number-columns-spanned="5" office:value-type="string">
            <text:p text:style-name="P35"><text:span text:style-name="T106">нарост</text:span><text:span text:style-name="T106">а</text:span><text:span text:style-name="T4"></text:span><text:span text:style-name="T106">ти</text:span></text:p>
            <text:p text:style-name="P44"><text:span text:style-name="T95">-ає, </text:span><text:span text:style-name="T97">недок.</text:span><text:span text:style-name="T95">, нарости, -те; </text:span><text:span text:style-name="T97">мин. ч.</text:span><text:span text:style-name="T95"> наріс, наросла, наросло; </text:span><text:span text:style-name="T97">док.</text:span></text:p>
            <text:p text:style-name="P39"><text:span text:style-name="T66">3) </text:span><text:span text:style-name="T75">перен.</text:span><text:span text:style-name="T66"> Збільшувати свій об'єм, свою кількість, силу вияву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2</text:p>
          </table:table-cell>
          <table:table-cell table:style-name="Dictionary.B283" table:number-columns-spanned="3" office:value-type="string">
            <text:p text:style-name="P28">Самоофíра</text:p>
            <text:p text:style-name="P9"><text:span text:style-name="T25">-и, </text:span><text:span text:style-name="T26">ім., ж., інд.-авт.</text:span></text:p>
          </table:table-cell>
          <table:covered-table-cell/>
          <table:covered-table-cell/>
          <table:table-cell table:style-name="Dictionary.E283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39">офíра</text:span></text:p>
          </table:table-cell>
          <table:covered-table-cell/>
          <table:covered-table-cell/>
          <table:table-cell table:style-name="Dictionary.H283" table:number-columns-spanned="3" office:value-type="string">
            <text:p text:style-name="P14">…перейде крізь страстотерпця тіні</text:p>
            <text:p text:style-name="P14">пророк, свого цураючись лиця,</text:p>
            <text:p text:style-name="P14">в передчуванні віщого кінця</text:p>
            <text:p text:style-name="P9"><text:span text:style-name="T29">самоофіри</text:span><text:span text:style-name="T26"> й самовоскресіння. </text:span><text:span text:style-name="T45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4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84" table:number-columns-spanned="5" office:value-type="string">
            <text:p text:style-name="P35"><text:span text:style-name="T64">ж</text:span><text:span text:style-name="T64">е</text:span><text:span text:style-name="T18"></text:span><text:span text:style-name="T64">ртва (оф</text:span><text:span text:style-name="T64">і</text:span><text:span text:style-name="T18"></text:span><text:span text:style-name="T64">ра)</text:span></text:p>
            <text:p text:style-name="P44"><text:span text:style-name="T95">-и, </text:span><text:span text:style-name="T97">ж.</text:span></text:p>
            <text:p text:style-name="P36">1) За релігійними обрядами деяких <text:soft-page-break/>народів – предмет або жива істота, яких приносили в дар бога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3</text:p>
          </table:table-cell>
          <table:table-cell table:style-name="Dictionary.B285" table:number-columns-spanned="3" office:value-type="string">
            <text:p text:style-name="P28">Самопалá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285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палáння</text:span></text:p>
          </table:table-cell>
          <table:covered-table-cell/>
          <table:covered-table-cell/>
          <table:table-cell table:style-name="Dictionary.H285" table:number-columns-spanned="3" office:value-type="string">
            <text:p text:style-name="P14">О як нестерпно хочеться подовжень</text:p>
            <text:p text:style-name="P9"><text:span text:style-name="T26">і невигасного </text:span><text:span text:style-name="T29">самопалання</text:span><text:span text:style-name="T26">! </text:span><text:span text:style-name="T45">(П‑2, 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6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86" table:number-columns-spanned="5" office:value-type="string">
            <text:p text:style-name="P35"><text:span text:style-name="T106">пал</text:span><text:span text:style-name="T106">а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45"><text:span text:style-name="T96">Дія за знач. пал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4</text:p>
          </table:table-cell>
          <table:table-cell table:style-name="Dictionary.B287" table:number-columns-spanned="3" office:value-type="string">
            <text:p text:style-name="P28">Самопереростáння</text:p>
            <text:p text:style-name="P14">-я, ім., с., інд.-авт.</text:p>
          </table:table-cell>
          <table:covered-table-cell/>
          <table:covered-table-cell/>
          <table:table-cell table:style-name="Dictionary.E287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переростáння</text:span></text:p>
          </table:table-cell>
          <table:covered-table-cell/>
          <table:covered-table-cell/>
          <table:table-cell table:style-name="Dictionary.H287" table:number-columns-spanned="3" office:value-type="string">
            <text:p text:style-name="P14">Отак: живи – і скній, живи – і скній,</text:p>
            <text:p text:style-name="P9"><text:span text:style-name="T26">і як дійдеш </text:span><text:span text:style-name="T29">самопереростання</text:span><text:span text:style-name="T26">,</text:span></text:p>
            <text:p text:style-name="P14">і як збагнеш: ти власна жертва й кат,</text:p>
            <text:p text:style-name="P14">тоді збагнеш і смерть, як припадання</text:p>
            <text:p text:style-name="P9"><text:span text:style-name="T26">до обрію, як утрату всіх утрат. </text:span><text:span text:style-name="T45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8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88" table:number-columns-spanned="5" office:value-type="string">
            <text:p text:style-name="P35"><text:span text:style-name="T106">перерост</text:span><text:span text:style-name="T106">а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45"><text:span text:style-name="T96">Дія за знач. переростати, перерос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5</text:p>
          </table:table-cell>
          <table:table-cell table:style-name="Dictionary.B289" table:number-columns-spanned="3" office:value-type="string">
            <text:p text:style-name="P28">Самопідтвéрджувати</text:p>
            <text:p text:style-name="P9"><text:span text:style-name="T25">-ую, уєш, дієсл., </text:span><text:span text:style-name="T26">недок., перех., інд.-авт.</text:span></text:p>
          </table:table-cell>
          <table:covered-table-cell/>
          <table:covered-table-cell/>
          <table:table-cell table:style-name="Dictionary.E289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підтвéрджувати</text:span></text:p>
          </table:table-cell>
          <table:covered-table-cell/>
          <table:covered-table-cell/>
          <table:table-cell table:style-name="Dictionary.H289" table:number-columns-spanned="3" office:value-type="string">
            <text:p text:style-name="P14">Ще, слава Богу, тьмяний стовбур совісті</text:p>
            <text:p text:style-name="P14">признатись може весь до незбагненного,</text:p>
            <text:p text:style-name="P9"><text:span text:style-name="T26">котре </text:span><text:span text:style-name="T29">самопідтверджує</text:span><text:span text:style-name="T26"> її</text:span></text:p>
            <text:p text:style-name="P9"><text:span text:style-name="T26">і втаємничує… </text:span><text:span text:style-name="T45">(П‑2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0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90" table:number-columns-spanned="5" office:value-type="string">
            <text:p text:style-name="P35"><text:span text:style-name="T106">підтв</text:span><text:span text:style-name="T106">е</text:span><text:span text:style-name="T4"></text:span><text:span text:style-name="T106">рджувати</text:span></text:p>
            <text:p text:style-name="P44"><text:span text:style-name="T95">-ую, -уєш, </text:span><text:span text:style-name="T97">недок.</text:span><text:span text:style-name="T95">, підтвердити, -джу, -диш, </text:span><text:span text:style-name="T97">док.</text:span><text:span text:style-name="T95">, </text:span><text:span text:style-name="T97">перех.</text:span><text:span text:style-name="T95"> </text:span><text:span text:style-name="T97">і без додатка</text:span><text:span text:style-name="T95">.</text:span></text:p>
            <text:p text:style-name="P36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6</text:p>
          </table:table-cell>
          <table:table-cell table:style-name="Dictionary.B291" table:number-columns-spanned="3" office:value-type="string">
            <text:p text:style-name="P28">Самопогиба</text:p>
            <text:p text:style-name="P9"><text:span text:style-name="T25">-и, </text:span><text:span text:style-name="T26">ім., ж., інд.-авт.</text:span></text:p>
          </table:table-cell>
          <table:covered-table-cell/>
          <table:covered-table-cell/>
          <table:table-cell table:style-name="Dictionary.E291" table:number-columns-spanned="3" office:value-type="string">
            <text:p text:style-name="P25"><text:span text:style-name="T60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погиба</text:span></text:p>
          </table:table-cell>
          <table:covered-table-cell/>
          <table:covered-table-cell/>
          <table:table-cell table:style-name="Dictionary.H291" table:number-columns-spanned="3" office:value-type="string">
            <text:p text:style-name="P27">Господи, Господи, о осторонь</text:p>
            <text:p text:style-name="P27">душі гулкі, що, заслухані в тугу,</text:p>
            <text:p text:style-name="P27">немочі власної люблять наругу,</text:p>
            <text:p text:style-name="P9"><text:span text:style-name="T127">самопогиби</text:span><text:span text:style-name="T126"> високий огонь</text:span><text:span text:style-name="T125">. </text:span><text:span text:style-name="T130">(П‑2, 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2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92" table:number-columns-spanned="5" office:value-type="string">
            <text:p text:style-name="P35"><text:span text:style-name="T106">Пог</text:span><text:span text:style-name="T106">и</text:span><text:span text:style-name="T4"></text:span><text:span text:style-name="T106">бель (поги</text:span><text:span text:style-name="T43"></text:span><text:span text:style-name="T106">ба)</text:span></text:p>
            <text:p text:style-name="P44"><text:span text:style-name="T97">і рідко </text:span><text:span text:style-name="T95">погибіль, -і, </text:span><text:span text:style-name="T97">ж.</text:span></text:p>
            <text:p text:style-name="P39"><text:span text:style-name="T66">Передчасна, насильницька смерть; гибель. || Руйнування, занепад, знищення чого-небудь. || </text:span><text:span text:style-name="T75">перен.</text:span><text:span text:style-name="T66"> Кінець існування чого-небудь; зникнення. </text:span><text:span text:style-name="T75">Згинати в три погибелі</text:span><text:span text:style-name="T6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7</text:p>
          </table:table-cell>
          <table:table-cell table:style-name="Dictionary.B293" table:number-columns-spanned="3" office:value-type="string">
            <text:p text:style-name="P29">Самоподóвжений</text:p>
            <text:p text:style-name="P9"><text:span text:style-name="T125">-а, -е, </text:span><text:span text:style-name="T27">прикм., </text:span><text:span text:style-name="T126">інд.-авт.</text:span></text:p>
          </table:table-cell>
          <table:covered-table-cell/>
          <table:covered-table-cell/>
          <table:table-cell table:style-name="Dictionary.E293" table:number-columns-spanned="3" office:value-type="string">
            <text:p text:style-name="P23"><text:span text:style-name="T124">утворене способом основословоскладання, похідне від слів:</text:span><text:span text:style-name="T25"> </text:span><text:span text:style-name="T41">сáмо</text:span><text:span text:style-name="T25">... і </text:span><text:span text:style-name="T41">подóвжений</text:span></text:p>
          </table:table-cell>
          <table:covered-table-cell/>
          <table:covered-table-cell/>
          <table:table-cell table:style-name="Dictionary.H293" table:number-columns-spanned="3" office:value-type="string">
            <text:p text:style-name="P14">Хто б збагнув</text:p>
            <text:p text:style-name="P14">оці дороги – без кінця і краю</text:p>
            <text:p text:style-name="P9"><text:span text:style-name="T29">самоподовжені</text:span><text:span text:style-name="T26">? </text:span><text:span text:style-name="T45">(П‑2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4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94" table:number-columns-spanned="5" office:value-type="string">
            <text:p text:style-name="P35"><text:span text:style-name="T106">под</text:span><text:span text:style-name="T106">о</text:span><text:span text:style-name="T4"></text:span><text:span text:style-name="T106">вжений</text:span></text:p>
            <text:p text:style-name="P44"><text:span text:style-name="T95">-а, -е.</text:span></text:p>
            <text:p text:style-name="P45"><text:soft-page-break/><text:span text:style-name="T96">1) Дієприкм. пас. мин. ч. до подовжити. || подо</text:span><text:span text:style-name="T24"></text:span><text:span text:style-name="T96">вжено, </text:span><text:span text:style-name="T98">безос.</text:span><text:span text:style-name="T96"> </text:span><text:span text:style-name="T98">присудк. сл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8</text:p>
          </table:table-cell>
          <table:table-cell table:style-name="Dictionary.B295" table:number-columns-spanned="3" office:value-type="string">
            <text:p text:style-name="P28">Самопоминá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295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поминáння</text:span></text:p>
          </table:table-cell>
          <table:covered-table-cell/>
          <table:covered-table-cell/>
          <table:table-cell table:style-name="Dictionary.H295" table:number-columns-spanned="3" office:value-type="string">
            <text:p text:style-name="P27">Ти загубився в горі – не знайтись</text:p>
            <text:p text:style-name="P27">у чорноводді змовклого волання,</text:p>
            <text:p text:style-name="P9"><text:span text:style-name="T126">в ропі чекань і </text:span><text:span text:style-name="T127">самопоминання</text:span></text:p>
            <text:p text:style-name="P9"><text:span text:style-name="T126">і гуку, що доносить благовість</text:span><text:span text:style-name="T125">. </text:span><text:span text:style-name="T130">(П‑2, 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6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296" table:number-columns-spanned="5" office:value-type="string">
            <text:p text:style-name="P35"><text:span text:style-name="T106">помин</text:span><text:span text:style-name="T106">а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45"><text:span text:style-name="T96">1) Дія за знач. поминати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49</text:p>
          </table:table-cell>
          <table:table-cell table:style-name="Dictionary.B297" table:number-columns-spanned="3" office:value-type="string">
            <text:p text:style-name="P9"><text:span text:style-name="T3">Самопоста</text:span><text:span text:style-name="T4"></text:span><text:span text:style-name="T3">ння</text:span>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297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постання </text:span><text:span text:style-name="T50">(від </text:span><text:span text:style-name="T48">постава</text:span><text:span text:style-name="T47"></text:span><text:span text:style-name="T48">ти</text:span><text:span text:style-name="T50">)</text:span></text:p>
          </table:table-cell>
          <table:covered-table-cell/>
          <table:covered-table-cell/>
          <table:table-cell table:style-name="Dictionary.H297" table:number-columns-spanned="3" office:value-type="string">
            <text:p text:style-name="P14">По ліву руку – древній, аж до ер</text:p>
            <text:p text:style-name="P9"><text:span text:style-name="T29">самопостання</text:span><text:span text:style-name="T26">, гоном безберегим,</text:span></text:p>
            <text:p text:style-name="P14">щовбом смертельним, що наліг на серце</text:p>
            <text:p text:style-name="P14">і наслухає втомлене буття - </text:p>
            <text:p text:style-name="P14">той древній світ – і радісний і тужний - </text:p>
            <text:p text:style-name="P9"><text:span text:style-name="T26">непам’яті. </text:span><text:span text:style-name="T45">(П‑2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8" table:number-columns-spanned="5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covered-table-cell/>
          <table:table-cell table:style-name="Dictionary.G298" table:number-columns-spanned="4" office:value-type="string">
            <text:p text:style-name="P35"><text:span text:style-name="T106">постав</text:span><text:span text:style-name="T106">а</text:span><text:span text:style-name="T4"></text:span><text:span text:style-name="T106">ти</text:span></text:p>
            <text:p text:style-name="P44"><text:span text:style-name="T94">I </text:span><text:span text:style-name="T95">-ає</text:span><text:span text:style-name="T23"></text:span><text:span text:style-name="T95">, </text:span><text:span text:style-name="T97">недок.</text:span><text:span text:style-name="T95">, поста</text:span><text:span text:style-name="T23"></text:span><text:span text:style-name="T95">ти, -а</text:span><text:span text:style-name="T23"></text:span><text:span text:style-name="T95">не, </text:span><text:span text:style-name="T97">док.</text:span></text:p>
            <text:p text:style-name="P36">2) 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<text:soft-page-break/>набувати в певних умовах дуже великого значе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0</text:p>
          </table:table-cell>
          <table:table-cell table:style-name="Dictionary.B299" table:number-columns-spanned="3" office:value-type="string">
            <text:p text:style-name="P28">Самопроминá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299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проминáння</text:span></text:p>
          </table:table-cell>
          <table:covered-table-cell/>
          <table:covered-table-cell/>
          <table:table-cell table:style-name="Dictionary.H299" table:number-columns-spanned="3" office:value-type="string">
            <text:p text:style-name="P9"><text:span text:style-name="T26">В дорозі довгих </text:span><text:span text:style-name="T29">самопроминань</text:span></text:p>
            <text:p text:style-name="P14">під знадою земного притягання</text:p>
            <text:p text:style-name="P9"><text:span text:style-name="T26">проносяться від ранку до смеркання. </text:span><text:span text:style-name="T45">(П‑1, 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0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300" table:number-columns-spanned="5" office:value-type="string">
            <text:p text:style-name="P35"><text:span text:style-name="T106">промин</text:span><text:span text:style-name="T106">а</text:span><text:span text:style-name="T4"></text:span><text:span text:style-name="T106">ння</text:span></text:p>
            <text:p text:style-name="P44"><text:span text:style-name="T94">I </text:span><text:span text:style-name="T95">-я, </text:span><text:span text:style-name="T97">с.</text:span></text:p>
            <text:p text:style-name="P45"><text:span text:style-name="T96">Дія за знач. проминати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1</text:p>
          </table:table-cell>
          <table:table-cell table:style-name="Dictionary.B301" table:number-columns-spanned="3" office:value-type="string">
            <text:p text:style-name="P9"><text:span text:style-name="T3">Самопротистоя</text:span><text:span text:style-name="T4"></text:span><text:span text:style-name="T3">ння</text:span></text:p>
            <text:p text:style-name="P9"><text:span text:style-name="T1">-</text:span><text:span text:style-name="T25">я, </text:span><text:span text:style-name="T26">ім., с., інд.-авт.</text:span></text:p>
          </table:table-cell>
          <table:covered-table-cell/>
          <table:covered-table-cell/>
          <table:table-cell table:style-name="Dictionary.E301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протистояння</text:span></text:p>
          </table:table-cell>
          <table:covered-table-cell/>
          <table:covered-table-cell/>
          <table:table-cell table:style-name="Dictionary.H301" table:number-columns-spanned="3" office:value-type="string">
            <text:p text:style-name="P14">О вирвись, залишивши вирву</text:p>
            <text:p text:style-name="P14">у грудях, і роздмухай грань</text:p>
            <text:p text:style-name="P9"><text:span text:style-name="T26">моїх </text:span><text:span text:style-name="T29">самопротистоянь</text:span></text:p>
            <text:p text:style-name="P9"><text:span text:style-name="T26">і дай напитися з потиру. </text:span><text:span text:style-name="T45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2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302" table:number-columns-spanned="5" office:value-type="string">
            <text:p text:style-name="P35"><text:span text:style-name="T106">протисто</text:span><text:span text:style-name="T106">я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45"><text:span text:style-name="T96">1) Дія за знач. протистоя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2</text:p>
          </table:table-cell>
          <table:table-cell table:style-name="Dictionary.B303" table:number-columns-spanned="3" office:value-type="string">
            <text:p text:style-name="P28">Самострíл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303" table:number-columns-spanned="3" office:value-type="string">
            <text:p text:style-name="P9"><text:span text:style-name="T51">утворене способом основословосклада</text:span><text:span text:style-name="T51">ння, похідне від слів:</text:span><text:span text:style-name="T46"> </text:span><text:span text:style-name="T40">сáмо</text:span><text:span text:style-name="T37">... і </text:span><text:span text:style-name="T40">стріл</text:span></text:p>
          </table:table-cell>
          <table:covered-table-cell/>
          <table:covered-table-cell/>
          <table:table-cell table:style-name="Dictionary.H303" table:number-columns-spanned="3" office:value-type="string">
            <text:p text:style-name="P14">Як рура, кругла вулиця,</text:p>
            <text:p text:style-name="P14">гулка од гуду бджіл,</text:p>
            <text:p text:style-name="P14">маленький хлопчик щулиться,</text:p>
            <text:p text:style-name="P9"><text:span text:style-name="T26">бо ж сонце – </text:span><text:span text:style-name="T29">самостріл</text:span><text:span text:style-name="T26">. </text:span><text:span text:style-name="T45">(П‑2, 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4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304" table:number-columns-spanned="5" office:value-type="string">
            <text:p text:style-name="P35"><text:span text:style-name="T106">П</text:span><text:span text:style-name="T106">о</text:span><text:span text:style-name="T4"></text:span><text:span text:style-name="T106">стріл (стріл)</text:span></text:p>
            <text:p text:style-name="P44"><text:span text:style-name="T95">-у, </text:span><text:span text:style-name="T97">ч.</text:span></text:p>
            <text:p text:style-name="P36">1) Виліт кулі або снаряда з каналу ствола вогнепальної зброї, спричинений вибухом порохового <text:soft-page-break/>заряду. || Виліт кульки з дула пневматичної зброї. || Звук від вибуху порохового заряду в каналі ствола вогнепальної зброї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3</text:p>
          </table:table-cell>
          <table:table-cell table:style-name="Dictionary.B305" table:number-columns-spanned="3" office:value-type="string">
            <text:p text:style-name="P28">Самострумувá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305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струмувáння</text:span></text:p>
          </table:table-cell>
          <table:covered-table-cell/>
          <table:covered-table-cell/>
          <table:table-cell table:style-name="Dictionary.H305" table:number-columns-spanned="3" office:value-type="string">
            <text:p text:style-name="P14">…аби в останньому пориві,</text:p>
            <text:p text:style-name="P9"><text:span text:style-name="T26">у плині </text:span><text:span text:style-name="T29">самострумувань</text:span></text:p>
            <text:p text:style-name="P14">ураз зайти за власну грань,</text:p>
            <text:p text:style-name="P9"><text:span text:style-name="T26">пірнути в смертні переливи. </text:span><text:span text:style-name="T45">(П‑1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6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306" table:number-columns-spanned="5" office:value-type="string">
            <text:p text:style-name="P35"><text:span text:style-name="T106">струмув</text:span><text:span text:style-name="T106">а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45"><text:span text:style-name="T96">Дія за знач. струмувати. </text:span><text:span text:style-name="T98">Струмування повітр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4</text:p>
          </table:table-cell>
          <table:table-cell table:style-name="Dictionary.B307" table:number-columns-spanned="3" office:value-type="string">
            <text:p text:style-name="P28">Самотин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07" table:number-columns-spanned="3" office:value-type="string">
            <text:p text:style-name="P23"><text:span text:style-name="T55">утворене суфіксальним способом, похідне </text:span><text:span text:style-name="T55">від слова</text:span><text:span text:style-name="T25"> </text:span><text:span text:style-name="T41">самотина</text:span></text:p>
          </table:table-cell>
          <table:covered-table-cell/>
          <table:covered-table-cell/>
          <table:table-cell table:style-name="Dictionary.H307" table:number-columns-spanned="3" office:value-type="string">
            <text:p text:style-name="P9"><text:span text:style-name="T26">Спиваєш тугу </text:span><text:span text:style-name="T29">самотинну</text:span></text:p>
            <text:p text:style-name="P14">і душу, мов малу дитину,</text:p>
            <text:p text:style-name="P9"><text:span text:style-name="T26">до рання присипляєш: спи. </text:span><text:span text:style-name="T45">(П‑2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8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308" table:number-columns-spanned="5" office:value-type="string">
            <text:p text:style-name="P35"><text:span text:style-name="T106">Самот</text:span><text:span text:style-name="T106">а</text:span><text:span text:style-name="T4"></text:span><text:span text:style-name="T106"> (</text:span><text:span text:style-name="T30">самоти</text:span><text:span text:style-name="T32"></text:span><text:span text:style-name="T30">на</text:span><text:span text:style-name="T32"></text:span><text:span text:style-name="T106">)</text:span></text:p>
            <text:p text:style-name="P44"><text:span text:style-name="T95">-и, </text:span><text:span text:style-name="T97">ж.</text:span></text:p>
            <text:p text:style-name="P45"><text:span text:style-name="T96">1) Стан за знач. самітний, самотній; самотність. || Гостре відчуття відокремленості, ізольованості від кого-,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5</text:p>
          </table:table-cell>
          <table:table-cell table:style-name="Dictionary.B309" table:number-columns-spanned="3" office:value-type="string">
            <text:p text:style-name="P28">Самоуникá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309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áмо</text:span><text:span text:style-name="T37">... і </text:span><text:span text:style-name="T40">уникáння</text:span></text:p>
          </table:table-cell>
          <table:covered-table-cell/>
          <table:covered-table-cell/>
          <table:table-cell table:style-name="Dictionary.H309" table:number-columns-spanned="3" office:value-type="string">
            <text:p text:style-name="P9"><text:span text:style-name="T26">Коли спромога </text:span><text:span text:style-name="T29">самоуникань</text:span></text:p>
            <text:p text:style-name="P14">при узголів’ї спалахом прозріння</text:p>
            <text:p text:style-name="P14">відкриється тобі, як благостиня</text:p>
            <text:p text:style-name="P9"><text:span text:style-name="T26">прощень, опрощень, прощ і </text:span><text:soft-page-break/><text:span text:style-name="T26">прощавань. </text:span><text:span text:style-name="T45">(П‑1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0" table:number-columns-spanned="4" office:value-type="string">
            <text:p text:style-name="P9"><text:span text:style-name="T40">сáмо... </text:span><text:span text:style-name="T58">(див. 130)</text:span></text:p>
          </table:table-cell>
          <table:covered-table-cell/>
          <table:covered-table-cell/>
          <table:covered-table-cell/>
          <table:table-cell table:style-name="Dictionary.F310" table:number-columns-spanned="5" office:value-type="string">
            <text:p text:style-name="P35"><text:span text:style-name="T106">уник</text:span><text:span text:style-name="T106">а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45"><text:span text:style-name="T96">Дія за знач. уникати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6</text:p>
          </table:table-cell>
          <table:table-cell table:style-name="Dictionary.B311" table:number-columns-spanned="3" office:value-type="string">
            <text:p text:style-name="P9"><text:span text:style-name="T3">Світи-галаї</text:span><text:span text:style-name="T4"></text:span></text:p>
            <text:p text:style-name="P9"><text:span text:style-name="T25">світі</text:span><text:span text:style-name="T40"></text:span><text:span text:style-name="T25">в-галаї</text:span><text:span text:style-name="T40"></text:span><text:span text:style-name="T25">в, </text:span><text:span text:style-name="T26">ім., мн., інд.-авт.</text:span></text:p>
          </table:table-cell>
          <table:covered-table-cell/>
          <table:covered-table-cell/>
          <table:table-cell table:style-name="Dictionary.E311" table:number-columns-spanned="3" office:value-type="string">
            <text:p text:style-name="P23"><text:span text:style-name="T25">утворене способом словоскладання, похідне від слів: </text:span><text:span text:style-name="T41">світ</text:span><text:span text:style-name="T25"> і </text:span><text:span text:style-name="T41">галай </text:span><text:span text:style-name="T56">(від </text:span><text:span text:style-name="T41">галасвіта</text:span><text:span text:style-name="T56">)</text:span></text:p>
          </table:table-cell>
          <table:covered-table-cell/>
          <table:covered-table-cell/>
          <table:table-cell table:style-name="Dictionary.H311" table:number-columns-spanned="3" office:value-type="string">
            <text:p text:style-name="P9"><text:span text:style-name="T26">На тебе чатують </text:span><text:span text:style-name="T29">світи–галаї</text:span><text:span text:style-name="T26">.</text:span></text:p>
            <text:p text:style-name="P9"><text:span text:style-name="T26">Прощальний – як подим пожарищ – той спогад. </text:span><text:span text:style-name="T4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2" table:number-columns-spanned="4" office:value-type="string">
            <text:p text:style-name="P9"><text:span text:style-name="T40">світ </text:span><text:span text:style-name="T58">(див. 67)</text:span></text:p>
          </table:table-cell>
          <table:covered-table-cell/>
          <table:covered-table-cell/>
          <table:covered-table-cell/>
          <table:table-cell table:style-name="Dictionary.F312" table:number-columns-spanned="5" office:value-type="string">
            <text:p text:style-name="P35"><text:span text:style-name="T106">гал</text:span><text:span text:style-name="T106">а</text:span><text:span text:style-name="T4"></text:span><text:span text:style-name="T106">світа</text:span></text:p>
            <text:p text:style-name="P44"><text:span text:style-name="T97">присл.</text:span><text:span text:style-name="T95">, </text:span><text:span text:style-name="T97">діал.</text:span></text:p>
            <text:p text:style-name="P36">Невідомо куди; кудис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7</text:p>
          </table:table-cell>
          <table:table-cell table:style-name="Dictionary.B313" table:number-columns-spanned="3" office:value-type="string">
            <text:p text:style-name="P28">Себекрáй</text:p>
            <text:p text:style-name="P9"><text:span text:style-name="T25">-ю, </text:span><text:span text:style-name="T26">ім., ч., інд.-авт.</text:span></text:p>
          </table:table-cell>
          <table:covered-table-cell/>
          <table:covered-table-cell/>
          <table:table-cell table:style-name="Dictionary.E313" table:number-columns-spanned="3" office:value-type="string">
            <text:p text:style-name="P9"><text:span text:style-name="T51">утворене способом зрощення, похідне від слів:</text:span><text:span text:style-name="T37"> </text:span><text:span text:style-name="T40">себé</text:span><text:span text:style-name="T37"> і </text:span><text:span text:style-name="T40">край</text:span></text:p>
          </table:table-cell>
          <table:covered-table-cell/>
          <table:covered-table-cell/>
          <table:table-cell table:style-name="Dictionary.H313" table:number-columns-spanned="3" office:value-type="string">
            <text:p text:style-name="P14">І все то – зá: дарунок сили</text:p>
            <text:p text:style-name="P9"><text:span text:style-name="T26">за </text:span><text:span text:style-name="T29">себекраєм</text:span><text:span text:style-name="T26">: на, візьми,</text:span></text:p>
            <text:p text:style-name="P14">аби дороги доль гуділи</text:p>
            <text:p text:style-name="P9"><text:span text:style-name="T26">всіма серцями і грудьми. </text:span><text:span text:style-name="T45">(П‑1, 100);</text:span></text:p>
            <text:p text:style-name="P9"><text:span text:style-name="T26">оця утеча геть за </text:span><text:span text:style-name="T29">себекрай</text:span><text:span text:style-name="T26"> - </text:span></text:p>
            <text:p text:style-name="P9"><text:span text:style-name="T26">то ніби виснений в дитинстві син… </text:span><text:span text:style-name="T45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4" table:number-columns-spanned="4" office:value-type="string">
            <text:p text:style-name="P9"><text:span text:style-name="T40">себé </text:span><text:span text:style-name="T58">(див. 74)</text:span></text:p>
          </table:table-cell>
          <table:covered-table-cell/>
          <table:covered-table-cell/>
          <table:covered-table-cell/>
          <table:table-cell table:style-name="Dictionary.F314" table:number-columns-spanned="5" office:value-type="string">
            <text:p text:style-name="P9"><text:span text:style-name="T40">край </text:span><text:span text:style-name="T57">(див. 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8</text:p>
          </table:table-cell>
          <table:table-cell table:style-name="Dictionary.B315" table:number-columns-spanned="3" office:value-type="string">
            <text:p text:style-name="P28">Семигóри</text:p>
            <text:p text:style-name="P9"><text:span text:style-name="T25">-гíр, </text:span><text:span text:style-name="T26">ім., мн., інд.-авт.</text:span></text:p>
          </table:table-cell>
          <table:covered-table-cell/>
          <table:covered-table-cell/>
          <table:table-cell table:style-name="Dictionary.E315" table:number-columns-spanned="3" office:value-type="string">
            <text:p text:style-name="P9"><text:span text:style-name="T51">утворене способом основоскладання, похідне від слів:</text:span><text:span text:style-name="T37"> </text:span><text:span text:style-name="T40">сім</text:span><text:span text:style-name="T37"> і </text:span><text:span text:style-name="T40">гóри</text:span></text:p>
          </table:table-cell>
          <table:covered-table-cell/>
          <table:covered-table-cell/>
          <table:table-cell table:style-name="Dictionary.H315" table:number-columns-spanned="3" office:value-type="string">
            <text:p text:style-name="P15">І що кигиче в мертвій цій пустелі?</text:p>
            <text:p text:style-name="P15">Киги-киги – мов чайка з-над Дніпра.</text:p>
            <text:p text:style-name="P9"><text:span text:style-name="T27">О </text:span><text:span text:style-name="T31">семигори</text:span><text:span text:style-name="T27"> горя, цвинтар велій,</text:span></text:p>
            <text:p text:style-name="P9"><text:span text:style-name="T27">і я тут згину, як прийде пора? </text:span><text:span text:style-name="T45">(П‑1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6" table:number-columns-spanned="4" office:value-type="string">
            <text:p text:style-name="P34">сім</text:p>
            <text:p text:style-name="P44"><text:span text:style-name="T94">I </text:span><text:span text:style-name="T95">семи </text:span><text:span text:style-name="T97">і </text:span><text:span text:style-name="T95">сімох, </text:span><text:span text:style-name="T97">числ.</text:span><text:span text:style-name="T95"> </text:span><text:span text:style-name="T97">кільк.</text:span></text:p>
            <text:p text:style-name="P39"><text:span text:style-name="T66">Назва числа і цифри 7. || </text:span><text:span text:style-name="T75">чого</text:span><text:span text:style-name="T66">. Кількість із 7 одиниць.</text:span></text:p>
          </table:table-cell>
          <table:covered-table-cell/>
          <table:covered-table-cell/>
          <table:covered-table-cell/>
          <table:table-cell table:style-name="Dictionary.F316" table:number-columns-spanned="5" office:value-type="string">
            <text:p text:style-name="P35"><text:span text:style-name="T106">гор</text:span><text:span text:style-name="T106">а</text:span><text:span text:style-name="T4"></text:span></text:p>
            <text:p text:style-name="P44"><text:span text:style-name="T95">-и, </text:span><text:span text:style-name="T97">ж.</text:span></text:p>
            <text:p text:style-name="P36">1) Значне підвищення над навколишньою місцевістю або серед інших підвищень. || <text:span text:style-name="T121">тільки </text:span><text:span text:style-name="T121">мн.</text:span> Гориста місцевість, країна.</text:p>
            <text:p text:style-name="P39"><text:span text:style-name="T66">2) </text:span><text:span text:style-name="T75">чого</text:span><text:span text:style-name="T66">. Велика кількість чого-небудь складеного в купу; багато чогос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59</text:p>
          </table:table-cell>
          <table:table-cell table:style-name="Dictionary.B317" table:number-columns-spanned="3" office:value-type="string">
            <text:p text:style-name="P28">Серцеóк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17" table:number-columns-spanned="3" office:value-type="string">
            <text:p text:style-name="P9"><text:span text:style-name="T51">утворене складнофлективним способом, похідне від слів:</text:span><text:span text:style-name="T37"> </text:span><text:span text:style-name="T40">сéрце</text:span><text:span text:style-name="T37"> і </text:span><text:span text:style-name="T40">óко</text:span></text:p>
          </table:table-cell>
          <table:covered-table-cell/>
          <table:covered-table-cell/>
          <table:table-cell table:style-name="Dictionary.H317" table:number-columns-spanned="3" office:value-type="string">
            <text:p text:style-name="P9"><text:span text:style-name="T27">Сто плах перейди, </text:span><text:span text:style-name="T31">серцеокий</text:span><text:span text:style-name="T27">,</text:span></text:p>
            <text:p text:style-name="P9"><text:span text:style-name="T27">сто плах, сто багать, сто голгоф… </text:span><text:span text:style-name="T45">(П‑1, 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8" table:number-columns-spanned="4" office:value-type="string">
            <text:p text:style-name="P9"><text:span text:style-name="T40">сéрце </text:span><text:span text:style-name="T57">(див. 56)</text:span></text:p>
          </table:table-cell>
          <table:covered-table-cell/>
          <table:covered-table-cell/>
          <table:covered-table-cell/>
          <table:table-cell table:style-name="Dictionary.F318" table:number-columns-spanned="5" office:value-type="string">
            <text:p text:style-name="P9"><text:span text:style-name="T40">óко </text:span><text:span text:style-name="T57">(див. 3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0</text:p>
          </table:table-cell>
          <table:table-cell table:style-name="Dictionary.B319" table:number-columns-spanned="3" office:value-type="string">
            <text:p text:style-name="P28">Словотéча</text:p>
            <text:p text:style-name="P9"><text:span text:style-name="T25">-і, </text:span><text:span text:style-name="T26">ім., ж., інд.-авт.</text:span></text:p>
          </table:table-cell>
          <table:covered-table-cell/>
          <table:covered-table-cell/>
          <table:table-cell table:style-name="Dictionary.E319" table:number-columns-spanned="3" office:value-type="string">
            <text:p text:style-name="P9"><text:span text:style-name="T132">утворене способом основоскладання і нульсуфіксальним, похідне від слів:</text:span><text:span text:style-name="T37"> </text:span><text:span text:style-name="T40">слóво</text:span><text:span text:style-name="T37"> і </text:span><text:span text:style-name="T40">текти</text:span></text:p>
          </table:table-cell>
          <table:covered-table-cell/>
          <table:covered-table-cell/>
          <table:table-cell table:style-name="Dictionary.H319" table:number-columns-spanned="3" office:value-type="string">
            <text:p text:style-name="P9"><text:span text:style-name="T126">Слова, слова, слова – задосить </text:span><text:span text:style-name="T127">словотечі</text:span><text:span text:style-name="T126">,</text:span></text:p>
            <text:p text:style-name="P9"><text:span text:style-name="T126">німують бо предтечі, доба гряде нова. </text:span><text:span text:style-name="T130">(П‑2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0" table:number-columns-spanned="4" office:value-type="string">
            <text:p text:style-name="P35"><text:span text:style-name="T106">сл</text:span><text:span text:style-name="T106">о</text:span><text:span text:style-name="T4"></text:span><text:span text:style-name="T106">во</text:span></text:p>
            <text:p text:style-name="P44"><text:span text:style-name="T95">-а, </text:span><text:span text:style-name="T97">с.</text:span></text:p>
            <text:p text:style-name="P36">1) 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<text:soft-page-break/>і т. ін.</text:p>
            <text:p text:style-name="P39"><text:span text:style-name="T66">4) Обіцянка виконати що-небудь. || Згода на шлюб. </text:span><text:span text:style-name="T75">Дотримати [свого] слова</text:span><text:span text:style-name="T66">.</text:span></text:p>
          </table:table-cell>
          <table:covered-table-cell/>
          <table:covered-table-cell/>
          <table:covered-table-cell/>
          <table:table-cell table:style-name="Dictionary.F320" table:number-columns-spanned="5" office:value-type="string">
            <text:p text:style-name="P35"><text:span text:style-name="T106">тект</text:span><text:span text:style-name="T106">и</text:span><text:span text:style-name="T4"></text:span></text:p>
            <text:p text:style-name="P44"><text:span text:style-name="T95">тече; </text:span><text:span text:style-name="T97">мин. ч.</text:span><text:span text:style-name="T95"> тік, текла, текло; </text:span><text:span text:style-name="T97">наказ. сп.</text:span><text:span text:style-name="T95"> течи; </text:span><text:span text:style-name="T97">недок.</text:span></text:p>
            <text:p text:style-name="P39"><text:span text:style-name="T66">2) Струменіти, литися (про рідину). || </text:span><text:span text:style-name="T75">безос.</text:span><text:span text:style-name="T66"> || </text:span><text:span text:style-name="T75">перен.</text:span><text:span text:style-name="T66"> Поширюватися в повітрі (про світло, запах тощо). || </text:span><text:span text:style-name="T75">перен.</text:span><text:span text:style-name="T66"> Звучати плавно, рівно та безперервно (про звуки, слова тощо). || </text:span><text:span text:style-name="T75">перен.</text:span><text:span text:style-name="T66"> Виникати в певній послідовності, іти одна за одною (про </text:span><text:soft-page-break/><text:span text:style-name="T66">думки). || </text:span><text:span text:style-name="T75">перен.</text:span><text:span text:style-name="T66"> Відбуватися (про розмову, бесіду). || </text:span><text:span text:style-name="T75">перен.</text:span><text:span text:style-name="T66"> Хвилеподібно спадати (про волосся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1</text:p>
          </table:table-cell>
          <table:table-cell table:style-name="Dictionary.B321" table:number-columns-spanned="3" office:value-type="string">
            <text:p text:style-name="P28">Смертеіснувáнн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321" table:number-columns-spanned="3" office:value-type="string">
            <text:p text:style-name="P9"><text:span text:style-name="T51">утворене способом основословосклада</text:span><text:span text:style-name="T51">ння, похідне від слів:</text:span><text:span text:style-name="T37"> </text:span><text:span text:style-name="T40">смерть</text:span><text:span text:style-name="T37"> і </text:span><text:span text:style-name="T40">існувáння</text:span></text:p>
          </table:table-cell>
          <table:covered-table-cell/>
          <table:covered-table-cell/>
          <table:table-cell table:style-name="Dictionary.H321" table:number-columns-spanned="3" office:value-type="string">
            <text:p text:style-name="P15">Сховатися од долі – не судилось.</text:p>
            <text:p text:style-name="P15">Ударив грім – і зразу шкереберть</text:p>
            <text:p text:style-name="P15">пішло життя. І ость ти – все, що снилось,</text:p>
            <text:p text:style-name="P9"><text:span text:style-name="T27">як </text:span><text:span text:style-name="T31">смертеіснування</text:span><text:span text:style-name="T27"> й життєсмерть. </text:span><text:span text:style-name="T45">(П‑1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2" table:number-columns-spanned="4" office:value-type="string">
            <text:p text:style-name="P9"><text:span text:style-name="T40">смерть </text:span><text:span text:style-name="T57">(див. 65)</text:span></text:p>
          </table:table-cell>
          <table:covered-table-cell/>
          <table:covered-table-cell/>
          <table:covered-table-cell/>
          <table:table-cell table:style-name="Dictionary.F322" table:number-columns-spanned="5" office:value-type="string">
            <text:p text:style-name="P35"><text:span text:style-name="T106">існув</text:span><text:span text:style-name="T106">а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36">1) <text:span text:style-name="T121">тільки </text:span><text:span text:style-name="T121">одн.</text:span> Буття; наявність кого-, чого-небудь у дійсності.</text:p>
            <text:p text:style-name="P36">2) Життя, спосіб житт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2</text:p>
          </table:table-cell>
          <table:table-cell table:style-name="Dictionary.B323" table:number-columns-spanned="3" office:value-type="string">
            <text:p text:style-name="P28">Снíння</text:p>
            <text:p text:style-name="P9"><text:span text:style-name="T25">-нь, </text:span><text:span text:style-name="T26">ім., мн., інд.-авт.</text:span></text:p>
          </table:table-cell>
          <table:covered-table-cell/>
          <table:covered-table-cell/>
          <table:table-cell table:style-name="Dictionary.E323" table:number-columns-spanned="3" office:value-type="string">
            <text:p text:style-name="P9"><text:span text:style-name="T51">утворене суфіксальним способом, похідне від слова</text:span> <text:span text:style-name="T107">сон</text:span></text:p>
          </table:table-cell>
          <table:covered-table-cell/>
          <table:covered-table-cell/>
          <table:table-cell table:style-name="Dictionary.H323" table:number-columns-spanned="3" office:value-type="string">
            <text:p text:style-name="P15">Немов рубін у чорнім адамашку,</text:p>
            <text:p text:style-name="P15">обачно критий білим німуванням,</text:p>
            <text:p text:style-name="P9"><text:span text:style-name="T27">так </text:span><text:span text:style-name="T31">снінь</text:span><text:span text:style-name="T27"> моїх озерце шарлатове</text:span></text:p>
            <text:p text:style-name="P9"><text:span text:style-name="T27">лямує обережок начувань… </text:span><text:span text:style-name="T45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4" table:number-columns-spanned="9" office:value-type="string">
            <text:p text:style-name="P34">сон</text:p>
            <text:p text:style-name="P44"><text:span text:style-name="T94">I </text:span><text:span text:style-name="T95">сну, </text:span><text:span text:style-name="T97">ч.</text:span></text:p>
            <text:p text:style-name="P45"><text:span text:style-name="T96">1) Фізіологічний стан спокою організму людини і тварини, що настає </text:span><text:soft-page-break/><text:span text:style-name="T96">періодично і супроводиться повною або частковою втратою свідомості й ослабленням ряду фізіологічних процесів. || Те саме, що спання. || Те саме, що сплячка 1). || </text:span><text:span text:style-name="T98">спец.</text:span><text:span text:style-name="T96"> 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39"><text:span text:style-name="T66">2) Те, що сниться; сновидіння. || </text:span><text:span text:style-name="T75">перен.</text:span><text:span text:style-name="T66"> Те, про що мріє людина; мрія. || </text:span><text:span text:style-name="T75">перен.</text:span><text:span text:style-name="T66"> Те, що сприймається як нереальне, примарне, </text:span><text:span text:style-name="T66">оманливе;</text:span><text:span text:style-name="T75">прот.</text:span><text:span text:style-name="T66"> дійсніс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3</text:p>
          </table:table-cell>
          <table:table-cell table:style-name="Dictionary.B325" table:number-columns-spanned="3" office:value-type="string">
            <text:p text:style-name="P28">Солодкомолóка</text:p>
            <text:p text:style-name="P9"><text:span text:style-name="T25">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25" table:number-columns-spanned="3" office:value-type="string">
            <text:p text:style-name="P9"><text:span text:style-name="T51">утворене складнофлективним способом, похідне від слів:</text:span><text:span text:style-name="T37"> </text:span><text:span text:style-name="T40">солóдкий</text:span><text:span text:style-name="T37"> і </text:span><text:span text:style-name="T40">молокó</text:span></text:p>
          </table:table-cell>
          <table:covered-table-cell/>
          <table:covered-table-cell/>
          <table:table-cell table:style-name="Dictionary.H325" table:number-columns-spanned="3" office:value-type="string">
            <text:p text:style-name="P15">Ти десь за край світу, як птаха моя білогруда,</text:p>
            <text:p text:style-name="P9"><text:span text:style-name="T31">солодкомолока</text:span><text:span text:style-name="T27">, два ока - мигдалі сумні. </text:span><text:span text:style-name="T45">(П‑2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6" table:number-columns-spanned="4" office:value-type="string">
            <text:p text:style-name="P35"><text:span text:style-name="T106">сол</text:span><text:span text:style-name="T106">о</text:span><text:span text:style-name="T4"></text:span><text:span text:style-name="T106">дкий</text:span></text:p>
            <text:p text:style-name="P44"><text:span text:style-name="T95">-а, -е.</text:span></text:p>
            <text:p text:style-name="P36">1) Який має приємний смак, <text:span text:style-name="T121">власт.</text:span> цукрові, медові і т. ін.; <text:span text:style-name="T121">прот.</text:span>гіркий, кислий, солоний. || Пригот. із цукром, медом, варенням і т. ін. (про їжу, питво). || <text:span text:style-name="T121">у знач.</text:span> <text:span text:style-name="T121">ім.</text:span> солодке, -кого, <text:span text:style-name="T121">с.</text:span> Їжа, яка має приємний смак, <text:span text:style-name="T121">власт.</text:span> цукрові, медові тощо, або пригот. із цукром, медом, варенням і т. ін. || <text:span text:style-name="T121">у знач.</text:span> <text:span text:style-name="T121">ім.</text:span> солодке, -кого, <text:span text:style-name="T121">с.</text:span> Фрукти, цукерки, тістечка і т. ін., що їх подають наприкінці обіду тощо; десерт. || Позбавлений солоного смаку <text:soft-page-break/>(про воду і т. ін.). || Уживається у складі назв деяких рослин. <text:span text:style-name="T121">Солодкий перець</text:span>.</text:p>
            <text:p text:style-name="P39"><text:span text:style-name="T66">4) </text:span><text:span text:style-name="T75">перен.</text:span><text:span text:style-name="T66"> Який дає відчуття приємності або виражає задоволення, радість, насолоду (про </text:span><text:span text:style-name="T66">думки, почуття, </text:span><text:span text:style-name="T66">стан людини).</text:span></text:p>
          </table:table-cell>
          <table:covered-table-cell/>
          <table:covered-table-cell/>
          <table:covered-table-cell/>
          <table:table-cell table:style-name="Dictionary.F326" table:number-columns-spanned="5" office:value-type="string">
            <text:p text:style-name="P35"><text:span text:style-name="T106">молок</text:span><text:span text:style-name="T106">о</text:span><text:span text:style-name="T4"></text:span></text:p>
            <text:p text:style-name="P44"><text:span text:style-name="T95">-а, </text:span><text:span text:style-name="T97">с.</text:span></text:p>
            <text:p text:style-name="P36">2) Рідина, одержувана від деяких сільськогосподарських тварин як продукт харчування. || Коров'яче молоко як їж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4</text:p>
          </table:table-cell>
          <table:table-cell table:style-name="Dictionary.B327" table:number-columns-spanned="3" office:value-type="string">
            <text:p text:style-name="P28">Сон-комишí</text:p>
            <text:p text:style-name="P9"><text:span text:style-name="T25">-ів, </text:span><text:span text:style-name="T26">ім., мн., інд.-авт.</text:span></text:p>
          </table:table-cell>
          <table:covered-table-cell/>
          <table:covered-table-cell/>
          <table:table-cell table:style-name="Dictionary.E327" table:number-columns-spanned="3" office:value-type="string">
            <text:p text:style-name="P9"><text:span text:style-name="T51">утворене способом словоскладання, похідне від слів:</text:span><text:span text:style-name="T37"> </text:span><text:span text:style-name="T40">сон</text:span><text:span text:style-name="T37"> і </text:span><text:span text:style-name="T40">комиш</text:span></text:p>
          </table:table-cell>
          <table:covered-table-cell/>
          <table:covered-table-cell/>
          <table:table-cell table:style-name="Dictionary.H327" table:number-columns-spanned="3" office:value-type="string">
            <text:p text:style-name="P15">І в серця на споді, в осерді душі</text:p>
            <text:p text:style-name="P9"><text:span text:style-name="T27">ішли нашорошені </text:span><text:span text:style-name="T31">сон-комиші</text:span><text:span text:style-name="T27">. </text:span><text:span text:style-name="T45">(П‑2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8" table:number-columns-spanned="4" office:value-type="string">
            <text:p text:style-name="P5">сон <text:span text:style-name="T120">(див. 162)</text:span></text:p>
          </table:table-cell>
          <table:covered-table-cell/>
          <table:covered-table-cell/>
          <table:covered-table-cell/>
          <table:table-cell table:style-name="Dictionary.F328" table:number-columns-spanned="5" office:value-type="string">
            <text:p text:style-name="P35"><text:span text:style-name="T106">ком</text:span><text:span text:style-name="T106">и</text:span><text:span text:style-name="T4"></text:span><text:span text:style-name="T106">ш</text:span></text:p>
            <text:p text:style-name="P44"><text:span text:style-name="T95">-у, </text:span><text:span text:style-name="T97">ч.</text:span></text:p>
            <text:p text:style-name="P36">1) Висока водяна чи болотяна багаторічна рослина родини осокових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5</text:p>
          </table:table-cell>
          <table:table-cell table:style-name="Dictionary.B329" table:number-columns-spanned="3" office:value-type="string">
            <text:p text:style-name="P28">Сонцелéт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329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óнце </text:span><text:span text:style-name="T37">і </text:span><text:span text:style-name="T40">лет</text:span></text:p>
          </table:table-cell>
          <table:covered-table-cell/>
          <table:covered-table-cell/>
          <table:table-cell table:style-name="Dictionary.H329" table:number-columns-spanned="3" office:value-type="string">
            <text:p text:style-name="P15">Зворохобилися айстри</text:p>
            <text:p text:style-name="P9"><text:span text:style-name="T27">приосіннім </text:span><text:span text:style-name="T31">сонцелетом</text:span><text:span text:style-name="T27">,</text:span></text:p>
            <text:p text:style-name="P15">проминальною порою</text:p>
            <text:p text:style-name="P9"><text:span text:style-name="T27">падолистом деручким. </text:span><text:span text:style-name="T45">(П‑1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0" table:number-columns-spanned="4" office:value-type="string">
            <text:p text:style-name="P35"><text:span text:style-name="T106">с</text:span><text:span text:style-name="T106">о</text:span><text:span text:style-name="T4"></text:span><text:span text:style-name="T106">нце</text:span></text:p>
            <text:p text:style-name="P44"><text:span text:style-name="T95">-я, </text:span><text:span text:style-name="T97">с.</text:span></text:p>
            <text:p text:style-name="P36">1) Центральне небесне світило Сонячної системи, що має форму гігантської розжареної кулі, яка випромінює світло й тепло.</text:p>
          </table:table-cell>
          <table:covered-table-cell/>
          <table:covered-table-cell/>
          <table:covered-table-cell/>
          <table:table-cell table:style-name="Dictionary.F330" table:number-columns-spanned="5" office:value-type="string">
            <text:p text:style-name="P5">лет <text:span text:style-name="T120">(див. 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6</text:p>
          </table:table-cell>
          <table:table-cell table:style-name="Dictionary.B331" table:number-columns-spanned="3" office:value-type="string">
            <text:p text:style-name="P28">Сонцепруг</text:p>
            <text:p text:style-name="P9"><text:span text:style-name="T25">-а, </text:span><text:span text:style-name="T26">ім., ч., інд.-авт.</text:span></text:p>
          </table:table-cell>
          <table:covered-table-cell/>
          <table:covered-table-cell/>
          <table:table-cell table:style-name="Dictionary.E331" table:number-columns-spanned="3" office:value-type="string">
            <text:p text:style-name="P9"><text:span text:style-name="T51">утворене способом основословосклада</text:span><text:soft-page-break/><text:span text:style-name="T51">ння, похідне від слів:</text:span><text:span text:style-name="T37"> </text:span><text:span text:style-name="T40">сóнце</text:span><text:span text:style-name="T37"> і </text:span><text:span text:style-name="T40">пруг</text:span></text:p>
          </table:table-cell>
          <table:covered-table-cell/>
          <table:covered-table-cell/>
          <table:table-cell table:style-name="Dictionary.H331" table:number-columns-spanned="3" office:value-type="string">
            <text:p text:style-name="P9"><text:span text:style-name="T27">Як боляче ряхкоче </text:span><text:span text:style-name="T31">сонцепруг</text:span><text:span text:style-name="T27">!</text:span></text:p>
            <text:p text:style-name="P9"><text:span text:style-name="T27">Як – далина! </text:span><text:span text:style-name="T45">(П‑2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2" table:number-columns-spanned="4" office:value-type="string">
            <text:p text:style-name="P9"><text:span text:style-name="T40">сóнце </text:span><text:span text:style-name="T57">(див. 165)</text:span></text:p>
          </table:table-cell>
          <table:covered-table-cell/>
          <table:covered-table-cell/>
          <table:covered-table-cell/>
          <table:table-cell table:style-name="Dictionary.F332" table:number-columns-spanned="5" office:value-type="string">
            <text:p text:style-name="P34">пруг</text:p>
            <text:p text:style-name="P44"><text:span text:style-name="T95">-а, </text:span><text:span text:style-name="T97">ч.</text:span><text:span text:style-name="T95">, </text:span><text:span text:style-name="T97">розм.</text:span></text:p>
            <text:p text:style-name="P39"><text:span text:style-name="T66">1) Край чого-небудь. || Поздовжній вузький край, бік якогось предмета; ребро. </text:span><text:span text:style-name="T75">Пруг дошки</text:span><text:span text:style-name="T66">. || Ребро гранчастого предмета. || Верхній край </text:span><text:span text:style-name="T66">(обріз) якої-небудь посудини (</text:span><text:span text:style-name="T75">перев.</text:span><text:span text:style-name="T66"> круглої форми); вінця. </text:span><text:span text:style-name="T75">Пруг відра</text:span><text:span text:style-name="T6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7</text:p>
          </table:table-cell>
          <table:table-cell table:style-name="Dictionary.B333" table:number-columns-spanned="3" office:value-type="string">
            <text:p text:style-name="P28">Спах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333" table:number-columns-spanned="3" office:value-type="string">
            <text:p text:style-name="P9"><text:span text:style-name="T51">утворене нульсуфіксальним способом, похідне від слова</text:span><text:span text:style-name="T46"> </text:span><text:span text:style-name="T41">спалáхувати </text:span><text:span text:style-name="T56">(від </text:span><text:span text:style-name="T41">спахáти)</text:span></text:p>
          </table:table-cell>
          <table:covered-table-cell/>
          <table:covered-table-cell/>
          <table:table-cell table:style-name="Dictionary.H333" table:number-columns-spanned="3" office:value-type="string">
            <text:p text:style-name="P15">По голубих лугах, мов голуб,</text:p>
            <text:p text:style-name="P9"><text:span text:style-name="T27">кошлатих сонць шугає </text:span><text:span text:style-name="T31">спах</text:span><text:span text:style-name="T27">. </text:span><text:span text:style-name="T45">(П‑1, 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4" table:number-columns-spanned="9" office:value-type="string">
            <text:p text:style-name="P35"><text:span text:style-name="T106">спал</text:span><text:span text:style-name="T106">а</text:span><text:span text:style-name="T4"></text:span><text:span text:style-name="T106">хувати (</text:span><text:span text:style-name="T41">спахáти</text:span><text:span text:style-name="T106">)</text:span></text:p>
            <text:p text:style-name="P44"><text:span text:style-name="T95">-ую, -уєш, </text:span><text:span text:style-name="T97">недок.</text:span><text:span text:style-name="T95">, спалахнути, -ну, -неш, </text:span><text:span text:style-name="T97">док.</text:span></text:p>
            <text:p text:style-name="P45"><text:span text:style-name="T96">1) </text:span><text:span text:style-name="T98">тільки </text:span><text:span text:style-name="T96">3 </text:span><text:span text:style-name="T98">ос.</text:span><text:span text:style-name="T96">, </text:span><text:span text:style-name="T98">чим і без додатка</text:span><text:span text:style-name="T96">.Раптово і швидко загорятися яскравим полум'ям; займатися (</text:span><text:span text:style-name="T98">див.</text:span><text:span text:style-name="T96"> займатися II). || </text:span><text:span text:style-name="T98">безос.</text:span><text:span text:style-name="T96"> || </text:span><text:span text:style-name="T98">також у сполуч.</text:span><text:span text:style-name="T96"> </text:span><text:span text:style-name="T98">зі сл.</text:span><text:span text:style-name="T96"> вогонь, полум'я, пожежа, іскра і т. ін. || </text:span><text:span text:style-name="T98">тільки недок.</text:span><text:span text:style-name="T96">При млявому або нерівному горінні час від часу розгорятися сильніше; займатися (</text:span><text:span text:style-name="T98">див.</text:span><text:span text:style-name="T96"> займатися II) на ми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8</text:p>
          </table:table-cell>
          <table:table-cell table:style-name="Dictionary.B335" table:number-columns-spanned="3" office:value-type="string">
            <text:p text:style-name="P28">Спередвікíв</text:p>
            <text:p text:style-name="P9"><text:span text:style-name="T26">незм., </text:span><text:span text:style-name="T27">присл., </text:span><text:span text:style-name="T26">інд.-авт.</text:span></text:p>
          </table:table-cell>
          <table:covered-table-cell/>
          <table:covered-table-cell/>
          <table:table-cell table:style-name="Dictionary.E335" table:number-columns-spanned="3" office:value-type="string">
            <text:p text:style-name="P9"><text:span text:style-name="T51">утворене способом зрощення, похідне від слів:</text:span><text:span text:style-name="T46"> </text:span><text:span text:style-name="T39">спе</text:span><text:span text:style-name="T40"></text:span><text:span text:style-name="T39">ред </text:span><text:span text:style-name="T56">і </text:span><text:span text:style-name="T39">вікі</text:span><text:span text:style-name="T40"></text:span><text:span text:style-name="T39">в</text:span></text:p>
          </table:table-cell>
          <table:covered-table-cell/>
          <table:covered-table-cell/>
          <table:table-cell table:style-name="Dictionary.H335" table:number-columns-spanned="3" office:value-type="string">
            <text:p text:style-name="P15">Ви вбивці, ви ненатлі нелюди</text:p>
            <text:p text:style-name="P9"><text:span text:style-name="T31">спередвіків</text:span><text:span text:style-name="T27">,</text:span></text:p>
            <text:p text:style-name="P15">а ми припізнені аеди,</text:p>
            <text:p text:style-name="P9"><text:span text:style-name="T27">наш злочин – спів. </text:span><text:span text:style-name="T45">(П‑2, 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6" table:number-columns-spanned="4" office:value-type="string">
            <text:p text:style-name="P5"><text:span text:style-name="T59">сперед </text:span><text:span text:style-name="T55">(див. 72)</text:span></text:p>
          </table:table-cell>
          <table:covered-table-cell/>
          <table:covered-table-cell/>
          <table:covered-table-cell/>
          <table:table-cell table:style-name="Dictionary.F336" table:number-columns-spanned="5" office:value-type="string">
            <text:p text:style-name="P5">вік <text:span text:style-name="T120">(див. 1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69</text:p>
          </table:table-cell>
          <table:table-cell table:style-name="Dictionary.B337" table:number-columns-spanned="3" office:value-type="string">
            <text:p text:style-name="P28">Спередодня</text:p>
            <text:p text:style-name="P9"><text:span text:style-name="T26">незм., </text:span><text:span text:style-name="T27">присл.,</text:span><text:span text:style-name="T46"> </text:span><text:span text:style-name="T26">інд.-авт.</text:span></text:p>
          </table:table-cell>
          <table:covered-table-cell/>
          <table:covered-table-cell/>
          <table:table-cell table:style-name="Dictionary.E337" table:number-columns-spanned="3" office:value-type="string">
            <text:p text:style-name="P9"><text:span text:style-name="T51">утворене способом зрощення, похідне від слів:</text:span><text:span text:style-name="T37"> </text:span><text:span text:style-name="T40">спéред</text:span><text:span text:style-name="T37"> і </text:span><text:span text:style-name="T40">день</text:span></text:p>
          </table:table-cell>
          <table:covered-table-cell/>
          <table:covered-table-cell/>
          <table:table-cell table:style-name="Dictionary.H337" table:number-columns-spanned="3" office:value-type="string">
            <text:p text:style-name="P9"><text:span text:style-name="T27">Було ж: </text:span><text:span text:style-name="T31">спередодня</text:span></text:p>
            <text:p text:style-name="P15">так довго трембітало,</text:p>
            <text:p text:style-name="P15">за тим світати стало - </text:p>
            <text:p text:style-name="P9"><text:span text:style-name="T27">прожогом, навмання. </text:span><text:span text:style-name="T45">(П‑1, 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8" table:number-columns-spanned="4" office:value-type="string">
            <text:p text:style-name="P5"><text:span text:style-name="T59">сперед </text:span><text:span text:style-name="T55">(див. 72)</text:span></text:p>
          </table:table-cell>
          <table:covered-table-cell/>
          <table:covered-table-cell/>
          <table:covered-table-cell/>
          <table:table-cell table:style-name="Dictionary.F338" table:number-columns-spanned="5" office:value-type="string">
            <text:p text:style-name="P5"><text:span text:style-name="T37">день </text:span><text:span text:style-name="T57">(див. 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0</text:p>
          </table:table-cell>
          <table:table-cell table:style-name="Dictionary.B339" table:number-columns-spanned="3" office:value-type="string">
            <text:p text:style-name="P28">Ставітри</text:p>
            <text:p text:style-name="P9"><text:span text:style-name="T25">-íв, </text:span><text:span text:style-name="T26">ім., мн., інд.-авт.</text:span></text:p>
          </table:table-cell>
          <table:covered-table-cell/>
          <table:covered-table-cell/>
          <table:table-cell table:style-name="Dictionary.E339" table:number-columns-spanned="3" office:value-type="string">
            <text:p text:style-name="P31"><text:span text:style-name="T25">утворене способом основословоскладання, похідне від слів</text:span>: сто і вітри</text:p>
          </table:table-cell>
          <table:covered-table-cell/>
          <table:covered-table-cell/>
          <table:table-cell table:style-name="Dictionary.H339" table:number-columns-spanned="3" office:value-type="string">
            <text:p text:style-name="P9"><text:span text:style-name="T27">На цих шалених </text:span><text:span text:style-name="T31">ставітрах</text:span><text:span text:style-name="T27">,</text:span></text:p>
            <text:p text:style-name="P15">де ні коня, ані дороги,</text:p>
            <text:p text:style-name="P15">звіряй свій крок за знаком Бога - </text:p>
            <text:p text:style-name="P9"><text:span text:style-name="T27">і попри смерть і попри жах. </text:span><text:span text:style-name="T45">(П‑1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0" table:number-columns-spanned="4" office:value-type="string">
            <text:p text:style-name="P34">сто</text:p>
            <text:p text:style-name="P44"><text:span text:style-name="T94">I </text:span><text:span text:style-name="T95">ста, </text:span><text:span text:style-name="T97">числ.</text:span><text:span text:style-name="T95"> </text:span><text:span text:style-name="T97">кільк.</text:span></text:p>
            <text:p text:style-name="P36">1) Назва числа 100 і його цифрового позначення. || <text:span text:style-name="T121">чого</text:span>. Кількість із 100 одиниць.</text:p>
            <text:p text:style-name="P39"><text:span text:style-name="T66">2) </text:span><text:span text:style-name="T75">розм.</text:span><text:span text:style-name="T66"> Багато, невизначено велика кількість кого-, чого-небудь.</text:span></text:p>
          </table:table-cell>
          <table:covered-table-cell/>
          <table:covered-table-cell/>
          <table:covered-table-cell/>
          <table:table-cell table:style-name="Dictionary.F340" table:number-columns-spanned="5" office:value-type="string">
            <text:p text:style-name="P35"><text:span text:style-name="T106">в</text:span><text:span text:style-name="T106">і</text:span><text:span text:style-name="T4"></text:span><text:span text:style-name="T106">тер</text:span></text:p>
            <text:p text:style-name="P44"><text:span text:style-name="T95">-тру, </text:span><text:span text:style-name="T97">ч.</text:span></text:p>
            <text:p text:style-name="P36">1) Рух потоку атмосферного повітря в горизонтальному напрям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1</text:p>
          </table:table-cell>
          <table:table-cell table:style-name="Dictionary.B341" table:number-columns-spanned="3" office:value-type="string">
            <text:p text:style-name="P28">Стасвіти</text:p>
            <text:p text:style-name="P9"><text:span text:style-name="T25">-ів, </text:span><text:span text:style-name="T26">ім., мн., інд.-авт.</text:span></text:p>
          </table:table-cell>
          <table:covered-table-cell/>
          <table:covered-table-cell/>
          <table:table-cell table:style-name="Dictionary.E341" table:number-columns-spanned="3" office:value-type="string">
            <text:p text:style-name="P9"><text:span text:style-name="T51">утворене способом </text:span><text:span text:style-name="T51">основословоскладання, похідне від слів:</text:span><text:span text:style-name="T37"> </text:span><text:span text:style-name="T40">сто</text:span><text:span text:style-name="T37"> і </text:span><text:span text:style-name="T40">світи</text:span></text:p>
          </table:table-cell>
          <table:covered-table-cell/>
          <table:covered-table-cell/>
          <table:table-cell table:style-name="Dictionary.H341" table:number-columns-spanned="3" office:value-type="string">
            <text:p text:style-name="P9"><text:span text:style-name="T27">О те моє відьомське вариво, та </text:span><text:span text:style-name="T27">колотнеча </text:span><text:span text:style-name="T31">стасвітів</text:span><text:span text:style-name="T27">,</text:span></text:p>
            <text:p text:style-name="P15">о те чадне жагуче марево вгорнуло горло і до брів</text:p>
            <text:p text:style-name="P9"><text:span text:style-name="T27">сягнуло… </text:span><text:span text:style-name="T45">(П‑2, 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2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42" table:number-columns-spanned="5" office:value-type="string">
            <text:p text:style-name="P9"><text:span text:style-name="T40">світи </text:span><text:span text:style-name="T57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2</text:p>
          </table:table-cell>
          <table:table-cell table:style-name="Dictionary.B343" table:number-columns-spanned="3" office:value-type="string">
            <text:p text:style-name="P28">Стобагáття</text:p>
            <text:p text:style-name="P25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343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то</text:span><text:span text:style-name="T37"> і </text:span><text:span text:style-name="T40">багáття</text:span></text:p>
          </table:table-cell>
          <table:covered-table-cell/>
          <table:covered-table-cell/>
          <table:table-cell table:style-name="Dictionary.H343" table:number-columns-spanned="3" office:value-type="string">
            <text:p text:style-name="P15">Я – незалежний, серце бо студене</text:p>
            <text:p text:style-name="P9"><text:span text:style-name="T27">згубило давній жар на </text:span><text:span text:style-name="T31">стобагатті</text:span><text:span text:style-name="T27"> мук. </text:span><text:span text:style-name="T45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4" table:number-columns-spanned="4" office:value-type="string">
            <text:p text:style-name="P22">сто (див. 170)</text:p>
          </table:table-cell>
          <table:covered-table-cell/>
          <table:covered-table-cell/>
          <table:covered-table-cell/>
          <table:table-cell table:style-name="Dictionary.F344" table:number-columns-spanned="5" office:value-type="string">
            <text:p text:style-name="P35"><text:span text:style-name="T106">баг</text:span><text:span text:style-name="T106">а</text:span><text:span text:style-name="T4"></text:span><text:span text:style-name="T106">ття</text:span></text:p>
            <text:p text:style-name="P44"><text:soft-page-break/><text:span text:style-name="T95">-я, </text:span><text:span text:style-name="T97">с.</text:span></text:p>
            <text:p text:style-name="P36">1) Купа дров, хмизу, ломаччя і т. ін., що горить; вогнище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3</text:p>
          </table:table-cell>
          <table:table-cell table:style-name="Dictionary.B345" table:number-columns-spanned="3" office:value-type="string">
            <text:p text:style-name="P28">Стогóри</text:p>
            <text:p text:style-name="P9"><text:span text:style-name="T25">стогíр, </text:span><text:span text:style-name="T26">ім., мн., інд.-авт.</text:span></text:p>
          </table:table-cell>
          <table:covered-table-cell/>
          <table:covered-table-cell/>
          <table:table-cell table:style-name="Dictionary.E345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то</text:span><text:span text:style-name="T37"> і </text:span><text:span text:style-name="T40">гóри</text:span></text:p>
          </table:table-cell>
          <table:covered-table-cell/>
          <table:covered-table-cell/>
          <table:table-cell table:style-name="Dictionary.H345" table:number-columns-spanned="3" office:value-type="string">
            <text:p text:style-name="P15">Я вийду в ніч, я позирну туди,</text:p>
            <text:p text:style-name="P9"><text:span text:style-name="T27">де захід за </text:span><text:span text:style-name="T31">стогорами</text:span><text:span text:style-name="T27"> палає. </text:span><text:span text:style-name="T45">(П‑2, 13);</text:span></text:p>
            <text:p text:style-name="P9"><text:span text:style-name="T27">Там, за кандзюбою </text:span><text:span text:style-name="T31">стогір</text:span><text:span text:style-name="T27">,</text:span></text:p>
            <text:p text:style-name="P15">за кайданами стриму</text:p>
            <text:p text:style-name="P15">збігає вік – наперекір</text:p>
            <text:p text:style-name="P9"><text:span text:style-name="T27">огню притомі диму. </text:span><text:span text:style-name="T45">(П‑2, 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6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46" table:number-columns-spanned="5" office:value-type="string">
            <text:p text:style-name="P9"><text:span text:style-name="T40">гóри </text:span><text:span text:style-name="T57">(див. 15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4</text:p>
          </table:table-cell>
          <table:table-cell table:style-name="Dictionary.B347" table:number-columns-spanned="3" office:value-type="string">
            <text:p text:style-name="P28">Стодум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47" table:number-columns-spanned="3" office:value-type="string">
            <text:p text:style-name="P9"><text:span text:style-name="T51">утворене складносуфіксальним способом, похідне від слів:</text:span><text:span text:style-name="T37"> </text:span><text:span text:style-name="T40">сто</text:span><text:span text:style-name="T37"> і </text:span><text:span text:style-name="T40">дýмати</text:span></text:p>
          </table:table-cell>
          <table:covered-table-cell/>
          <table:covered-table-cell/>
          <table:table-cell table:style-name="Dictionary.H347" table:number-columns-spanned="3" office:value-type="string">
            <text:p text:style-name="P9"><text:span text:style-name="T27">Як чорногуз при березі, </text:span><text:span text:style-name="T31">стодумний</text:span></text:p>
            <text:p text:style-name="P9"><text:span text:style-name="T27">став Пан-Господь і молиться…</text:span><text:span text:style-name="T45">(П‑2, 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8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48" table:number-columns-spanned="5" office:value-type="string">
            <text:p text:style-name="P35"><text:span text:style-name="T106">д</text:span><text:span text:style-name="T106">у</text:span><text:span text:style-name="T4"></text:span><text:span text:style-name="T106">мати</text:span></text:p>
            <text:p text:style-name="P44"><text:span text:style-name="T95">-аю, -аєш, </text:span><text:span text:style-name="T97">недок.</text:span></text:p>
            <text:p text:style-name="P39"><text:span text:style-name="T66">1) </text:span><text:span text:style-name="T75">без додатка</text:span><text:span text:style-name="T66">. Розмірковувати над чим-небудь; мисли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5</text:p>
          </table:table-cell>
          <table:table-cell table:style-name="Dictionary.B349" table:number-columns-spanned="3" office:value-type="string">
            <text:p text:style-name="P28">Стожалí</text:p>
            <text:p text:style-name="P9"><text:span text:style-name="T25">-íв, </text:span><text:span text:style-name="T26">ім., мн., інд.-авт.</text:span></text:p>
          </table:table-cell>
          <table:covered-table-cell/>
          <table:covered-table-cell/>
          <table:table-cell table:style-name="Dictionary.E349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то</text:span><text:span text:style-name="T37"> і </text:span><text:span text:style-name="T40">жалí</text:span></text:p>
          </table:table-cell>
          <table:covered-table-cell/>
          <table:covered-table-cell/>
          <table:table-cell table:style-name="Dictionary.H349" table:number-columns-spanned="3" office:value-type="string">
            <text:p text:style-name="P15">Та за тобою небо запалало,</text:p>
            <text:p text:style-name="P9"><text:span text:style-name="T27">овогнене грозою </text:span><text:span text:style-name="T31">стожалів</text:span><text:span text:style-name="T27">. </text:span><text:span text:style-name="T45">(П‑2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0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50" table:number-columns-spanned="5" office:value-type="string">
            <text:p text:style-name="P9"><text:span text:style-name="T40">жалí </text:span><text:span text:style-name="T57">(див. 12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6</text:p>
          </table:table-cell>
          <table:table-cell table:style-name="Dictionary.B351" table:number-columns-spanned="3" office:value-type="string">
            <text:p text:style-name="P28">Стожáло</text:p>
            <text:p text:style-name="P16">присл., інд.-авт.</text:p>
          </table:table-cell>
          <table:covered-table-cell/>
          <table:covered-table-cell/>
          <table:table-cell table:style-name="Dictionary.E351" table:number-columns-spanned="3" office:value-type="string">
            <text:p text:style-name="P9"><text:span text:style-name="T49">утворене способом основословоскладання, похідне від </text:span><text:soft-page-break/><text:span text:style-name="T49">слів:</text:span><text:span text:style-name="T37"> </text:span><text:span text:style-name="T40">сто</text:span><text:span text:style-name="T37"> і </text:span><text:span text:style-name="T40">жáло</text:span></text:p>
          </table:table-cell>
          <table:covered-table-cell/>
          <table:covered-table-cell/>
          <table:table-cell table:style-name="Dictionary.H351" table:number-columns-spanned="3" office:value-type="string">
            <text:p text:style-name="P15">Тота сльоза тебе іспопелить,</text:p>
            <text:p text:style-name="P9"><text:span text:style-name="T27">і лютий зойк завруниться </text:span><text:span text:style-name="T31">стожало</text:span></text:p>
            <text:p text:style-name="P9"><text:soft-page-break/><text:span text:style-name="T27">ланами й луками. </text:span><text:span text:style-name="T45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2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52" table:number-columns-spanned="5" office:value-type="string">
            <text:p text:style-name="P35"><text:span text:style-name="T106">ж</text:span><text:span text:style-name="T106">а</text:span><text:span text:style-name="T4"></text:span><text:span text:style-name="T106">л</text:span><text:span text:style-name="T106">о</text:span><text:span text:style-name="T4"></text:span></text:p>
            <text:p text:style-name="P44"><text:span text:style-name="T95">жа</text:span><text:span text:style-name="T23"></text:span><text:span text:style-name="T95">ла, </text:span><text:span text:style-name="T97">с.</text:span></text:p>
            <text:p text:style-name="P36">1) Гостра частина органа захисту або нападу деяких комах, якою вони жалять.</text:p>
            <text:p text:style-name="P36">2) Хоботок деяких комах (комара, овода і т. ін.), яким вони колють і всмоктують кров.</text:p>
            <text:p text:style-name="P36">3) Роздвоєний на кінчику язик змії, яким вона, як помилково вважається, жалить.</text:p>
            <text:p text:style-name="P36">4) <text:span text:style-name="T121">чого</text:span>, <text:span text:style-name="T121">перен.</text:span> Про щось дошкульне, різке.</text:p>
            <text:p text:style-name="P36">5) Гострий кінець інструмента, зброї і т. ін., який коле, ріже тощо; лезо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7</text:p>
          </table:table-cell>
          <table:table-cell table:style-name="Dictionary.B353" table:number-columns-spanned="3" office:value-type="string">
            <text:p text:style-name="P28">Стожáль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53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то</text:span><text:span text:style-name="T37"> і </text:span><text:span text:style-name="T40">жáльний</text:span></text:p>
          </table:table-cell>
          <table:covered-table-cell/>
          <table:covered-table-cell/>
          <table:table-cell table:style-name="Dictionary.H353" table:number-columns-spanned="3" office:value-type="string">
            <text:p text:style-name="P15">Куріє руїна. Кривавим стікає потоком,</text:p>
            <text:p text:style-name="P9"><text:span text:style-name="T27">і сонце татарське – </text:span><text:span text:style-name="T31">стожальне</text:span><text:span text:style-name="T27"> – разить наповал. </text:span><text:span text:style-name="T45">(П‑1, 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4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54" table:number-columns-spanned="5" office:value-type="string">
            <text:p text:style-name="P35"><text:span text:style-name="T106">ж</text:span><text:span text:style-name="T106">а</text:span><text:span text:style-name="T4"></text:span><text:span text:style-name="T106">льний</text:span></text:p>
            <text:p text:style-name="P44"><text:span text:style-name="T95">-а, -е, </text:span><text:span text:style-name="T97">рідко</text:span><text:span text:style-name="T95">.</text:span></text:p>
            <text:p text:style-name="P36">1) Який виражає тугу, печаль, смуток; жалібний, сумний.</text:p>
            <text:p text:style-name="P36">2) Який навіває смуток, журбу; <text:soft-page-break/>журливий, сумовит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8</text:p>
          </table:table-cell>
          <table:table-cell table:style-name="Dictionary.B355" table:number-columns-spanned="3" office:value-type="string">
            <text:p text:style-name="P28">Стожáр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55" table:number-columns-spanned="3" office:value-type="string">
            <text:p text:style-name="P9"><text:span text:style-name="T51">утворене складносуфіксальним способом, похідне від слів:</text:span><text:span text:style-name="T37"> </text:span><text:span text:style-name="T40">сто</text:span><text:span text:style-name="T37"> і </text:span><text:span text:style-name="T40">жáрити</text:span></text:p>
          </table:table-cell>
          <table:covered-table-cell/>
          <table:covered-table-cell/>
          <table:table-cell table:style-name="Dictionary.H355" table:number-columns-spanned="3" office:value-type="string">
            <text:p text:style-name="P15">Сяде сонце на сопку, скаженіє бичарня,</text:p>
            <text:p text:style-name="P9"><text:span text:style-name="T27">заховайся в коробку там, де сонце </text:span><text:span text:style-name="T31">стожарне</text:span><text:span text:style-name="T27">… </text:span><text:span text:style-name="T45">(П‑2, 166-167);</text:span></text:p>
            <text:p text:style-name="P15">Паду в траву – на цей цвинтарний</text:p>
            <text:p text:style-name="P15">кульбабин зойк, кульбабин пух,</text:p>
            <text:p text:style-name="P9"><text:span text:style-name="T27">на розсип рос і на </text:span><text:span text:style-name="T31">стожарний</text:span></text:p>
            <text:p text:style-name="P9"><text:span text:style-name="T27">пожежний виквіт довгих скрух. </text:span><text:span text:style-name="T45">(П‑2, 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6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56" table:number-columns-spanned="5" office:value-type="string">
            <text:p text:style-name="P35"><text:span text:style-name="T106">ж</text:span><text:span text:style-name="T106">а</text:span><text:span text:style-name="T4"></text:span><text:span text:style-name="T106">рити</text:span></text:p>
            <text:p text:style-name="P44"><text:span text:style-name="T95">-рю, -риш, </text:span><text:span text:style-name="T97">недок.</text:span></text:p>
            <text:p text:style-name="P36">1) <text:span text:style-name="T121">перех.</text:span> Готувати їжу з жиром на вогні, на жару без використання води; смажити. || <text:span text:style-name="T121">розм.</text:span> Підпікати кого-, що-небудь на вогні, на жару.</text:p>
            <text:p text:style-name="P39"><text:span text:style-name="T66">2) </text:span><text:span text:style-name="T75">неперех.</text:span><text:span text:style-name="T66">, </text:span><text:span text:style-name="T75">розм.</text:span><text:span text:style-name="T66"> Сильно гріти, пригрівати; пекти, палити (про сонце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79</text:p>
          </table:table-cell>
          <table:table-cell table:style-name="Dictionary.B357" table:number-columns-spanned="3" office:value-type="string">
            <text:p text:style-name="P28">Стожурбá</text:p>
            <text:p text:style-name="P9"><text:span text:style-name="T25">-и, </text:span><text:span text:style-name="T26">ім., ж., інд.-авт.</text:span></text:p>
          </table:table-cell>
          <table:covered-table-cell/>
          <table:covered-table-cell/>
          <table:table-cell table:style-name="Dictionary.E357" table:number-columns-spanned="3" office:value-type="string">
            <text:p text:style-name="P23"><text:span text:style-name="T111">утворене способом основословоскладання, похідне від слів:</text:span><text:span text:style-name="T25"> </text:span><text:span text:style-name="T41">сто</text:span><text:span text:style-name="T25"> і </text:span><text:span text:style-name="T41">журбá</text:span></text:p>
          </table:table-cell>
          <table:covered-table-cell/>
          <table:covered-table-cell/>
          <table:table-cell table:style-name="Dictionary.H357" table:number-columns-spanned="3" office:value-type="string">
            <text:p text:style-name="P15">Пропадіть, аеродроми,</text:p>
            <text:p text:style-name="P9"><text:span text:style-name="T27">спопеліться в </text:span><text:span text:style-name="T31">стожурбі</text:span><text:span text:style-name="T27">. </text:span><text:span text:style-name="T45">(П‑1, 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8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58" table:number-columns-spanned="5" office:value-type="string">
            <text:p text:style-name="P35"><text:span text:style-name="T106">журб</text:span><text:span text:style-name="T106">а</text:span><text:span text:style-name="T4"></text:span></text:p>
            <text:p text:style-name="P44"><text:span text:style-name="T95">-и, </text:span><text:span text:style-name="T97">ж.</text:span></text:p>
            <text:p text:style-name="P36">1) Невеселий настрій, тяжкі почуття; <text:soft-page-break/>печаль, смуток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0</text:p>
          </table:table-cell>
          <table:table-cell table:style-name="Dictionary.B359" table:number-columns-spanned="3" office:value-type="string">
            <text:p text:style-name="P28">Стозлотопелюстки</text:p>
            <text:p text:style-name="P9"><text:span text:style-name="T25">-ів, </text:span><text:span text:style-name="T26">ім., мн., інд.-авт.</text:span></text:p>
          </table:table-cell>
          <table:covered-table-cell/>
          <table:covered-table-cell/>
          <table:table-cell table:style-name="Dictionary.E359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то, золотий</text:span><text:span text:style-name="T37"> і </text:span><text:span text:style-name="T40">пелюстки</text:span></text:p>
          </table:table-cell>
          <table:covered-table-cell/>
          <table:covered-table-cell/>
          <table:table-cell table:style-name="Dictionary.H359" table:number-columns-spanned="3" office:value-type="string">
            <text:p text:style-name="P15">Як сонях сонце п’є</text:p>
            <text:p text:style-name="P9"><text:span text:style-name="T31">стозлотопелюстками</text:span><text:span text:style-name="T27">,</text:span></text:p>
            <text:p text:style-name="P15">де хата постає - </text:p>
            <text:p text:style-name="P9"><text:span text:style-name="T27">ковчегом над роками. </text:span><text:span text:style-name="T45">(П‑2, 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0" table:number-columns-spanned="3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table-cell table:style-name="Dictionary.E360" table:number-columns-spanned="4" office:value-type="string">
            <text:p text:style-name="P9"><text:span text:style-name="T40">золотий </text:span><text:span text:style-name="T57">(див. 70)</text:span></text:p>
          </table:table-cell>
          <table:covered-table-cell/>
          <table:covered-table-cell/>
          <table:covered-table-cell/>
          <table:table-cell table:style-name="Dictionary.I360" table:number-columns-spanned="2" office:value-type="string">
            <text:p text:style-name="P9"><text:span text:style-name="T40">пелюстки </text:span><text:span text:style-name="T57">(див. 128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3">181</text:p>
          </table:table-cell>
          <table:table-cell table:style-name="Dictionary.B361" table:number-columns-spanned="3" office:value-type="string">
            <text:p text:style-name="P28">Стозмíй</text:p>
            <text:p text:style-name="P9"><text:span text:style-name="T25">-я, </text:span><text:span text:style-name="T26">ім., ч., інд.-авт.</text:span></text:p>
          </table:table-cell>
          <table:covered-table-cell/>
          <table:covered-table-cell/>
          <table:table-cell table:style-name="Dictionary.E361" table:number-columns-spanned="3" office:value-type="string">
            <text:p text:style-name="P9"><text:span text:style-name="T51">утворене способом </text:span><text:span text:style-name="T51">основословоскладання, похідне від слів:</text:span><text:span text:style-name="T37"> </text:span><text:span text:style-name="T40">сто</text:span><text:span text:style-name="T37"> і </text:span><text:span text:style-name="T40">змій</text:span></text:p>
          </table:table-cell>
          <table:covered-table-cell/>
          <table:covered-table-cell/>
          <table:table-cell table:style-name="Dictionary.H361" table:number-columns-spanned="3" office:value-type="string">
            <text:p text:style-name="P15">Коли докучили ці втеки - </text:p>
            <text:p text:style-name="P15">в лет, до вогненної пащеки.</text:p>
            <text:p text:style-name="P9"><text:span text:style-name="T27">Як він ощирився, </text:span><text:span text:style-name="T31">стозмій</text:span><text:span text:style-name="T27">! </text:span><text:span text:style-name="T45">(П‑1, 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2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62" table:number-columns-spanned="5" office:value-type="string">
            <text:p text:style-name="P34">змій</text:p>
            <text:p text:style-name="P44"><text:span text:style-name="T95">-я, </text:span><text:span text:style-name="T97">ч.</text:span></text:p>
            <text:p text:style-name="P36">2) Казкова істота з крилами і зміїним тулубом, наділена незвичайною силою; драко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2</text:p>
          </table:table-cell>
          <table:table-cell table:style-name="Dictionary.B363" table:number-columns-spanned="3" office:value-type="string">
            <text:p text:style-name="P28">Стозóр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63" table:number-columns-spanned="3" office:value-type="string">
            <text:p text:style-name="P9"><text:span text:style-name="T51">утворене складнофлективним способом, похідне від слів:</text:span><text:span text:style-name="T37"> </text:span><text:span text:style-name="T40">сто</text:span><text:span text:style-name="T37"> і </text:span><text:span text:style-name="T40">зір</text:span></text:p>
          </table:table-cell>
          <table:covered-table-cell/>
          <table:covered-table-cell/>
          <table:table-cell table:style-name="Dictionary.H363" table:number-columns-spanned="3" office:value-type="string">
            <text:p text:style-name="P15">Тільки сіль, і вода, і житняк,</text:p>
            <text:p text:style-name="P9"><text:span text:style-name="T27">і світанок, і ніч, і </text:span><text:span text:style-name="T31">стозора</text:span></text:p>
            <text:p text:style-name="P15">небезпека, і сонна і хора</text:p>
            <text:p text:style-name="P9"><text:span text:style-name="T27">ця душа – вирушає успак! </text:span><text:span text:style-name="T45">(П‑1, 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4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64" table:number-columns-spanned="5" office:value-type="string">
            <text:p text:style-name="P5">зір <text:span text:style-name="T120">(див. 1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3</text:p>
          </table:table-cell>
          <table:table-cell table:style-name="Dictionary.B365" table:number-columns-spanned="3" office:value-type="string">
            <text:p text:style-name="P28">Стокóло</text:p>
            <text:p text:style-name="P9"><text:span text:style-name="T25">-а, </text:span><text:span text:style-name="T26">ім., с., інд.-авт.</text:span></text:p>
          </table:table-cell>
          <table:covered-table-cell/>
          <table:covered-table-cell/>
          <table:table-cell table:style-name="Dictionary.E365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то</text:span><text:span text:style-name="T37"> і </text:span><text:span text:style-name="T40">кóло</text:span></text:p>
          </table:table-cell>
          <table:covered-table-cell/>
          <table:covered-table-cell/>
          <table:table-cell table:style-name="Dictionary.H365" table:number-columns-spanned="3" office:value-type="string">
            <text:p text:style-name="P15">Червоний біль од нагая</text:p>
            <text:p text:style-name="P9"><text:span text:style-name="T27">в очах розходиться </text:span><text:span text:style-name="T31">стоколом</text:span><text:span text:style-name="T27">,</text:span></text:p>
            <text:p text:style-name="P15">а світ несеться покотьолом,</text:p>
            <text:p text:style-name="P9"><text:span text:style-name="T27">за світом – настрибом – змія… </text:span><text:span text:style-name="T45">(П‑2, 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6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66" table:number-columns-spanned="5" office:value-type="string">
            <text:p text:style-name="P35"><text:span text:style-name="T106">к</text:span><text:span text:style-name="T106">о</text:span><text:span text:style-name="T4"></text:span><text:span text:style-name="T106">ло</text:span></text:p>
            <text:p text:style-name="P44"><text:span text:style-name="T94">I </text:span><text:span text:style-name="T95">-а, </text:span><text:span text:style-name="T97">с.</text:span></text:p>
            <text:p text:style-name="P36"><text:soft-page-break/>1) Замкнена крива, всі точки якої однаково віддалені від центра.</text:p>
            <text:p text:style-name="P39"><text:span text:style-name="T66">4) </text:span><text:span text:style-name="T75">у знач.</text:span><text:span text:style-name="T66"> </text:span><text:span text:style-name="T75">присл.</text:span><text:span text:style-name="T66"> к</text:span><text:span text:style-name="T66">о</text:span><text:span text:style-name="T66">лом. Утворюючи </text:span><text:span text:style-name="T66">таку крив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4</text:p>
          </table:table-cell>
          <table:table-cell table:style-name="Dictionary.B367" table:number-columns-spanned="3" office:value-type="string">
            <text:p text:style-name="P28">Стокрик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367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то</text:span><text:span text:style-name="T37"> і </text:span><text:span text:style-name="T40">крик</text:span></text:p>
          </table:table-cell>
          <table:covered-table-cell/>
          <table:covered-table-cell/>
          <table:table-cell table:style-name="Dictionary.H367" table:number-columns-spanned="3" office:value-type="string">
            <text:p text:style-name="P15">…бо в горлі застуда, у грудях пітьма</text:p>
            <text:p text:style-name="P9"><text:span text:style-name="T27">і світ оступає </text:span><text:span text:style-name="T31">стокрик</text:span><text:span text:style-name="T27"> – Колима. </text:span><text:span text:style-name="T45">(П‑1, 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8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68" table:number-columns-spanned="5" office:value-type="string">
            <text:p text:style-name="P9"><text:span text:style-name="T107">крик </text:span><text:span text:style-name="T119">(див. 7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5</text:p>
          </table:table-cell>
          <table:table-cell table:style-name="Dictionary.B369" table:number-columns-spanned="3" office:value-type="string">
            <text:p text:style-name="P28">Стомежá</text:p>
            <text:p text:style-name="P9"><text:span text:style-name="T25">-і</text:span><text:span text:style-name="T40"></text:span><text:span text:style-name="T25">, </text:span><text:span text:style-name="T26">ім., ж., інд.-авт.</text:span></text:p>
          </table:table-cell>
          <table:covered-table-cell/>
          <table:covered-table-cell/>
          <table:table-cell table:style-name="Dictionary.E369" table:number-columns-spanned="3" office:value-type="string">
            <text:p text:style-name="P23"><text:span text:style-name="T25">утворене способом основословоскладання, похідне від слів: </text:span><text:span text:style-name="T41">сто</text:span><text:span text:style-name="T25"> і </text:span><text:span text:style-name="T41">межá</text:span></text:p>
          </table:table-cell>
          <table:covered-table-cell/>
          <table:covered-table-cell/>
          <table:table-cell table:style-name="Dictionary.H369" table:number-columns-spanned="3" office:value-type="string">
            <text:p text:style-name="P9"><text:span text:style-name="T27">Полон у полоні, межі </text:span><text:span text:style-name="T31">стомежа</text:span><text:span text:style-name="T27">,</text:span></text:p>
            <text:p text:style-name="P15">ти вся – за горбами-горбами</text:p>
            <text:p text:style-name="P15">натхнення і хорого серця ґанджа - </text:p>
            <text:p text:style-name="P9"><text:span text:style-name="T27">з синами, хрунями, рабами. </text:span><text:span text:style-name="T45">(П‑1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0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70" table:number-columns-spanned="5" office:value-type="string">
            <text:p text:style-name="P9"><text:span text:style-name="T40">межá </text:span><text:span text:style-name="T58">(див. 2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6</text:p>
          </table:table-cell>
          <table:table-cell table:style-name="Dictionary.B371" table:number-columns-spanned="3" office:value-type="string">
            <text:p text:style-name="P28">Сто-морóзи</text:p>
            <text:p text:style-name="P9"><text:span text:style-name="T25">-ів, </text:span><text:span text:style-name="T26">ім., мн., інд.-авт.</text:span></text:p>
          </table:table-cell>
          <table:covered-table-cell/>
          <table:covered-table-cell/>
          <table:table-cell table:style-name="Dictionary.E371" table:number-columns-spanned="3" office:value-type="string">
            <text:p text:style-name="P9"><text:span text:style-name="T51">утворене способом словоскладання, похідне від слів:</text:span><text:span text:style-name="T37"> </text:span><text:span text:style-name="T40">сто</text:span><text:span text:style-name="T37"> і </text:span><text:span text:style-name="T40">морóзи</text:span></text:p>
          </table:table-cell>
          <table:covered-table-cell/>
          <table:covered-table-cell/>
          <table:table-cell table:style-name="Dictionary.H371" table:number-columns-spanned="3" office:value-type="string">
            <text:p text:style-name="P15">Так стій і стій і стій і стій,</text:p>
            <text:p text:style-name="P9"><text:span text:style-name="T27">дубій на </text:span><text:span text:style-name="T31">сто-морозах</text:span><text:span text:style-name="T27">,</text:span></text:p>
            <text:p text:style-name="P15">о будь ти проклят, часе мій,</text:p>
            <text:p text:style-name="P9"><text:span text:style-name="T27">в усіх своїх погрозах. </text:span><text:span text:style-name="T45">(П‑2, 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2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72" table:number-columns-spanned="5" office:value-type="string">
            <text:p text:style-name="P35"><text:span text:style-name="T106">мор</text:span><text:span text:style-name="T106">о</text:span><text:span text:style-name="T4"></text:span><text:span text:style-name="T106">з</text:span></text:p>
            <text:p text:style-name="P44"><text:span text:style-name="T95">-у, </text:span><text:span text:style-name="T97">ч.</text:span></text:p>
            <text:p text:style-name="P39"><text:span text:style-name="T66">Холод, коли температура повітря спадає нижче нуля. || Температура повітря нижче нуля. || Місце, де є такий холод. || </text:span><text:span text:style-name="T75">перев.</text:span><text:span text:style-name="T66"> </text:span><text:span text:style-name="T75">мн.</text:span><text:span text:style-name="T66"> Холодна зимова погода; холод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7</text:p>
          </table:table-cell>
          <table:table-cell table:style-name="Dictionary.B373" table:number-columns-spanned="3" office:value-type="string">
            <text:p text:style-name="P28">Стонастóрчений</text:p>
            <text:p text:style-name="P9"><text:soft-page-break/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73" table:number-columns-spanned="3" office:value-type="string">
            <text:p text:style-name="P9"><text:span text:style-name="T51">утворене способом </text:span><text:soft-page-break/><text:span text:style-name="T51">основословоскладання, похідне від </text:span><text:span text:style-name="T51">слів:</text:span><text:span text:style-name="T37"> </text:span><text:span text:style-name="T40">сто</text:span><text:span text:style-name="T37"> і </text:span><text:span text:style-name="T40">настóрчений</text:span></text:p>
          </table:table-cell>
          <table:covered-table-cell/>
          <table:covered-table-cell/>
          <table:table-cell table:style-name="Dictionary.H373" table:number-columns-spanned="3" office:value-type="string">
            <text:p text:style-name="P15">Кружеляє понад ними</text:p>
            <text:p text:style-name="P15"><text:soft-page-break/>вечір, крила розкриливши,</text:p>
            <text:p text:style-name="P15">впав на горлицю із неба</text:p>
            <text:p text:style-name="P9"><text:span text:style-name="T31">стонасторчений</text:span><text:span text:style-name="T27"> коршак. </text:span><text:span text:style-name="T45">(П‑1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4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74" table:number-columns-spanned="5" office:value-type="string">
            <text:p text:style-name="P9"><text:span text:style-name="T40">настóрчений </text:span><text:span text:style-name="T57">(насторчений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8</text:p>
          </table:table-cell>
          <table:table-cell table:style-name="Dictionary.B375" table:number-columns-spanned="3" office:value-type="string">
            <text:p text:style-name="P28">Стопровáлл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375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то</text:span><text:span text:style-name="T37"> і </text:span><text:span text:style-name="T40">провáлля</text:span></text:p>
          </table:table-cell>
          <table:covered-table-cell/>
          <table:covered-table-cell/>
          <table:table-cell table:style-name="Dictionary.H375" table:number-columns-spanned="3" office:value-type="string">
            <text:p text:style-name="P15">Якась лежить на нас печаль.</text:p>
            <text:p text:style-name="P15">І чим ми Бога прогнівили,</text:p>
            <text:p text:style-name="P15">Іване-брате? Скільки сили</text:p>
            <text:p text:style-name="P9"><text:span text:style-name="T27">втелющили до </text:span><text:span text:style-name="T31">стопроваль</text:span><text:span text:style-name="T27">. </text:span><text:span text:style-name="T45">(П‑2, 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6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76" table:number-columns-spanned="5" office:value-type="string">
            <text:p text:style-name="P35"><text:span text:style-name="T106">пров</text:span><text:span text:style-name="T106">а</text:span><text:span text:style-name="T4"></text:span><text:span text:style-name="T106">лля</text:span></text:p>
            <text:p text:style-name="P44"><text:span text:style-name="T95">-я, </text:span><text:span text:style-name="T97">с.</text:span></text:p>
            <text:p text:style-name="P39"><text:span text:style-name="T66">1) Глибока яма, яр, западина, розколина на земній поверхні. || </text:span><text:span text:style-name="T75">чого</text:span><text:span text:style-name="T66">. Безмежний простір, безмірна глибина. || Проміжок, незаповнений простір між чим-небудь. || </text:span><text:span text:style-name="T75">перен.</text:span><text:span text:style-name="T66"> Про глибоке </text:span><text:span text:style-name="T66">розходження, незгоду між ким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89</text:p>
          </table:table-cell>
          <table:table-cell table:style-name="Dictionary.B377" table:number-columns-spanned="3" office:value-type="string">
            <text:p text:style-name="P28">Стопровáль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77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то</text:span><text:span text:style-name="T37"> і </text:span><text:span text:style-name="T40">провáльний</text:span></text:p>
          </table:table-cell>
          <table:covered-table-cell/>
          <table:covered-table-cell/>
          <table:table-cell table:style-name="Dictionary.H377" table:number-columns-spanned="3" office:value-type="string">
            <text:p text:style-name="P15">Око ока ми,</text:p>
            <text:p text:style-name="P15">не навчені подосі видивляти</text:p>
            <text:p text:style-name="P15">довкіл і не обрушувати горя</text:p>
            <text:p text:style-name="P9"><text:span text:style-name="T27">сухі тороси в </text:span><text:span text:style-name="T31">стопровальний</text:span><text:span text:style-name="T27"> діл. </text:span><text:span text:style-name="T45">(П‑2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8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78" table:number-columns-spanned="5" office:value-type="string">
            <text:p text:style-name="P35"><text:span text:style-name="T106">пров</text:span><text:span text:style-name="T106">а</text:span><text:span text:style-name="T4"></text:span><text:span text:style-name="T106">льний</text:span></text:p>
            <text:p text:style-name="P44"><text:span text:style-name="T95">-а, -е.</text:span></text:p>
            <text:p text:style-name="P39"><text:span text:style-name="T66">Стос. до провалу (у 2 </text:span><text:span text:style-name="T75">знач.</text:span><text:span text:style-name="T66">); утворений </text:span><text:span text:style-name="T66">унаслідок провалу (в ґрунті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0</text:p>
          </table:table-cell>
          <table:table-cell table:style-name="Dictionary.B379" table:number-columns-spanned="3" office:value-type="string">
            <text:p text:style-name="P28">Сторíки</text:p>
            <text:p text:style-name="P9"><text:soft-page-break/><text:span text:style-name="T25">сторíк, </text:span><text:span text:style-name="T26">ім., мн., інд.-авт.</text:span></text:p>
          </table:table-cell>
          <table:covered-table-cell/>
          <table:covered-table-cell/>
          <table:table-cell table:style-name="Dictionary.E379" table:number-columns-spanned="3" office:value-type="string">
            <text:p text:style-name="P9"><text:span text:style-name="T51">утворене способом </text:span><text:soft-page-break/><text:span text:style-name="T51">основословоскладання, похідне від слів:</text:span><text:span text:style-name="T37"> </text:span><text:span text:style-name="T40">сто</text:span><text:span text:style-name="T37"> і </text:span><text:span text:style-name="T40">ріки</text:span></text:p>
          </table:table-cell>
          <table:covered-table-cell/>
          <table:covered-table-cell/>
          <table:table-cell table:style-name="Dictionary.H379" table:number-columns-spanned="3" office:value-type="string">
            <text:p text:style-name="P15">Хай край святиться. За горою</text:p>
            <text:p text:style-name="P9"><text:soft-page-break/><text:span text:style-name="T31">сторіки</text:span><text:span text:style-name="T27"> чорної ропи. </text:span><text:span text:style-name="T45">(П‑2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0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80" table:number-columns-spanned="5" office:value-type="string">
            <text:p text:style-name="P35"><text:span text:style-name="T106">рік</text:span><text:span text:style-name="T106">а</text:span><text:span text:style-name="T4"></text:span></text:p>
            <text:p text:style-name="P44"><text:span text:style-name="T95">-и</text:span><text:span text:style-name="T23"></text:span><text:span text:style-name="T95">, </text:span><text:span text:style-name="T97">ж.</text:span></text:p>
            <text:p text:style-name="P36">1) Водний потік, що живиться із джерела або стоком атмосферних опадів і тече по видовжених зниженнях рельєфу від верхів'я до гирла. || <text:span text:style-name="T121">чого</text:span>, <text:span text:style-name="T121">у сполуч.</text:span> <text:span text:style-name="T121">з </text:span><text:span text:style-name="T121">ім.</text:span> <text:span text:style-name="T121">у </text:span><text:span text:style-name="T121">род. в.</text:span> Уживається для образного позначення процесу, розвитку чого-небудь.</text:p>
            <text:p text:style-name="P39"><text:span text:style-name="T66">2) </text:span><text:span text:style-name="T75">чого</text:span><text:span text:style-name="T66">, </text:span><text:span text:style-name="T75">перен.</text:span><text:span text:style-name="T66"> Велика кількість чого-небудь такого, що тече, сиплеться і т. ін. || </text:span><text:span text:style-name="T75">кого</text:span><text:span text:style-name="T66">, </text:span><text:span text:style-name="T75">чого</text:span><text:span text:style-name="T66">, </text:span><text:span text:style-name="T75">яка</text:span><text:span text:style-name="T66">. Безперервний великий потік, маса кого-, чого-небудь, що рухаєтьс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1</text:p>
          </table:table-cell>
          <table:table-cell table:style-name="Dictionary.B381" table:number-columns-spanned="3" office:value-type="string">
            <text:p text:style-name="P28">Сторозтриклят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81" table:number-columns-spanned="3" office:value-type="string">
            <text:p text:style-name="P9"><text:span text:style-name="T51">утворене способом основословоскладання, похідне від слів:</text:span><text:span text:style-name="T37"> </text:span><text:span text:style-name="T40">сто</text:span><text:span text:style-name="T37"> і </text:span><text:span text:style-name="T40">розтриклятий</text:span></text:p>
          </table:table-cell>
          <table:covered-table-cell/>
          <table:covered-table-cell/>
          <table:table-cell table:style-name="Dictionary.H381" table:number-columns-spanned="3" office:value-type="string">
            <text:p text:style-name="P15">Аби лиш подолати гнів,</text:p>
            <text:p text:style-name="P9"><text:span text:style-name="T31">сторозтриклятий</text:span><text:span text:style-name="T27"> гнів здолати,</text:span></text:p>
            <text:p text:style-name="P15">я б поіменно міг назвати</text:p>
            <text:p text:style-name="P9"><text:span text:style-name="T27">усіх братів, усіх катів. </text:span><text:span text:style-name="T45">(П‑1, 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2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82" table:number-columns-spanned="5" office:value-type="string">
            <text:p text:style-name="P35"><text:span text:style-name="T106">розпрокл</text:span><text:span text:style-name="T106">я</text:span><text:span text:style-name="T4"></text:span><text:span text:style-name="T106">тий</text:span></text:p>
            <text:p text:style-name="P44"><text:span text:style-name="T95">-а, -е, </text:span><text:span text:style-name="T97">розм.</text:span></text:p>
            <text:p text:style-name="P36">Якого клянуть, проклинають; огидний, ненавис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2</text:p>
          </table:table-cell>
          <table:table-cell table:style-name="Dictionary.B383" table:number-columns-spanned="3" office:value-type="string">
            <text:p text:style-name="P28">Стосиній</text:p>
            <text:p text:style-name="P9"><text:span text:style-name="T25">-я, -є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83" table:number-columns-spanned="3" office:value-type="string">
            <text:p text:style-name="P9"><text:span text:style-name="T51">утворене способом основословосклада</text:span><text:soft-page-break/><text:span text:style-name="T51">ння, похідне від слів:</text:span><text:span text:style-name="T37"> </text:span><text:span text:style-name="T40">сто</text:span><text:span text:style-name="T37"> і </text:span><text:span text:style-name="T40">синій</text:span></text:p>
          </table:table-cell>
          <table:covered-table-cell/>
          <table:covered-table-cell/>
          <table:table-cell table:style-name="Dictionary.H383" table:number-columns-spanned="3" office:value-type="string">
            <text:p text:style-name="P9"><text:span text:style-name="T27">Червоним вином заливає мій погляд </text:span><text:span text:style-name="T31">стосиній</text:span><text:span text:style-name="T27">,</text:span></text:p>
            <text:p text:style-name="P15"><text:soft-page-break/>спустошені губи залито червоним вином,</text:p>
            <text:p text:style-name="P15">і видиться берег – далекий – у радісній піні,</text:p>
            <text:p text:style-name="P9"><text:span text:style-name="T27">і спокій приносить, і спокій обіцяний – бром. </text:span><text:span text:style-name="T45">(П‑2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4" table:number-columns-spanned="4" office:value-type="string">
            <text:p text:style-name="P9"><text:span text:style-name="T40">сто </text:span><text:span text:style-name="T58">(див. 170)</text:span></text:p>
          </table:table-cell>
          <table:covered-table-cell/>
          <table:covered-table-cell/>
          <table:covered-table-cell/>
          <table:table-cell table:style-name="Dictionary.F384" table:number-columns-spanned="5" office:value-type="string">
            <text:p text:style-name="P35"><text:span text:style-name="T106">с</text:span><text:span text:style-name="T106">и</text:span><text:span text:style-name="T4"></text:span><text:span text:style-name="T106">ній</text:span></text:p>
            <text:p text:style-name="P44"><text:span text:style-name="T95">-я, -є.</text:span></text:p>
            <text:p text:style-name="P39"><text:span text:style-name="T66">1) Який має забарвлення одного з основних кольорів спектра – середній між голубим і фіолетовим. || Який цвіте квітками такого кольору. || </text:span><text:span text:style-name="T66">Зробл. </text:span><text:span text:style-name="T66">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3</text:p>
          </table:table-cell>
          <table:table-cell table:style-name="Dictionary.B385" table:number-columns-spanned="3" office:value-type="string">
            <text:p text:style-name="P28">Схриплокрóн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385" table:number-columns-spanned="3" office:value-type="string">
            <text:p text:style-name="P9"><text:span text:style-name="T51">утворене складносуфіксальним способом, похідне від слів:</text:span><text:span text:style-name="T37"> </text:span><text:span text:style-name="T40">схриплий</text:span><text:span text:style-name="T37"> і </text:span><text:span text:style-name="T40">крóна</text:span></text:p>
          </table:table-cell>
          <table:covered-table-cell/>
          <table:covered-table-cell/>
          <table:table-cell table:style-name="Dictionary.H385" table:number-columns-spanned="3" office:value-type="string">
            <text:p text:style-name="P15">Пожухле листя опадає з віт,</text:p>
            <text:p text:style-name="P9"><text:span text:style-name="T27">голосить голий стовбур </text:span><text:span text:style-name="T31">схриплокронний</text:span><text:span text:style-name="T27">. </text:span><text:span text:style-name="T45">(П‑1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6" table:number-columns-spanned="4" office:value-type="string">
            <text:p text:style-name="P35"><text:span text:style-name="T106">схр</text:span><text:span text:style-name="T106">и</text:span><text:span text:style-name="T4"></text:span><text:span text:style-name="T106">плий</text:span></text:p>
            <text:p text:style-name="P44"><text:span text:style-name="T95">-а, -е, </text:span><text:span text:style-name="T97">розм.</text:span></text:p>
            <text:p text:style-name="P45"><text:span text:style-name="T96">1) Дієприкм. акт. мин. ч. до схрипнути.</text:span></text:p>
            <text:p text:style-name="P39"><text:span text:style-name="T66">2) </text:span><text:span text:style-name="T75">у знач.</text:span><text:span text:style-name="T66"> </text:span><text:span text:style-name="T75">прикм.</text:span><text:span text:style-name="T66"> Який звучить хрипло, з хрипотою; хрипкий.</text:span></text:p>
          </table:table-cell>
          <table:covered-table-cell/>
          <table:covered-table-cell/>
          <table:covered-table-cell/>
          <table:table-cell table:style-name="Dictionary.F386" table:number-columns-spanned="5" office:value-type="string">
            <text:p text:style-name="P9"><text:span text:style-name="T40">крóна </text:span><text:span text:style-name="T57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4</text:p>
          </table:table-cell>
          <table:table-cell table:style-name="Dictionary.B387" table:number-columns-spanned="3" office:value-type="string">
            <text:p text:style-name="P28">Тамбíк</text:p>
            <text:p text:style-name="P9"><text:soft-page-break/><text:span text:style-name="T25">-бóку, </text:span><text:span text:style-name="T26">ім., ч., інд.-авт.</text:span></text:p>
          </table:table-cell>
          <table:covered-table-cell/>
          <table:covered-table-cell/>
          <table:table-cell table:style-name="Dictionary.E387" table:number-columns-spanned="3" office:value-type="string">
            <text:p text:style-name="P9"><text:span text:style-name="T51">утворене способом </text:span><text:soft-page-break/><text:span text:style-name="T51">зрощення, похідне від слів:</text:span><text:span text:style-name="T37"> </text:span><text:span text:style-name="T40">там</text:span><text:span text:style-name="T37"> і </text:span><text:span text:style-name="T40">бік</text:span><text:span text:style-name="T37">. На тому боці</text:span></text:p>
          </table:table-cell>
          <table:covered-table-cell/>
          <table:covered-table-cell/>
          <table:table-cell table:style-name="Dictionary.H387" table:number-columns-spanned="3" office:value-type="string">
            <text:p text:style-name="P15">А товщею, в кризі, в імлі,</text:p>
            <text:p text:style-name="P9"><text:soft-page-break/><text:span text:style-name="T27">за </text:span><text:span text:style-name="T31">тамбоком</text:span><text:span text:style-name="T27">,</text:span></text:p>
            <text:p text:style-name="P15">сяє срібне серце землі</text:p>
            <text:p text:style-name="P9"><text:span text:style-name="T27">скорбним оком. </text:span><text:span text:style-name="T45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8" table:number-columns-spanned="4" office:value-type="string">
            <text:p text:style-name="P34">там</text:p>
            <text:p text:style-name="P44"><text:span text:style-name="T95">1) </text:span><text:span text:style-name="T97">присл.</text:span><text:span text:style-name="T95"> Указує на місце більш віддалене порівняно з іншим, ближчим; у тому місці, у тих місцях; </text:span><text:span text:style-name="T97">прот.</text:span><text:span text:style-name="T95"> тут. || Уживається в поєднанні з </text:span><text:span text:style-name="T97">пит.</text:span><text:span text:style-name="T95"> </text:span><text:span text:style-name="T97">займ.</text:span><text:span text:style-name="T95"> хто, що. || Вживається у функції співвідносного слова в головному реченні, якому в підрядному реченні відповідають сполучні </text:span><text:span text:style-name="T97">сл.</text:span><text:span text:style-name="T95"> де, куди. || Уживаючись на початку повторюваних речень або перед однорідними членами речення, означає: в одному місці ..., в іншому місці .... || Уживається в </text:span><text:span text:style-name="T97">знач.вказ.</text:span><text:span text:style-name="T95"> </text:span><text:span text:style-name="T97">сл.</text:span><text:span text:style-name="T95">, що замінює відповідний йому член попереднього речення,</text:span><text:span text:style-name="T97">перев.</text:span><text:span text:style-name="T95"> обставину місця.</text:span></text:p>
          </table:table-cell>
          <table:covered-table-cell/>
          <table:covered-table-cell/>
          <table:covered-table-cell/>
          <table:table-cell table:style-name="Dictionary.F388" table:number-columns-spanned="5" office:value-type="string">
            <text:p text:style-name="P34">бік</text:p>
            <text:p text:style-name="P44"><text:span text:style-name="T95">боку, </text:span><text:span text:style-name="T97">ч.</text:span></text:p>
            <text:p text:style-name="P36">4) Напрямок або місцевість, що лежить у цьому напрямку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5</text:p>
          </table:table-cell>
          <table:table-cell table:style-name="Dictionary.B389" table:number-columns-spanned="3" office:value-type="string">
            <text:p text:style-name="P28">Тихоплин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389" table:number-columns-spanned="3" office:value-type="string">
            <text:p text:style-name="P9"><text:span text:style-name="T51">утворене нульсуфіксальним способом, похідне від слова</text:span><text:span text:style-name="T46"> </text:span><text:span text:style-name="T41">тихоплинний</text:span></text:p>
          </table:table-cell>
          <table:covered-table-cell/>
          <table:covered-table-cell/>
          <table:table-cell table:style-name="Dictionary.H389" table:number-columns-spanned="3" office:value-type="string">
            <text:p text:style-name="P15">Земного болю брилу – підбився я на силу</text:p>
            <text:p text:style-name="P15">разком сліпучих днин. Ти знаєш чий ти син?</text:p>
            <text:p text:style-name="P15">Атож, запевне знаю. А душу проминаю - </text:p>
            <text:p text:style-name="P9"><text:span text:style-name="T27">і власну в </text:span><text:span text:style-name="T31">тихоплин</text:span><text:span text:style-name="T27">. </text:span><text:span text:style-name="T45">(П‑2, 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0" table:number-columns-spanned="9" office:value-type="string">
            <text:p text:style-name="P35"><text:span text:style-name="T106">тихопл</text:span><text:span text:style-name="T106">и</text:span><text:span text:style-name="T4"></text:span><text:span text:style-name="T106">нний</text:span></text:p>
            <text:p text:style-name="P44"><text:soft-page-break/><text:span text:style-name="T95">-а, -е, </text:span><text:span text:style-name="T97">поет.</text:span></text:p>
            <text:p text:style-name="P39"><text:span text:style-name="T66">Який тихо плине. </text:span><text:span text:style-name="T75">Тихоплинна річка</text:span><text:span text:style-name="T66">. </text:span><text:span text:style-name="T75">Тихоплинні розмови</text:span><text:span text:style-name="T66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6</text:p>
          </table:table-cell>
          <table:table-cell table:style-name="Dictionary.B391" table:number-columns-spanned="3" office:value-type="string">
            <text:p text:style-name="P28">Тойящобáтько</text:p>
            <text:p text:style-name="P9"><text:span text:style-name="T25">-а, </text:span><text:span text:style-name="T26">ім., ч., інд.-авт.</text:span></text:p>
          </table:table-cell>
          <table:covered-table-cell/>
          <table:covered-table-cell/>
          <table:table-cell table:style-name="Dictionary.E391" table:number-columns-spanned="3" office:value-type="string">
            <text:p text:style-name="P9"><text:span text:style-name="T51">утворене способом зрощення, похідне від слів:</text:span><text:span text:style-name="T37"> </text:span><text:span text:style-name="T40">той, я, що</text:span><text:span text:style-name="T37"> і </text:span><text:span text:style-name="T40">бáтько</text:span></text:p>
          </table:table-cell>
          <table:covered-table-cell/>
          <table:covered-table-cell/>
          <table:table-cell table:style-name="Dictionary.H391" table:number-columns-spanned="3" office:value-type="string">
            <text:p text:style-name="P15">Я тіло нагострив на чаї та акридах,</text:p>
            <text:p text:style-name="P15">а душу – пошукай. І не питай.</text:p>
            <text:p text:style-name="P15">Тойящосин не чує вже мене.</text:p>
            <text:p text:style-name="P9"><text:span text:style-name="T31">Тойящобатько</text:span><text:span text:style-name="T27"> вже не чую сина. </text:span><text:span text:style-name="T45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2" office:value-type="string">
            <text:p text:style-name="P34">той</text:p>
            <text:p text:style-name="P44"><text:span text:style-name="T94">I </text:span><text:span text:style-name="T95">того, </text:span><text:span text:style-name="T97">ч.</text:span><text:span text:style-name="T95">, та, тієї, </text:span><text:span text:style-name="T97">рідко </text:span><text:span text:style-name="T95">тої, </text:span><text:span text:style-name="T97">заст.</text:span><text:span text:style-name="T95"> тії, </text:span><text:span text:style-name="T97">ж.</text:span><text:span text:style-name="T95">, те, того, </text:span><text:span text:style-name="T97">с.</text:span><text:span text:style-name="T95">; </text:span><text:span text:style-name="T97">мн.</text:span><text:span text:style-name="T95"> ті, тих; </text:span><text:span text:style-name="T97">займ.</text:span></text:p>
            <text:p text:style-name="P39"><text:span text:style-name="T66">4) </text:span><text:span text:style-name="T75">вказ.</text:span><text:span text:style-name="T66"> Уживається для вказівки на один предмет, одну особу і т. ін. із двох або кількох подібних, з ряду однорідних, коли їх перелічують або зіставляють. || </text:span><text:span text:style-name="T75">у знач.</text:span><text:span text:style-name="T66"> </text:span><text:span text:style-name="T75">ім.</text:span><text:span text:style-name="T66"> той, тог</text:span><text:span text:style-name="T66">о</text:span><text:span text:style-name="T66">, </text:span><text:span text:style-name="T75">ч.</text:span><text:span text:style-name="T66">; та, ті</text:span><text:span text:style-name="T66">є</text:span><text:span text:style-name="T66">ї, </text:span><text:span text:style-name="T75">ж.</text:span><text:span text:style-name="T66">; те, тог</text:span><text:span text:style-name="T66">о</text:span><text:span text:style-name="T66">, </text:span><text:span text:style-name="T75">с.</text:span><text:span text:style-name="T66">; ті, </text:span><text:span text:style-name="T66">тих, </text:span><text:span text:style-name="T75">мн.</text:span><text:span text:style-name="T66"> Узагальне</text:span><text:soft-page-break/><text:span text:style-name="T66">но вказує на предмет, особу, явище (без попередньої згадки про них) при переліченні або зіставленні в якійсь площині. || </text:span><text:span text:style-name="T75">у знач.</text:span><text:span text:style-name="T66"> </text:span><text:span text:style-name="T75">ім.</text:span><text:span text:style-name="T66"> те, тог</text:span><text:span text:style-name="T66">о</text:span><text:span text:style-name="T66">, </text:span><text:span text:style-name="T75">с.</text:span><text:span text:style-name="T66"> </text:span><text:span text:style-name="T66">У </text:span><text:span text:style-name="T75">сполуч.</text:span><text:span text:style-name="T66"> зі </text:span><text:span text:style-name="T75">сл.</text:span><text:span text:style-name="T66"> все вказує на </text:span><text:span text:style-name="T66">перелічувані предмети, виконуючи функцію узагальнюючого слова.</text:span></text:p>
          </table:table-cell>
          <table:table-cell table:style-name="Dictionary.C392" table:number-columns-spanned="3" office:value-type="string">
            <text:p text:style-name="P34">я</text:p>
            <text:p text:style-name="P44"><text:span text:style-name="T94">II </text:span><text:span text:style-name="T95">мене, </text:span><text:span text:style-name="T97">займ.</text:span><text:span text:style-name="T95"> </text:span><text:span text:style-name="T97">особ.</text:span><text:span text:style-name="T95"> 1 </text:span><text:span text:style-name="T97">ос.</text:span><text:span text:style-name="T95"> </text:span><text:span text:style-name="T97">одн.</text:span></text:p>
            <text:p text:style-name="P36">1) Уживається мовцем для називання самого себе.</text:p>
            <text:p text:style-name="P36">2) <text:span text:style-name="T121">у знач.</text:span> <text:span text:style-name="T121">ім.</text:span>, <text:span text:style-name="T121">невідм.</text:span>, <text:span text:style-name="T121">с.</text:span> Уживається для позначення усвідомлюваної людиною власної сутності, себе в навколишньому світі. || <text:span text:style-name="T121">філос.</text:span>Уживається для визначення суб'єкта.</text:p>
            <text:p text:style-name="P9"><text:soft-page-break/></text:p>
          </table:table-cell>
          <table:covered-table-cell/>
          <table:covered-table-cell/>
          <table:table-cell table:style-name="Dictionary.F392" table:number-columns-spanned="4" office:value-type="string">
            <text:p text:style-name="P34">що</text:p>
            <text:p text:style-name="P44"><text:span text:style-name="T94">II</text:span></text:p>
            <text:p text:style-name="P39"><text:span text:style-name="T66">1) </text:span><text:span text:style-name="T75">з'ясувальний</text:span><text:span text:style-name="T66">. </text:span><text:span text:style-name="T66">Уживається для зв'язку підрядного додаткового з присудком або іншим членом головного речення.</text:span></text:p>
          </table:table-cell>
          <table:covered-table-cell/>
          <table:covered-table-cell/>
          <table:covered-table-cell/>
          <table:table-cell table:style-name="Dictionary.J392" office:value-type="string">
            <text:p text:style-name="P35"><text:span text:style-name="T106">б</text:span><text:span text:style-name="T106">а</text:span><text:span text:style-name="T4"></text:span><text:span text:style-name="T106">тько</text:span></text:p>
            <text:p text:style-name="P44"><text:span text:style-name="T95">-а, </text:span><text:span text:style-name="T97">ч.</text:span></text:p>
            <text:p text:style-name="P36">1) Чоловік стосовно до своїх дітей.</text:p>
          </table:table-cell>
        </table:table-row>
        <table:table-row>
          <table:table-cell table:style-name="Dictionary.A3" table:number-rows-spanned="2" office:value-type="string">
            <text:p text:style-name="P3">197</text:p>
          </table:table-cell>
          <table:table-cell table:style-name="Dictionary.B393" table:number-columns-spanned="3" office:value-type="string">
            <text:p text:style-name="P28">Тойящосин</text:p>
            <text:p text:style-name="P9"><text:span text:style-name="T25">-а, </text:span><text:span text:style-name="T26">ім., ч., інд.-авт.</text:span></text:p>
          </table:table-cell>
          <table:covered-table-cell/>
          <table:covered-table-cell/>
          <table:table-cell table:style-name="Dictionary.E393" table:number-columns-spanned="3" office:value-type="string">
            <text:p text:style-name="P9"><text:span text:style-name="T51">утворене способом зрощення, похідне від слів:</text:span><text:span text:style-name="T37"> </text:span><text:span text:style-name="T40">той, я, що</text:span><text:span text:style-name="T37"> і </text:span><text:span text:style-name="T40">син</text:span></text:p>
          </table:table-cell>
          <table:covered-table-cell/>
          <table:covered-table-cell/>
          <table:table-cell table:style-name="Dictionary.H393" table:number-columns-spanned="3" office:value-type="string">
            <text:p text:style-name="P15">Я тіло нагострив на чаї та акридах,</text:p>
            <text:p text:style-name="P15">а душу – пошукай. І не питай.</text:p>
            <text:p text:style-name="P9"><text:span text:style-name="T31">Тойящосин</text:span><text:span text:style-name="T27"> не чує вже мене.</text:span></text:p>
            <text:p text:style-name="P9"><text:span text:style-name="T27">Тойящобатько вже не чую сина. </text:span><text:span text:style-name="T45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4" office:value-type="string">
            <text:p text:style-name="P9"><text:span text:style-name="T40">той </text:span><text:span text:style-name="T57">(див. 196)</text:span></text:p>
          </table:table-cell>
          <table:table-cell table:style-name="Dictionary.C394" table:number-columns-spanned="3" office:value-type="string">
            <text:p text:style-name="P9"><text:span text:style-name="T40">я </text:span><text:span text:style-name="T57">(див. 196)</text:span></text:p>
          </table:table-cell>
          <table:covered-table-cell/>
          <table:covered-table-cell/>
          <table:table-cell table:style-name="Dictionary.F394" table:number-columns-spanned="4" office:value-type="string">
            <text:p text:style-name="P9"><text:span text:style-name="T40">що </text:span><text:span text:style-name="T57">(див. 196)</text:span></text:p>
          </table:table-cell>
          <table:covered-table-cell/>
          <table:covered-table-cell/>
          <table:covered-table-cell/>
          <table:table-cell table:style-name="Dictionary.J394" office:value-type="string">
            <text:p text:style-name="P34">син</text:p>
            <text:p text:style-name="P44"><text:span text:style-name="T95">-а, </text:span><text:span text:style-name="T97">ч.</text:span></text:p>
            <text:p text:style-name="P39"><text:span text:style-name="T66">1) Особа чоловічої статі стосовно своїх батьків. || </text:span><text:soft-page-break/><text:span text:style-name="T66">Ласкаве звертання батьків до сина. || </text:span><text:span text:style-name="T75">перев.</text:span><text:span text:style-name="T66"> </text:span><text:span text:style-name="T75">мн.</text:span><text:span text:style-name="T66">, </text:span><text:span text:style-name="T75">у сполуч.</text:span><text:span text:style-name="T66"> </text:span><text:span text:style-name="T75">зі </text:span><text:span text:style-name="T75">сл.</text:span><text:span text:style-name="T66"> сокіл, </text:span><text:span text:style-name="T66">орел, </text:span><text:span text:style-name="T75">нар.-поет.</text:span><text:span text:style-name="T66">Ласкаве називання синів.</text:span></text:p>
          </table:table-cell>
        </table:table-row>
        <table:table-row>
          <table:table-cell table:style-name="Dictionary.A3" table:number-rows-spanned="2" office:value-type="string">
            <text:p text:style-name="P3">198</text:p>
          </table:table-cell>
          <table:table-cell table:style-name="Dictionary.B395" table:number-columns-spanned="3" office:value-type="string">
            <text:p text:style-name="P28">Тонкожáло</text:p>
            <text:p text:style-name="P16">присл., інд.-авт.</text:p>
          </table:table-cell>
          <table:covered-table-cell/>
          <table:covered-table-cell/>
          <table:table-cell table:style-name="Dictionary.E395" table:number-columns-spanned="3" office:value-type="string">
            <text:p text:style-name="P9"><text:span text:style-name="T49">утворене способом </text:span><text:span text:style-name="T49">основословоскладання, похідне від слів:</text:span><text:span text:style-name="T37"> </text:span><text:span text:style-name="T40">тонкий</text:span><text:span text:style-name="T37"> і </text:span><text:span text:style-name="T40">жáло</text:span></text:p>
          </table:table-cell>
          <table:covered-table-cell/>
          <table:covered-table-cell/>
          <table:table-cell table:style-name="Dictionary.H395" table:number-columns-spanned="3" office:value-type="string">
            <text:p text:style-name="P9"><text:span text:style-name="T27">І буде ще щось. Буде ще щось. </text:span><text:span text:style-name="T27">День</text:span></text:p>
            <text:p text:style-name="P15">стоїть – гінкий, неначе телевежа,</text:p>
            <text:p text:style-name="P9"><text:span text:style-name="T27">і все вивищується </text:span><text:span text:style-name="T31">тонкожало</text:span><text:span text:style-name="T27">… </text:span><text:span text:style-name="T45">(П‑2, 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6" table:number-columns-spanned="4" office:value-type="string">
            <text:p text:style-name="P9"><text:span text:style-name="T40">тонкий </text:span><text:span text:style-name="T57">(див. 5)</text:span></text:p>
          </table:table-cell>
          <table:covered-table-cell/>
          <table:covered-table-cell/>
          <table:covered-table-cell/>
          <table:table-cell table:style-name="Dictionary.F396" table:number-columns-spanned="5" office:value-type="string">
            <text:p text:style-name="P9"><text:span text:style-name="T40">жáло </text:span><text:span text:style-name="T57">(див. 1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199</text:p>
          </table:table-cell>
          <table:table-cell table:style-name="Dictionary.B397" table:number-columns-spanned="3" office:value-type="string">
            <text:p text:style-name="P28">Тремт</text:p>
            <text:p text:style-name="P9"><text:span text:style-name="T25">-у, </text:span><text:span text:style-name="T26">ім., ч., інд.-авт.</text:span></text:p>
          </table:table-cell>
          <table:covered-table-cell/>
          <table:covered-table-cell/>
          <table:table-cell table:style-name="Dictionary.E397" table:number-columns-spanned="3" office:value-type="string">
            <text:p text:style-name="P9"><text:span text:style-name="T51">утворене нульсуфіксальним способом, похідне від слова</text:span><text:span text:style-name="T46"> </text:span><text:span text:style-name="T41">тремті</text:span><text:span text:style-name="T40"></text:span><text:span text:style-name="T41">ння</text:span></text:p>
          </table:table-cell>
          <table:covered-table-cell/>
          <table:covered-table-cell/>
          <table:table-cell table:style-name="Dictionary.H397" table:number-columns-spanned="3" office:value-type="string">
            <text:p text:style-name="P15">…опуст, розпадання</text:p>
            <text:p text:style-name="P15">материка, раптовий зсув і дляння,</text:p>
            <text:p text:style-name="P9"><text:span text:style-name="T27">і </text:span><text:span text:style-name="T31">трепет</text:span><text:span text:style-name="T27"> рук, і тремт повік німий. </text:span><text:span text:style-name="T45">(П‑1, 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8" table:number-columns-spanned="9" office:value-type="string">
            <text:p text:style-name="P35"><text:span text:style-name="T106">тремт</text:span><text:span text:style-name="T106">і</text:span><text:span text:style-name="T4"></text:span><text:span text:style-name="T106">ння</text:span></text:p>
            <text:p text:style-name="P44"><text:span text:style-name="T95">-я, </text:span><text:span text:style-name="T97">с.</text:span></text:p>
            <text:p text:style-name="P45"><text:span text:style-name="T96">1) Дія за знач. тремтіти 1-3).</text:span></text:p>
            <text:p text:style-name="P36">2) Посилене биття серця, прискорене пульсування крові, спричинені хвилюванням, переживанням; схвильований ста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0</text:p>
          </table:table-cell>
          <table:table-cell table:style-name="Dictionary.B399" table:number-columns-spanned="3" office:value-type="string">
            <text:p text:style-name="P28">Уводноряд</text:p>
            <text:p text:style-name="P16">присл., інд.-авт.</text:p>
          </table:table-cell>
          <table:covered-table-cell/>
          <table:covered-table-cell/>
          <table:table-cell table:style-name="Dictionary.E399" table:number-columns-spanned="3" office:value-type="string">
            <text:p text:style-name="P9"><text:span text:style-name="T49">утворене способом зрощення, похідне від слів:</text:span><text:span text:style-name="T46"> </text:span><text:span text:style-name="T48">у</text:span><text:span text:style-name="T46">, </text:span><text:span text:style-name="T48">оди</text:span><text:span text:style-name="T47"></text:span><text:span text:style-name="T48">н</text:span><text:span text:style-name="T46"> і </text:span><text:span text:style-name="T48">ряд</text:span></text:p>
          </table:table-cell>
          <table:covered-table-cell/>
          <table:covered-table-cell/>
          <table:table-cell table:style-name="Dictionary.H399" table:number-columns-spanned="3" office:value-type="string">
            <text:p text:style-name="P15">Тепер ти сам, як вулій цей гулкий,</text:p>
            <text:p text:style-name="P9"><text:span text:style-name="T27">стаєш </text:span><text:span text:style-name="T31">уводноряд</text:span><text:span text:style-name="T27"> до цілосвіту,</text:span></text:p>
            <text:p text:style-name="P15">коли з грудей твоїх <text:soft-page-break/>несамовитих</text:p>
            <text:p text:style-name="P9"><text:span text:style-name="T27">усі повийшли зашпори-голки. </text:span><text:span text:style-name="T45">(П‑2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0" table:number-columns-spanned="3" office:value-type="string">
            <text:p text:style-name="P35">в</text:p>
            <text:p text:style-name="P44"><text:span text:style-name="T94">II </text:span><text:span text:style-name="T95">(у), </text:span><text:span text:style-name="T97">рідко </text:span><text:span text:style-name="T95">ув – </text:span><text:span text:style-name="T97">із знах.</text:span><text:span text:style-name="T95">, </text:span><text:span text:style-name="T97">місц.</text:span><text:span text:style-name="T95"> </text:span><text:span text:style-name="T97">і род.</text:span><text:span text:style-name="T95"> </text:span><text:span text:style-name="T97">відмінками</text:span><text:span text:style-name="T95">; </text:span><text:span text:style-name="T97">рідко </text:span><text:span text:style-name="T95">вві (уві), ві – </text:span><text:span text:style-name="T97">іззнах.</text:span><text:span text:style-name="T95"> </text:span><text:span text:style-name="T97">і місц.</text:span><text:span text:style-name="T95"> </text:span><text:span text:style-name="T97">відмінками</text:span><text:span text:style-name="T95">; </text:span><text:span text:style-name="T97">прийм.</text:span><text:span text:style-name="T95"> Сполучення з в (у) виражають: Просторові відношення:</text:span></text:p>
            <text:p text:style-name="P39"><text:span text:style-name="T66">1) </text:span><text:span text:style-name="T75">із </text:span><text:span text:style-name="T75">знах.</text:span><text:span text:style-name="T66"> </text:span><text:span text:style-name="T75">і </text:span><text:span text:style-name="T75">місц. в.</text:span><text:span text:style-name="T66"> Уживається на означення предмета, місця, простору: а) всередину якого, куди спрямована дія (</text:span><text:span text:style-name="T75">знах. в.</text:span><text:span text:style-name="T66">).</text:span></text:p>
          </table:table-cell>
          <table:covered-table-cell/>
          <table:covered-table-cell/>
          <table:table-cell table:style-name="Dictionary.E400" table:number-columns-spanned="4" office:value-type="string">
            <text:p text:style-name="P35"><text:span text:style-name="T106">од</text:span><text:span text:style-name="T106">и</text:span><text:span text:style-name="T4"></text:span><text:span text:style-name="T106">н</text:span></text:p>
            <text:p text:style-name="P44"><text:span text:style-name="T95">одного, </text:span><text:span text:style-name="T97">ч.</text:span><text:span text:style-name="T95">; одна, однієї </text:span><text:span text:style-name="T97">і </text:span><text:span text:style-name="T95">одної, </text:span><text:span text:style-name="T97">ж.</text:span><text:span text:style-name="T95">; одно </text:span><text:span text:style-name="T97">і </text:span><text:span text:style-name="T95">одне, одного, </text:span><text:span text:style-name="T97">с.</text:span><text:span text:style-name="T95"> (</text:span><text:span text:style-name="T97">мн.</text:span><text:span text:style-name="T95"> одні, одних), </text:span><text:span text:style-name="T97">числ.</text:span><text:span text:style-name="T95"> </text:span><text:span text:style-name="T97">кільк.</text:span></text:p>
            <text:p text:style-name="P39"><text:span text:style-name="T66">4) </text:span><text:span text:style-name="T75">у знач.</text:span><text:span text:style-name="T66"> </text:span><text:span text:style-name="T75">займ.</text:span><text:span text:style-name="T66"> </text:span><text:span text:style-name="T75">вказ.</text:span><text:span text:style-name="T66"> Той самий. || Однаковий, тотожний. || </text:span><text:span text:style-name="T75">у знач.ім.</text:span><text:span text:style-name="T66"> одн</text:span><text:span text:style-name="T66">о</text:span><text:span text:style-name="T18"></text:span><text:span text:style-name="T66"> </text:span><text:span text:style-name="T66">(одн</text:span><text:span text:style-name="T66">е</text:span><text:span text:style-name="T18"></text:span><text:span text:style-name="T66">), одног</text:span><text:span text:style-name="T66">о</text:span><text:span text:style-name="T18"></text:span><text:span text:style-name="T66">, </text:span><text:span text:style-name="T75">с.</text:span><text:span text:style-name="T66"> Те саме.</text:span></text:p>
          </table:table-cell>
          <table:covered-table-cell/>
          <table:covered-table-cell/>
          <table:covered-table-cell/>
          <table:table-cell table:style-name="Dictionary.I400" table:number-columns-spanned="2" office:value-type="string">
            <text:p text:style-name="P34">ряд</text:p>
            <text:p text:style-name="P44"><text:span text:style-name="T95">-у, </text:span><text:span text:style-name="T97">ч.</text:span></text:p>
            <text:p text:style-name="P45"><text:span text:style-name="T96">1) Сукупність однорідних предметів або живих істот, розташованих одне поруч з одним, одне за одним, витягнутих в одну лінію. || Те саме, що гряда. || </text:span><text:span text:style-name="T98">у знач.</text:span><text:span text:style-name="T96"> </text:span><text:span text:style-name="T98">присл.</text:span><text:span text:style-name="T96"> рядом, рядами. Один повз одного, один за одним, один біля одного, в одну лінію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3">201</text:p>
          </table:table-cell>
          <table:table-cell table:style-name="Dictionary.B401" table:number-columns-spanned="3" office:value-type="string">
            <text:p text:style-name="P28">Усеблаги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401" table:number-columns-spanned="3" office:value-type="string">
            <text:p text:style-name="P9"><text:span text:style-name="T51">утворене способом зрощення, похідне від слів:</text:span><text:span text:style-name="T37"> </text:span><text:span text:style-name="T40">усé</text:span><text:span text:style-name="T37"> і </text:span><text:span text:style-name="T40">благий</text:span></text:p>
          </table:table-cell>
          <table:covered-table-cell/>
          <table:covered-table-cell/>
          <table:table-cell table:style-name="Dictionary.H401" table:number-columns-spanned="3" office:value-type="string">
            <text:p text:style-name="P15">І снився Кар – зажурений такий,</text:p>
            <text:p text:style-name="P15">немов отетерілий од докуки,</text:p>
            <text:p text:style-name="P15">допоки мати заламає руки,</text:p>
            <text:p text:style-name="P9"><text:span text:style-name="T27">наш гріх відпустить Бог </text:span><text:span text:style-name="T31">усеблагий</text:span><text:span text:style-name="T27">. </text:span><text:span text:style-name="T45">(П‑2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2" table:number-columns-spanned="4" office:value-type="string">
            <text:p text:style-name="P34">все</text:p>
            <text:p text:style-name="P44"><text:span text:style-name="T94">II </text:span><text:span text:style-name="T95">(усе), </text:span><text:span text:style-name="T97">присл.</text:span><text:span text:style-name="T95">, </text:span><text:span text:style-name="T97">розм.</text:span></text:p>
            <text:p text:style-name="P36">1) Постійно, завжди. || Досить довго.</text:p>
            <text:p text:style-name="P36"><text:soft-page-break/>2) Скрізь, усюди.</text:p>
          </table:table-cell>
          <table:covered-table-cell/>
          <table:covered-table-cell/>
          <table:covered-table-cell/>
          <table:table-cell table:style-name="Dictionary.F402" table:number-columns-spanned="5" office:value-type="string">
            <text:p text:style-name="P35"><text:span text:style-name="T106">благ</text:span><text:span text:style-name="T106">и</text:span><text:span text:style-name="T4"></text:span><text:span text:style-name="T106">й</text:span></text:p>
            <text:p text:style-name="P44"><text:span text:style-name="T95">-а, -е.</text:span></text:p>
            <text:p text:style-name="P36">2) <text:span text:style-name="T121">заст.</text:span> Добрий, добросердий, <text:soft-page-break/>лагід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2</text:p>
          </table:table-cell>
          <table:table-cell table:style-name="Dictionary.B403" table:number-columns-spanned="3" office:value-type="string">
            <text:p text:style-name="P28">Усевитóнчува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403" table:number-columns-spanned="3" office:value-type="string">
            <text:p text:style-name="P9"><text:span text:style-name="T51">утворене способом </text:span><text:span text:style-name="T51">зрощення, похідне від слів:</text:span><text:span text:style-name="T37"> </text:span><text:span text:style-name="T40">усé</text:span><text:span text:style-name="T37"> і </text:span><text:span text:style-name="T40">витóнчуваний </text:span><text:span text:style-name="T57">(від </text:span><text:span text:style-name="T40">витóнчувати</text:span><text:span text:style-name="T57">)</text:span></text:p>
          </table:table-cell>
          <table:covered-table-cell/>
          <table:covered-table-cell/>
          <table:table-cell table:style-name="Dictionary.H403" table:number-columns-spanned="3" office:value-type="string">
            <text:p text:style-name="P9"><text:span text:style-name="T31">Усевитончуваний</text:span><text:span text:style-name="T27"> зойк,</text:span></text:p>
            <text:p text:style-name="P15">крик крику, крику крик.</text:p>
            <text:p text:style-name="P15">Задосить. Спекайся морок,</text:p>
            <text:p text:style-name="P9"><text:span text:style-name="T27">хоч як до них і звик. </text:span><text:span text:style-name="T45">(П‑2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4" table:number-columns-spanned="4" office:value-type="string">
            <text:p text:style-name="P9"><text:span text:style-name="T40">усé </text:span><text:span text:style-name="T58">(див. 6)</text:span></text:p>
          </table:table-cell>
          <table:covered-table-cell/>
          <table:covered-table-cell/>
          <table:covered-table-cell/>
          <table:table-cell table:style-name="Dictionary.F404" table:number-columns-spanned="5" office:value-type="string">
            <text:p text:style-name="P35"><text:span text:style-name="T106">вит</text:span><text:span text:style-name="T106">о</text:span><text:span text:style-name="T4"></text:span><text:span text:style-name="T106">нчувати</text:span></text:p>
            <text:p text:style-name="P44"><text:span text:style-name="T95">-ую, -уєш, </text:span><text:span text:style-name="T97">недок.</text:span><text:span text:style-name="T95">, витончити, -чу, -чиш, </text:span><text:span text:style-name="T97">док.</text:span><text:span text:style-name="T95">, </text:span><text:span text:style-name="T97">перех.</text:span></text:p>
            <text:p text:style-name="P36">1) Робити тоншим.</text:p>
            <text:p text:style-name="P36">2) Робити розвиненішим, гостріши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3</text:p>
          </table:table-cell>
          <table:table-cell table:style-name="Dictionary.B405" table:number-columns-spanned="3" office:value-type="string">
            <text:p text:style-name="P28">Усевладуще</text:p>
            <text:p text:style-name="P9"><text:span text:style-name="T25">-щого, </text:span><text:span text:style-name="T26">ім., с., інд.-авт.</text:span></text:p>
          </table:table-cell>
          <table:covered-table-cell/>
          <table:covered-table-cell/>
          <table:table-cell table:style-name="Dictionary.E405" table:number-columns-spanned="3" office:value-type="string">
            <text:p text:style-name="P9"><text:span text:style-name="T51">утворене способом зрощення, похідне від слів:</text:span><text:span text:style-name="T37"> </text:span><text:span text:style-name="T40">усé</text:span><text:span text:style-name="T37"> і </text:span><text:span text:style-name="T40">владýще</text:span><text:span text:style-name="T37"> (від </text:span><text:span text:style-name="T40">владущий</text:span><text:span text:style-name="T37">)</text:span></text:p>
          </table:table-cell>
          <table:covered-table-cell/>
          <table:covered-table-cell/>
          <table:table-cell table:style-name="Dictionary.H405" table:number-columns-spanned="3" office:value-type="string">
            <text:p text:style-name="P15">Коли прищухло довкруги, поближнє</text:p>
            <text:p text:style-name="P9"><text:span text:style-name="T31">усевладуще</text:span><text:span text:style-name="T27"> ревом так реве,</text:span></text:p>
            <text:p text:style-name="P15">ану збагни – суворе ачи ніжне</text:p>
            <text:p text:style-name="P9"><text:span text:style-name="T27">те, що тебе всевладно так зове. </text:span><text:span text:style-name="T45">(П‑2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6" table:number-columns-spanned="4" office:value-type="string">
            <text:p text:style-name="P9"><text:span text:style-name="T40">усé </text:span><text:span text:style-name="T58">(див. 6)</text:span></text:p>
          </table:table-cell>
          <table:covered-table-cell/>
          <table:covered-table-cell/>
          <table:covered-table-cell/>
          <table:table-cell table:style-name="Dictionary.F406" table:number-columns-spanned="5" office:value-type="string">
            <text:p text:style-name="P35"><text:span text:style-name="T106">влад</text:span><text:span text:style-name="T106">у</text:span><text:span text:style-name="T4"></text:span><text:span text:style-name="T106">щий</text:span></text:p>
            <text:p text:style-name="P44"><text:span text:style-name="T95">-а, -е.</text:span></text:p>
            <text:p text:style-name="P39"><text:span text:style-name="T66">Який має владу; панівний. </text:span><text:span text:style-name="T75">Владущий клас</text:span><text:span text:style-name="T6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4</text:p>
          </table:table-cell>
          <table:table-cell table:style-name="Dictionary.B407" table:number-columns-spanned="3" office:value-type="string">
            <text:p text:style-name="P28">Усенестéрп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407" table:number-columns-spanned="3" office:value-type="string">
            <text:p text:style-name="P9"><text:span text:style-name="T51">утворене способом зрощення, похідне від слів:</text:span><text:span text:style-name="T37"> </text:span><text:span text:style-name="T40">усé</text:span><text:span text:style-name="T37"> і </text:span><text:span text:style-name="T40">нестéрпний</text:span></text:p>
          </table:table-cell>
          <table:covered-table-cell/>
          <table:covered-table-cell/>
          <table:table-cell table:style-name="Dictionary.H407" table:number-columns-spanned="3" office:value-type="string">
            <text:p text:style-name="P15">Народжені мої бажання,</text:p>
            <text:p text:style-name="P9"><text:span text:style-name="T31">усенестерпні</text:span><text:span text:style-name="T27">, всеголодні,</text:span></text:p>
            <text:p text:style-name="P15">такі вітри зняли довкола,</text:p>
            <text:p text:style-name="P9"><text:span text:style-name="T27">що все несеться шкереберть. </text:span><text:span text:style-name="T45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8" table:number-columns-spanned="4" office:value-type="string">
            <text:p text:style-name="P9"><text:span text:style-name="T40">усé </text:span><text:span text:style-name="T57">(див. 201)</text:span></text:p>
          </table:table-cell>
          <table:covered-table-cell/>
          <table:covered-table-cell/>
          <table:covered-table-cell/>
          <table:table-cell table:style-name="Dictionary.F408" table:number-columns-spanned="5" office:value-type="string">
            <text:p text:style-name="P35"><text:span text:style-name="T106">нест</text:span><text:span text:style-name="T106">е</text:span><text:span text:style-name="T4"></text:span><text:span text:style-name="T106">рпний</text:span></text:p>
            <text:p text:style-name="P44"><text:span text:style-name="T95">-а, -е.</text:span></text:p>
            <text:p text:style-name="P36"><text:soft-page-break/>Якого важко або неможливо витерпіти, знести. || Дії та вчинки якого не терплять, не зносять інш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5</text:p>
          </table:table-cell>
          <table:table-cell table:style-name="Dictionary.B409" table:number-columns-spanned="3" office:value-type="string">
            <text:p text:style-name="P9"><text:span text:style-name="T3">Усепокóра</text:span><text:span text:style-name="T25"> (всепокóра)</text:span></text:p>
            <text:p text:style-name="P9"><text:span text:style-name="T25">-и, </text:span><text:span text:style-name="T26">ім., ж., інд.-авт.</text:span></text:p>
          </table:table-cell>
          <table:covered-table-cell/>
          <table:covered-table-cell/>
          <table:table-cell table:style-name="Dictionary.E409" table:number-columns-spanned="3" office:value-type="string">
            <text:p text:style-name="P9"><text:span text:style-name="T51">утворене способом зрощення, похідне від слів:</text:span><text:span text:style-name="T37"> </text:span><text:span text:style-name="T40">усé</text:span><text:span text:style-name="T37"> і </text:span><text:span text:style-name="T40">покóра</text:span></text:p>
          </table:table-cell>
          <table:covered-table-cell/>
          <table:covered-table-cell/>
          <table:table-cell table:style-name="Dictionary.H409" table:number-columns-spanned="3" office:value-type="string">
            <text:p text:style-name="P15">В квадратах жертв – чистописом журби - </text:p>
            <text:p text:style-name="P9"><text:span text:style-name="T31">усепокора</text:span><text:span text:style-name="T27">, майже невідпорна.</text:span></text:p>
            <text:p text:style-name="P15">Свічадо спить. У ньому спить свіча,</text:p>
            <text:p text:style-name="P9"><text:span text:style-name="T27">розплатана метеликом, акантом. </text:span><text:span text:style-name="T45">(П‑1, 59);</text:span></text:p>
            <text:p text:style-name="P15">Як вікна в позапростір, позачас,</text:p>
            <text:p text:style-name="P9"><text:span text:style-name="T27">за мури німоти і </text:span><text:span text:style-name="T31">всепокори</text:span><text:span text:style-name="T27">,</text:span></text:p>
            <text:p text:style-name="P15">так світяться свічада, світлом хорі,</text:p>
            <text:p text:style-name="P15">і пильно задивляються крізь нас</text:p>
            <text:p text:style-name="P9"><text:span text:style-name="T27">у сяйва… </text:span><text:span text:style-name="T45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0" table:number-columns-spanned="4" office:value-type="string">
            <text:p text:style-name="P9"><text:span text:style-name="T40">усé </text:span><text:span text:style-name="T58">(див. 6)</text:span></text:p>
          </table:table-cell>
          <table:covered-table-cell/>
          <table:covered-table-cell/>
          <table:covered-table-cell/>
          <table:table-cell table:style-name="Dictionary.F410" table:number-columns-spanned="5" office:value-type="string">
            <text:p text:style-name="P35"><text:span text:style-name="T106">пок</text:span><text:span text:style-name="T106">о</text:span><text:span text:style-name="T4"></text:span><text:span text:style-name="T106">ра</text:span></text:p>
            <text:p text:style-name="P44"><text:span text:style-name="T95">-и, </text:span><text:span text:style-name="T97">ж.</text:span></text:p>
            <text:p text:style-name="P39"><text:span text:style-name="T66">Беззаперечна готовність виконувати чужі накази, розпорядження, вимоги і т. ін.; шаноблива підлеглість. || Поступливість, слухняність, </text:span><text:span text:style-name="T66">покірливість. || Непротивлення долі; смиренність. </text:span><text:span text:style-name="T75">Тримати в покорі</text:span><text:span text:style-name="T6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6</text:p>
          </table:table-cell>
          <table:table-cell table:style-name="Dictionary.B411" table:number-columns-spanned="3" office:value-type="string">
            <text:p text:style-name="P28">Усестрімки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411" table:number-columns-spanned="3" office:value-type="string">
            <text:p text:style-name="P9"><text:span text:style-name="T51">утворене способом зрощення, похідне від слів:</text:span><text:span text:style-name="T37"> </text:span><text:span text:style-name="T40">усé</text:span><text:span text:style-name="T37"> і </text:span><text:span text:style-name="T40">стрімкий</text:span></text:p>
          </table:table-cell>
          <table:covered-table-cell/>
          <table:covered-table-cell/>
          <table:table-cell table:style-name="Dictionary.H411" table:number-columns-spanned="3" office:value-type="string">
            <text:p text:style-name="P15">Ескорт і почет, кожен челядин</text:p>
            <text:p text:style-name="P15">не помічає ні ночей ні днин,</text:p>
            <text:p text:style-name="P9"><text:span text:style-name="T27">спинився час – в </text:span><text:span text:style-name="T31">усестрімкому</text:span><text:span text:style-name="T27"> леті. </text:span><text:span text:style-name="T45">(П‑2, 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2" table:number-columns-spanned="4" office:value-type="string">
            <text:p text:style-name="P9"><text:span text:style-name="T40">усé </text:span><text:span text:style-name="T57">(див. 201)</text:span></text:p>
          </table:table-cell>
          <table:covered-table-cell/>
          <table:covered-table-cell/>
          <table:covered-table-cell/>
          <table:table-cell table:style-name="Dictionary.F412" table:number-columns-spanned="5" office:value-type="string">
            <text:p text:style-name="P35"><text:span text:style-name="T106">стрімк</text:span><text:span text:style-name="T106">и</text:span><text:span text:style-name="T4"></text:span><text:span text:style-name="T106">й</text:span></text:p>
            <text:p text:style-name="P44"><text:span text:style-name="T95">-а, -е.</text:span></text:p>
            <text:p text:style-name="P39"><text:span text:style-name="T66">2) 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</text:span><text:span text:style-name="T66">т. ін. чого-небудь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7</text:p>
          </table:table-cell>
          <table:table-cell table:style-name="Dictionary.B413" table:number-columns-spanned="3" office:value-type="string">
            <text:p text:style-name="P28">Ціложиттєв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413" table:number-columns-spanned="3" office:value-type="string">
            <text:p text:style-name="P23"><text:span text:style-name="T55">утворене способом основословоскладання, похідне від слів:</text:span><text:span text:style-name="T25"> </text:span><text:span text:style-name="T41">цíлий</text:span><text:span text:style-name="T25"> і </text:span><text:span text:style-name="T41">життєвий</text:span></text:p>
          </table:table-cell>
          <table:covered-table-cell/>
          <table:covered-table-cell/>
          <table:table-cell table:style-name="Dictionary.H413" table:number-columns-spanned="3" office:value-type="string">
            <text:p text:style-name="P26"><text:span text:style-name="T27">З </text:span><text:span text:style-name="T31">ціложиттєвого</text:span><text:span text:style-name="T27"> ждання</text:span></text:p>
            <text:p text:style-name="P18">Ти смерть на кілька літ відтрутив,</text:p>
            <text:p text:style-name="P18">аби почути пахощ рути</text:p>
            <text:p text:style-name="P18">і в неї впасти навмання - </text:p>
            <text:p text:style-name="P18">з усіх розлук – на обакрай</text:p>
            <text:p text:style-name="P26"><text:span text:style-name="T27">Вітчизни – і яви, і мрії. </text:span><text:span text:style-name="T45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4" table:number-columns-spanned="4" office:value-type="string">
            <text:p text:style-name="P35"><text:span text:style-name="T33">ц</text:span><text:span text:style-name="T33">і</text:span><text:span text:style-name="T15"></text:span><text:span text:style-name="T33">лий</text:span></text:p>
            <text:p text:style-name="P44"><text:span text:style-name="T95">-а, -е.</text:span></text:p>
            <text:p text:style-name="P39"><text:span text:style-name="T66">1) Такий, від якого нічого не </text:span><text:span text:style-name="T66">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</text:span><text:soft-page-break/><text:span text:style-name="T66">(про певний проміжок часу). || Узятий повністю (про предмети, явища, простір і т. ін.). || </text:span><text:span text:style-name="T75">діал.</text:span><text:span text:style-name="T66"> Увесь (про людину). || </text:span><text:span text:style-name="T75">у сполуч.</text:span><text:span text:style-name="T66"> </text:span><text:span text:style-name="T75">з </text:span><text:span text:style-name="T75">ім.</text:span><text:span text:style-name="T66"> 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</text:span></text:p>
          </table:table-cell>
          <table:covered-table-cell/>
          <table:covered-table-cell/>
          <table:covered-table-cell/>
          <table:table-cell table:style-name="Dictionary.F414" table:number-columns-spanned="5" office:value-type="string">
            <text:p text:style-name="P35"><text:span text:style-name="T106">житт</text:span><text:span text:style-name="T106">є</text:span><text:span text:style-name="T4"></text:span><text:span text:style-name="T106">вий</text:span></text:p>
            <text:p text:style-name="P44"><text:span text:style-name="T95">-а, -е, життьовий, -а, -е.</text:span></text:p>
            <text:p text:style-name="P45"><text:span text:style-name="T96">1) Прикм. до життя 2), 3). || Характерний для щоденного, буденного життя; повсякденний.</text:span></text:p>
            <text:p text:style-name="P36">2) <text:span text:style-name="T121">перен.</text:span> Дуже важливий у житті, для життя; основ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8</text:p>
          </table:table-cell>
          <table:table-cell table:style-name="Dictionary.B415" table:number-columns-spanned="3" office:value-type="string">
            <text:p text:style-name="P28">Цілосвíт</text:p>
            <text:p text:style-name="P9"><text:span text:style-name="T25">-у, </text:span><text:span text:style-name="T27">ім., ч., інд.-авт.</text:span></text:p>
          </table:table-cell>
          <table:covered-table-cell/>
          <table:covered-table-cell/>
          <table:table-cell table:style-name="Dictionary.E415" table:number-columns-spanned="3" office:value-type="string">
            <text:p text:style-name="P9"><text:span text:style-name="T52">утворене способом основословоскладання, похідне від слів:</text:span><text:span text:style-name="T37"> </text:span><text:span text:style-name="T40">цíлий</text:span><text:span text:style-name="T37"> і </text:span><text:span text:style-name="T40">світ</text:span></text:p>
          </table:table-cell>
          <table:covered-table-cell/>
          <table:covered-table-cell/>
          <table:table-cell table:style-name="Dictionary.H415" table:number-columns-spanned="3" office:value-type="string">
            <text:p text:style-name="P16">Тепер ти сам, як вулій цей гулкий,</text:p>
            <text:p text:style-name="P16">стаєш уводноряд до цілосвіту,</text:p>
            <text:p text:style-name="P16">коли з грудей твоїх несамовитих</text:p>
            <text:p text:style-name="P16">усі повийшли зашпори-голки. <text:span text:style-name="T139">(П‑2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6" table:number-columns-spanned="4" office:value-type="string">
            <text:p text:style-name="P9"><text:span text:style-name="T40">цíлий </text:span><text:span text:style-name="T57">(див. 207)</text:span></text:p>
          </table:table-cell>
          <table:covered-table-cell/>
          <table:covered-table-cell/>
          <table:covered-table-cell/>
          <table:table-cell table:style-name="Dictionary.F416" table:number-columns-spanned="5" office:value-type="string">
            <text:p text:style-name="P9"><text:span text:style-name="T40">світ </text:span><text:span text:style-name="T58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09</text:p>
          </table:table-cell>
          <table:table-cell table:style-name="Dictionary.B417" table:number-columns-spanned="3" office:value-type="string">
            <text:p text:style-name="P28">Чорновóддя</text:p>
            <text:p text:style-name="P9"><text:span text:style-name="T25">-я, </text:span><text:span text:style-name="T26">ім., с., інд.-авт.</text:span></text:p>
          </table:table-cell>
          <table:covered-table-cell/>
          <table:covered-table-cell/>
          <table:table-cell table:style-name="Dictionary.E417" table:number-columns-spanned="3" office:value-type="string">
            <text:p text:style-name="P9"><text:span text:style-name="T132">утворене способом основоскладання і нульсуфіксальним, похідне від слів:</text:span><text:span text:style-name="T37"> </text:span><text:span text:style-name="T40">чóрний</text:span><text:span text:style-name="T37"> і </text:span><text:span text:style-name="T40">вóддя</text:span><text:span text:style-name="T37"> (від </text:span><text:span text:style-name="T40">водá</text:span><text:span text:style-name="T37">)</text:span></text:p>
          </table:table-cell>
          <table:covered-table-cell/>
          <table:covered-table-cell/>
          <table:table-cell table:style-name="Dictionary.H417" table:number-columns-spanned="3" office:value-type="string">
            <text:p text:style-name="P9"><text:span text:style-name="T27">Червона барка в </text:span><text:span text:style-name="T31">чорноводді </text:span><text:span text:style-name="T27">доль</text:span></text:p>
            <text:p text:style-name="P15">загубиться. І фенікс довгоногий</text:p>
            <text:p text:style-name="P15">перенесе тебе в ясні чертоги</text:p>
            <text:p text:style-name="P9"><text:span text:style-name="T27">від самоволь, покори і сваволь. </text:span><text:span text:style-name="T45">(П‑1, 56);</text:span></text:p>
            <text:p text:style-name="P9"><text:span text:style-name="T27">…Підтале </text:span><text:span text:style-name="T31">чорноводдя</text:span><text:span text:style-name="T27"> зелен-криги</text:span></text:p>
            <text:p text:style-name="P9"><text:soft-page-break/><text:span text:style-name="T27">займається світанням на щоці. </text:span><text:span text:style-name="T45">(П‑1, 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8" table:number-columns-spanned="4" office:value-type="string">
            <text:p text:style-name="P35"><text:span text:style-name="T106">ч</text:span><text:span text:style-name="T106">о</text:span><text:span text:style-name="T4"></text:span><text:span text:style-name="T106">рний</text:span></text:p>
            <text:p text:style-name="P44"><text:span text:style-name="T95">-а, -е.</text:span></text:p>
            <text:p text:style-name="P36">2) 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36">7) Брудний, покритий брудом, сажею, кіптявою і т. ін. || Не випраний; нечистий.</text:p>
          </table:table-cell>
          <table:covered-table-cell/>
          <table:covered-table-cell/>
          <table:covered-table-cell/>
          <table:table-cell table:style-name="Dictionary.F418" table:number-columns-spanned="5" office:value-type="string">
            <text:p text:style-name="P35"><text:span text:style-name="T106">вод</text:span><text:span text:style-name="T106">а</text:span><text:span text:style-name="T4"></text:span></text:p>
            <text:p text:style-name="P44"><text:span text:style-name="T95">-и, </text:span><text:span text:style-name="T97">ж.</text:span></text:p>
            <text:p text:style-name="P36">2) <text:span text:style-name="T121">перев.</text:span> <text:span text:style-name="T121">мн.</text:span> Водна маса джерел, озер, річок, морів, океанів. || Водна поверхня морів, озер, річок. || Водні простори, ділянки морів, озер, річок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3">210</text:p>
          </table:table-cell>
          <table:table-cell table:style-name="Dictionary.B419" table:number-columns-spanned="3" office:value-type="string">
            <text:p text:style-name="P28">ЯСНОДЖЕРÉЛЬНИЙ</text:p>
            <text:p text:style-name="P9"><text:span text:style-name="T25">-а, -е, </text:span><text:span text:style-name="T27">прикм., </text:span><text:span text:style-name="T26">інд.-авт.</text:span></text:p>
          </table:table-cell>
          <table:covered-table-cell/>
          <table:covered-table-cell/>
          <table:table-cell table:style-name="Dictionary.E419" table:number-columns-spanned="3" office:value-type="string">
            <text:p text:style-name="P9"><text:span text:style-name="T51">утворене способом основословосклада</text:span><text:span text:style-name="T51">ння, похідне від слів:</text:span><text:span text:style-name="T37"> </text:span><text:span text:style-name="T40">ясний</text:span><text:span text:style-name="T37"> і </text:span><text:span text:style-name="T40">джерéльний</text:span></text:p>
          </table:table-cell>
          <table:covered-table-cell/>
          <table:covered-table-cell/>
          <table:table-cell table:style-name="Dictionary.H419" table:number-columns-spanned="3" office:value-type="string">
            <text:p text:style-name="P15">Там буриться похмурий амарант</text:p>
            <text:p text:style-name="P15">і айстри у покірній непокорі</text:p>
            <text:p text:style-name="P15">останні долітовують прозорі</text:p>
            <text:p text:style-name="P9"><text:span text:style-name="T27">дні вересня – </text:span><text:span text:style-name="T31">ясноджерельний</text:span><text:span text:style-name="T27"> кант. </text:span><text:span text:style-name="T45">(П‑1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0" table:number-columns-spanned="4" office:value-type="string">
            <text:p text:style-name="P35"><text:span text:style-name="T106">я</text:span><text:span text:style-name="T4"></text:span><text:span text:style-name="T106">сн</text:span><text:span text:style-name="T106">и</text:span><text:span text:style-name="T4"></text:span><text:span text:style-name="T106">й</text:span></text:p>
            <text:p text:style-name="P44"><text:span text:style-name="T95">ясна, ясне.</text:span></text:p>
            <text:p text:style-name="P45"><text:span text:style-name="T96">2) Нічим не затьмарений; світлий, чистий. || Чітко видний завдяки світлу, прозорості повітря. || Те саме, що погожий 1). || Безхмарний (про небо). || Чистий, прозорий, не </text:span><text:soft-page-break/><text:span text:style-name="T96">каламутний (про рідину).</text:span></text:p>
            <text:p text:style-name="P39"><text:span text:style-name="T66">3) </text:span><text:span text:style-name="T75">перен.</text:span><text:span text:style-name="T66"> 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</text:span><text:span text:style-name="T66">ін.).</text:span></text:p>
          </table:table-cell>
          <table:covered-table-cell/>
          <table:covered-table-cell/>
          <table:covered-table-cell/>
          <table:table-cell table:style-name="Dictionary.F420" table:number-columns-spanned="5" office:value-type="string">
            <text:p text:style-name="P35"><text:span text:style-name="T106">джер</text:span><text:span text:style-name="T106">е</text:span><text:span text:style-name="T4"></text:span><text:span text:style-name="T106">льний</text:span></text:p>
            <text:p text:style-name="P44"><text:span text:style-name="T95">-а, -е.</text:span></text:p>
            <text:p text:style-name="P45"><text:span text:style-name="T96">Прикм. до джерело 1). || Який виходить із джерела. || Власт. джерелу; прохолодний, освіжни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office:value-type="string">
            <text:p text:style-name="P3">211</text:p>
          </table:table-cell>
          <table:table-cell table:style-name="Dictionary.B421" table:number-columns-spanned="2" office:value-type="string">
            <text:p text:style-name="P9"/>
          </table:table-cell>
          <table:covered-table-cell/>
          <table:table-cell table:style-name="Dictionary.D421" office:value-type="string">
            <text:p text:style-name="P9"/>
          </table:table-cell>
          <table:table-cell table:style-name="Dictionary.E421" table:number-columns-spanned="3" office:value-type="string">
            <text:p text:style-name="P9"/>
          </table:table-cell>
          <table:covered-table-cell/>
          <table:covered-table-cell/>
          <table:table-cell table:style-name="Dictionary.H421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Dictionary.A3" office:value-type="string">
            <text:p text:style-name="P3"/>
          </table:table-cell>
          <table:table-cell table:style-name="Dictionary.B422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3T02:42:41</dc:date>
    <meta:editing-duration>PT20H10M37S</meta:editing-duration>
    <meta:editing-cycles>200</meta:editing-cycles>
    <meta:generator>LibreOffice/3.4$Linux LibreOffice_project/340m1$Build-402</meta:generator>
    <meta:document-statistic meta:table-count="1" meta:image-count="0" meta:object-count="0" meta:page-count="99" meta:paragraph-count="2579" meta:word-count="15385" meta:character-count="93567" meta:non-whitespace-character-count="81572"/>
  </office:meta>
</office:document-meta>
</file>